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3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6" style:family="table-cell" style:parent-style-name="Default" style:data-style-name="N10000"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3" style:family="table-cell" style:parent-style-name="Default" style:data-style-name="N10121"/>
    <style:style style:name="ce5" style:family="table-cell" style:parent-style-name="Default" style:data-style-name="N10121">
      <style:text-properties fo:font-weight="bold" style:font-weight-asian="bold" style:font-weight-complex="bold"/>
    </style:style>
    <style:style style:name="ce8" style:family="table-cell" style:parent-style-name="Default" style:data-style-name="N1000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I" table:style-name="ta1">
        <table:shapes>
          <draw:frame draw:z-index="0" draw:style-name="gr1" draw:text-style-name="P1" svg:width="26.227cm" svg:height="14.749cm" svg:x="2.093cm" svg:y="41.547cm">
            <draw:object draw:notify-on-update-of-ranges="TDI.B87:TDI.B90 TDI.C86:TDI.C86 TDI.C87:TDI.C90 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.227cm" svg:height="14.749cm" svg:x="2.16cm" svg:y="57.384cm">
            <draw:object draw:notify-on-update-of-ranges="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6.227cm" svg:height="14.749cm" svg:x="2.026cm" svg:y="72.858cm">
            <draw:object draw:notify-on-update-of-ranges="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7" table:default-cell-style-name="ce7"/>
        <table:table-column table:style-name="co5" table:default-cell-style-name="ce7"/>
        <table:table-column table:style-name="co1" table:number-columns-repeated="2" table:default-cell-style-name="ce7"/>
        <table:table-column table:style-name="co6" table:default-cell-style-name="ce7"/>
        <table:table-column table:style-name="co1" table:number-columns-repeated="1010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TDI</text:p>
          </table:table-cell>
          <table:table-cell table:style-name="ce6" office:value-type="string" calcext:value-type="string">
            <text:p>BB TDI</text:p>
          </table:table-cell>
          <table:table-cell table:style-name="ce6" office:value-type="string" calcext:value-type="string">
            <text:p>DM TDI</text:p>
          </table:table-cell>
          <table:table-cell table:style-name="ce6" office:value-type="string" calcext:value-type="string">
            <text:p>AE PUSH TDI</text:p>
          </table:table-cell>
          <table:table-cell table:style-name="ce6" office:value-type="string" calcext:value-type="string">
            <text:p>AE PULL TDI</text:p>
          </table:table-cell>
          <table:table-cell table:style-name="ce6" office:value-type="string" calcext:value-type="string">
            <text:p>AE 1-PUSH TDI</text:p>
          </table:table-cell>
          <table:table-cell table:style-name="ce6" office:value-type="string" calcext:value-type="string">
            <text:p>AE 1-PULL TDI</text:p>
          </table:table-cell>
          <table:table-cell table:style-name="ce6" office:value-type="string" calcext:value-type="string">
            <text:p>Rumor5 TDI</text:p>
          </table:table-cell>
          <table:table-cell table:style-name="ce6" office:value-type="string" calcext:value-type="string">
            <text:p>Rumor10 TDI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9837" calcext:value-type="float">
            <text:p>9837</text:p>
          </table:table-cell>
          <table:table-cell office:value-type="float" office:value="9757" calcext:value-type="float">
            <text:p>9757</text:p>
          </table:table-cell>
          <table:table-cell office:value-type="float" office:value="2721" calcext:value-type="float">
            <text:p>2721</text:p>
          </table:table-cell>
          <table:table-cell office:value-type="float" office:value="2895" calcext:value-type="float">
            <text:p>2895</text:p>
          </table:table-cell>
          <table:table-cell office:value-type="float" office:value="2457" calcext:value-type="float">
            <text:p>2457</text:p>
          </table:table-cell>
          <table:table-cell office:value-type="float" office:value="2739" calcext:value-type="float">
            <text:p>2739</text:p>
          </table:table-cell>
          <table:table-cell office:value-type="float" office:value="1308" calcext:value-type="float">
            <text:p>130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10375" calcext:value-type="float">
            <text:p>10375</text:p>
          </table:table-cell>
          <table:table-cell office:value-type="float" office:value="10208" calcext:value-type="float">
            <text:p>10208</text:p>
          </table:table-cell>
          <table:table-cell office:value-type="float" office:value="2545" calcext:value-type="float">
            <text:p>2545</text:p>
          </table:table-cell>
          <table:table-cell office:value-type="float" office:value="3064" calcext:value-type="float">
            <text:p>3064</text:p>
          </table:table-cell>
          <table:table-cell office:value-type="float" office:value="2633" calcext:value-type="float">
            <text:p>2633</text:p>
          </table:table-cell>
          <table:table-cell office:value-type="float" office:value="2785" calcext:value-type="float">
            <text:p>2785</text:p>
          </table:table-cell>
          <table:table-cell office:value-type="float" office:value="1365" calcext:value-type="float">
            <text:p>136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float" office:value="10244" calcext:value-type="float">
            <text:p>10244</text:p>
          </table:table-cell>
          <table:table-cell office:value-type="float" office:value="10131" calcext:value-type="float">
            <text:p>10131</text:p>
          </table:table-cell>
          <table:table-cell office:value-type="float" office:value="2767" calcext:value-type="float">
            <text:p>2767</text:p>
          </table:table-cell>
          <table:table-cell office:value-type="float" office:value="3059" calcext:value-type="float">
            <text:p>3059</text:p>
          </table:table-cell>
          <table:table-cell office:value-type="float" office:value="2477" calcext:value-type="float">
            <text:p>2477</text:p>
          </table:table-cell>
          <table:table-cell office:value-type="float" office:value="2899" calcext:value-type="float">
            <text:p>2899</text:p>
          </table:table-cell>
          <table:table-cell office:value-type="float" office:value="1361" calcext:value-type="float">
            <text:p>136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10198" calcext:value-type="float">
            <text:p>10198</text:p>
          </table:table-cell>
          <table:table-cell office:value-type="float" office:value="10246" calcext:value-type="float">
            <text:p>10246</text:p>
          </table:table-cell>
          <table:table-cell office:value-type="float" office:value="2772" calcext:value-type="float">
            <text:p>2772</text:p>
          </table:table-cell>
          <table:table-cell office:value-type="float" office:value="2882" calcext:value-type="float">
            <text:p>2882</text:p>
          </table:table-cell>
          <table:table-cell office:value-type="float" office:value="2648" calcext:value-type="float">
            <text:p>2648</text:p>
          </table:table-cell>
          <table:table-cell office:value-type="float" office:value="2948" calcext:value-type="float">
            <text:p>2948</text:p>
          </table:table-cell>
          <table:table-cell office:value-type="float" office:value="1350" calcext:value-type="float">
            <text:p>1350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18" calcext:value-type="float">
            <text:p>218</text:p>
          </table:table-cell>
          <table:table-cell office:value-type="float" office:value="10126" calcext:value-type="float">
            <text:p>10126</text:p>
          </table:table-cell>
          <table:table-cell office:value-type="float" office:value="9947" calcext:value-type="float">
            <text:p>9947</text:p>
          </table:table-cell>
          <table:table-cell office:value-type="float" office:value="2708" calcext:value-type="float">
            <text:p>2708</text:p>
          </table:table-cell>
          <table:table-cell office:value-type="float" office:value="3012" calcext:value-type="float">
            <text:p>3012</text:p>
          </table:table-cell>
          <table:table-cell office:value-type="float" office:value="2550" calcext:value-type="float">
            <text:p>2550</text:p>
          </table:table-cell>
          <table:table-cell office:value-type="float" office:value="2646" calcext:value-type="float">
            <text:p>2646</text:p>
          </table:table-cell>
          <table:table-cell office:value-type="float" office:value="1272" calcext:value-type="float">
            <text:p>1272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10095" calcext:value-type="float">
            <text:p>10095</text:p>
          </table:table-cell>
          <table:table-cell office:value-type="float" office:value="10135" calcext:value-type="float">
            <text:p>10135</text:p>
          </table:table-cell>
          <table:table-cell office:value-type="float" office:value="2783" calcext:value-type="float">
            <text:p>2783</text:p>
          </table:table-cell>
          <table:table-cell office:value-type="float" office:value="3033" calcext:value-type="float">
            <text:p>3033</text:p>
          </table:table-cell>
          <table:table-cell office:value-type="float" office:value="2770" calcext:value-type="float">
            <text:p>2770</text:p>
          </table:table-cell>
          <table:table-cell office:value-type="float" office:value="2698" calcext:value-type="float">
            <text:p>2698</text:p>
          </table:table-cell>
          <table:table-cell office:value-type="float" office:value="1240" calcext:value-type="float">
            <text:p>1240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  <table:table-cell office:value-type="float" office:value="9997" calcext:value-type="float">
            <text:p>9997</text:p>
          </table:table-cell>
          <table:table-cell office:value-type="float" office:value="10129" calcext:value-type="float">
            <text:p>10129</text:p>
          </table:table-cell>
          <table:table-cell office:value-type="float" office:value="2631" calcext:value-type="float">
            <text:p>2631</text:p>
          </table:table-cell>
          <table:table-cell office:value-type="float" office:value="3020" calcext:value-type="float">
            <text:p>3020</text:p>
          </table:table-cell>
          <table:table-cell office:value-type="float" office:value="2666" calcext:value-type="float">
            <text:p>2666</text:p>
          </table:table-cell>
          <table:table-cell office:value-type="float" office:value="2563" calcext:value-type="float">
            <text:p>2563</text:p>
          </table:table-cell>
          <table:table-cell office:value-type="float" office:value="1274" calcext:value-type="float">
            <text:p>1274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10218" calcext:value-type="float">
            <text:p>10218</text:p>
          </table:table-cell>
          <table:table-cell office:value-type="float" office:value="10060" calcext:value-type="float">
            <text:p>10060</text:p>
          </table:table-cell>
          <table:table-cell office:value-type="float" office:value="2672" calcext:value-type="float">
            <text:p>2672</text:p>
          </table:table-cell>
          <table:table-cell office:value-type="float" office:value="3077" calcext:value-type="float">
            <text:p>3077</text:p>
          </table:table-cell>
          <table:table-cell office:value-type="float" office:value="2500" calcext:value-type="float">
            <text:p>2500</text:p>
          </table:table-cell>
          <table:table-cell office:value-type="float" office:value="2746" calcext:value-type="float">
            <text:p>2746</text:p>
          </table:table-cell>
          <table:table-cell office:value-type="float" office:value="1201" calcext:value-type="float">
            <text:p>120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float" office:value="10037" calcext:value-type="float">
            <text:p>10037</text:p>
          </table:table-cell>
          <table:table-cell office:value-type="float" office:value="10048" calcext:value-type="float">
            <text:p>10048</text:p>
          </table:table-cell>
          <table:table-cell office:value-type="float" office:value="2782" calcext:value-type="float">
            <text:p>2782</text:p>
          </table:table-cell>
          <table:table-cell office:value-type="float" office:value="3128" calcext:value-type="float">
            <text:p>3128</text:p>
          </table:table-cell>
          <table:table-cell office:value-type="float" office:value="2567" calcext:value-type="float">
            <text:p>2567</text:p>
          </table:table-cell>
          <table:table-cell office:value-type="float" office:value="2755" calcext:value-type="float">
            <text:p>2755</text:p>
          </table:table-cell>
          <table:table-cell office:value-type="float" office:value="1277" calcext:value-type="float">
            <text:p>12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10073" calcext:value-type="float">
            <text:p>10073</text:p>
          </table:table-cell>
          <table:table-cell office:value-type="float" office:value="10302" calcext:value-type="float">
            <text:p>10302</text:p>
          </table:table-cell>
          <table:table-cell office:value-type="float" office:value="2573" calcext:value-type="float">
            <text:p>2573</text:p>
          </table:table-cell>
          <table:table-cell office:value-type="float" office:value="2941" calcext:value-type="float">
            <text:p>2941</text:p>
          </table:table-cell>
          <table:table-cell office:value-type="float" office:value="2495" calcext:value-type="float">
            <text:p>2495</text:p>
          </table:table-cell>
          <table:table-cell office:value-type="float" office:value="2887" calcext:value-type="float">
            <text:p>2887</text:p>
          </table:table-cell>
          <table:table-cell office:value-type="float" office:value="1338" calcext:value-type="float">
            <text:p>1338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10351" calcext:value-type="float">
            <text:p>10351</text:p>
          </table:table-cell>
          <table:table-cell office:value-type="float" office:value="10096" calcext:value-type="float">
            <text:p>10096</text:p>
          </table:table-cell>
          <table:table-cell office:value-type="float" office:value="2673" calcext:value-type="float">
            <text:p>2673</text:p>
          </table:table-cell>
          <table:table-cell office:value-type="float" office:value="2891" calcext:value-type="float">
            <text:p>2891</text:p>
          </table:table-cell>
          <table:table-cell office:value-type="float" office:value="2183" calcext:value-type="float">
            <text:p>2183</text:p>
          </table:table-cell>
          <table:table-cell office:value-type="float" office:value="2761" calcext:value-type="float">
            <text:p>2761</text:p>
          </table:table-cell>
          <table:table-cell office:value-type="float" office:value="1270" calcext:value-type="float">
            <text:p>127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10153" calcext:value-type="float">
            <text:p>10153</text:p>
          </table:table-cell>
          <table:table-cell office:value-type="float" office:value="10198" calcext:value-type="float">
            <text:p>10198</text:p>
          </table:table-cell>
          <table:table-cell office:value-type="float" office:value="2611" calcext:value-type="float">
            <text:p>2611</text:p>
          </table:table-cell>
          <table:table-cell office:value-type="float" office:value="2782" calcext:value-type="float">
            <text:p>2782</text:p>
          </table:table-cell>
          <table:table-cell office:value-type="float" office:value="2646" calcext:value-type="float">
            <text:p>2646</text:p>
          </table:table-cell>
          <table:table-cell office:value-type="float" office:value="2871" calcext:value-type="float">
            <text:p>2871</text:p>
          </table:table-cell>
          <table:table-cell office:value-type="float" office:value="1358" calcext:value-type="float">
            <text:p>135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float" office:value="10272" calcext:value-type="float">
            <text:p>10272</text:p>
          </table:table-cell>
          <table:table-cell office:value-type="float" office:value="10175" calcext:value-type="float">
            <text:p>10175</text:p>
          </table:table-cell>
          <table:table-cell office:value-type="float" office:value="2452" calcext:value-type="float">
            <text:p>2452</text:p>
          </table:table-cell>
          <table:table-cell office:value-type="float" office:value="2929" calcext:value-type="float">
            <text:p>2929</text:p>
          </table:table-cell>
          <table:table-cell office:value-type="float" office:value="2634" calcext:value-type="float">
            <text:p>2634</text:p>
          </table:table-cell>
          <table:table-cell office:value-type="float" office:value="2785" calcext:value-type="float">
            <text:p>2785</text:p>
          </table:table-cell>
          <table:table-cell office:value-type="float" office:value="1287" calcext:value-type="float">
            <text:p>1287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0066" calcext:value-type="float">
            <text:p>10066</text:p>
          </table:table-cell>
          <table:table-cell office:value-type="float" office:value="10126" calcext:value-type="float">
            <text:p>10126</text:p>
          </table:table-cell>
          <table:table-cell office:value-type="float" office:value="2664" calcext:value-type="float">
            <text:p>2664</text:p>
          </table:table-cell>
          <table:table-cell office:value-type="float" office:value="3021" calcext:value-type="float">
            <text:p>3021</text:p>
          </table:table-cell>
          <table:table-cell office:value-type="float" office:value="2427" calcext:value-type="float">
            <text:p>2427</text:p>
          </table:table-cell>
          <table:table-cell office:value-type="float" office:value="2749" calcext:value-type="float">
            <text:p>2749</text:p>
          </table:table-cell>
          <table:table-cell office:value-type="float" office:value="1372" calcext:value-type="float">
            <text:p>1372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0123" calcext:value-type="float">
            <text:p>10123</text:p>
          </table:table-cell>
          <table:table-cell office:value-type="float" office:value="10372" calcext:value-type="float">
            <text:p>10372</text:p>
          </table:table-cell>
          <table:table-cell office:value-type="float" office:value="2579" calcext:value-type="float">
            <text:p>2579</text:p>
          </table:table-cell>
          <table:table-cell office:value-type="float" office:value="2998" calcext:value-type="float">
            <text:p>2998</text:p>
          </table:table-cell>
          <table:table-cell office:value-type="float" office:value="2279" calcext:value-type="float">
            <text:p>2279</text:p>
          </table:table-cell>
          <table:table-cell office:value-type="float" office:value="2885" calcext:value-type="float">
            <text:p>2885</text:p>
          </table:table-cell>
          <table:table-cell office:value-type="float" office:value="1362" calcext:value-type="float">
            <text:p>136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1" calcext:value-type="float">
            <text:p>271</text:p>
          </table:table-cell>
          <table:table-cell office:value-type="float" office:value="10189" calcext:value-type="float">
            <text:p>10189</text:p>
          </table:table-cell>
          <table:table-cell office:value-type="float" office:value="9987" calcext:value-type="float">
            <text:p>9987</text:p>
          </table:table-cell>
          <table:table-cell office:value-type="float" office:value="2593" calcext:value-type="float">
            <text:p>2593</text:p>
          </table:table-cell>
          <table:table-cell office:value-type="float" office:value="3065" calcext:value-type="float">
            <text:p>3065</text:p>
          </table:table-cell>
          <table:table-cell office:value-type="float" office:value="2647" calcext:value-type="float">
            <text:p>2647</text:p>
          </table:table-cell>
          <table:table-cell office:value-type="float" office:value="2677" calcext:value-type="float">
            <text:p>2677</text:p>
          </table:table-cell>
          <table:table-cell office:value-type="float" office:value="1304" calcext:value-type="float">
            <text:p>1304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54" calcext:value-type="float">
            <text:p>254</text:p>
          </table:table-cell>
          <table:table-cell office:value-type="float" office:value="10187" calcext:value-type="float">
            <text:p>10187</text:p>
          </table:table-cell>
          <table:table-cell office:value-type="float" office:value="10082" calcext:value-type="float">
            <text:p>10082</text:p>
          </table:table-cell>
          <table:table-cell office:value-type="float" office:value="2649" calcext:value-type="float">
            <text:p>2649</text:p>
          </table:table-cell>
          <table:table-cell office:value-type="float" office:value="3264" calcext:value-type="float">
            <text:p>3264</text:p>
          </table:table-cell>
          <table:table-cell office:value-type="float" office:value="2724" calcext:value-type="float">
            <text:p>2724</text:p>
          </table:table-cell>
          <table:table-cell office:value-type="float" office:value="2910" calcext:value-type="float">
            <text:p>2910</text:p>
          </table:table-cell>
          <table:table-cell office:value-type="float" office:value="1280" calcext:value-type="float">
            <text:p>1280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10414" calcext:value-type="float">
            <text:p>10414</text:p>
          </table:table-cell>
          <table:table-cell office:value-type="float" office:value="10421" calcext:value-type="float">
            <text:p>10421</text:p>
          </table:table-cell>
          <table:table-cell office:value-type="float" office:value="2552" calcext:value-type="float">
            <text:p>2552</text:p>
          </table:table-cell>
          <table:table-cell office:value-type="float" office:value="2932" calcext:value-type="float">
            <text:p>2932</text:p>
          </table:table-cell>
          <table:table-cell office:value-type="float" office:value="2542" calcext:value-type="float">
            <text:p>2542</text:p>
          </table:table-cell>
          <table:table-cell office:value-type="float" office:value="2691" calcext:value-type="float">
            <text:p>2691</text:p>
          </table:table-cell>
          <table:table-cell office:value-type="float" office:value="1341" calcext:value-type="float">
            <text:p>1341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0059" calcext:value-type="float">
            <text:p>10059</text:p>
          </table:table-cell>
          <table:table-cell office:value-type="float" office:value="10035" calcext:value-type="float">
            <text:p>10035</text:p>
          </table:table-cell>
          <table:table-cell office:value-type="float" office:value="2706" calcext:value-type="float">
            <text:p>2706</text:p>
          </table:table-cell>
          <table:table-cell office:value-type="float" office:value="2856" calcext:value-type="float">
            <text:p>2856</text:p>
          </table:table-cell>
          <table:table-cell office:value-type="float" office:value="2522" calcext:value-type="float">
            <text:p>2522</text:p>
          </table:table-cell>
          <table:table-cell office:value-type="float" office:value="2919" calcext:value-type="float">
            <text:p>2919</text:p>
          </table:table-cell>
          <table:table-cell office:value-type="float" office:value="1177" calcext:value-type="float">
            <text:p>117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10070" calcext:value-type="float">
            <text:p>10070</text:p>
          </table:table-cell>
          <table:table-cell office:value-type="float" office:value="10103" calcext:value-type="float">
            <text:p>10103</text:p>
          </table:table-cell>
          <table:table-cell office:value-type="float" office:value="2484" calcext:value-type="float">
            <text:p>2484</text:p>
          </table:table-cell>
          <table:table-cell office:value-type="float" office:value="2985" calcext:value-type="float">
            <text:p>2985</text:p>
          </table:table-cell>
          <table:table-cell office:value-type="float" office:value="2590" calcext:value-type="float">
            <text:p>2590</text:p>
          </table:table-cell>
          <table:table-cell office:value-type="float" office:value="2746" calcext:value-type="float">
            <text:p>2746</text:p>
          </table:table-cell>
          <table:table-cell office:value-type="float" office:value="1184" calcext:value-type="float">
            <text:p>1184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10979" calcext:value-type="float">
            <text:p>10979</text:p>
          </table:table-cell>
          <table:table-cell office:value-type="float" office:value="10520" calcext:value-type="float">
            <text:p>10520</text:p>
          </table:table-cell>
          <table:table-cell office:value-type="float" office:value="5624" calcext:value-type="float">
            <text:p>5624</text:p>
          </table:table-cell>
          <table:table-cell office:value-type="float" office:value="6107" calcext:value-type="float">
            <text:p>6107</text:p>
          </table:table-cell>
          <table:table-cell office:value-type="float" office:value="5313" calcext:value-type="float">
            <text:p>5313</text:p>
          </table:table-cell>
          <table:table-cell office:value-type="float" office:value="6079" calcext:value-type="float">
            <text:p>6079</text:p>
          </table:table-cell>
          <table:table-cell office:value-type="float" office:value="2234" calcext:value-type="float">
            <text:p>223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11333" calcext:value-type="float">
            <text:p>11333</text:p>
          </table:table-cell>
          <table:table-cell office:value-type="float" office:value="11189" calcext:value-type="float">
            <text:p>11189</text:p>
          </table:table-cell>
          <table:table-cell office:value-type="float" office:value="5557" calcext:value-type="float">
            <text:p>5557</text:p>
          </table:table-cell>
          <table:table-cell office:value-type="float" office:value="6112" calcext:value-type="float">
            <text:p>6112</text:p>
          </table:table-cell>
          <table:table-cell office:value-type="float" office:value="5543" calcext:value-type="float">
            <text:p>5543</text:p>
          </table:table-cell>
          <table:table-cell office:value-type="float" office:value="5925" calcext:value-type="float">
            <text:p>5925</text:p>
          </table:table-cell>
          <table:table-cell office:value-type="float" office:value="2407" calcext:value-type="float">
            <text:p>2407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10724" calcext:value-type="float">
            <text:p>10724</text:p>
          </table:table-cell>
          <table:table-cell office:value-type="float" office:value="11109" calcext:value-type="float">
            <text:p>11109</text:p>
          </table:table-cell>
          <table:table-cell office:value-type="float" office:value="5924" calcext:value-type="float">
            <text:p>5924</text:p>
          </table:table-cell>
          <table:table-cell office:value-type="float" office:value="6192" calcext:value-type="float">
            <text:p>6192</text:p>
          </table:table-cell>
          <table:table-cell office:value-type="float" office:value="5771" calcext:value-type="float">
            <text:p>5771</text:p>
          </table:table-cell>
          <table:table-cell office:value-type="float" office:value="6041" calcext:value-type="float">
            <text:p>6041</text:p>
          </table:table-cell>
          <table:table-cell office:value-type="float" office:value="2163" calcext:value-type="float">
            <text:p>216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11245" calcext:value-type="float">
            <text:p>11245</text:p>
          </table:table-cell>
          <table:table-cell office:value-type="float" office:value="10718" calcext:value-type="float">
            <text:p>10718</text:p>
          </table:table-cell>
          <table:table-cell office:value-type="float" office:value="5977" calcext:value-type="float">
            <text:p>5977</text:p>
          </table:table-cell>
          <table:table-cell office:value-type="float" office:value="6041" calcext:value-type="float">
            <text:p>6041</text:p>
          </table:table-cell>
          <table:table-cell office:value-type="float" office:value="5729" calcext:value-type="float">
            <text:p>5729</text:p>
          </table:table-cell>
          <table:table-cell office:value-type="float" office:value="5937" calcext:value-type="float">
            <text:p>5937</text:p>
          </table:table-cell>
          <table:table-cell office:value-type="float" office:value="2497" calcext:value-type="float">
            <text:p>2497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11023" calcext:value-type="float">
            <text:p>11023</text:p>
          </table:table-cell>
          <table:table-cell office:value-type="float" office:value="11182" calcext:value-type="float">
            <text:p>11182</text:p>
          </table:table-cell>
          <table:table-cell office:value-type="float" office:value="5985" calcext:value-type="float">
            <text:p>5985</text:p>
          </table:table-cell>
          <table:table-cell office:value-type="float" office:value="5884" calcext:value-type="float">
            <text:p>5884</text:p>
          </table:table-cell>
          <table:table-cell office:value-type="float" office:value="5474" calcext:value-type="float">
            <text:p>5474</text:p>
          </table:table-cell>
          <table:table-cell office:value-type="float" office:value="6220" calcext:value-type="float">
            <text:p>6220</text:p>
          </table:table-cell>
          <table:table-cell office:value-type="float" office:value="2571" calcext:value-type="float">
            <text:p>2571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11110" calcext:value-type="float">
            <text:p>11110</text:p>
          </table:table-cell>
          <table:table-cell office:value-type="float" office:value="11221" calcext:value-type="float">
            <text:p>11221</text:p>
          </table:table-cell>
          <table:table-cell office:value-type="float" office:value="6106" calcext:value-type="float">
            <text:p>6106</text:p>
          </table:table-cell>
          <table:table-cell office:value-type="float" office:value="6332" calcext:value-type="float">
            <text:p>6332</text:p>
          </table:table-cell>
          <table:table-cell office:value-type="float" office:value="5653" calcext:value-type="float">
            <text:p>5653</text:p>
          </table:table-cell>
          <table:table-cell office:value-type="float" office:value="5869" calcext:value-type="float">
            <text:p>5869</text:p>
          </table:table-cell>
          <table:table-cell office:value-type="float" office:value="2461" calcext:value-type="float">
            <text:p>2461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  <table:table-cell office:value-type="float" office:value="11298" calcext:value-type="float">
            <text:p>11298</text:p>
          </table:table-cell>
          <table:table-cell office:value-type="float" office:value="10841" calcext:value-type="float">
            <text:p>10841</text:p>
          </table:table-cell>
          <table:table-cell office:value-type="float" office:value="5755" calcext:value-type="float">
            <text:p>5755</text:p>
          </table:table-cell>
          <table:table-cell office:value-type="float" office:value="6541" calcext:value-type="float">
            <text:p>6541</text:p>
          </table:table-cell>
          <table:table-cell office:value-type="float" office:value="5459" calcext:value-type="float">
            <text:p>5459</text:p>
          </table:table-cell>
          <table:table-cell office:value-type="float" office:value="6543" calcext:value-type="float">
            <text:p>6543</text:p>
          </table:table-cell>
          <table:table-cell office:value-type="float" office:value="2268" calcext:value-type="float">
            <text:p>2268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0781" calcext:value-type="float">
            <text:p>10781</text:p>
          </table:table-cell>
          <table:table-cell office:value-type="float" office:value="10634" calcext:value-type="float">
            <text:p>10634</text:p>
          </table:table-cell>
          <table:table-cell office:value-type="float" office:value="5698" calcext:value-type="float">
            <text:p>5698</text:p>
          </table:table-cell>
          <table:table-cell office:value-type="float" office:value="6321" calcext:value-type="float">
            <text:p>6321</text:p>
          </table:table-cell>
          <table:table-cell office:value-type="float" office:value="5638" calcext:value-type="float">
            <text:p>5638</text:p>
          </table:table-cell>
          <table:table-cell office:value-type="float" office:value="6104" calcext:value-type="float">
            <text:p>6104</text:p>
          </table:table-cell>
          <table:table-cell office:value-type="float" office:value="2323" calcext:value-type="float">
            <text:p>2323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11151" calcext:value-type="float">
            <text:p>11151</text:p>
          </table:table-cell>
          <table:table-cell office:value-type="float" office:value="11223" calcext:value-type="float">
            <text:p>11223</text:p>
          </table:table-cell>
          <table:table-cell office:value-type="float" office:value="5699" calcext:value-type="float">
            <text:p>5699</text:p>
          </table:table-cell>
          <table:table-cell office:value-type="float" office:value="5871" calcext:value-type="float">
            <text:p>5871</text:p>
          </table:table-cell>
          <table:table-cell office:value-type="float" office:value="5694" calcext:value-type="float">
            <text:p>5694</text:p>
          </table:table-cell>
          <table:table-cell office:value-type="float" office:value="6167" calcext:value-type="float">
            <text:p>6167</text:p>
          </table:table-cell>
          <table:table-cell office:value-type="float" office:value="2625" calcext:value-type="float">
            <text:p>2625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11146" calcext:value-type="float">
            <text:p>11146</text:p>
          </table:table-cell>
          <table:table-cell office:value-type="float" office:value="11179" calcext:value-type="float">
            <text:p>11179</text:p>
          </table:table-cell>
          <table:table-cell office:value-type="float" office:value="5860" calcext:value-type="float">
            <text:p>5860</text:p>
          </table:table-cell>
          <table:table-cell office:value-type="float" office:value="6239" calcext:value-type="float">
            <text:p>6239</text:p>
          </table:table-cell>
          <table:table-cell office:value-type="float" office:value="5225" calcext:value-type="float">
            <text:p>5225</text:p>
          </table:table-cell>
          <table:table-cell office:value-type="float" office:value="6398" calcext:value-type="float">
            <text:p>6398</text:p>
          </table:table-cell>
          <table:table-cell office:value-type="float" office:value="2292" calcext:value-type="float">
            <text:p>229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10210" calcext:value-type="float">
            <text:p>10210</text:p>
          </table:table-cell>
          <table:table-cell office:value-type="float" office:value="10807" calcext:value-type="float">
            <text:p>10807</text:p>
          </table:table-cell>
          <table:table-cell office:value-type="float" office:value="5981" calcext:value-type="float">
            <text:p>5981</text:p>
          </table:table-cell>
          <table:table-cell office:value-type="float" office:value="6247" calcext:value-type="float">
            <text:p>6247</text:p>
          </table:table-cell>
          <table:table-cell office:value-type="float" office:value="5708" calcext:value-type="float">
            <text:p>5708</text:p>
          </table:table-cell>
          <table:table-cell office:value-type="float" office:value="5967" calcext:value-type="float">
            <text:p>5967</text:p>
          </table:table-cell>
          <table:table-cell office:value-type="float" office:value="2476" calcext:value-type="float">
            <text:p>2476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1422" calcext:value-type="float">
            <text:p>11422</text:p>
          </table:table-cell>
          <table:table-cell office:value-type="float" office:value="11141" calcext:value-type="float">
            <text:p>11141</text:p>
          </table:table-cell>
          <table:table-cell office:value-type="float" office:value="5899" calcext:value-type="float">
            <text:p>5899</text:p>
          </table:table-cell>
          <table:table-cell office:value-type="float" office:value="6222" calcext:value-type="float">
            <text:p>6222</text:p>
          </table:table-cell>
          <table:table-cell office:value-type="float" office:value="5328" calcext:value-type="float">
            <text:p>5328</text:p>
          </table:table-cell>
          <table:table-cell office:value-type="float" office:value="5665" calcext:value-type="float">
            <text:p>5665</text:p>
          </table:table-cell>
          <table:table-cell office:value-type="float" office:value="2122" calcext:value-type="float">
            <text:p>21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10788" calcext:value-type="float">
            <text:p>10788</text:p>
          </table:table-cell>
          <table:table-cell office:value-type="float" office:value="11259" calcext:value-type="float">
            <text:p>11259</text:p>
          </table:table-cell>
          <table:table-cell office:value-type="float" office:value="5444" calcext:value-type="float">
            <text:p>5444</text:p>
          </table:table-cell>
          <table:table-cell office:value-type="float" office:value="5894" calcext:value-type="float">
            <text:p>5894</text:p>
          </table:table-cell>
          <table:table-cell office:value-type="float" office:value="5705" calcext:value-type="float">
            <text:p>5705</text:p>
          </table:table-cell>
          <table:table-cell office:value-type="float" office:value="6386" calcext:value-type="float">
            <text:p>6386</text:p>
          </table:table-cell>
          <table:table-cell office:value-type="float" office:value="2329" calcext:value-type="float">
            <text:p>2329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0962" calcext:value-type="float">
            <text:p>10962</text:p>
          </table:table-cell>
          <table:table-cell office:value-type="float" office:value="10982" calcext:value-type="float">
            <text:p>10982</text:p>
          </table:table-cell>
          <table:table-cell office:value-type="float" office:value="5403" calcext:value-type="float">
            <text:p>5403</text:p>
          </table:table-cell>
          <table:table-cell office:value-type="float" office:value="6035" calcext:value-type="float">
            <text:p>6035</text:p>
          </table:table-cell>
          <table:table-cell office:value-type="float" office:value="5303" calcext:value-type="float">
            <text:p>5303</text:p>
          </table:table-cell>
          <table:table-cell office:value-type="float" office:value="5962" calcext:value-type="float">
            <text:p>5962</text:p>
          </table:table-cell>
          <table:table-cell office:value-type="float" office:value="2277" calcext:value-type="float">
            <text:p>2277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10927" calcext:value-type="float">
            <text:p>10927</text:p>
          </table:table-cell>
          <table:table-cell office:value-type="float" office:value="10987" calcext:value-type="float">
            <text:p>10987</text:p>
          </table:table-cell>
          <table:table-cell office:value-type="float" office:value="5963" calcext:value-type="float">
            <text:p>5963</text:p>
          </table:table-cell>
          <table:table-cell office:value-type="float" office:value="6577" calcext:value-type="float">
            <text:p>6577</text:p>
          </table:table-cell>
          <table:table-cell office:value-type="float" office:value="5347" calcext:value-type="float">
            <text:p>5347</text:p>
          </table:table-cell>
          <table:table-cell office:value-type="float" office:value="6034" calcext:value-type="float">
            <text:p>6034</text:p>
          </table:table-cell>
          <table:table-cell office:value-type="float" office:value="2398" calcext:value-type="float">
            <text:p>2398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0424" calcext:value-type="float">
            <text:p>10424</text:p>
          </table:table-cell>
          <table:table-cell office:value-type="float" office:value="11198" calcext:value-type="float">
            <text:p>11198</text:p>
          </table:table-cell>
          <table:table-cell office:value-type="float" office:value="5532" calcext:value-type="float">
            <text:p>5532</text:p>
          </table:table-cell>
          <table:table-cell office:value-type="float" office:value="6501" calcext:value-type="float">
            <text:p>6501</text:p>
          </table:table-cell>
          <table:table-cell office:value-type="float" office:value="5507" calcext:value-type="float">
            <text:p>5507</text:p>
          </table:table-cell>
          <table:table-cell office:value-type="float" office:value="6417" calcext:value-type="float">
            <text:p>6417</text:p>
          </table:table-cell>
          <table:table-cell office:value-type="float" office:value="2334" calcext:value-type="float">
            <text:p>2334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10661" calcext:value-type="float">
            <text:p>10661</text:p>
          </table:table-cell>
          <table:table-cell office:value-type="float" office:value="11230" calcext:value-type="float">
            <text:p>11230</text:p>
          </table:table-cell>
          <table:table-cell office:value-type="float" office:value="5878" calcext:value-type="float">
            <text:p>5878</text:p>
          </table:table-cell>
          <table:table-cell office:value-type="float" office:value="6101" calcext:value-type="float">
            <text:p>6101</text:p>
          </table:table-cell>
          <table:table-cell office:value-type="float" office:value="5509" calcext:value-type="float">
            <text:p>5509</text:p>
          </table:table-cell>
          <table:table-cell office:value-type="float" office:value="6197" calcext:value-type="float">
            <text:p>6197</text:p>
          </table:table-cell>
          <table:table-cell office:value-type="float" office:value="2554" calcext:value-type="float">
            <text:p>2554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10955" calcext:value-type="float">
            <text:p>10955</text:p>
          </table:table-cell>
          <table:table-cell office:value-type="float" office:value="10840" calcext:value-type="float">
            <text:p>10840</text:p>
          </table:table-cell>
          <table:table-cell office:value-type="float" office:value="5799" calcext:value-type="float">
            <text:p>5799</text:p>
          </table:table-cell>
          <table:table-cell office:value-type="float" office:value="6351" calcext:value-type="float">
            <text:p>6351</text:p>
          </table:table-cell>
          <table:table-cell office:value-type="float" office:value="6061" calcext:value-type="float">
            <text:p>6061</text:p>
          </table:table-cell>
          <table:table-cell office:value-type="float" office:value="5656" calcext:value-type="float">
            <text:p>5656</text:p>
          </table:table-cell>
          <table:table-cell office:value-type="float" office:value="2146" calcext:value-type="float">
            <text:p>2146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10392" calcext:value-type="float">
            <text:p>10392</text:p>
          </table:table-cell>
          <table:table-cell office:value-type="float" office:value="10967" calcext:value-type="float">
            <text:p>10967</text:p>
          </table:table-cell>
          <table:table-cell office:value-type="float" office:value="6022" calcext:value-type="float">
            <text:p>6022</text:p>
          </table:table-cell>
          <table:table-cell office:value-type="float" office:value="5993" calcext:value-type="float">
            <text:p>5993</text:p>
          </table:table-cell>
          <table:table-cell office:value-type="float" office:value="5613" calcext:value-type="float">
            <text:p>5613</text:p>
          </table:table-cell>
          <table:table-cell office:value-type="float" office:value="6318" calcext:value-type="float">
            <text:p>6318</text:p>
          </table:table-cell>
          <table:table-cell office:value-type="float" office:value="2354" calcext:value-type="float">
            <text:p>2354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0817" calcext:value-type="float">
            <text:p>10817</text:p>
          </table:table-cell>
          <table:table-cell office:value-type="float" office:value="10893" calcext:value-type="float">
            <text:p>10893</text:p>
          </table:table-cell>
          <table:table-cell office:value-type="float" office:value="5749" calcext:value-type="float">
            <text:p>5749</text:p>
          </table:table-cell>
          <table:table-cell office:value-type="float" office:value="6395" calcext:value-type="float">
            <text:p>6395</text:p>
          </table:table-cell>
          <table:table-cell office:value-type="float" office:value="5671" calcext:value-type="float">
            <text:p>5671</text:p>
          </table:table-cell>
          <table:table-cell office:value-type="float" office:value="6026" calcext:value-type="float">
            <text:p>6026</text:p>
          </table:table-cell>
          <table:table-cell office:value-type="float" office:value="2424" calcext:value-type="float">
            <text:p>2424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2157" calcext:value-type="float">
            <text:p>12157</text:p>
          </table:table-cell>
          <table:table-cell office:value-type="float" office:value="12010" calcext:value-type="float">
            <text:p>12010</text:p>
          </table:table-cell>
          <table:table-cell office:value-type="float" office:value="10622" calcext:value-type="float">
            <text:p>10622</text:p>
          </table:table-cell>
          <table:table-cell office:value-type="float" office:value="10941" calcext:value-type="float">
            <text:p>10941</text:p>
          </table:table-cell>
          <table:table-cell office:value-type="float" office:value="10737" calcext:value-type="float">
            <text:p>10737</text:p>
          </table:table-cell>
          <table:table-cell office:value-type="float" office:value="10299" calcext:value-type="float">
            <text:p>10299</text:p>
          </table:table-cell>
          <table:table-cell office:value-type="float" office:value="4891" calcext:value-type="float">
            <text:p>4891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1610" calcext:value-type="float">
            <text:p>11610</text:p>
          </table:table-cell>
          <table:table-cell office:value-type="float" office:value="12528" calcext:value-type="float">
            <text:p>12528</text:p>
          </table:table-cell>
          <table:table-cell office:value-type="float" office:value="10554" calcext:value-type="float">
            <text:p>10554</text:p>
          </table:table-cell>
          <table:table-cell office:value-type="float" office:value="10827" calcext:value-type="float">
            <text:p>10827</text:p>
          </table:table-cell>
          <table:table-cell office:value-type="float" office:value="10142" calcext:value-type="float">
            <text:p>10142</text:p>
          </table:table-cell>
          <table:table-cell office:value-type="float" office:value="10598" calcext:value-type="float">
            <text:p>10598</text:p>
          </table:table-cell>
          <table:table-cell office:value-type="float" office:value="5106" calcext:value-type="float">
            <text:p>5106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89" calcext:value-type="float">
            <text:p>189</text:p>
          </table:table-cell>
          <table:table-cell office:value-type="float" office:value="11401" calcext:value-type="float">
            <text:p>11401</text:p>
          </table:table-cell>
          <table:table-cell office:value-type="float" office:value="11533" calcext:value-type="float">
            <text:p>11533</text:p>
          </table:table-cell>
          <table:table-cell office:value-type="float" office:value="10530" calcext:value-type="float">
            <text:p>10530</text:p>
          </table:table-cell>
          <table:table-cell office:value-type="float" office:value="10615" calcext:value-type="float">
            <text:p>10615</text:p>
          </table:table-cell>
          <table:table-cell office:value-type="float" office:value="10301" calcext:value-type="float">
            <text:p>10301</text:p>
          </table:table-cell>
          <table:table-cell office:value-type="float" office:value="10744" calcext:value-type="float">
            <text:p>10744</text:p>
          </table:table-cell>
          <table:table-cell office:value-type="float" office:value="5310" calcext:value-type="float">
            <text:p>5310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office:value-type="float" office:value="12573" calcext:value-type="float">
            <text:p>12573</text:p>
          </table:table-cell>
          <table:table-cell office:value-type="float" office:value="11886" calcext:value-type="float">
            <text:p>11886</text:p>
          </table:table-cell>
          <table:table-cell office:value-type="float" office:value="10530" calcext:value-type="float">
            <text:p>10530</text:p>
          </table:table-cell>
          <table:table-cell office:value-type="float" office:value="11013" calcext:value-type="float">
            <text:p>11013</text:p>
          </table:table-cell>
          <table:table-cell office:value-type="float" office:value="10135" calcext:value-type="float">
            <text:p>10135</text:p>
          </table:table-cell>
          <table:table-cell office:value-type="float" office:value="10234" calcext:value-type="float">
            <text:p>10234</text:p>
          </table:table-cell>
          <table:table-cell office:value-type="float" office:value="4515" calcext:value-type="float">
            <text:p>4515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office:value-type="float" office:value="12714" calcext:value-type="float">
            <text:p>12714</text:p>
          </table:table-cell>
          <table:table-cell office:value-type="float" office:value="12566" calcext:value-type="float">
            <text:p>12566</text:p>
          </table:table-cell>
          <table:table-cell office:value-type="float" office:value="9831" calcext:value-type="float">
            <text:p>9831</text:p>
          </table:table-cell>
          <table:table-cell office:value-type="float" office:value="10459" calcext:value-type="float">
            <text:p>10459</text:p>
          </table:table-cell>
          <table:table-cell office:value-type="float" office:value="10159" calcext:value-type="float">
            <text:p>10159</text:p>
          </table:table-cell>
          <table:table-cell office:value-type="float" office:value="10409" calcext:value-type="float">
            <text:p>10409</text:p>
          </table:table-cell>
          <table:table-cell office:value-type="float" office:value="4578" calcext:value-type="float">
            <text:p>4578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12400" calcext:value-type="float">
            <text:p>12400</text:p>
          </table:table-cell>
          <table:table-cell office:value-type="float" office:value="12546" calcext:value-type="float">
            <text:p>12546</text:p>
          </table:table-cell>
          <table:table-cell office:value-type="float" office:value="10748" calcext:value-type="float">
            <text:p>10748</text:p>
          </table:table-cell>
          <table:table-cell office:value-type="float" office:value="10652" calcext:value-type="float">
            <text:p>10652</text:p>
          </table:table-cell>
          <table:table-cell office:value-type="float" office:value="10456" calcext:value-type="float">
            <text:p>10456</text:p>
          </table:table-cell>
          <table:table-cell office:value-type="float" office:value="10829" calcext:value-type="float">
            <text:p>10829</text:p>
          </table:table-cell>
          <table:table-cell office:value-type="float" office:value="4390" calcext:value-type="float">
            <text:p>4390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2419" calcext:value-type="float">
            <text:p>12419</text:p>
          </table:table-cell>
          <table:table-cell office:value-type="float" office:value="12573" calcext:value-type="float">
            <text:p>12573</text:p>
          </table:table-cell>
          <table:table-cell office:value-type="float" office:value="10390" calcext:value-type="float">
            <text:p>10390</text:p>
          </table:table-cell>
          <table:table-cell office:value-type="float" office:value="10884" calcext:value-type="float">
            <text:p>10884</text:p>
          </table:table-cell>
          <table:table-cell office:value-type="float" office:value="10511" calcext:value-type="float">
            <text:p>10511</text:p>
          </table:table-cell>
          <table:table-cell office:value-type="float" office:value="10481" calcext:value-type="float">
            <text:p>10481</text:p>
          </table:table-cell>
          <table:table-cell office:value-type="float" office:value="5027" calcext:value-type="float">
            <text:p>5027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95" calcext:value-type="float">
            <text:p>195</text:p>
          </table:table-cell>
          <table:table-cell office:value-type="float" office:value="12368" calcext:value-type="float">
            <text:p>12368</text:p>
          </table:table-cell>
          <table:table-cell office:value-type="float" office:value="12474" calcext:value-type="float">
            <text:p>12474</text:p>
          </table:table-cell>
          <table:table-cell office:value-type="float" office:value="9955" calcext:value-type="float">
            <text:p>9955</text:p>
          </table:table-cell>
          <table:table-cell office:value-type="float" office:value="10713" calcext:value-type="float">
            <text:p>10713</text:p>
          </table:table-cell>
          <table:table-cell office:value-type="float" office:value="10246" calcext:value-type="float">
            <text:p>10246</text:p>
          </table:table-cell>
          <table:table-cell office:value-type="float" office:value="10468" calcext:value-type="float">
            <text:p>10468</text:p>
          </table:table-cell>
          <table:table-cell office:value-type="float" office:value="4728" calcext:value-type="float">
            <text:p>4728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float" office:value="11458" calcext:value-type="float">
            <text:p>11458</text:p>
          </table:table-cell>
          <table:table-cell office:value-type="float" office:value="12051" calcext:value-type="float">
            <text:p>12051</text:p>
          </table:table-cell>
          <table:table-cell office:value-type="float" office:value="10112" calcext:value-type="float">
            <text:p>10112</text:p>
          </table:table-cell>
          <table:table-cell office:value-type="float" office:value="10762" calcext:value-type="float">
            <text:p>10762</text:p>
          </table:table-cell>
          <table:table-cell office:value-type="float" office:value="10411" calcext:value-type="float">
            <text:p>10411</text:p>
          </table:table-cell>
          <table:table-cell office:value-type="float" office:value="10513" calcext:value-type="float">
            <text:p>10513</text:p>
          </table:table-cell>
          <table:table-cell office:value-type="float" office:value="4916" calcext:value-type="float">
            <text:p>4916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95" calcext:value-type="float">
            <text:p>195</text:p>
          </table:table-cell>
          <table:table-cell office:value-type="float" office:value="12843" calcext:value-type="float">
            <text:p>12843</text:p>
          </table:table-cell>
          <table:table-cell office:value-type="float" office:value="11903" calcext:value-type="float">
            <text:p>11903</text:p>
          </table:table-cell>
          <table:table-cell office:value-type="float" office:value="10339" calcext:value-type="float">
            <text:p>10339</text:p>
          </table:table-cell>
          <table:table-cell office:value-type="float" office:value="10686" calcext:value-type="float">
            <text:p>10686</text:p>
          </table:table-cell>
          <table:table-cell office:value-type="float" office:value="10171" calcext:value-type="float">
            <text:p>10171</text:p>
          </table:table-cell>
          <table:table-cell office:value-type="float" office:value="10603" calcext:value-type="float">
            <text:p>10603</text:p>
          </table:table-cell>
          <table:table-cell office:value-type="float" office:value="5056" calcext:value-type="float">
            <text:p>5056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office:value-type="float" office:value="13109" calcext:value-type="float">
            <text:p>13109</text:p>
          </table:table-cell>
          <table:table-cell office:value-type="float" office:value="12787" calcext:value-type="float">
            <text:p>12787</text:p>
          </table:table-cell>
          <table:table-cell office:value-type="float" office:value="10641" calcext:value-type="float">
            <text:p>10641</text:p>
          </table:table-cell>
          <table:table-cell office:value-type="float" office:value="10867" calcext:value-type="float">
            <text:p>10867</text:p>
          </table:table-cell>
          <table:table-cell office:value-type="float" office:value="10467" calcext:value-type="float">
            <text:p>10467</text:p>
          </table:table-cell>
          <table:table-cell office:value-type="float" office:value="10443" calcext:value-type="float">
            <text:p>10443</text:p>
          </table:table-cell>
          <table:table-cell office:value-type="float" office:value="5101" calcext:value-type="float">
            <text:p>5101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52" calcext:value-type="float">
            <text:p>152</text:p>
          </table:table-cell>
          <table:table-cell office:value-type="float" office:value="12575" calcext:value-type="float">
            <text:p>12575</text:p>
          </table:table-cell>
          <table:table-cell office:value-type="float" office:value="12389" calcext:value-type="float">
            <text:p>12389</text:p>
          </table:table-cell>
          <table:table-cell office:value-type="float" office:value="10194" calcext:value-type="float">
            <text:p>10194</text:p>
          </table:table-cell>
          <table:table-cell office:value-type="float" office:value="10878" calcext:value-type="float">
            <text:p>10878</text:p>
          </table:table-cell>
          <table:table-cell office:value-type="float" office:value="10310" calcext:value-type="float">
            <text:p>10310</text:p>
          </table:table-cell>
          <table:table-cell office:value-type="float" office:value="10320" calcext:value-type="float">
            <text:p>10320</text:p>
          </table:table-cell>
          <table:table-cell office:value-type="float" office:value="5078" calcext:value-type="float">
            <text:p>5078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12470" calcext:value-type="float">
            <text:p>12470</text:p>
          </table:table-cell>
          <table:table-cell office:value-type="float" office:value="11680" calcext:value-type="float">
            <text:p>11680</text:p>
          </table:table-cell>
          <table:table-cell office:value-type="float" office:value="9972" calcext:value-type="float">
            <text:p>9972</text:p>
          </table:table-cell>
          <table:table-cell office:value-type="float" office:value="10443" calcext:value-type="float">
            <text:p>10443</text:p>
          </table:table-cell>
          <table:table-cell office:value-type="float" office:value="10952" calcext:value-type="float">
            <text:p>10952</text:p>
          </table:table-cell>
          <table:table-cell office:value-type="float" office:value="10636" calcext:value-type="float">
            <text:p>10636</text:p>
          </table:table-cell>
          <table:table-cell office:value-type="float" office:value="4540" calcext:value-type="float">
            <text:p>4540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12180" calcext:value-type="float">
            <text:p>12180</text:p>
          </table:table-cell>
          <table:table-cell office:value-type="float" office:value="12019" calcext:value-type="float">
            <text:p>12019</text:p>
          </table:table-cell>
          <table:table-cell office:value-type="float" office:value="10301" calcext:value-type="float">
            <text:p>10301</text:p>
          </table:table-cell>
          <table:table-cell office:value-type="float" office:value="10498" calcext:value-type="float">
            <text:p>10498</text:p>
          </table:table-cell>
          <table:table-cell office:value-type="float" office:value="10172" calcext:value-type="float">
            <text:p>10172</text:p>
          </table:table-cell>
          <table:table-cell office:value-type="float" office:value="10512" calcext:value-type="float">
            <text:p>10512</text:p>
          </table:table-cell>
          <table:table-cell office:value-type="float" office:value="4500" calcext:value-type="float">
            <text:p>4500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158" calcext:value-type="float">
            <text:p>12158</text:p>
          </table:table-cell>
          <table:table-cell office:value-type="float" office:value="11584" calcext:value-type="float">
            <text:p>11584</text:p>
          </table:table-cell>
          <table:table-cell office:value-type="float" office:value="10851" calcext:value-type="float">
            <text:p>10851</text:p>
          </table:table-cell>
          <table:table-cell office:value-type="float" office:value="10922" calcext:value-type="float">
            <text:p>10922</text:p>
          </table:table-cell>
          <table:table-cell office:value-type="float" office:value="10141" calcext:value-type="float">
            <text:p>10141</text:p>
          </table:table-cell>
          <table:table-cell office:value-type="float" office:value="10905" calcext:value-type="float">
            <text:p>10905</text:p>
          </table:table-cell>
          <table:table-cell office:value-type="float" office:value="4726" calcext:value-type="float">
            <text:p>472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079" calcext:value-type="float">
            <text:p>12079</text:p>
          </table:table-cell>
          <table:table-cell office:value-type="float" office:value="11718" calcext:value-type="float">
            <text:p>11718</text:p>
          </table:table-cell>
          <table:table-cell office:value-type="float" office:value="9796" calcext:value-type="float">
            <text:p>9796</text:p>
          </table:table-cell>
          <table:table-cell office:value-type="float" office:value="10938" calcext:value-type="float">
            <text:p>10938</text:p>
          </table:table-cell>
          <table:table-cell office:value-type="float" office:value="10157" calcext:value-type="float">
            <text:p>10157</text:p>
          </table:table-cell>
          <table:table-cell office:value-type="float" office:value="10985" calcext:value-type="float">
            <text:p>10985</text:p>
          </table:table-cell>
          <table:table-cell office:value-type="float" office:value="5350" calcext:value-type="float">
            <text:p>5350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83" calcext:value-type="float">
            <text:p>183</text:p>
          </table:table-cell>
          <table:table-cell office:value-type="float" office:value="12361" calcext:value-type="float">
            <text:p>12361</text:p>
          </table:table-cell>
          <table:table-cell office:value-type="float" office:value="12130" calcext:value-type="float">
            <text:p>12130</text:p>
          </table:table-cell>
          <table:table-cell office:value-type="float" office:value="10510" calcext:value-type="float">
            <text:p>10510</text:p>
          </table:table-cell>
          <table:table-cell office:value-type="float" office:value="10567" calcext:value-type="float">
            <text:p>10567</text:p>
          </table:table-cell>
          <table:table-cell office:value-type="float" office:value="10311" calcext:value-type="float">
            <text:p>10311</text:p>
          </table:table-cell>
          <table:table-cell office:value-type="float" office:value="10014" calcext:value-type="float">
            <text:p>10014</text:p>
          </table:table-cell>
          <table:table-cell office:value-type="float" office:value="5019" calcext:value-type="float">
            <text:p>5019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82" calcext:value-type="float">
            <text:p>182</text:p>
          </table:table-cell>
          <table:table-cell office:value-type="float" office:value="11587" calcext:value-type="float">
            <text:p>11587</text:p>
          </table:table-cell>
          <table:table-cell office:value-type="float" office:value="12674" calcext:value-type="float">
            <text:p>12674</text:p>
          </table:table-cell>
          <table:table-cell office:value-type="float" office:value="10334" calcext:value-type="float">
            <text:p>10334</text:p>
          </table:table-cell>
          <table:table-cell office:value-type="float" office:value="10254" calcext:value-type="float">
            <text:p>10254</text:p>
          </table:table-cell>
          <table:table-cell office:value-type="float" office:value="10352" calcext:value-type="float">
            <text:p>10352</text:p>
          </table:table-cell>
          <table:table-cell office:value-type="float" office:value="10350" calcext:value-type="float">
            <text:p>10350</text:p>
          </table:table-cell>
          <table:table-cell office:value-type="float" office:value="4580" calcext:value-type="float">
            <text:p>4580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781" calcext:value-type="float">
            <text:p>12781</text:p>
          </table:table-cell>
          <table:table-cell office:value-type="float" office:value="12411" calcext:value-type="float">
            <text:p>12411</text:p>
          </table:table-cell>
          <table:table-cell office:value-type="float" office:value="10172" calcext:value-type="float">
            <text:p>10172</text:p>
          </table:table-cell>
          <table:table-cell office:value-type="float" office:value="10773" calcext:value-type="float">
            <text:p>10773</text:p>
          </table:table-cell>
          <table:table-cell office:value-type="float" office:value="10255" calcext:value-type="float">
            <text:p>10255</text:p>
          </table:table-cell>
          <table:table-cell office:value-type="float" office:value="10660" calcext:value-type="float">
            <text:p>10660</text:p>
          </table:table-cell>
          <table:table-cell office:value-type="float" office:value="4910" calcext:value-type="float">
            <text:p>4910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85" calcext:value-type="float">
            <text:p>185</text:p>
          </table:table-cell>
          <table:table-cell office:value-type="float" office:value="12046" calcext:value-type="float">
            <text:p>12046</text:p>
          </table:table-cell>
          <table:table-cell office:value-type="float" office:value="13178" calcext:value-type="float">
            <text:p>13178</text:p>
          </table:table-cell>
          <table:table-cell office:value-type="float" office:value="10648" calcext:value-type="float">
            <text:p>10648</text:p>
          </table:table-cell>
          <table:table-cell office:value-type="float" office:value="10725" calcext:value-type="float">
            <text:p>10725</text:p>
          </table:table-cell>
          <table:table-cell office:value-type="float" office:value="10205" calcext:value-type="float">
            <text:p>10205</text:p>
          </table:table-cell>
          <table:table-cell office:value-type="float" office:value="10369" calcext:value-type="float">
            <text:p>10369</text:p>
          </table:table-cell>
          <table:table-cell office:value-type="float" office:value="4697" calcext:value-type="float">
            <text:p>4697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1" calcext:value-type="float">
            <text:p>151</text:p>
          </table:table-cell>
          <table:table-cell office:value-type="float" office:value="13582" calcext:value-type="float">
            <text:p>13582</text:p>
          </table:table-cell>
          <table:table-cell office:value-type="float" office:value="13336" calcext:value-type="float">
            <text:p>13336</text:p>
          </table:table-cell>
          <table:table-cell office:value-type="float" office:value="12698" calcext:value-type="float">
            <text:p>12698</text:p>
          </table:table-cell>
          <table:table-cell office:value-type="float" office:value="12562" calcext:value-type="float">
            <text:p>12562</text:p>
          </table:table-cell>
          <table:table-cell office:value-type="float" office:value="12317" calcext:value-type="float">
            <text:p>12317</text:p>
          </table:table-cell>
          <table:table-cell office:value-type="float" office:value="12871" calcext:value-type="float">
            <text:p>12871</text:p>
          </table:table-cell>
          <table:table-cell office:value-type="float" office:value="7064" calcext:value-type="float">
            <text:p>7064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47" calcext:value-type="float">
            <text:p>147</text:p>
          </table:table-cell>
          <table:table-cell office:value-type="float" office:value="13234" calcext:value-type="float">
            <text:p>13234</text:p>
          </table:table-cell>
          <table:table-cell office:value-type="float" office:value="13909" calcext:value-type="float">
            <text:p>13909</text:p>
          </table:table-cell>
          <table:table-cell office:value-type="float" office:value="12481" calcext:value-type="float">
            <text:p>12481</text:p>
          </table:table-cell>
          <table:table-cell office:value-type="float" office:value="12382" calcext:value-type="float">
            <text:p>12382</text:p>
          </table:table-cell>
          <table:table-cell office:value-type="float" office:value="12671" calcext:value-type="float">
            <text:p>12671</text:p>
          </table:table-cell>
          <table:table-cell office:value-type="float" office:value="12706" calcext:value-type="float">
            <text:p>12706</text:p>
          </table:table-cell>
          <table:table-cell office:value-type="float" office:value="6497" calcext:value-type="float">
            <text:p>6497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71" calcext:value-type="float">
            <text:p>1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527" calcext:value-type="float">
            <text:p>13527</text:p>
          </table:table-cell>
          <table:table-cell office:value-type="float" office:value="12504" calcext:value-type="float">
            <text:p>12504</text:p>
          </table:table-cell>
          <table:table-cell office:value-type="float" office:value="12556" calcext:value-type="float">
            <text:p>12556</text:p>
          </table:table-cell>
          <table:table-cell office:value-type="float" office:value="12417" calcext:value-type="float">
            <text:p>12417</text:p>
          </table:table-cell>
          <table:table-cell office:value-type="float" office:value="12733" calcext:value-type="float">
            <text:p>12733</text:p>
          </table:table-cell>
          <table:table-cell office:value-type="float" office:value="6493" calcext:value-type="float">
            <text:p>6493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float" office:value="13764" calcext:value-type="float">
            <text:p>13764</text:p>
          </table:table-cell>
          <table:table-cell office:value-type="float" office:value="13940" calcext:value-type="float">
            <text:p>13940</text:p>
          </table:table-cell>
          <table:table-cell office:value-type="float" office:value="12591" calcext:value-type="float">
            <text:p>12591</text:p>
          </table:table-cell>
          <table:table-cell office:value-type="float" office:value="12664" calcext:value-type="float">
            <text:p>12664</text:p>
          </table:table-cell>
          <table:table-cell office:value-type="float" office:value="12817" calcext:value-type="float">
            <text:p>12817</text:p>
          </table:table-cell>
          <table:table-cell office:value-type="float" office:value="12987" calcext:value-type="float">
            <text:p>12987</text:p>
          </table:table-cell>
          <table:table-cell office:value-type="float" office:value="6080" calcext:value-type="float">
            <text:p>6080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94" calcext:value-type="float">
            <text:p>194</text:p>
          </table:table-cell>
          <table:table-cell office:value-type="float" office:value="13922" calcext:value-type="float">
            <text:p>13922</text:p>
          </table:table-cell>
          <table:table-cell office:value-type="float" office:value="13217" calcext:value-type="float">
            <text:p>13217</text:p>
          </table:table-cell>
          <table:table-cell office:value-type="float" office:value="12563" calcext:value-type="float">
            <text:p>12563</text:p>
          </table:table-cell>
          <table:table-cell office:value-type="float" office:value="12784" calcext:value-type="float">
            <text:p>12784</text:p>
          </table:table-cell>
          <table:table-cell office:value-type="float" office:value="11966" calcext:value-type="float">
            <text:p>11966</text:p>
          </table:table-cell>
          <table:table-cell office:value-type="float" office:value="12843" calcext:value-type="float">
            <text:p>12843</text:p>
          </table:table-cell>
          <table:table-cell office:value-type="float" office:value="6524" calcext:value-type="float">
            <text:p>6524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office:value-type="float" office:value="13537" calcext:value-type="float">
            <text:p>13537</text:p>
          </table:table-cell>
          <table:table-cell office:value-type="float" office:value="13328" calcext:value-type="float">
            <text:p>13328</text:p>
          </table:table-cell>
          <table:table-cell office:value-type="float" office:value="11300" calcext:value-type="float">
            <text:p>11300</text:p>
          </table:table-cell>
          <table:table-cell office:value-type="float" office:value="12787" calcext:value-type="float">
            <text:p>12787</text:p>
          </table:table-cell>
          <table:table-cell office:value-type="float" office:value="12145" calcext:value-type="float">
            <text:p>12145</text:p>
          </table:table-cell>
          <table:table-cell office:value-type="float" office:value="12637" calcext:value-type="float">
            <text:p>12637</text:p>
          </table:table-cell>
          <table:table-cell office:value-type="float" office:value="6390" calcext:value-type="float">
            <text:p>6390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205" calcext:value-type="float">
            <text:p>205</text:p>
          </table:table-cell>
          <table:table-cell office:value-type="float" office:value="13207" calcext:value-type="float">
            <text:p>13207</text:p>
          </table:table-cell>
          <table:table-cell office:value-type="float" office:value="13285" calcext:value-type="float">
            <text:p>13285</text:p>
          </table:table-cell>
          <table:table-cell office:value-type="float" office:value="12153" calcext:value-type="float">
            <text:p>12153</text:p>
          </table:table-cell>
          <table:table-cell office:value-type="float" office:value="12230" calcext:value-type="float">
            <text:p>12230</text:p>
          </table:table-cell>
          <table:table-cell office:value-type="float" office:value="12485" calcext:value-type="float">
            <text:p>12485</text:p>
          </table:table-cell>
          <table:table-cell office:value-type="float" office:value="12365" calcext:value-type="float">
            <text:p>12365</text:p>
          </table:table-cell>
          <table:table-cell office:value-type="float" office:value="6218" calcext:value-type="float">
            <text:p>6218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67" calcext:value-type="float">
            <text:p>167</text:p>
          </table:table-cell>
          <table:table-cell office:value-type="float" office:value="12546" calcext:value-type="float">
            <text:p>12546</text:p>
          </table:table-cell>
          <table:table-cell office:value-type="float" office:value="13094" calcext:value-type="float">
            <text:p>13094</text:p>
          </table:table-cell>
          <table:table-cell office:value-type="float" office:value="12516" calcext:value-type="float">
            <text:p>12516</text:p>
          </table:table-cell>
          <table:table-cell office:value-type="float" office:value="12926" calcext:value-type="float">
            <text:p>12926</text:p>
          </table:table-cell>
          <table:table-cell office:value-type="float" office:value="12695" calcext:value-type="float">
            <text:p>12695</text:p>
          </table:table-cell>
          <table:table-cell office:value-type="float" office:value="12448" calcext:value-type="float">
            <text:p>12448</text:p>
          </table:table-cell>
          <table:table-cell office:value-type="float" office:value="6934" calcext:value-type="float">
            <text:p>6934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46" calcext:value-type="float">
            <text:p>146</text:p>
          </table:table-cell>
          <table:table-cell office:value-type="float" office:value="12195" calcext:value-type="float">
            <text:p>12195</text:p>
          </table:table-cell>
          <table:table-cell office:value-type="float" office:value="13586" calcext:value-type="float">
            <text:p>13586</text:p>
          </table:table-cell>
          <table:table-cell office:value-type="float" office:value="12695" calcext:value-type="float">
            <text:p>12695</text:p>
          </table:table-cell>
          <table:table-cell office:value-type="float" office:value="12247" calcext:value-type="float">
            <text:p>12247</text:p>
          </table:table-cell>
          <table:table-cell office:value-type="float" office:value="12427" calcext:value-type="float">
            <text:p>12427</text:p>
          </table:table-cell>
          <table:table-cell office:value-type="float" office:value="12548" calcext:value-type="float">
            <text:p>12548</text:p>
          </table:table-cell>
          <table:table-cell office:value-type="float" office:value="7221" calcext:value-type="float">
            <text:p>7221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2986" calcext:value-type="float">
            <text:p>12986</text:p>
          </table:table-cell>
          <table:table-cell office:value-type="float" office:value="13672" calcext:value-type="float">
            <text:p>13672</text:p>
          </table:table-cell>
          <table:table-cell office:value-type="float" office:value="12332" calcext:value-type="float">
            <text:p>12332</text:p>
          </table:table-cell>
          <table:table-cell office:value-type="float" office:value="12544" calcext:value-type="float">
            <text:p>12544</text:p>
          </table:table-cell>
          <table:table-cell office:value-type="float" office:value="12379" calcext:value-type="float">
            <text:p>12379</text:p>
          </table:table-cell>
          <table:table-cell office:value-type="float" office:value="12531" calcext:value-type="float">
            <text:p>12531</text:p>
          </table:table-cell>
          <table:table-cell office:value-type="float" office:value="6283" calcext:value-type="float">
            <text:p>6283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5" calcext:value-type="float">
            <text:p>185</text:p>
          </table:table-cell>
          <table:table-cell office:value-type="float" office:value="13621" calcext:value-type="float">
            <text:p>13621</text:p>
          </table:table-cell>
          <table:table-cell office:value-type="float" office:value="13184" calcext:value-type="float">
            <text:p>13184</text:p>
          </table:table-cell>
          <table:table-cell office:value-type="float" office:value="11622" calcext:value-type="float">
            <text:p>11622</text:p>
          </table:table-cell>
          <table:table-cell office:value-type="float" office:value="12404" calcext:value-type="float">
            <text:p>12404</text:p>
          </table:table-cell>
          <table:table-cell office:value-type="float" office:value="12067" calcext:value-type="float">
            <text:p>12067</text:p>
          </table:table-cell>
          <table:table-cell office:value-type="float" office:value="12649" calcext:value-type="float">
            <text:p>12649</text:p>
          </table:table-cell>
          <table:table-cell office:value-type="float" office:value="6613" calcext:value-type="float">
            <text:p>6613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57" calcext:value-type="float">
            <text:p>157</text:p>
          </table:table-cell>
          <table:table-cell office:value-type="float" office:value="13968" calcext:value-type="float">
            <text:p>13968</text:p>
          </table:table-cell>
          <table:table-cell office:value-type="float" office:value="13172" calcext:value-type="float">
            <text:p>13172</text:p>
          </table:table-cell>
          <table:table-cell office:value-type="float" office:value="12818" calcext:value-type="float">
            <text:p>12818</text:p>
          </table:table-cell>
          <table:table-cell office:value-type="float" office:value="12425" calcext:value-type="float">
            <text:p>12425</text:p>
          </table:table-cell>
          <table:table-cell office:value-type="float" office:value="12211" calcext:value-type="float">
            <text:p>12211</text:p>
          </table:table-cell>
          <table:table-cell office:value-type="float" office:value="12167" calcext:value-type="float">
            <text:p>12167</text:p>
          </table:table-cell>
          <table:table-cell office:value-type="float" office:value="6866" calcext:value-type="float">
            <text:p>6866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96" calcext:value-type="float">
            <text:p>196</text:p>
          </table:table-cell>
          <table:table-cell office:value-type="float" office:value="13185" calcext:value-type="float">
            <text:p>13185</text:p>
          </table:table-cell>
          <table:table-cell office:value-type="float" office:value="13285" calcext:value-type="float">
            <text:p>13285</text:p>
          </table:table-cell>
          <table:table-cell office:value-type="float" office:value="12491" calcext:value-type="float">
            <text:p>12491</text:p>
          </table:table-cell>
          <table:table-cell office:value-type="float" office:value="12433" calcext:value-type="float">
            <text:p>12433</text:p>
          </table:table-cell>
          <table:table-cell office:value-type="float" office:value="12541" calcext:value-type="float">
            <text:p>12541</text:p>
          </table:table-cell>
          <table:table-cell office:value-type="float" office:value="13027" calcext:value-type="float">
            <text:p>13027</text:p>
          </table:table-cell>
          <table:table-cell office:value-type="float" office:value="6658" calcext:value-type="float">
            <text:p>6658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89" calcext:value-type="float">
            <text:p>189</text:p>
          </table:table-cell>
          <table:table-cell office:value-type="float" office:value="13815" calcext:value-type="float">
            <text:p>13815</text:p>
          </table:table-cell>
          <table:table-cell office:value-type="float" office:value="13517" calcext:value-type="float">
            <text:p>13517</text:p>
          </table:table-cell>
          <table:table-cell office:value-type="float" office:value="12469" calcext:value-type="float">
            <text:p>12469</text:p>
          </table:table-cell>
          <table:table-cell office:value-type="float" office:value="12571" calcext:value-type="float">
            <text:p>12571</text:p>
          </table:table-cell>
          <table:table-cell office:value-type="float" office:value="12632" calcext:value-type="float">
            <text:p>12632</text:p>
          </table:table-cell>
          <table:table-cell office:value-type="float" office:value="12252" calcext:value-type="float">
            <text:p>12252</text:p>
          </table:table-cell>
          <table:table-cell office:value-type="float" office:value="7039" calcext:value-type="float">
            <text:p>7039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43" calcext:value-type="float">
            <text:p>143</text:p>
          </table:table-cell>
          <table:table-cell office:value-type="float" office:value="13708" calcext:value-type="float">
            <text:p>13708</text:p>
          </table:table-cell>
          <table:table-cell office:value-type="float" office:value="13752" calcext:value-type="float">
            <text:p>13752</text:p>
          </table:table-cell>
          <table:table-cell office:value-type="float" office:value="12549" calcext:value-type="float">
            <text:p>12549</text:p>
          </table:table-cell>
          <table:table-cell office:value-type="float" office:value="12918" calcext:value-type="float">
            <text:p>12918</text:p>
          </table:table-cell>
          <table:table-cell office:value-type="float" office:value="12360" calcext:value-type="float">
            <text:p>12360</text:p>
          </table:table-cell>
          <table:table-cell office:value-type="float" office:value="12375" calcext:value-type="float">
            <text:p>12375</text:p>
          </table:table-cell>
          <table:table-cell office:value-type="float" office:value="7250" calcext:value-type="float">
            <text:p>7250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3907" calcext:value-type="float">
            <text:p>13907</text:p>
          </table:table-cell>
          <table:table-cell office:value-type="float" office:value="13945" calcext:value-type="float">
            <text:p>13945</text:p>
          </table:table-cell>
          <table:table-cell office:value-type="float" office:value="12550" calcext:value-type="float">
            <text:p>12550</text:p>
          </table:table-cell>
          <table:table-cell office:value-type="float" office:value="12144" calcext:value-type="float">
            <text:p>12144</text:p>
          </table:table-cell>
          <table:table-cell office:value-type="float" office:value="12304" calcext:value-type="float">
            <text:p>12304</text:p>
          </table:table-cell>
          <table:table-cell office:value-type="float" office:value="12647" calcext:value-type="float">
            <text:p>12647</text:p>
          </table:table-cell>
          <table:table-cell office:value-type="float" office:value="7540" calcext:value-type="float">
            <text:p>7540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79" calcext:value-type="float">
            <text:p>179</text:p>
          </table:table-cell>
          <table:table-cell office:value-type="float" office:value="13118" calcext:value-type="float">
            <text:p>13118</text:p>
          </table:table-cell>
          <table:table-cell office:value-type="float" office:value="13036" calcext:value-type="float">
            <text:p>13036</text:p>
          </table:table-cell>
          <table:table-cell office:value-type="float" office:value="12863" calcext:value-type="float">
            <text:p>12863</text:p>
          </table:table-cell>
          <table:table-cell office:value-type="float" office:value="12554" calcext:value-type="float">
            <text:p>12554</text:p>
          </table:table-cell>
          <table:table-cell office:value-type="float" office:value="12462" calcext:value-type="float">
            <text:p>12462</text:p>
          </table:table-cell>
          <table:table-cell office:value-type="float" office:value="12869" calcext:value-type="float">
            <text:p>12869</text:p>
          </table:table-cell>
          <table:table-cell office:value-type="float" office:value="5901" calcext:value-type="float">
            <text:p>5901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74" calcext:value-type="float">
            <text:p>174</text:p>
          </table:table-cell>
          <table:table-cell office:value-type="float" office:value="12838" calcext:value-type="float">
            <text:p>12838</text:p>
          </table:table-cell>
          <table:table-cell office:value-type="float" office:value="13264" calcext:value-type="float">
            <text:p>13264</text:p>
          </table:table-cell>
          <table:table-cell office:value-type="float" office:value="12964" calcext:value-type="float">
            <text:p>12964</text:p>
          </table:table-cell>
          <table:table-cell office:value-type="float" office:value="13056" calcext:value-type="float">
            <text:p>13056</text:p>
          </table:table-cell>
          <table:table-cell office:value-type="float" office:value="12661" calcext:value-type="float">
            <text:p>12661</text:p>
          </table:table-cell>
          <table:table-cell office:value-type="float" office:value="12498" calcext:value-type="float">
            <text:p>12498</text:p>
          </table:table-cell>
          <table:table-cell office:value-type="float" office:value="6097" calcext:value-type="float">
            <text:p>6097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2596" calcext:value-type="float">
            <text:p>12596</text:p>
          </table:table-cell>
          <table:table-cell office:value-type="float" office:value="12976" calcext:value-type="float">
            <text:p>12976</text:p>
          </table:table-cell>
          <table:table-cell office:value-type="float" office:value="12778" calcext:value-type="float">
            <text:p>12778</text:p>
          </table:table-cell>
          <table:table-cell office:value-type="float" office:value="12761" calcext:value-type="float">
            <text:p>12761</text:p>
          </table:table-cell>
          <table:table-cell office:value-type="float" office:value="12366" calcext:value-type="float">
            <text:p>12366</text:p>
          </table:table-cell>
          <table:table-cell office:value-type="float" office:value="12726" calcext:value-type="float">
            <text:p>12726</text:p>
          </table:table-cell>
          <table:table-cell office:value-type="float" office:value="6222" calcext:value-type="float">
            <text:p>6222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3032" calcext:value-type="float">
            <text:p>13032</text:p>
          </table:table-cell>
          <table:table-cell office:value-type="float" office:value="12886" calcext:value-type="float">
            <text:p>12886</text:p>
          </table:table-cell>
          <table:table-cell office:value-type="float" office:value="12824" calcext:value-type="float">
            <text:p>12824</text:p>
          </table:table-cell>
          <table:table-cell office:value-type="float" office:value="12985" calcext:value-type="float">
            <text:p>12985</text:p>
          </table:table-cell>
          <table:table-cell office:value-type="float" office:value="12661" calcext:value-type="float">
            <text:p>12661</text:p>
          </table:table-cell>
          <table:table-cell office:value-type="float" office:value="12446" calcext:value-type="float">
            <text:p>12446</text:p>
          </table:table-cell>
          <table:table-cell office:value-type="float" office:value="6258" calcext:value-type="float">
            <text:p>6258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6" office:value-type="string" calcext:value-type="string">
            <text:p>BB /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TDI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/>
          <table:table-cell table:style-name="ce6" office:value-type="string" calcext:value-type="string">
            <text:p>AEn/AE1 PUSH</text:p>
          </table:table-cell>
          <table:table-cell table:style-name="ce6" office:value-type="string" calcext:value-type="string">
            <text:p>AEn/AE1 PULL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AVERAGE([.C2:.C21])" office:value-type="float" office:value="263" calcext:value-type="float">
            <text:p>263.000</text:p>
          </table:table-cell>
          <table:table-cell table:style-name="ce3" table:formula="of:=AVERAGE([.D2:.D21])" office:value-type="float" office:value="10154.2" calcext:value-type="float">
            <text:p>10154.200</text:p>
          </table:table-cell>
          <table:table-cell table:style-name="ce3" table:formula="of:=AVERAGE([.E2:.E21])" office:value-type="float" office:value="10127.9" calcext:value-type="float">
            <text:p>10127.900</text:p>
          </table:table-cell>
          <table:table-cell table:style-name="ce3" table:formula="of:=AVERAGE([.F2:.F21])" office:value-type="float" office:value="2645.85" calcext:value-type="float">
            <text:p>2645.850</text:p>
          </table:table-cell>
          <table:table-cell table:style-name="ce3" table:formula="of:=AVERAGE([.G2:.G21])" office:value-type="float" office:value="2991.7" calcext:value-type="float">
            <text:p>2991.700</text:p>
          </table:table-cell>
          <table:table-cell table:style-name="ce3" table:formula="of:=AVERAGE([.H2:.H21])" office:value-type="float" office:value="2547.85" calcext:value-type="float">
            <text:p>2547.850</text:p>
          </table:table-cell>
          <table:table-cell table:style-name="ce3" table:formula="of:=AVERAGE([.I2:.I21])" office:value-type="float" office:value="2783" calcext:value-type="float">
            <text:p>2783.000</text:p>
          </table:table-cell>
          <table:table-cell table:style-name="ce3" table:formula="of:=AVERAGE([.J2:.J21])" office:value-type="float" office:value="1296.05" calcext:value-type="float">
            <text:p>1296.050</text:p>
          </table:table-cell>
          <table:table-cell table:style-name="ce3" table:formula="of:=AVERAGE([.K2:.K21])" office:value-type="string" office:string-value="" calcext:value-type="error">
            <text:p>#DIV/0!</text:p>
          </table:table-cell>
          <table:table-cell/>
          <table:table-cell table:formula="of:=[.F87]/[.H87]" office:value-type="float" office:value="1.03846380281414" calcext:value-type="float">
            <text:p>1.03846380281414</text:p>
          </table:table-cell>
          <table:table-cell table:formula="of:=[.G87]/[.I87]" office:value-type="float" office:value="1.07499101688825" calcext:value-type="float">
            <text:p>1.07499101688825</text:p>
          </table:table-cell>
          <table:table-cell table:formula="of:=[.F87]/[.$D87]" office:value-type="float" office:value="0.260567055996533" calcext:value-type="float">
            <text:p>0.260567055996533</text:p>
          </table:table-cell>
          <table:table-cell table:formula="of:=[.G87]/[.$D87]" office:value-type="float" office:value="0.294626853912667" calcext:value-type="float">
            <text:p>0.294626853912667</text:p>
          </table:table-cell>
          <table:table-cell table:formula="of:=[.H87]/[.$D87]" office:value-type="float" office:value="0.250915877173977" calcext:value-type="float">
            <text:p>0.250915877173977</text:p>
          </table:table-cell>
          <table:table-cell table:formula="of:=[.I87]/[.$D87]" office:value-type="float" office:value="0.274073782277284" calcext:value-type="float">
            <text:p>0.274073782277284</text:p>
          </table:table-cell>
          <table:table-cell table:formula="of:=[.J87]/[.$D87]" office:value-type="float" office:value="0.127636839928306" calcext:value-type="float">
            <text:p>0.127636839928306</text:p>
          </table:table-cell>
          <table:table-cell table:formula="of:=[.K87]/[.$D87]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3" table:formula="of:=AVERAGE([.C22:.C41])" office:value-type="float" office:value="222.3" calcext:value-type="float">
            <text:p>222.300</text:p>
          </table:table-cell>
          <table:table-cell table:style-name="ce3" table:formula="of:=AVERAGE([.D22:.D41])" office:value-type="float" office:value="10917.4" calcext:value-type="float">
            <text:p>10917.400</text:p>
          </table:table-cell>
          <table:table-cell table:style-name="ce3" table:formula="of:=AVERAGE([.E22:.E41])" office:value-type="float" office:value="11006" calcext:value-type="float">
            <text:p>11006.000</text:p>
          </table:table-cell>
          <table:table-cell table:style-name="ce3" table:formula="of:=AVERAGE([.F22:.F41])" office:value-type="float" office:value="5792.75" calcext:value-type="float">
            <text:p>5792.750</text:p>
          </table:table-cell>
          <table:table-cell table:style-name="ce3" table:formula="of:=AVERAGE([.G22:.G41])" office:value-type="float" office:value="6197.8" calcext:value-type="float">
            <text:p>6197.800</text:p>
          </table:table-cell>
          <table:table-cell table:style-name="ce3" table:formula="of:=AVERAGE([.H22:.H41])" office:value-type="float" office:value="5562.55" calcext:value-type="float">
            <text:p>5562.550</text:p>
          </table:table-cell>
          <table:table-cell table:style-name="ce3" table:formula="of:=AVERAGE([.I22:.I41])" office:value-type="float" office:value="6095.55" calcext:value-type="float">
            <text:p>6095.550</text:p>
          </table:table-cell>
          <table:table-cell table:style-name="ce3" table:formula="of:=AVERAGE([.J22:.J41])" office:value-type="float" office:value="2362.75" calcext:value-type="float">
            <text:p>2362.750</text:p>
          </table:table-cell>
          <table:table-cell table:style-name="ce3" table:formula="of:=AVERAGE([.K22:.K41])" office:value-type="string" office:string-value="" calcext:value-type="error">
            <text:p>#DIV/0!</text:p>
          </table:table-cell>
          <table:table-cell/>
          <table:table-cell table:formula="of:=[.F88]/[.H88]" office:value-type="float" office:value="1.04138389767283" calcext:value-type="float">
            <text:p>1.04138389767283</text:p>
          </table:table-cell>
          <table:table-cell table:formula="of:=[.G88]/[.I88]" office:value-type="float" office:value="1.01677453224073" calcext:value-type="float">
            <text:p>1.01677453224073</text:p>
          </table:table-cell>
          <table:table-cell table:formula="of:=[.F88]/[.$D88]" office:value-type="float" office:value="0.530597944565556" calcext:value-type="float">
            <text:p>0.530597944565556</text:p>
          </table:table-cell>
          <table:table-cell table:formula="of:=[.G88]/[.$D88]" office:value-type="float" office:value="0.567699269056735" calcext:value-type="float">
            <text:p>0.567699269056735</text:p>
          </table:table-cell>
          <table:table-cell table:formula="of:=[.H88]/[.$D88]" office:value-type="float" office:value="0.509512338102479" calcext:value-type="float">
            <text:p>0.509512338102479</text:p>
          </table:table-cell>
          <table:table-cell table:formula="of:=[.I88]/[.$D88]" office:value-type="float" office:value="0.558333485994834" calcext:value-type="float">
            <text:p>0.558333485994834</text:p>
          </table:table-cell>
          <table:table-cell table:formula="of:=[.J88]/[.$D88]" office:value-type="float" office:value="0.216420576327697" calcext:value-type="float">
            <text:p>0.216420576327697</text:p>
          </table:table-cell>
          <table:table-cell table:formula="of:=[.K88]/[.$D88]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3" table:formula="of:=AVERAGE([.C42:.C61])" office:value-type="float" office:value="182.7" calcext:value-type="float">
            <text:p>182.700</text:p>
          </table:table-cell>
          <table:table-cell table:style-name="ce3" table:formula="of:=AVERAGE([.D42:.D61])" office:value-type="float" office:value="12264.45" calcext:value-type="float">
            <text:p>12264.450</text:p>
          </table:table-cell>
          <table:table-cell table:style-name="ce3" table:formula="of:=AVERAGE([.E42:.E61])" office:value-type="float" office:value="12232" calcext:value-type="float">
            <text:p>12232.000</text:p>
          </table:table-cell>
          <table:table-cell table:style-name="ce3" table:formula="of:=AVERAGE([.F42:.F61])" office:value-type="float" office:value="10351.5" calcext:value-type="float">
            <text:p>10351.500</text:p>
          </table:table-cell>
          <table:table-cell table:style-name="ce3" table:formula="of:=AVERAGE([.G42:.G61])" office:value-type="float" office:value="10720.85" calcext:value-type="float">
            <text:p>10720.850</text:p>
          </table:table-cell>
          <table:table-cell table:style-name="ce3" table:formula="of:=AVERAGE([.H42:.H61])" office:value-type="float" office:value="10329.55" calcext:value-type="float">
            <text:p>10329.550</text:p>
          </table:table-cell>
          <table:table-cell table:style-name="ce3" table:formula="of:=AVERAGE([.I42:.I61])" office:value-type="float" office:value="10518.6" calcext:value-type="float">
            <text:p>10518.600</text:p>
          </table:table-cell>
          <table:table-cell table:style-name="ce3" table:formula="of:=AVERAGE([.J42:.J61])" office:value-type="float" office:value="4850.9" calcext:value-type="float">
            <text:p>4850.900</text:p>
          </table:table-cell>
          <table:table-cell table:style-name="ce3" table:formula="of:=AVERAGE([.K42:.K61])" office:value-type="string" office:string-value="" calcext:value-type="error">
            <text:p>#DIV/0!</text:p>
          </table:table-cell>
          <table:table-cell/>
          <table:table-cell table:formula="of:=[.F89]/[.H89]" office:value-type="float" office:value="1.00212497156217" calcext:value-type="float">
            <text:p>1.00212497156217</text:p>
          </table:table-cell>
          <table:table-cell table:formula="of:=[.G89]/[.I89]" office:value-type="float" office:value="1.01922784400966" calcext:value-type="float">
            <text:p>1.01922784400966</text:p>
          </table:table-cell>
          <table:table-cell table:formula="of:=[.F89]/[.$D89]" office:value-type="float" office:value="0.844024803395179" calcext:value-type="float">
            <text:p>0.844024803395179</text:p>
          </table:table-cell>
          <table:table-cell table:formula="of:=[.G89]/[.$D89]" office:value-type="float" office:value="0.874140299809612" calcext:value-type="float">
            <text:p>0.874140299809612</text:p>
          </table:table-cell>
          <table:table-cell table:formula="of:=[.H89]/[.$D89]" office:value-type="float" office:value="0.842235077806179" calcext:value-type="float">
            <text:p>0.842235077806179</text:p>
          </table:table-cell>
          <table:table-cell table:formula="of:=[.I89]/[.$D89]" office:value-type="float" office:value="0.857649548084097" calcext:value-type="float">
            <text:p>0.857649548084097</text:p>
          </table:table-cell>
          <table:table-cell table:formula="of:=[.J89]/[.$D89]" office:value-type="float" office:value="0.395525278345136" calcext:value-type="float">
            <text:p>0.395525278345136</text:p>
          </table:table-cell>
          <table:table-cell table:formula="of:=[.K89]/[.$D89]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3" table:formula="of:=AVERAGE([.C62:.C81])" office:value-type="float" office:value="172.55" calcext:value-type="float">
            <text:p>172.550</text:p>
          </table:table-cell>
          <table:table-cell table:style-name="ce3" table:formula="of:=AVERAGE([.D62:.D81])" office:value-type="float" office:value="13291.65" calcext:value-type="float">
            <text:p>13291.650</text:p>
          </table:table-cell>
          <table:table-cell table:style-name="ce3" table:formula="of:=AVERAGE([.E62:.E81])" office:value-type="float" office:value="13395.55" calcext:value-type="float">
            <text:p>13395.550</text:p>
          </table:table-cell>
          <table:table-cell table:style-name="ce3" table:formula="of:=AVERAGE([.F62:.F81])" office:value-type="float" office:value="12488.05" calcext:value-type="float">
            <text:p>12488.050</text:p>
          </table:table-cell>
          <table:table-cell table:style-name="ce3" table:formula="of:=AVERAGE([.G62:.G81])" office:value-type="float" office:value="12596.65" calcext:value-type="float">
            <text:p>12596.650</text:p>
          </table:table-cell>
          <table:table-cell table:style-name="ce3" table:formula="of:=AVERAGE([.H62:.H81])" office:value-type="float" office:value="12429.2" calcext:value-type="float">
            <text:p>12429.200</text:p>
          </table:table-cell>
          <table:table-cell table:style-name="ce3" table:formula="of:=AVERAGE([.I62:.I81])" office:value-type="float" office:value="12616.25" calcext:value-type="float">
            <text:p>12616.250</text:p>
          </table:table-cell>
          <table:table-cell table:style-name="ce3" table:formula="of:=AVERAGE([.J62:.J81])" office:value-type="float" office:value="6607.4" calcext:value-type="float">
            <text:p>6607.400</text:p>
          </table:table-cell>
          <table:table-cell table:style-name="ce3" table:formula="of:=AVERAGE([.K62:.K81])" office:value-type="string" office:string-value="" calcext:value-type="error">
            <text:p>#DIV/0!</text:p>
          </table:table-cell>
          <table:table-cell/>
          <table:table-cell table:formula="of:=[.F90]/[.H90]" office:value-type="float" office:value="1.0047348180092" calcext:value-type="float">
            <text:p>1.0047348180092</text:p>
          </table:table-cell>
          <table:table-cell table:formula="of:=[.G90]/[.I90]" office:value-type="float" office:value="0.99844644803329" calcext:value-type="float">
            <text:p>0.99844644803329</text:p>
          </table:table-cell>
          <table:table-cell table:formula="of:=[.F90]/[.$D90]" office:value-type="float" office:value="0.93954099002005" calcext:value-type="float">
            <text:p>0.93954099002005</text:p>
          </table:table-cell>
          <table:table-cell table:formula="of:=[.G90]/[.$D90]" office:value-type="float" office:value="0.947711533180606" calcext:value-type="float">
            <text:p>0.947711533180606</text:p>
          </table:table-cell>
          <table:table-cell table:formula="of:=[.H90]/[.$D90]" office:value-type="float" office:value="0.935113398261315" calcext:value-type="float">
            <text:p>0.935113398261315</text:p>
          </table:table-cell>
          <table:table-cell table:formula="of:=[.I90]/[.$D90]" office:value-type="float" office:value="0.949186143180117" calcext:value-type="float">
            <text:p>0.949186143180117</text:p>
          </table:table-cell>
          <table:table-cell table:formula="of:=[.J90]/[.$D90]" office:value-type="float" office:value="0.497109087284122" calcext:value-type="float">
            <text:p>0.497109087284122</text:p>
          </table:table-cell>
          <table:table-cell table:formula="of:=[.K90]/[.$D90]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TD" table:style-name="ta1">
        <table:shapes>
          <draw:frame draw:z-index="0" draw:style-name="gr1" draw:text-style-name="P1" svg:width="26.227cm" svg:height="14.749cm" svg:x="2.329cm" svg:y="41.428cm">
            <draw:object draw:notify-on-update-of-ranges="MTTD.B87:MTTD.B90 MTTD.C86:MTTD.C86 MTTD.C87:MTTD.C90 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227cm" svg:height="14.749cm" svg:x="2.074cm" svg:y="72.06cm">
            <draw:object draw:notify-on-update-of-ranges="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.227cm" svg:height="14.749cm" svg:x="2.211cm" svg:y="56.447cm">
            <draw:object draw:notify-on-update-of-ranges="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7" table:number-columns-repeated="8" table:default-cell-style-name="ce7"/>
        <table:table-column table:style-name="co7" table:default-cell-style-name="Default"/>
        <table:table-column table:style-name="co1" table:default-cell-style-name="ce7"/>
        <table:table-column table:style-name="co8" table:default-cell-style-name="ce7"/>
        <table:table-column table:style-name="co1" table:number-columns-repeated="1011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MTTD</text:p>
          </table:table-cell>
          <table:table-cell table:style-name="ce6" office:value-type="string" calcext:value-type="string">
            <text:p>BB MTTD</text:p>
          </table:table-cell>
          <table:table-cell table:style-name="ce6" office:value-type="string" calcext:value-type="string">
            <text:p>DM MTTD</text:p>
          </table:table-cell>
          <table:table-cell table:style-name="ce6" office:value-type="string" calcext:value-type="string">
            <text:p>AE PUSH MTTD</text:p>
          </table:table-cell>
          <table:table-cell table:style-name="ce6" office:value-type="string" calcext:value-type="string">
            <text:p>AE PULL MTTD</text:p>
          </table:table-cell>
          <table:table-cell table:style-name="ce6" office:value-type="string" calcext:value-type="string">
            <text:p>AE 1-PUSH MTTD</text:p>
          </table:table-cell>
          <table:table-cell table:style-name="ce6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85.5615942029" calcext:value-type="float">
            <text:p>1085.5615942029</text:p>
          </table:table-cell>
          <table:table-cell office:value-type="float" office:value="35.425637897733" calcext:value-type="float">
            <text:p>35.425637897733</text:p>
          </table:table-cell>
          <table:table-cell office:value-type="float" office:value="35.5217792354207" calcext:value-type="float">
            <text:p>35.5217792354207</text:p>
          </table:table-cell>
          <table:table-cell office:value-type="float" office:value="143.992649761117" calcext:value-type="float">
            <text:p>143.992649761117</text:p>
          </table:table-cell>
          <table:table-cell office:value-type="float" office:value="136.022107081174" calcext:value-type="float">
            <text:p>136.022107081174</text:p>
          </table:table-cell>
          <table:table-cell office:value-type="float" office:value="160.859584859585" calcext:value-type="float">
            <text:p>160.859584859585</text:p>
          </table:table-cell>
          <table:table-cell office:value-type="float" office:value="143.199342825849" calcext:value-type="float">
            <text:p>143.199342825849</text:p>
          </table:table-cell>
          <table:table-cell office:value-type="float" office:value="298.290519877676" calcext:value-type="float">
            <text:p>298.29051987767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64.89433962264" calcext:value-type="float">
            <text:p>1164.89433962264</text:p>
          </table:table-cell>
          <table:table-cell office:value-type="float" office:value="33.5204819277108" calcext:value-type="float">
            <text:p>33.5204819277108</text:p>
          </table:table-cell>
          <table:table-cell office:value-type="float" office:value="33.6371473354232" calcext:value-type="float">
            <text:p>33.6371473354232</text:p>
          </table:table-cell>
          <table:table-cell office:value-type="float" office:value="154.600392927308" calcext:value-type="float">
            <text:p>154.600392927308</text:p>
          </table:table-cell>
          <table:table-cell office:value-type="float" office:value="128.419712793734" calcext:value-type="float">
            <text:p>128.419712793734</text:p>
          </table:table-cell>
          <table:table-cell office:value-type="float" office:value="148.656665400684" calcext:value-type="float">
            <text:p>148.656665400684</text:p>
          </table:table-cell>
          <table:table-cell office:value-type="float" office:value="141.627289048474" calcext:value-type="float">
            <text:p>141.627289048474</text:p>
          </table:table-cell>
          <table:table-cell office:value-type="float" office:value="283.553846153846" calcext:value-type="float">
            <text:p>283.55384615384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54.05882352941" calcext:value-type="float">
            <text:p>1054.05882352941</text:p>
          </table:table-cell>
          <table:table-cell office:value-type="float" office:value="33.5160093713393" calcext:value-type="float">
            <text:p>33.5160093713393</text:p>
          </table:table-cell>
          <table:table-cell office:value-type="float" office:value="34.1583259303129" calcext:value-type="float">
            <text:p>34.1583259303129</text:p>
          </table:table-cell>
          <table:table-cell office:value-type="float" office:value="143.243223707987" calcext:value-type="float">
            <text:p>143.243223707987</text:p>
          </table:table-cell>
          <table:table-cell office:value-type="float" office:value="128.668846028114" calcext:value-type="float">
            <text:p>128.668846028114</text:p>
          </table:table-cell>
          <table:table-cell office:value-type="float" office:value="157.830036334275" calcext:value-type="float">
            <text:p>157.830036334275</text:p>
          </table:table-cell>
          <table:table-cell office:value-type="float" office:value="136.215591583305" calcext:value-type="float">
            <text:p>136.215591583305</text:p>
          </table:table-cell>
          <table:table-cell office:value-type="float" office:value="287.559147685525" calcext:value-type="float">
            <text:p>287.559147685525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82.50957854406" calcext:value-type="float">
            <text:p>1082.50957854406</text:p>
          </table:table-cell>
          <table:table-cell office:value-type="float" office:value="33.5004902922142" calcext:value-type="float">
            <text:p>33.5004902922142</text:p>
          </table:table-cell>
          <table:table-cell office:value-type="float" office:value="33.8877610774937" calcext:value-type="float">
            <text:p>33.8877610774937</text:p>
          </table:table-cell>
          <table:table-cell office:value-type="float" office:value="142.561688311688" calcext:value-type="float">
            <text:p>142.561688311688</text:p>
          </table:table-cell>
          <table:table-cell office:value-type="float" office:value="137.024288688411" calcext:value-type="float">
            <text:p>137.024288688411</text:p>
          </table:table-cell>
          <table:table-cell office:value-type="float" office:value="148.455060422961" calcext:value-type="float">
            <text:p>148.455060422961</text:p>
          </table:table-cell>
          <table:table-cell office:value-type="float" office:value="134.21540027137" calcext:value-type="float">
            <text:p>134.21540027137</text:p>
          </table:table-cell>
          <table:table-cell office:value-type="float" office:value="287.817777777778" calcext:value-type="float">
            <text:p>287.817777777778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64.22018348624" calcext:value-type="float">
            <text:p>1264.22018348624</text:p>
          </table:table-cell>
          <table:table-cell office:value-type="float" office:value="33.7781947461979" calcext:value-type="float">
            <text:p>33.7781947461979</text:p>
          </table:table-cell>
          <table:table-cell office:value-type="float" office:value="35.0323715693174" calcext:value-type="float">
            <text:p>35.0323715693174</text:p>
          </table:table-cell>
          <table:table-cell office:value-type="float" office:value="146.118168389956" calcext:value-type="float">
            <text:p>146.118168389956</text:p>
          </table:table-cell>
          <table:table-cell office:value-type="float" office:value="132.084993359894" calcext:value-type="float">
            <text:p>132.084993359894</text:p>
          </table:table-cell>
          <table:table-cell office:value-type="float" office:value="154.449411764706" calcext:value-type="float">
            <text:p>154.449411764706</text:p>
          </table:table-cell>
          <table:table-cell office:value-type="float" office:value="149.632275132275" calcext:value-type="float">
            <text:p>149.632275132275</text:p>
          </table:table-cell>
          <table:table-cell office:value-type="float" office:value="300.60141509434" calcext:value-type="float">
            <text:p>300.60141509434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42.04230769231" calcext:value-type="float">
            <text:p>1142.04230769231</text:p>
          </table:table-cell>
          <table:table-cell office:value-type="float" office:value="34.30004952947" calcext:value-type="float">
            <text:p>34.30004952947</text:p>
          </table:table-cell>
          <table:table-cell office:value-type="float" office:value="33.8501233349778" calcext:value-type="float">
            <text:p>33.8501233349778</text:p>
          </table:table-cell>
          <table:table-cell office:value-type="float" office:value="142.362917714696" calcext:value-type="float">
            <text:p>142.362917714696</text:p>
          </table:table-cell>
          <table:table-cell office:value-type="float" office:value="131.463897131553" calcext:value-type="float">
            <text:p>131.463897131553</text:p>
          </table:table-cell>
          <table:table-cell office:value-type="float" office:value="143.673646209386" calcext:value-type="float">
            <text:p>143.673646209386</text:p>
          </table:table-cell>
          <table:table-cell office:value-type="float" office:value="146.137879911045" calcext:value-type="float">
            <text:p>146.137879911045</text:p>
          </table:table-cell>
          <table:table-cell office:value-type="float" office:value="315.112903225806" calcext:value-type="float">
            <text:p>315.11290322580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96.89959839357" calcext:value-type="float">
            <text:p>1196.89959839357</text:p>
          </table:table-cell>
          <table:table-cell office:value-type="float" office:value="34.739621886566" calcext:value-type="float">
            <text:p>34.739621886566</text:p>
          </table:table-cell>
          <table:table-cell office:value-type="float" office:value="34.341494718136" calcext:value-type="float">
            <text:p>34.341494718136</text:p>
          </table:table-cell>
          <table:table-cell office:value-type="float" office:value="149.169897377423" calcext:value-type="float">
            <text:p>149.169897377423</text:p>
          </table:table-cell>
          <table:table-cell office:value-type="float" office:value="130.323509933775" calcext:value-type="float">
            <text:p>130.323509933775</text:p>
          </table:table-cell>
          <table:table-cell office:value-type="float" office:value="148.139159789948" calcext:value-type="float">
            <text:p>148.139159789948</text:p>
          </table:table-cell>
          <table:table-cell office:value-type="float" office:value="154.278579789309" calcext:value-type="float">
            <text:p>154.278579789309</text:p>
          </table:table-cell>
          <table:table-cell office:value-type="float" office:value="294.842229199372" calcext:value-type="float">
            <text:p>294.842229199372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164.97003745318" calcext:value-type="float">
            <text:p>1164.97003745318</text:p>
          </table:table-cell>
          <table:table-cell office:value-type="float" office:value="33.6174398120963" calcext:value-type="float">
            <text:p>33.6174398120963</text:p>
          </table:table-cell>
          <table:table-cell office:value-type="float" office:value="34.4417495029821" calcext:value-type="float">
            <text:p>34.4417495029821</text:p>
          </table:table-cell>
          <table:table-cell office:value-type="float" office:value="148.232410179641" calcext:value-type="float">
            <text:p>148.232410179641</text:p>
          </table:table-cell>
          <table:table-cell office:value-type="float" office:value="128.842703932402" calcext:value-type="float">
            <text:p>128.842703932402</text:p>
          </table:table-cell>
          <table:table-cell office:value-type="float" office:value="157.8068" calcext:value-type="float">
            <text:p>157.8068</text:p>
          </table:table-cell>
          <table:table-cell office:value-type="float" office:value="144.503277494538" calcext:value-type="float">
            <text:p>144.503277494538</text:p>
          </table:table-cell>
          <table:table-cell office:value-type="float" office:value="316.602830974188" calcext:value-type="float">
            <text:p>316.602830974188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063.71272727273" calcext:value-type="float">
            <text:p>1063.71272727273</text:p>
          </table:table-cell>
          <table:table-cell office:value-type="float" office:value="34.4158613131414" calcext:value-type="float">
            <text:p>34.4158613131414</text:p>
          </table:table-cell>
          <table:table-cell office:value-type="float" office:value="34.3028463375796" calcext:value-type="float">
            <text:p>34.3028463375796</text:p>
          </table:table-cell>
          <table:table-cell office:value-type="float" office:value="141.249820273185" calcext:value-type="float">
            <text:p>141.249820273185</text:p>
          </table:table-cell>
          <table:table-cell office:value-type="float" office:value="126.104539641944" calcext:value-type="float">
            <text:p>126.104539641944</text:p>
          </table:table-cell>
          <table:table-cell office:value-type="float" office:value="154.970393455395" calcext:value-type="float">
            <text:p>154.970393455395</text:p>
          </table:table-cell>
          <table:table-cell office:value-type="float" office:value="142.614519056261" calcext:value-type="float">
            <text:p>142.614519056261</text:p>
          </table:table-cell>
          <table:table-cell office:value-type="float" office:value="303.235708692247" calcext:value-type="float">
            <text:p>303.235708692247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13.95633187773" calcext:value-type="float">
            <text:p>1213.95633187773</text:p>
          </table:table-cell>
          <table:table-cell office:value-type="float" office:value="34.5806611734339" calcext:value-type="float">
            <text:p>34.5806611734339</text:p>
          </table:table-cell>
          <table:table-cell office:value-type="float" office:value="33.8042127742186" calcext:value-type="float">
            <text:p>33.8042127742186</text:p>
          </table:table-cell>
          <table:table-cell office:value-type="float" office:value="153.50019432569" calcext:value-type="float">
            <text:p>153.50019432569</text:p>
          </table:table-cell>
          <table:table-cell office:value-type="float" office:value="134.257735464128" calcext:value-type="float">
            <text:p>134.257735464128</text:p>
          </table:table-cell>
          <table:table-cell office:value-type="float" office:value="158.020841683367" calcext:value-type="float">
            <text:p>158.020841683367</text:p>
          </table:table-cell>
          <table:table-cell office:value-type="float" office:value="136.441634915137" calcext:value-type="float">
            <text:p>136.441634915137</text:p>
          </table:table-cell>
          <table:table-cell office:value-type="float" office:value="291.591180866966" calcext:value-type="float">
            <text:p>291.59118086696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02.94927536232" calcext:value-type="float">
            <text:p>1102.94927536232</text:p>
          </table:table-cell>
          <table:table-cell office:value-type="float" office:value="33.2413293401604" calcext:value-type="float">
            <text:p>33.2413293401604</text:p>
          </table:table-cell>
          <table:table-cell office:value-type="float" office:value="33.8145800316957" calcext:value-type="float">
            <text:p>33.8145800316957</text:p>
          </table:table-cell>
          <table:table-cell office:value-type="float" office:value="146.535353535354" calcext:value-type="float">
            <text:p>146.535353535354</text:p>
          </table:table-cell>
          <table:table-cell office:value-type="float" office:value="137.622621930128" calcext:value-type="float">
            <text:p>137.622621930128</text:p>
          </table:table-cell>
          <table:table-cell office:value-type="float" office:value="181.434264773248" calcext:value-type="float">
            <text:p>181.434264773248</text:p>
          </table:table-cell>
          <table:table-cell office:value-type="float" office:value="142.670409272003" calcext:value-type="float">
            <text:p>142.670409272003</text:p>
          </table:table-cell>
          <table:table-cell office:value-type="float" office:value="302.900787401575" calcext:value-type="float">
            <text:p>302.900787401575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129.65660377359" calcext:value-type="float">
            <text:p>1129.65660377359</text:p>
          </table:table-cell>
          <table:table-cell office:value-type="float" office:value="33.8742243671821" calcext:value-type="float">
            <text:p>33.8742243671821</text:p>
          </table:table-cell>
          <table:table-cell office:value-type="float" office:value="33.886840556972" calcext:value-type="float">
            <text:p>33.886840556972</text:p>
          </table:table-cell>
          <table:table-cell office:value-type="float" office:value="152.862121792417" calcext:value-type="float">
            <text:p>152.862121792417</text:p>
          </table:table-cell>
          <table:table-cell office:value-type="float" office:value="142.307332854062" calcext:value-type="float">
            <text:p>142.307332854062</text:p>
          </table:table-cell>
          <table:table-cell office:value-type="float" office:value="147.727513227513" calcext:value-type="float">
            <text:p>147.727513227513</text:p>
          </table:table-cell>
          <table:table-cell office:value-type="float" office:value="137.317311041449" calcext:value-type="float">
            <text:p>137.317311041449</text:p>
          </table:table-cell>
          <table:table-cell office:value-type="float" office:value="287.872606774669" calcext:value-type="float">
            <text:p>287.872606774669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034.78200692042" calcext:value-type="float">
            <text:p>1034.78200692042</text:p>
          </table:table-cell>
          <table:table-cell office:value-type="float" office:value="33.6886682242991" calcext:value-type="float">
            <text:p>33.6886682242991</text:p>
          </table:table-cell>
          <table:table-cell office:value-type="float" office:value="33.6703685503686" calcext:value-type="float">
            <text:p>33.6703685503686</text:p>
          </table:table-cell>
          <table:table-cell office:value-type="float" office:value="160.252854812398" calcext:value-type="float">
            <text:p>160.252854812398</text:p>
          </table:table-cell>
          <table:table-cell office:value-type="float" office:value="134.763059064527" calcext:value-type="float">
            <text:p>134.763059064527</text:p>
          </table:table-cell>
          <table:table-cell office:value-type="float" office:value="150.335990888383" calcext:value-type="float">
            <text:p>150.335990888383</text:p>
          </table:table-cell>
          <table:table-cell office:value-type="float" office:value="141.521723518851" calcext:value-type="float">
            <text:p>141.521723518851</text:p>
          </table:table-cell>
          <table:table-cell office:value-type="float" office:value="301.69696969697" calcext:value-type="float">
            <text:p>301.69696969697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088.31111111111" calcext:value-type="float">
            <text:p>1088.31111111111</text:p>
          </table:table-cell>
          <table:table-cell office:value-type="float" office:value="34.0893105503676" calcext:value-type="float">
            <text:p>34.0893105503676</text:p>
          </table:table-cell>
          <table:table-cell office:value-type="float" office:value="33.7955757456054" calcext:value-type="float">
            <text:p>33.7955757456054</text:p>
          </table:table-cell>
          <table:table-cell office:value-type="float" office:value="148.059684684685" calcext:value-type="float">
            <text:p>148.059684684685</text:p>
          </table:table-cell>
          <table:table-cell office:value-type="float" office:value="132.390930155578" calcext:value-type="float">
            <text:p>132.390930155578</text:p>
          </table:table-cell>
          <table:table-cell office:value-type="float" office:value="162.517511330861" calcext:value-type="float">
            <text:p>162.517511330861</text:p>
          </table:table-cell>
          <table:table-cell office:value-type="float" office:value="144.649690796653" calcext:value-type="float">
            <text:p>144.649690796653</text:p>
          </table:table-cell>
          <table:table-cell office:value-type="float" office:value="280.564139941691" calcext:value-type="float">
            <text:p>280.564139941691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07.2862745098" calcext:value-type="float">
            <text:p>1207.2862745098</text:p>
          </table:table-cell>
          <table:table-cell office:value-type="float" office:value="34.2169317396029" calcext:value-type="float">
            <text:p>34.2169317396029</text:p>
          </table:table-cell>
          <table:table-cell office:value-type="float" office:value="33.0555341303509" calcext:value-type="float">
            <text:p>33.0555341303509</text:p>
          </table:table-cell>
          <table:table-cell office:value-type="float" office:value="153.430787126793" calcext:value-type="float">
            <text:p>153.430787126793</text:p>
          </table:table-cell>
          <table:table-cell office:value-type="float" office:value="132.071380920614" calcext:value-type="float">
            <text:p>132.071380920614</text:p>
          </table:table-cell>
          <table:table-cell office:value-type="float" office:value="172.889425186485" calcext:value-type="float">
            <text:p>172.889425186485</text:p>
          </table:table-cell>
          <table:table-cell office:value-type="float" office:value="136.744194107452" calcext:value-type="float">
            <text:p>136.744194107452</text:p>
          </table:table-cell>
          <table:table-cell office:value-type="float" office:value="283.922907488987" calcext:value-type="float">
            <text:p>283.922907488987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13.92988929889" calcext:value-type="float">
            <text:p>1113.92988929889</text:p>
          </table:table-cell>
          <table:table-cell office:value-type="float" office:value="34.0793993522426" calcext:value-type="float">
            <text:p>34.0793993522426</text:p>
          </table:table-cell>
          <table:table-cell office:value-type="float" office:value="34.5658355862621" calcext:value-type="float">
            <text:p>34.5658355862621</text:p>
          </table:table-cell>
          <table:table-cell office:value-type="float" office:value="153.386810644042" calcext:value-type="float">
            <text:p>153.386810644042</text:p>
          </table:table-cell>
          <table:table-cell office:value-type="float" office:value="130.395106035889" calcext:value-type="float">
            <text:p>130.395106035889</text:p>
          </table:table-cell>
          <table:table-cell office:value-type="float" office:value="149.196448809974" calcext:value-type="float">
            <text:p>149.196448809974</text:p>
          </table:table-cell>
          <table:table-cell office:value-type="float" office:value="146.500560328726" calcext:value-type="float">
            <text:p>146.500560328726</text:p>
          </table:table-cell>
          <table:table-cell office:value-type="float" office:value="291.187116564417" calcext:value-type="float">
            <text:p>291.187116564417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109.48818897638" calcext:value-type="float">
            <text:p>1109.48818897638</text:p>
          </table:table-cell>
          <table:table-cell office:value-type="float" office:value="33.7561598115245" calcext:value-type="float">
            <text:p>33.7561598115245</text:p>
          </table:table-cell>
          <table:table-cell office:value-type="float" office:value="34.3709581432255" calcext:value-type="float">
            <text:p>34.3709581432255</text:p>
          </table:table-cell>
          <table:table-cell office:value-type="float" office:value="148.356738391846" calcext:value-type="float">
            <text:p>148.356738391846</text:p>
          </table:table-cell>
          <table:table-cell office:value-type="float" office:value="121.300551470588" calcext:value-type="float">
            <text:p>121.300551470588</text:p>
          </table:table-cell>
          <table:table-cell office:value-type="float" office:value="144.577092511013" calcext:value-type="float">
            <text:p>144.577092511013</text:p>
          </table:table-cell>
          <table:table-cell office:value-type="float" office:value="134.321649484536" calcext:value-type="float">
            <text:p>134.321649484536</text:p>
          </table:table-cell>
          <table:table-cell office:value-type="float" office:value="304.79609375" calcext:value-type="float">
            <text:p>304.79609375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078.11538461538" calcext:value-type="float">
            <text:p>1078.11538461538</text:p>
          </table:table-cell>
          <table:table-cell office:value-type="float" office:value="32.8881313616286" calcext:value-type="float">
            <text:p>32.8881313616286</text:p>
          </table:table-cell>
          <table:table-cell office:value-type="float" office:value="33.0268688225698" calcext:value-type="float">
            <text:p>33.0268688225698</text:p>
          </table:table-cell>
          <table:table-cell office:value-type="float" office:value="153.958855799373" calcext:value-type="float">
            <text:p>153.958855799373</text:p>
          </table:table-cell>
          <table:table-cell office:value-type="float" office:value="135.885402455662" calcext:value-type="float">
            <text:p>135.885402455662</text:p>
          </table:table-cell>
          <table:table-cell office:value-type="float" office:value="155.822580645161" calcext:value-type="float">
            <text:p>155.822580645161</text:p>
          </table:table-cell>
          <table:table-cell office:value-type="float" office:value="147.790784095132" calcext:value-type="float">
            <text:p>147.790784095132</text:p>
          </table:table-cell>
          <table:table-cell office:value-type="float" office:value="291.975391498881" calcext:value-type="float">
            <text:p>291.975391498881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073.68888888889" calcext:value-type="float">
            <text:p>1073.68888888889</text:p>
          </table:table-cell>
          <table:table-cell office:value-type="float" office:value="34.4259866785963" calcext:value-type="float">
            <text:p>34.4259866785963</text:p>
          </table:table-cell>
          <table:table-cell office:value-type="float" office:value="34.5757847533632" calcext:value-type="float">
            <text:p>34.5757847533632</text:p>
          </table:table-cell>
          <table:table-cell office:value-type="float" office:value="144.748337028825" calcext:value-type="float">
            <text:p>144.748337028825</text:p>
          </table:table-cell>
          <table:table-cell office:value-type="float" office:value="139.484243697479" calcext:value-type="float">
            <text:p>139.484243697479</text:p>
          </table:table-cell>
          <table:table-cell office:value-type="float" office:value="156.329103885805" calcext:value-type="float">
            <text:p>156.329103885805</text:p>
          </table:table-cell>
          <table:table-cell office:value-type="float" office:value="134.351490236382" calcext:value-type="float">
            <text:p>134.351490236382</text:p>
          </table:table-cell>
          <table:table-cell office:value-type="float" office:value="319.298215802889" calcext:value-type="float">
            <text:p>319.298215802889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115.33716475096" calcext:value-type="float">
            <text:p>1115.33716475096</text:p>
          </table:table-cell>
          <table:table-cell office:value-type="float" office:value="33.9392254220457" calcext:value-type="float">
            <text:p>33.9392254220457</text:p>
          </table:table-cell>
          <table:table-cell office:value-type="float" office:value="34.6446600019796" calcext:value-type="float">
            <text:p>34.6446600019796</text:p>
          </table:table-cell>
          <table:table-cell office:value-type="float" office:value="158.936795491143" calcext:value-type="float">
            <text:p>158.936795491143</text:p>
          </table:table-cell>
          <table:table-cell office:value-type="float" office:value="131.662311557789" calcext:value-type="float">
            <text:p>131.662311557789</text:p>
          </table:table-cell>
          <table:table-cell office:value-type="float" office:value="153.387258687259" calcext:value-type="float">
            <text:p>153.387258687259</text:p>
          </table:table-cell>
          <table:table-cell office:value-type="float" office:value="143.650400582666" calcext:value-type="float">
            <text:p>143.650400582666</text:p>
          </table:table-cell>
          <table:table-cell office:value-type="float" office:value="325.876689189189" calcext:value-type="float">
            <text:p>325.876689189189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12.12560386473" calcext:value-type="float">
            <text:p>1312.12560386473</text:p>
          </table:table-cell>
          <table:table-cell office:value-type="float" office:value="30.8455232717005" calcext:value-type="float">
            <text:p>30.8455232717005</text:p>
          </table:table-cell>
          <table:table-cell office:value-type="float" office:value="32.3421102661597" calcext:value-type="float">
            <text:p>32.3421102661597</text:p>
          </table:table-cell>
          <table:table-cell office:value-type="float" office:value="68.5956614509246" calcext:value-type="float">
            <text:p>68.5956614509246</text:p>
          </table:table-cell>
          <table:table-cell office:value-type="float" office:value="63.6142131979695" calcext:value-type="float">
            <text:p>63.6142131979695</text:p>
          </table:table-cell>
          <table:table-cell office:value-type="float" office:value="73.2160737812912" calcext:value-type="float">
            <text:p>73.2160737812912</text:p>
          </table:table-cell>
          <table:table-cell office:value-type="float" office:value="63.0634972857378" calcext:value-type="float">
            <text:p>63.0634972857378</text:p>
          </table:table-cell>
          <table:table-cell office:value-type="float" office:value="174.936884512086" calcext:value-type="float">
            <text:p>174.93688451208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068.16049382716" calcext:value-type="float">
            <text:p>1068.16049382716</text:p>
          </table:table-cell>
          <table:table-cell office:value-type="float" office:value="30.1933292155652" calcext:value-type="float">
            <text:p>30.1933292155652</text:p>
          </table:table-cell>
          <table:table-cell office:value-type="float" office:value="30.3549915095183" calcext:value-type="float">
            <text:p>30.3549915095183</text:p>
          </table:table-cell>
          <table:table-cell office:value-type="float" office:value="69.2908043908584" calcext:value-type="float">
            <text:p>69.2908043908584</text:p>
          </table:table-cell>
          <table:table-cell office:value-type="float" office:value="63.3224803664921" calcext:value-type="float">
            <text:p>63.3224803664921</text:p>
          </table:table-cell>
          <table:table-cell office:value-type="float" office:value="70.04726682302" calcext:value-type="float">
            <text:p>70.04726682302</text:p>
          </table:table-cell>
          <table:table-cell office:value-type="float" office:value="65.7552742616034" calcext:value-type="float">
            <text:p>65.7552742616034</text:p>
          </table:table-cell>
          <table:table-cell office:value-type="float" office:value="164.794765267968" calcext:value-type="float">
            <text:p>164.794765267968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381.3431372549" calcext:value-type="float">
            <text:p>1381.3431372549</text:p>
          </table:table-cell>
          <table:table-cell office:value-type="float" office:value="32.0520328235733" calcext:value-type="float">
            <text:p>32.0520328235733</text:p>
          </table:table-cell>
          <table:table-cell office:value-type="float" office:value="30.5375821406067" calcext:value-type="float">
            <text:p>30.5375821406067</text:p>
          </table:table-cell>
          <table:table-cell office:value-type="float" office:value="66.0349426063471" calcext:value-type="float">
            <text:p>66.0349426063471</text:p>
          </table:table-cell>
          <table:table-cell office:value-type="float" office:value="62.0928617571059" calcext:value-type="float">
            <text:p>62.0928617571059</text:p>
          </table:table-cell>
          <table:table-cell office:value-type="float" office:value="66.7731762259574" calcext:value-type="float">
            <text:p>66.7731762259574</text:p>
          </table:table-cell>
          <table:table-cell office:value-type="float" office:value="63.4452905148154" calcext:value-type="float">
            <text:p>63.4452905148154</text:p>
          </table:table-cell>
          <table:table-cell office:value-type="float" office:value="181.196024040684" calcext:value-type="float">
            <text:p>181.196024040684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244.15217391304" calcext:value-type="float">
            <text:p>1244.15217391304</text:p>
          </table:table-cell>
          <table:table-cell office:value-type="float" office:value="30.5454868830591" calcext:value-type="float">
            <text:p>30.5454868830591</text:p>
          </table:table-cell>
          <table:table-cell office:value-type="float" office:value="31.9357156185856" calcext:value-type="float">
            <text:p>31.9357156185856</text:p>
          </table:table-cell>
          <table:table-cell office:value-type="float" office:value="64.6362723774469" calcext:value-type="float">
            <text:p>64.6362723774469</text:p>
          </table:table-cell>
          <table:table-cell office:value-type="float" office:value="64.5134911438504" calcext:value-type="float">
            <text:p>64.5134911438504</text:p>
          </table:table-cell>
          <table:table-cell office:value-type="float" office:value="68.2717751789143" calcext:value-type="float">
            <text:p>68.2717751789143</text:p>
          </table:table-cell>
          <table:table-cell office:value-type="float" office:value="65.3378810847229" calcext:value-type="float">
            <text:p>65.3378810847229</text:p>
          </table:table-cell>
          <table:table-cell office:value-type="float" office:value="155.575490588706" calcext:value-type="float">
            <text:p>155.57549058870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26.85080645161" calcext:value-type="float">
            <text:p>1226.85080645161</text:p>
          </table:table-cell>
          <table:table-cell office:value-type="float" office:value="31.6321328132087" calcext:value-type="float">
            <text:p>31.6321328132087</text:p>
          </table:table-cell>
          <table:table-cell office:value-type="float" office:value="30.7037202647111" calcext:value-type="float">
            <text:p>30.7037202647111</text:p>
          </table:table-cell>
          <table:table-cell office:value-type="float" office:value="65.0934001670844" calcext:value-type="float">
            <text:p>65.0934001670844</text:p>
          </table:table-cell>
          <table:table-cell office:value-type="float" office:value="66.0832766825289" calcext:value-type="float">
            <text:p>66.0832766825289</text:p>
          </table:table-cell>
          <table:table-cell office:value-type="float" office:value="70.3706613080015" calcext:value-type="float">
            <text:p>70.3706613080015</text:p>
          </table:table-cell>
          <table:table-cell office:value-type="float" office:value="61.2784565916399" calcext:value-type="float">
            <text:p>61.2784565916399</text:p>
          </table:table-cell>
          <table:table-cell office:value-type="float" office:value="151.975106962272" calcext:value-type="float">
            <text:p>151.975106962272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40.04519774011" calcext:value-type="float">
            <text:p>1340.04519774011</text:p>
          </table:table-cell>
          <table:table-cell office:value-type="float" office:value="30.8410441044104" calcext:value-type="float">
            <text:p>30.8410441044104</text:p>
          </table:table-cell>
          <table:table-cell office:value-type="float" office:value="30.3101327867391" calcext:value-type="float">
            <text:p>30.3101327867391</text:p>
          </table:table-cell>
          <table:table-cell office:value-type="float" office:value="63.7373075663282" calcext:value-type="float">
            <text:p>63.7373075663282</text:p>
          </table:table-cell>
          <table:table-cell office:value-type="float" office:value="61.4439355653822" calcext:value-type="float">
            <text:p>61.4439355653822</text:p>
          </table:table-cell>
          <table:table-cell office:value-type="float" office:value="68.3592782593313" calcext:value-type="float">
            <text:p>68.3592782593313</text:p>
          </table:table-cell>
          <table:table-cell office:value-type="float" office:value="65.8308059294599" calcext:value-type="float">
            <text:p>65.8308059294599</text:p>
          </table:table-cell>
          <table:table-cell office:value-type="float" office:value="158.261682242991" calcext:value-type="float">
            <text:p>158.261682242991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245.26168224299" calcext:value-type="float">
            <text:p>1245.26168224299</text:p>
          </table:table-cell>
          <table:table-cell office:value-type="float" office:value="30.3193485572668" calcext:value-type="float">
            <text:p>30.3193485572668</text:p>
          </table:table-cell>
          <table:table-cell office:value-type="float" office:value="31.6553823448021" calcext:value-type="float">
            <text:p>31.6553823448021</text:p>
          </table:table-cell>
          <table:table-cell office:value-type="float" office:value="67.7490877497828" calcext:value-type="float">
            <text:p>67.7490877497828</text:p>
          </table:table-cell>
          <table:table-cell office:value-type="float" office:value="59.2163277786271" calcext:value-type="float">
            <text:p>59.2163277786271</text:p>
          </table:table-cell>
          <table:table-cell office:value-type="float" office:value="70.9313061000183" calcext:value-type="float">
            <text:p>70.9313061000183</text:p>
          </table:table-cell>
          <table:table-cell office:value-type="float" office:value="59.174232003668" calcext:value-type="float">
            <text:p>59.174232003668</text:p>
          </table:table-cell>
          <table:table-cell office:value-type="float" office:value="169.01455026455" calcext:value-type="float">
            <text:p>169.01455026455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248.87323943662" calcext:value-type="float">
            <text:p>1248.87323943662</text:p>
          </table:table-cell>
          <table:table-cell office:value-type="float" office:value="31.4891939523235" calcext:value-type="float">
            <text:p>31.4891939523235</text:p>
          </table:table-cell>
          <table:table-cell office:value-type="float" office:value="31.9509121685161" calcext:value-type="float">
            <text:p>31.9509121685161</text:p>
          </table:table-cell>
          <table:table-cell office:value-type="float" office:value="68.0535275535276" calcext:value-type="float">
            <text:p>68.0535275535276</text:p>
          </table:table-cell>
          <table:table-cell office:value-type="float" office:value="61.0281601012498" calcext:value-type="float">
            <text:p>61.0281601012498</text:p>
          </table:table-cell>
          <table:table-cell office:value-type="float" office:value="68.6442000709472" calcext:value-type="float">
            <text:p>68.6442000709472</text:p>
          </table:table-cell>
          <table:table-cell office:value-type="float" office:value="63.785878112713" calcext:value-type="float">
            <text:p>63.785878112713</text:p>
          </table:table-cell>
          <table:table-cell office:value-type="float" office:value="168.664657770125" calcext:value-type="float">
            <text:p>168.664657770125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161.85080645161" calcext:value-type="float">
            <text:p>1161.85080645161</text:p>
          </table:table-cell>
          <table:table-cell office:value-type="float" office:value="30.6102591695812" calcext:value-type="float">
            <text:p>30.6102591695812</text:p>
          </table:table-cell>
          <table:table-cell office:value-type="float" office:value="30.2433395705248" calcext:value-type="float">
            <text:p>30.2433395705248</text:p>
          </table:table-cell>
          <table:table-cell office:value-type="float" office:value="68.1389717494297" calcext:value-type="float">
            <text:p>68.1389717494297</text:p>
          </table:table-cell>
          <table:table-cell office:value-type="float" office:value="66.2909214784534" calcext:value-type="float">
            <text:p>66.2909214784534</text:p>
          </table:table-cell>
          <table:table-cell office:value-type="float" office:value="67.871268001405" calcext:value-type="float">
            <text:p>67.871268001405</text:p>
          </table:table-cell>
          <table:table-cell office:value-type="float" office:value="63.1550186476407" calcext:value-type="float">
            <text:p>63.1550186476407</text:p>
          </table:table-cell>
          <table:table-cell office:value-type="float" office:value="149.132571428571" calcext:value-type="float">
            <text:p>149.132571428571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193.64150943396" calcext:value-type="float">
            <text:p>1193.64150943396</text:p>
          </table:table-cell>
          <table:table-cell office:value-type="float" office:value="30.6535079849273" calcext:value-type="float">
            <text:p>30.6535079849273</text:p>
          </table:table-cell>
          <table:table-cell office:value-type="float" office:value="30.231773861705" calcext:value-type="float">
            <text:p>30.231773861705</text:p>
          </table:table-cell>
          <table:table-cell office:value-type="float" office:value="66.5445392491468" calcext:value-type="float">
            <text:p>66.5445392491468</text:p>
          </table:table-cell>
          <table:table-cell office:value-type="float" office:value="62.0391088315435" calcext:value-type="float">
            <text:p>62.0391088315435</text:p>
          </table:table-cell>
          <table:table-cell office:value-type="float" office:value="74.7984688995215" calcext:value-type="float">
            <text:p>74.7984688995215</text:p>
          </table:table-cell>
          <table:table-cell office:value-type="float" office:value="60.0561112847765" calcext:value-type="float">
            <text:p>60.0561112847765</text:p>
          </table:table-cell>
          <table:table-cell office:value-type="float" office:value="171.789703315881" calcext:value-type="float">
            <text:p>171.789703315881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43.64782608696" calcext:value-type="float">
            <text:p>1243.64782608696</text:p>
          </table:table-cell>
          <table:table-cell office:value-type="float" office:value="33.9805093046033" calcext:value-type="float">
            <text:p>33.9805093046033</text:p>
          </table:table-cell>
          <table:table-cell office:value-type="float" office:value="31.4284260201721" calcext:value-type="float">
            <text:p>31.4284260201721</text:p>
          </table:table-cell>
          <table:table-cell office:value-type="float" office:value="65.0944658083933" calcext:value-type="float">
            <text:p>65.0944658083933</text:p>
          </table:table-cell>
          <table:table-cell office:value-type="float" office:value="61.9747078597727" calcext:value-type="float">
            <text:p>61.9747078597727</text:p>
          </table:table-cell>
          <table:table-cell office:value-type="float" office:value="68.0769096005606" calcext:value-type="float">
            <text:p>68.0769096005606</text:p>
          </table:table-cell>
          <table:table-cell office:value-type="float" office:value="64.6602983073571" calcext:value-type="float">
            <text:p>64.6602983073571</text:p>
          </table:table-cell>
          <table:table-cell office:value-type="float" office:value="156.595718901454" calcext:value-type="float">
            <text:p>156.595718901454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167.172" calcext:value-type="float">
            <text:p>1167.172</text:p>
          </table:table-cell>
          <table:table-cell office:value-type="float" office:value="29.9461565400105" calcext:value-type="float">
            <text:p>29.9461565400105</text:p>
          </table:table-cell>
          <table:table-cell office:value-type="float" office:value="30.537294677318" calcext:value-type="float">
            <text:p>30.537294677318</text:p>
          </table:table-cell>
          <table:table-cell office:value-type="float" office:value="65.5824716053568" calcext:value-type="float">
            <text:p>65.5824716053568</text:p>
          </table:table-cell>
          <table:table-cell office:value-type="float" office:value="62.3791385406622" calcext:value-type="float">
            <text:p>62.3791385406622</text:p>
          </table:table-cell>
          <table:table-cell office:value-type="float" office:value="73.0457957957958" calcext:value-type="float">
            <text:p>73.0457957957958</text:p>
          </table:table-cell>
          <table:table-cell office:value-type="float" office:value="68.3895851721095" calcext:value-type="float">
            <text:p>68.3895851721095</text:p>
          </table:table-cell>
          <table:table-cell office:value-type="float" office:value="183.648444863336" calcext:value-type="float">
            <text:p>183.64844486333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151.59259259259" calcext:value-type="float">
            <text:p>1151.59259259259</text:p>
          </table:table-cell>
          <table:table-cell office:value-type="float" office:value="31.8221171672228" calcext:value-type="float">
            <text:p>31.8221171672228</text:p>
          </table:table-cell>
          <table:table-cell office:value-type="float" office:value="30.5792699173994" calcext:value-type="float">
            <text:p>30.5792699173994</text:p>
          </table:table-cell>
          <table:table-cell office:value-type="float" office:value="70.9169728141073" calcext:value-type="float">
            <text:p>70.9169728141073</text:p>
          </table:table-cell>
          <table:table-cell office:value-type="float" office:value="65.6896844248388" calcext:value-type="float">
            <text:p>65.6896844248388</text:p>
          </table:table-cell>
          <table:table-cell office:value-type="float" office:value="67.948115687993" calcext:value-type="float">
            <text:p>67.948115687993</text:p>
          </table:table-cell>
          <table:table-cell office:value-type="float" office:value="61.1298152207955" calcext:value-type="float">
            <text:p>61.1298152207955</text:p>
          </table:table-cell>
          <table:table-cell office:value-type="float" office:value="168.508372692143" calcext:value-type="float">
            <text:p>168.508372692143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278.3125" calcext:value-type="float">
            <text:p>1278.3125</text:p>
          </table:table-cell>
          <table:table-cell office:value-type="float" office:value="31.0838350665937" calcext:value-type="float">
            <text:p>31.0838350665937</text:p>
          </table:table-cell>
          <table:table-cell office:value-type="float" office:value="31.4189582953925" calcext:value-type="float">
            <text:p>31.4189582953925</text:p>
          </table:table-cell>
          <table:table-cell office:value-type="float" office:value="72.1184527114566" calcext:value-type="float">
            <text:p>72.1184527114566</text:p>
          </table:table-cell>
          <table:table-cell office:value-type="float" office:value="64.1219552609776" calcext:value-type="float">
            <text:p>64.1219552609776</text:p>
          </table:table-cell>
          <table:table-cell office:value-type="float" office:value="72.7552328870451" calcext:value-type="float">
            <text:p>72.7552328870451</text:p>
          </table:table-cell>
          <table:table-cell office:value-type="float" office:value="65.3643072794364" calcext:value-type="float">
            <text:p>65.3643072794364</text:p>
          </table:table-cell>
          <table:table-cell office:value-type="float" office:value="172.820377689943" calcext:value-type="float">
            <text:p>172.820377689943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362.86567164179" calcext:value-type="float">
            <text:p>1362.86567164179</text:p>
          </table:table-cell>
          <table:table-cell office:value-type="float" office:value="31.652695158781" calcext:value-type="float">
            <text:p>31.652695158781</text:p>
          </table:table-cell>
          <table:table-cell office:value-type="float" office:value="31.0692636752526" calcext:value-type="float">
            <text:p>31.0692636752526</text:p>
          </table:table-cell>
          <table:table-cell office:value-type="float" office:value="65.1908435351333" calcext:value-type="float">
            <text:p>65.1908435351333</text:p>
          </table:table-cell>
          <table:table-cell office:value-type="float" office:value="59.3676448228676" calcext:value-type="float">
            <text:p>59.3676448228676</text:p>
          </table:table-cell>
          <table:table-cell office:value-type="float" office:value="72.1320366560688" calcext:value-type="float">
            <text:p>72.1320366560688</text:p>
          </table:table-cell>
          <table:table-cell office:value-type="float" office:value="63.7480941332449" calcext:value-type="float">
            <text:p>63.7480941332449</text:p>
          </table:table-cell>
          <table:table-cell office:value-type="float" office:value="162.957881567973" calcext:value-type="float">
            <text:p>162.957881567973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321.74647887324" calcext:value-type="float">
            <text:p>1321.74647887324</text:p>
          </table:table-cell>
          <table:table-cell office:value-type="float" office:value="33.2035686876439" calcext:value-type="float">
            <text:p>33.2035686876439</text:p>
          </table:table-cell>
          <table:table-cell office:value-type="float" office:value="30.9339167708519" calcext:value-type="float">
            <text:p>30.9339167708519</text:p>
          </table:table-cell>
          <table:table-cell office:value-type="float" office:value="69.4103398409255" calcext:value-type="float">
            <text:p>69.4103398409255</text:p>
          </table:table-cell>
          <table:table-cell office:value-type="float" office:value="59.3308721735118" calcext:value-type="float">
            <text:p>59.3308721735118</text:p>
          </table:table-cell>
          <table:table-cell office:value-type="float" office:value="70.327219901943" calcext:value-type="float">
            <text:p>70.327219901943</text:p>
          </table:table-cell>
          <table:table-cell office:value-type="float" office:value="59.9418731494468" calcext:value-type="float">
            <text:p>59.9418731494468</text:p>
          </table:table-cell>
          <table:table-cell office:value-type="float" office:value="170.161525278492" calcext:value-type="float">
            <text:p>170.161525278492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203.70588235294" calcext:value-type="float">
            <text:p>1203.70588235294</text:p>
          </table:table-cell>
          <table:table-cell office:value-type="float" office:value="31.8593002532595" calcext:value-type="float">
            <text:p>31.8593002532595</text:p>
          </table:table-cell>
          <table:table-cell office:value-type="float" office:value="30.433303650935" calcext:value-type="float">
            <text:p>30.433303650935</text:p>
          </table:table-cell>
          <table:table-cell office:value-type="float" office:value="66.2890438924804" calcext:value-type="float">
            <text:p>66.2890438924804</text:p>
          </table:table-cell>
          <table:table-cell office:value-type="float" office:value="63.4771348959187" calcext:value-type="float">
            <text:p>63.4771348959187</text:p>
          </table:table-cell>
          <table:table-cell office:value-type="float" office:value="70.7495008168452" calcext:value-type="float">
            <text:p>70.7495008168452</text:p>
          </table:table-cell>
          <table:table-cell office:value-type="float" office:value="62.3659835404228" calcext:value-type="float">
            <text:p>62.3659835404228</text:p>
          </table:table-cell>
          <table:table-cell office:value-type="float" office:value="154.693422083007" calcext:value-type="float">
            <text:p>154.693422083007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189.81856540084" calcext:value-type="float">
            <text:p>1189.81856540084</text:p>
          </table:table-cell>
          <table:table-cell office:value-type="float" office:value="31.4696485623003" calcext:value-type="float">
            <text:p>31.4696485623003</text:p>
          </table:table-cell>
          <table:table-cell office:value-type="float" office:value="31.7330258302583" calcext:value-type="float">
            <text:p>31.7330258302583</text:p>
          </table:table-cell>
          <table:table-cell office:value-type="float" office:value="67.038627349543" calcext:value-type="float">
            <text:p>67.038627349543</text:p>
          </table:table-cell>
          <table:table-cell office:value-type="float" office:value="60.7490159030074" calcext:value-type="float">
            <text:p>60.7490159030074</text:p>
          </table:table-cell>
          <table:table-cell office:value-type="float" office:value="64.1377660452071" calcext:value-type="float">
            <text:p>64.1377660452071</text:p>
          </table:table-cell>
          <table:table-cell office:value-type="float" office:value="68.2975601131542" calcext:value-type="float">
            <text:p>68.2975601131542</text:p>
          </table:table-cell>
          <table:table-cell office:value-type="float" office:value="182.461323392358" calcext:value-type="float">
            <text:p>182.461323392358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185.95045045045" calcext:value-type="float">
            <text:p>1185.95045045045</text:p>
          </table:table-cell>
          <table:table-cell office:value-type="float" office:value="33.4795996920708" calcext:value-type="float">
            <text:p>33.4795996920708</text:p>
          </table:table-cell>
          <table:table-cell office:value-type="float" office:value="31.0921856478526" calcext:value-type="float">
            <text:p>31.0921856478526</text:p>
          </table:table-cell>
          <table:table-cell office:value-type="float" office:value="64.7358020591166" calcext:value-type="float">
            <text:p>64.7358020591166</text:p>
          </table:table-cell>
          <table:table-cell office:value-type="float" office:value="64.5566494243284" calcext:value-type="float">
            <text:p>64.5566494243284</text:p>
          </table:table-cell>
          <table:table-cell office:value-type="float" office:value="68.9360413326207" calcext:value-type="float">
            <text:p>68.9360413326207</text:p>
          </table:table-cell>
          <table:table-cell office:value-type="float" office:value="61.5136119025008" calcext:value-type="float">
            <text:p>61.5136119025008</text:p>
          </table:table-cell>
          <table:table-cell office:value-type="float" office:value="165.106627017842" calcext:value-type="float">
            <text:p>165.106627017842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340.92307692308" calcext:value-type="float">
            <text:p>1340.92307692308</text:p>
          </table:table-cell>
          <table:table-cell office:value-type="float" office:value="32.1705648516224" calcext:value-type="float">
            <text:p>32.1705648516224</text:p>
          </table:table-cell>
          <table:table-cell office:value-type="float" office:value="31.4037455246489" calcext:value-type="float">
            <text:p>31.4037455246489</text:p>
          </table:table-cell>
          <table:table-cell office:value-type="float" office:value="67.1755087841364" calcext:value-type="float">
            <text:p>67.1755087841364</text:p>
          </table:table-cell>
          <table:table-cell office:value-type="float" office:value="60.1224394057858" calcext:value-type="float">
            <text:p>60.1224394057858</text:p>
          </table:table-cell>
          <table:table-cell office:value-type="float" office:value="67.8836184094516" calcext:value-type="float">
            <text:p>67.8836184094516</text:p>
          </table:table-cell>
          <table:table-cell office:value-type="float" office:value="64.618320610687" calcext:value-type="float">
            <text:p>64.618320610687</text:p>
          </table:table-cell>
          <table:table-cell office:value-type="float" office:value="158.895214521452" calcext:value-type="float">
            <text:p>158.895214521452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371.96907216495" calcext:value-type="float">
            <text:p>1371.96907216495</text:p>
          </table:table-cell>
          <table:table-cell office:value-type="float" office:value="27.781442790162" calcext:value-type="float">
            <text:p>27.781442790162</text:p>
          </table:table-cell>
          <table:table-cell office:value-type="float" office:value="28.1640299750208" calcext:value-type="float">
            <text:p>28.1640299750208</text:p>
          </table:table-cell>
          <table:table-cell office:value-type="float" office:value="34.066277537187" calcext:value-type="float">
            <text:p>34.066277537187</text:p>
          </table:table-cell>
          <table:table-cell office:value-type="float" office:value="33.1659811717393" calcext:value-type="float">
            <text:p>33.1659811717393</text:p>
          </table:table-cell>
          <table:table-cell office:value-type="float" office:value="34.2583589457018" calcext:value-type="float">
            <text:p>34.2583589457018</text:p>
          </table:table-cell>
          <table:table-cell office:value-type="float" office:value="35.5664627633751" calcext:value-type="float">
            <text:p>35.5664627633751</text:p>
          </table:table-cell>
          <table:table-cell office:value-type="float" office:value="79.6941320793294" calcext:value-type="float">
            <text:p>79.6941320793294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317.60309278351" calcext:value-type="float">
            <text:p>1317.60309278351</text:p>
          </table:table-cell>
          <table:table-cell office:value-type="float" office:value="28.7953488372093" calcext:value-type="float">
            <text:p>28.7953488372093</text:p>
          </table:table-cell>
          <table:table-cell office:value-type="float" office:value="26.9181034482759" calcext:value-type="float">
            <text:p>26.9181034482759</text:p>
          </table:table-cell>
          <table:table-cell office:value-type="float" office:value="34.3306803107826" calcext:value-type="float">
            <text:p>34.3306803107826</text:p>
          </table:table-cell>
          <table:table-cell office:value-type="float" office:value="33.3163387826729" calcext:value-type="float">
            <text:p>33.3163387826729</text:p>
          </table:table-cell>
          <table:table-cell office:value-type="float" office:value="36.2371327154407" calcext:value-type="float">
            <text:p>36.2371327154407</text:p>
          </table:table-cell>
          <table:table-cell office:value-type="float" office:value="34.0322702396679" calcext:value-type="float">
            <text:p>34.0322702396679</text:p>
          </table:table-cell>
          <table:table-cell office:value-type="float" office:value="76.7757540148845" calcext:value-type="float">
            <text:p>76.7757540148845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371.80423280423" calcext:value-type="float">
            <text:p>1371.80423280423</text:p>
          </table:table-cell>
          <table:table-cell office:value-type="float" office:value="29.7799315849487" calcext:value-type="float">
            <text:p>29.7799315849487</text:p>
          </table:table-cell>
          <table:table-cell office:value-type="float" office:value="29.6105089742478" calcext:value-type="float">
            <text:p>29.6105089742478</text:p>
          </table:table-cell>
          <table:table-cell office:value-type="float" office:value="34.2161443494777" calcext:value-type="float">
            <text:p>34.2161443494777</text:p>
          </table:table-cell>
          <table:table-cell office:value-type="float" office:value="33.0570890249647" calcext:value-type="float">
            <text:p>33.0570890249647</text:p>
          </table:table-cell>
          <table:table-cell office:value-type="float" office:value="35.5182021162994" calcext:value-type="float">
            <text:p>35.5182021162994</text:p>
          </table:table-cell>
          <table:table-cell office:value-type="float" office:value="33.4223752792256" calcext:value-type="float">
            <text:p>33.4223752792256</text:p>
          </table:table-cell>
          <table:table-cell office:value-type="float" office:value="71.0222222222222" calcext:value-type="float">
            <text:p>71.0222222222222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305.89204545455" calcext:value-type="float">
            <text:p>1305.89204545455</text:p>
          </table:table-cell>
          <table:table-cell office:value-type="float" office:value="27.2758291577189" calcext:value-type="float">
            <text:p>27.2758291577189</text:p>
          </table:table-cell>
          <table:table-cell office:value-type="float" office:value="28.6265354198216" calcext:value-type="float">
            <text:p>28.6265354198216</text:p>
          </table:table-cell>
          <table:table-cell office:value-type="float" office:value="34.4869895536562" calcext:value-type="float">
            <text:p>34.4869895536562</text:p>
          </table:table-cell>
          <table:table-cell office:value-type="float" office:value="31.9540542994643" calcext:value-type="float">
            <text:p>31.9540542994643</text:p>
          </table:table-cell>
          <table:table-cell office:value-type="float" office:value="36.2291070547607" calcext:value-type="float">
            <text:p>36.2291070547607</text:p>
          </table:table-cell>
          <table:table-cell office:value-type="float" office:value="35.7373461012312" calcext:value-type="float">
            <text:p>35.7373461012312</text:p>
          </table:table-cell>
          <table:table-cell office:value-type="float" office:value="85.3614617940199" calcext:value-type="float">
            <text:p>85.3614617940199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445.31016042781" calcext:value-type="float">
            <text:p>1445.31016042781</text:p>
          </table:table-cell>
          <table:table-cell office:value-type="float" office:value="26.103350637093" calcext:value-type="float">
            <text:p>26.103350637093</text:p>
          </table:table-cell>
          <table:table-cell office:value-type="float" office:value="26.8783224574248" calcext:value-type="float">
            <text:p>26.8783224574248</text:p>
          </table:table-cell>
          <table:table-cell office:value-type="float" office:value="36.7419387651307" calcext:value-type="float">
            <text:p>36.7419387651307</text:p>
          </table:table-cell>
          <table:table-cell office:value-type="float" office:value="34.9760971412181" calcext:value-type="float">
            <text:p>34.9760971412181</text:p>
          </table:table-cell>
          <table:table-cell office:value-type="float" office:value="35.736391377104" calcext:value-type="float">
            <text:p>35.736391377104</text:p>
          </table:table-cell>
          <table:table-cell office:value-type="float" office:value="34.3486405994812" calcext:value-type="float">
            <text:p>34.3486405994812</text:p>
          </table:table-cell>
          <table:table-cell office:value-type="float" office:value="84.6583660987331" calcext:value-type="float">
            <text:p>84.6583660987331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447.20348837209" calcext:value-type="float">
            <text:p>1447.20348837209</text:p>
          </table:table-cell>
          <table:table-cell office:value-type="float" office:value="26.9431451612903" calcext:value-type="float">
            <text:p>26.9431451612903</text:p>
          </table:table-cell>
          <table:table-cell office:value-type="float" office:value="27.1126255380201" calcext:value-type="float">
            <text:p>27.1126255380201</text:p>
          </table:table-cell>
          <table:table-cell office:value-type="float" office:value="33.7002232973576" calcext:value-type="float">
            <text:p>33.7002232973576</text:p>
          </table:table-cell>
          <table:table-cell office:value-type="float" office:value="34.0443109275253" calcext:value-type="float">
            <text:p>34.0443109275253</text:p>
          </table:table-cell>
          <table:table-cell office:value-type="float" office:value="34.7565990818669" calcext:value-type="float">
            <text:p>34.7565990818669</text:p>
          </table:table-cell>
          <table:table-cell office:value-type="float" office:value="33.5026318219596" calcext:value-type="float">
            <text:p>33.5026318219596</text:p>
          </table:table-cell>
          <table:table-cell office:value-type="float" office:value="87.771298405467" calcext:value-type="float">
            <text:p>87.771298405467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291.30927835052" calcext:value-type="float">
            <text:p>1291.30927835052</text:p>
          </table:table-cell>
          <table:table-cell office:value-type="float" office:value="27.0012078267171" calcext:value-type="float">
            <text:p>27.0012078267171</text:p>
          </table:table-cell>
          <table:table-cell office:value-type="float" office:value="26.504334685437" calcext:value-type="float">
            <text:p>26.504334685437</text:p>
          </table:table-cell>
          <table:table-cell office:value-type="float" office:value="34.7193455245428" calcext:value-type="float">
            <text:p>34.7193455245428</text:p>
          </table:table-cell>
          <table:table-cell office:value-type="float" office:value="33.4908122013965" calcext:value-type="float">
            <text:p>33.4908122013965</text:p>
          </table:table-cell>
          <table:table-cell office:value-type="float" office:value="34.330320616497" calcext:value-type="float">
            <text:p>34.330320616497</text:p>
          </table:table-cell>
          <table:table-cell office:value-type="float" office:value="34.4668447667207" calcext:value-type="float">
            <text:p>34.4668447667207</text:p>
          </table:table-cell>
          <table:table-cell office:value-type="float" office:value="77.8151979311717" calcext:value-type="float">
            <text:p>77.8151979311717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355.6358974359" calcext:value-type="float">
            <text:p>1355.6358974359</text:p>
          </table:table-cell>
          <table:table-cell office:value-type="float" office:value="27.590798835705" calcext:value-type="float">
            <text:p>27.590798835705</text:p>
          </table:table-cell>
          <table:table-cell office:value-type="float" office:value="27.0517877184544" calcext:value-type="float">
            <text:p>27.0517877184544</text:p>
          </table:table-cell>
          <table:table-cell office:value-type="float" office:value="36.6578603716725" calcext:value-type="float">
            <text:p>36.6578603716725</text:p>
          </table:table-cell>
          <table:table-cell office:value-type="float" office:value="33.7549705964716" calcext:value-type="float">
            <text:p>33.7549705964716</text:p>
          </table:table-cell>
          <table:table-cell office:value-type="float" office:value="35.4196759711107" calcext:value-type="float">
            <text:p>35.4196759711107</text:p>
          </table:table-cell>
          <table:table-cell office:value-type="float" office:value="34.6600114635078" calcext:value-type="float">
            <text:p>34.6600114635078</text:p>
          </table:table-cell>
          <table:table-cell office:value-type="float" office:value="82.3551184433164" calcext:value-type="float">
            <text:p>82.3551184433164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275.4039408867" calcext:value-type="float">
            <text:p>1275.4039408867</text:p>
          </table:table-cell>
          <table:table-cell office:value-type="float" office:value="29.7273520684238" calcext:value-type="float">
            <text:p>29.7273520684238</text:p>
          </table:table-cell>
          <table:table-cell office:value-type="float" office:value="27.8200149365198" calcext:value-type="float">
            <text:p>27.8200149365198</text:p>
          </table:table-cell>
          <table:table-cell office:value-type="float" office:value="36.2333860759494" calcext:value-type="float">
            <text:p>36.2333860759494</text:p>
          </table:table-cell>
          <table:table-cell office:value-type="float" office:value="33.5988663817134" calcext:value-type="float">
            <text:p>33.5988663817134</text:p>
          </table:table-cell>
          <table:table-cell office:value-type="float" office:value="35.0345788108731" calcext:value-type="float">
            <text:p>35.0345788108731</text:p>
          </table:table-cell>
          <table:table-cell office:value-type="float" office:value="34.5070864643774" calcext:value-type="float">
            <text:p>34.5070864643774</text:p>
          </table:table-cell>
          <table:table-cell office:value-type="float" office:value="79.356590724166" calcext:value-type="float">
            <text:p>79.35659072416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345.45128205128" calcext:value-type="float">
            <text:p>1345.45128205128</text:p>
          </table:table-cell>
          <table:table-cell office:value-type="float" office:value="26.2518103246905" calcext:value-type="float">
            <text:p>26.2518103246905</text:p>
          </table:table-cell>
          <table:table-cell office:value-type="float" office:value="28.0694782827859" calcext:value-type="float">
            <text:p>28.0694782827859</text:p>
          </table:table-cell>
          <table:table-cell office:value-type="float" office:value="35.050778605281" calcext:value-type="float">
            <text:p>35.050778605281</text:p>
          </table:table-cell>
          <table:table-cell office:value-type="float" office:value="33.5830993823695" calcext:value-type="float">
            <text:p>33.5830993823695</text:p>
          </table:table-cell>
          <table:table-cell office:value-type="float" office:value="35.7820273326123" calcext:value-type="float">
            <text:p>35.7820273326123</text:p>
          </table:table-cell>
          <table:table-cell office:value-type="float" office:value="34.4681693860228" calcext:value-type="float">
            <text:p>34.4681693860228</text:p>
          </table:table-cell>
          <table:table-cell office:value-type="float" office:value="76.3528481012658" calcext:value-type="float">
            <text:p>76.3528481012658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574.97041420118" calcext:value-type="float">
            <text:p>1574.97041420118</text:p>
          </table:table-cell>
          <table:table-cell office:value-type="float" office:value="25.1720192234343" calcext:value-type="float">
            <text:p>25.1720192234343</text:p>
          </table:table-cell>
          <table:table-cell office:value-type="float" office:value="26.467506060843" calcext:value-type="float">
            <text:p>26.467506060843</text:p>
          </table:table-cell>
          <table:table-cell office:value-type="float" office:value="34.1016821727281" calcext:value-type="float">
            <text:p>34.1016821727281</text:p>
          </table:table-cell>
          <table:table-cell office:value-type="float" office:value="33.4464893714917" calcext:value-type="float">
            <text:p>33.4464893714917</text:p>
          </table:table-cell>
          <table:table-cell office:value-type="float" office:value="34.8792395146651" calcext:value-type="float">
            <text:p>34.8792395146651</text:p>
          </table:table-cell>
          <table:table-cell office:value-type="float" office:value="34.3268217945035" calcext:value-type="float">
            <text:p>34.3268217945035</text:p>
          </table:table-cell>
          <table:table-cell office:value-type="float" office:value="76.3107233875711" calcext:value-type="float">
            <text:p>76.3107233875711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535.67763157895" calcext:value-type="float">
            <text:p>1535.67763157895</text:p>
          </table:table-cell>
          <table:table-cell office:value-type="float" office:value="26.4599602385686" calcext:value-type="float">
            <text:p>26.4599602385686</text:p>
          </table:table-cell>
          <table:table-cell office:value-type="float" office:value="27.4250544838163" calcext:value-type="float">
            <text:p>27.4250544838163</text:p>
          </table:table-cell>
          <table:table-cell office:value-type="float" office:value="35.8718854227977" calcext:value-type="float">
            <text:p>35.8718854227977</text:p>
          </table:table-cell>
          <table:table-cell office:value-type="float" office:value="33.3081448795735" calcext:value-type="float">
            <text:p>33.3081448795735</text:p>
          </table:table-cell>
          <table:table-cell office:value-type="float" office:value="34.719786614937" calcext:value-type="float">
            <text:p>34.719786614937</text:p>
          </table:table-cell>
          <table:table-cell office:value-type="float" office:value="35.4153100775194" calcext:value-type="float">
            <text:p>35.4153100775194</text:p>
          </table:table-cell>
          <table:table-cell office:value-type="float" office:value="76.2642772745175" calcext:value-type="float">
            <text:p>76.2642772745175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417.13529411765" calcext:value-type="float">
            <text:p>1417.13529411765</text:p>
          </table:table-cell>
          <table:table-cell office:value-type="float" office:value="27.1093023255814" calcext:value-type="float">
            <text:p>27.1093023255814</text:p>
          </table:table-cell>
          <table:table-cell office:value-type="float" office:value="28.859845890411" calcext:value-type="float">
            <text:p>28.859845890411</text:p>
          </table:table-cell>
          <table:table-cell office:value-type="float" office:value="36.1988567990373" calcext:value-type="float">
            <text:p>36.1988567990373</text:p>
          </table:table-cell>
          <table:table-cell office:value-type="float" office:value="35.0826390883846" calcext:value-type="float">
            <text:p>35.0826390883846</text:p>
          </table:table-cell>
          <table:table-cell office:value-type="float" office:value="32.6786888239591" calcext:value-type="float">
            <text:p>32.6786888239591</text:p>
          </table:table-cell>
          <table:table-cell office:value-type="float" office:value="33.8691237307258" calcext:value-type="float">
            <text:p>33.8691237307258</text:p>
          </table:table-cell>
          <table:table-cell office:value-type="float" office:value="84.1883259911894" calcext:value-type="float">
            <text:p>84.1883259911894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1426.9604519774" calcext:value-type="float">
            <text:p>1426.9604519774</text:p>
          </table:table-cell>
          <table:table-cell office:value-type="float" office:value="27.9716748768473" calcext:value-type="float">
            <text:p>27.9716748768473</text:p>
          </table:table-cell>
          <table:table-cell office:value-type="float" office:value="28.3023546052084" calcext:value-type="float">
            <text:p>28.3023546052084</text:p>
          </table:table-cell>
          <table:table-cell office:value-type="float" office:value="35.3521017376954" calcext:value-type="float">
            <text:p>35.3521017376954</text:p>
          </table:table-cell>
          <table:table-cell office:value-type="float" office:value="34.324728519718" calcext:value-type="float">
            <text:p>34.324728519718</text:p>
          </table:table-cell>
          <table:table-cell office:value-type="float" office:value="35.4403263861581" calcext:value-type="float">
            <text:p>35.4403263861581</text:p>
          </table:table-cell>
          <table:table-cell office:value-type="float" office:value="34.224695585997" calcext:value-type="float">
            <text:p>34.224695585997</text:p>
          </table:table-cell>
          <table:table-cell office:value-type="float" office:value="86.4444444444444" calcext:value-type="float">
            <text:p>86.4444444444444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419.77094972067" calcext:value-type="float">
            <text:p>1419.77094972067</text:p>
          </table:table-cell>
          <table:table-cell office:value-type="float" office:value="27.7802270110215" calcext:value-type="float">
            <text:p>27.7802270110215</text:p>
          </table:table-cell>
          <table:table-cell office:value-type="float" office:value="28.9898135359116" calcext:value-type="float">
            <text:p>28.9898135359116</text:p>
          </table:table-cell>
          <table:table-cell office:value-type="float" office:value="33.5740484747949" calcext:value-type="float">
            <text:p>33.5740484747949</text:p>
          </table:table-cell>
          <table:table-cell office:value-type="float" office:value="33.0929316974913" calcext:value-type="float">
            <text:p>33.0929316974913</text:p>
          </table:table-cell>
          <table:table-cell office:value-type="float" office:value="36.0256384971896" calcext:value-type="float">
            <text:p>36.0256384971896</text:p>
          </table:table-cell>
          <table:table-cell office:value-type="float" office:value="33.2755616689592" calcext:value-type="float">
            <text:p>33.2755616689592</text:p>
          </table:table-cell>
          <table:table-cell office:value-type="float" office:value="81.1102412187897" calcext:value-type="float">
            <text:p>81.1102412187897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339.10055865922" calcext:value-type="float">
            <text:p>1339.10055865922</text:p>
          </table:table-cell>
          <table:table-cell office:value-type="float" office:value="27.8369070287275" calcext:value-type="float">
            <text:p>27.8369070287275</text:p>
          </table:table-cell>
          <table:table-cell office:value-type="float" office:value="29.2037037037037" calcext:value-type="float">
            <text:p>29.2037037037037</text:p>
          </table:table-cell>
          <table:table-cell office:value-type="float" office:value="37.5597182523479" calcext:value-type="float">
            <text:p>37.5597182523479</text:p>
          </table:table-cell>
          <table:table-cell office:value-type="float" office:value="32.9845492777473" calcext:value-type="float">
            <text:p>32.9845492777473</text:p>
          </table:table-cell>
          <table:table-cell office:value-type="float" office:value="35.736437924584" calcext:value-type="float">
            <text:p>35.736437924584</text:p>
          </table:table-cell>
          <table:table-cell office:value-type="float" office:value="33.3959035047792" calcext:value-type="float">
            <text:p>33.3959035047792</text:p>
          </table:table-cell>
          <table:table-cell office:value-type="float" office:value="72.6246728971963" calcext:value-type="float">
            <text:p>72.6246728971963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402.72677595628" calcext:value-type="float">
            <text:p>1402.72677595628</text:p>
          </table:table-cell>
          <table:table-cell office:value-type="float" office:value="27.0837310897177" calcext:value-type="float">
            <text:p>27.0837310897177</text:p>
          </table:table-cell>
          <table:table-cell office:value-type="float" office:value="27.9642209398186" calcext:value-type="float">
            <text:p>27.9642209398186</text:p>
          </table:table-cell>
          <table:table-cell office:value-type="float" office:value="34.3511893434824" calcext:value-type="float">
            <text:p>34.3511893434824</text:p>
          </table:table-cell>
          <table:table-cell office:value-type="float" office:value="33.9008233178764" calcext:value-type="float">
            <text:p>33.9008233178764</text:p>
          </table:table-cell>
          <table:table-cell office:value-type="float" office:value="35.3744544661042" calcext:value-type="float">
            <text:p>35.3744544661042</text:p>
          </table:table-cell>
          <table:table-cell office:value-type="float" office:value="36.7913920511284" calcext:value-type="float">
            <text:p>36.7913920511284</text:p>
          </table:table-cell>
          <table:table-cell office:value-type="float" office:value="77.5857740585774" calcext:value-type="float">
            <text:p>77.5857740585774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418.8021978022" calcext:value-type="float">
            <text:p>1418.8021978022</text:p>
          </table:table-cell>
          <table:table-cell office:value-type="float" office:value="29.3225166134461" calcext:value-type="float">
            <text:p>29.3225166134461</text:p>
          </table:table-cell>
          <table:table-cell office:value-type="float" office:value="26.5130187786019" calcext:value-type="float">
            <text:p>26.5130187786019</text:p>
          </table:table-cell>
          <table:table-cell office:value-type="float" office:value="35.0842848848461" calcext:value-type="float">
            <text:p>35.0842848848461</text:p>
          </table:table-cell>
          <table:table-cell office:value-type="float" office:value="35.1995318899941" calcext:value-type="float">
            <text:p>35.1995318899941</text:p>
          </table:table-cell>
          <table:table-cell office:value-type="float" office:value="35.0400888717156" calcext:value-type="float">
            <text:p>35.0400888717156</text:p>
          </table:table-cell>
          <table:table-cell office:value-type="float" office:value="34.824154589372" calcext:value-type="float">
            <text:p>34.824154589372</text:p>
          </table:table-cell>
          <table:table-cell office:value-type="float" office:value="85.3096069868996" calcext:value-type="float">
            <text:p>85.309606986899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333.11731843575" calcext:value-type="float">
            <text:p>1333.11731843575</text:p>
          </table:table-cell>
          <table:table-cell office:value-type="float" office:value="26.2326109068148" calcext:value-type="float">
            <text:p>26.2326109068148</text:p>
          </table:table-cell>
          <table:table-cell office:value-type="float" office:value="27.4063330916123" calcext:value-type="float">
            <text:p>27.4063330916123</text:p>
          </table:table-cell>
          <table:table-cell office:value-type="float" office:value="35.6949469130948" calcext:value-type="float">
            <text:p>35.6949469130948</text:p>
          </table:table-cell>
          <table:table-cell office:value-type="float" office:value="33.1995730065905" calcext:value-type="float">
            <text:p>33.1995730065905</text:p>
          </table:table-cell>
          <table:table-cell office:value-type="float" office:value="35.450999512433" calcext:value-type="float">
            <text:p>35.450999512433</text:p>
          </table:table-cell>
          <table:table-cell office:value-type="float" office:value="34.0141651031895" calcext:value-type="float">
            <text:p>34.0141651031895</text:p>
          </table:table-cell>
          <table:table-cell office:value-type="float" office:value="78.8556008146639" calcext:value-type="float">
            <text:p>78.8556008146639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343.06486486486" calcext:value-type="float">
            <text:p>1343.06486486486</text:p>
          </table:table-cell>
          <table:table-cell office:value-type="float" office:value="28.1470197575959" calcext:value-type="float">
            <text:p>28.1470197575959</text:p>
          </table:table-cell>
          <table:table-cell office:value-type="float" office:value="25.6990438609804" calcext:value-type="float">
            <text:p>25.6990438609804</text:p>
          </table:table-cell>
          <table:table-cell office:value-type="float" office:value="33.9975582268971" calcext:value-type="float">
            <text:p>33.9975582268971</text:p>
          </table:table-cell>
          <table:table-cell office:value-type="float" office:value="33.8053146853147" calcext:value-type="float">
            <text:p>33.8053146853147</text:p>
          </table:table-cell>
          <table:table-cell office:value-type="float" office:value="35.3070063694267" calcext:value-type="float">
            <text:p>35.3070063694267</text:p>
          </table:table-cell>
          <table:table-cell office:value-type="float" office:value="35.5532838267914" calcext:value-type="float">
            <text:p>35.5532838267914</text:p>
          </table:table-cell>
          <table:table-cell office:value-type="float" office:value="81.9425164998935" calcext:value-type="float">
            <text:p>81.9425164998935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392.04635761589" calcext:value-type="float">
            <text:p>1392.04635761589</text:p>
          </table:table-cell>
          <table:table-cell office:value-type="float" office:value="24.3537034310116" calcext:value-type="float">
            <text:p>24.3537034310116</text:p>
          </table:table-cell>
          <table:table-cell office:value-type="float" office:value="24.8604529094181" calcext:value-type="float">
            <text:p>24.8604529094181</text:p>
          </table:table-cell>
          <table:table-cell office:value-type="float" office:value="27.2543707670499" calcext:value-type="float">
            <text:p>27.2543707670499</text:p>
          </table:table-cell>
          <table:table-cell office:value-type="float" office:value="27.2834739691132" calcext:value-type="float">
            <text:p>27.2834739691132</text:p>
          </table:table-cell>
          <table:table-cell office:value-type="float" office:value="28.558334009905" calcext:value-type="float">
            <text:p>28.558334009905</text:p>
          </table:table-cell>
          <table:table-cell office:value-type="float" office:value="27.0654960764509" calcext:value-type="float">
            <text:p>27.0654960764509</text:p>
          </table:table-cell>
          <table:table-cell office:value-type="float" office:value="53.8502265005663" calcext:value-type="float">
            <text:p>53.8502265005663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600.04081632653" calcext:value-type="float">
            <text:p>1600.04081632653</text:p>
          </table:table-cell>
          <table:table-cell office:value-type="float" office:value="25.4302554027505" calcext:value-type="float">
            <text:p>25.4302554027505</text:p>
          </table:table-cell>
          <table:table-cell office:value-type="float" office:value="24.4677546912071" calcext:value-type="float">
            <text:p>24.4677546912071</text:p>
          </table:table-cell>
          <table:table-cell office:value-type="float" office:value="27.7507411265123" calcext:value-type="float">
            <text:p>27.7507411265123</text:p>
          </table:table-cell>
          <table:table-cell office:value-type="float" office:value="27.994185107414" calcext:value-type="float">
            <text:p>27.994185107414</text:p>
          </table:table-cell>
          <table:table-cell office:value-type="float" office:value="27.4214347723147" calcext:value-type="float">
            <text:p>27.4214347723147</text:p>
          </table:table-cell>
          <table:table-cell office:value-type="float" office:value="27.3281914056351" calcext:value-type="float">
            <text:p>27.3281914056351</text:p>
          </table:table-cell>
          <table:table-cell office:value-type="float" office:value="56.7551177466523" calcext:value-type="float">
            <text:p>56.7551177466523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386.61988304094" calcext:value-type="float">
            <text:p>1386.61988304094</text:p>
          </table:table-cell>
          <table:table-cell office:value-type="float" office:value="25.6324969400245" calcext:value-type="float">
            <text:p>25.6324969400245</text:p>
          </table:table-cell>
          <table:table-cell office:value-type="float" office:value="24.8658239077401" calcext:value-type="float">
            <text:p>24.8658239077401</text:p>
          </table:table-cell>
          <table:table-cell office:value-type="float" office:value="27.983525271913" calcext:value-type="float">
            <text:p>27.983525271913</text:p>
          </table:table-cell>
          <table:table-cell office:value-type="float" office:value="27.5172825740682" calcext:value-type="float">
            <text:p>27.5172825740682</text:p>
          </table:table-cell>
          <table:table-cell office:value-type="float" office:value="27.9559474913425" calcext:value-type="float">
            <text:p>27.9559474913425</text:p>
          </table:table-cell>
          <table:table-cell office:value-type="float" office:value="27.4529961517317" calcext:value-type="float">
            <text:p>27.4529961517317</text:p>
          </table:table-cell>
          <table:table-cell office:value-type="float" office:value="57.8592330201756" calcext:value-type="float">
            <text:p>57.859233020175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428.29585798817" calcext:value-type="float">
            <text:p>1428.29585798817</text:p>
          </table:table-cell>
          <table:table-cell office:value-type="float" office:value="24.0528189479802" calcext:value-type="float">
            <text:p>24.0528189479802</text:p>
          </table:table-cell>
          <table:table-cell office:value-type="float" office:value="23.7408177905308" calcext:value-type="float">
            <text:p>23.7408177905308</text:p>
          </table:table-cell>
          <table:table-cell office:value-type="float" office:value="27.0769597331427" calcext:value-type="float">
            <text:p>27.0769597331427</text:p>
          </table:table-cell>
          <table:table-cell office:value-type="float" office:value="27.3509949463045" calcext:value-type="float">
            <text:p>27.3509949463045</text:p>
          </table:table-cell>
          <table:table-cell office:value-type="float" office:value="27.1337286416478" calcext:value-type="float">
            <text:p>27.1337286416478</text:p>
          </table:table-cell>
          <table:table-cell office:value-type="float" office:value="26.8278278278278" calcext:value-type="float">
            <text:p>26.8278278278278</text:p>
          </table:table-cell>
          <table:table-cell office:value-type="float" office:value="60.3042763157895" calcext:value-type="float">
            <text:p>60.3042763157895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292.35567010309" calcext:value-type="float">
            <text:p>1292.35567010309</text:p>
          </table:table-cell>
          <table:table-cell office:value-type="float" office:value="23.7804194799598" calcext:value-type="float">
            <text:p>23.7804194799598</text:p>
          </table:table-cell>
          <table:table-cell office:value-type="float" office:value="25.4485889384883" calcext:value-type="float">
            <text:p>25.4485889384883</text:p>
          </table:table-cell>
          <table:table-cell office:value-type="float" office:value="28.0059699116453" calcext:value-type="float">
            <text:p>28.0059699116453</text:p>
          </table:table-cell>
          <table:table-cell office:value-type="float" office:value="27.2517991239049" calcext:value-type="float">
            <text:p>27.2517991239049</text:p>
          </table:table-cell>
          <table:table-cell office:value-type="float" office:value="29.2032425204747" calcext:value-type="float">
            <text:p>29.2032425204747</text:p>
          </table:table-cell>
          <table:table-cell office:value-type="float" office:value="27.1559604453788" calcext:value-type="float">
            <text:p>27.1559604453788</text:p>
          </table:table-cell>
          <table:table-cell office:value-type="float" office:value="58.8893316983446" calcext:value-type="float">
            <text:p>58.889331698344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445.50675675676" calcext:value-type="float">
            <text:p>1445.50675675676</text:p>
          </table:table-cell>
          <table:table-cell office:value-type="float" office:value="24.6958705769373" calcext:value-type="float">
            <text:p>24.6958705769373</text:p>
          </table:table-cell>
          <table:table-cell office:value-type="float" office:value="24.9463535414166" calcext:value-type="float">
            <text:p>24.9463535414166</text:p>
          </table:table-cell>
          <table:table-cell office:value-type="float" office:value="31.7102654867257" calcext:value-type="float">
            <text:p>31.7102654867257</text:p>
          </table:table-cell>
          <table:table-cell office:value-type="float" office:value="27.0808633768671" calcext:value-type="float">
            <text:p>27.0808633768671</text:p>
          </table:table-cell>
          <table:table-cell office:value-type="float" office:value="28.8894195142034" calcext:value-type="float">
            <text:p>28.8894195142034</text:p>
          </table:table-cell>
          <table:table-cell office:value-type="float" office:value="27.9995252037667" calcext:value-type="float">
            <text:p>27.9995252037667</text:p>
          </table:table-cell>
          <table:table-cell office:value-type="float" office:value="57.728951486698" calcext:value-type="float">
            <text:p>57.728951486698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224.2243902439" calcext:value-type="float">
            <text:p>1224.2243902439</text:p>
          </table:table-cell>
          <table:table-cell office:value-type="float" office:value="25.3057469523737" calcext:value-type="float">
            <text:p>25.3057469523737</text:p>
          </table:table-cell>
          <table:table-cell office:value-type="float" office:value="24.8354535190064" calcext:value-type="float">
            <text:p>24.8354535190064</text:p>
          </table:table-cell>
          <table:table-cell office:value-type="float" office:value="28.8639842014317" calcext:value-type="float">
            <text:p>28.8639842014317</text:p>
          </table:table-cell>
          <table:table-cell office:value-type="float" office:value="28.8813573180703" calcext:value-type="float">
            <text:p>28.8813573180703</text:p>
          </table:table-cell>
          <table:table-cell office:value-type="float" office:value="27.6218662394874" calcext:value-type="float">
            <text:p>27.6218662394874</text:p>
          </table:table-cell>
          <table:table-cell office:value-type="float" office:value="28.3219571370805" calcext:value-type="float">
            <text:p>28.3219571370805</text:p>
          </table:table-cell>
          <table:table-cell office:value-type="float" office:value="62.2853007397877" calcext:value-type="float">
            <text:p>62.2853007397877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479.09580838323" calcext:value-type="float">
            <text:p>1479.09580838323</text:p>
          </table:table-cell>
          <table:table-cell office:value-type="float" office:value="25.8243264785589" calcext:value-type="float">
            <text:p>25.8243264785589</text:p>
          </table:table-cell>
          <table:table-cell office:value-type="float" office:value="25.5952344585306" calcext:value-type="float">
            <text:p>25.5952344585306</text:p>
          </table:table-cell>
          <table:table-cell office:value-type="float" office:value="27.6207254713966" calcext:value-type="float">
            <text:p>27.6207254713966</text:p>
          </table:table-cell>
          <table:table-cell office:value-type="float" office:value="26.7098870493579" calcext:value-type="float">
            <text:p>26.7098870493579</text:p>
          </table:table-cell>
          <table:table-cell office:value-type="float" office:value="27.1398188263096" calcext:value-type="float">
            <text:p>27.1398188263096</text:p>
          </table:table-cell>
          <table:table-cell office:value-type="float" office:value="28.0137371465296" calcext:value-type="float">
            <text:p>28.0137371465296</text:p>
          </table:table-cell>
          <table:table-cell office:value-type="float" office:value="54.8877992500721" calcext:value-type="float">
            <text:p>54.8877992500721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502.2602739726" calcext:value-type="float">
            <text:p>1502.2602739726</text:p>
          </table:table-cell>
          <table:table-cell office:value-type="float" office:value="27.4067240672407" calcext:value-type="float">
            <text:p>27.4067240672407</text:p>
          </table:table-cell>
          <table:table-cell office:value-type="float" office:value="24.3409392021198" calcext:value-type="float">
            <text:p>24.3409392021198</text:p>
          </table:table-cell>
          <table:table-cell office:value-type="float" office:value="27.2234738085861" calcext:value-type="float">
            <text:p>27.2234738085861</text:p>
          </table:table-cell>
          <table:table-cell office:value-type="float" office:value="28.783947089083" calcext:value-type="float">
            <text:p>28.783947089083</text:p>
          </table:table-cell>
          <table:table-cell office:value-type="float" office:value="27.9806067433813" calcext:value-type="float">
            <text:p>27.9806067433813</text:p>
          </table:table-cell>
          <table:table-cell office:value-type="float" office:value="27.8828498565508" calcext:value-type="float">
            <text:p>27.8828498565508</text:p>
          </table:table-cell>
          <table:table-cell office:value-type="float" office:value="52.4324885749896" calcext:value-type="float">
            <text:p>52.432488574989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320.57368421053" calcext:value-type="float">
            <text:p>1320.57368421053</text:p>
          </table:table-cell>
          <table:table-cell office:value-type="float" office:value="25.5833975050054" calcext:value-type="float">
            <text:p>25.5833975050054</text:p>
          </table:table-cell>
          <table:table-cell office:value-type="float" office:value="24.2501462843768" calcext:value-type="float">
            <text:p>24.2501462843768</text:p>
          </table:table-cell>
          <table:table-cell office:value-type="float" office:value="28.5759000973078" calcext:value-type="float">
            <text:p>28.5759000973078</text:p>
          </table:table-cell>
          <table:table-cell office:value-type="float" office:value="27.5275829081633" calcext:value-type="float">
            <text:p>27.5275829081633</text:p>
          </table:table-cell>
          <table:table-cell office:value-type="float" office:value="28.3898537846353" calcext:value-type="float">
            <text:p>28.3898537846353</text:p>
          </table:table-cell>
          <table:table-cell office:value-type="float" office:value="27.4770568988907" calcext:value-type="float">
            <text:p>27.4770568988907</text:p>
          </table:table-cell>
          <table:table-cell office:value-type="float" office:value="58.9559127805189" calcext:value-type="float">
            <text:p>58.9559127805189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310.27567567568" calcext:value-type="float">
            <text:p>1310.27567567568</text:p>
          </table:table-cell>
          <table:table-cell office:value-type="float" office:value="24.5253652448425" calcext:value-type="float">
            <text:p>24.5253652448425</text:p>
          </table:table-cell>
          <table:table-cell office:value-type="float" office:value="25.2104824029126" calcext:value-type="float">
            <text:p>25.2104824029126</text:p>
          </table:table-cell>
          <table:table-cell office:value-type="float" office:value="30.6799173980382" calcext:value-type="float">
            <text:p>30.6799173980382</text:p>
          </table:table-cell>
          <table:table-cell office:value-type="float" office:value="28.1363269912931" calcext:value-type="float">
            <text:p>28.1363269912931</text:p>
          </table:table-cell>
          <table:table-cell office:value-type="float" office:value="28.8033479738129" calcext:value-type="float">
            <text:p>28.8033479738129</text:p>
          </table:table-cell>
          <table:table-cell office:value-type="float" office:value="27.1615147442486" calcext:value-type="float">
            <text:p>27.1615147442486</text:p>
          </table:table-cell>
          <table:table-cell office:value-type="float" office:value="57.4367155602601" calcext:value-type="float">
            <text:p>57.4367155602601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367.53503184713" calcext:value-type="float">
            <text:p>1367.53503184713</text:p>
          </table:table-cell>
          <table:table-cell office:value-type="float" office:value="23.7733390607102" calcext:value-type="float">
            <text:p>23.7733390607102</text:p>
          </table:table-cell>
          <table:table-cell office:value-type="float" office:value="25.1759793501367" calcext:value-type="float">
            <text:p>25.1759793501367</text:p>
          </table:table-cell>
          <table:table-cell office:value-type="float" office:value="27.2789826806054" calcext:value-type="float">
            <text:p>27.2789826806054</text:p>
          </table:table-cell>
          <table:table-cell office:value-type="float" office:value="28.0036217303823" calcext:value-type="float">
            <text:p>28.0036217303823</text:p>
          </table:table-cell>
          <table:table-cell office:value-type="float" office:value="28.2138236016706" calcext:value-type="float">
            <text:p>28.2138236016706</text:p>
          </table:table-cell>
          <table:table-cell office:value-type="float" office:value="28.8699761650366" calcext:value-type="float">
            <text:p>28.8699761650366</text:p>
          </table:table-cell>
          <table:table-cell office:value-type="float" office:value="55.3478007573551" calcext:value-type="float">
            <text:p>55.3478007573551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233.28571428571" calcext:value-type="float">
            <text:p>1233.28571428571</text:p>
          </table:table-cell>
          <table:table-cell office:value-type="float" office:value="25.2885855138415" calcext:value-type="float">
            <text:p>25.2885855138415</text:p>
          </table:table-cell>
          <table:table-cell office:value-type="float" office:value="25.1557395558901" calcext:value-type="float">
            <text:p>25.1557395558901</text:p>
          </table:table-cell>
          <table:table-cell office:value-type="float" office:value="27.4108558161877" calcext:value-type="float">
            <text:p>27.4108558161877</text:p>
          </table:table-cell>
          <table:table-cell office:value-type="float" office:value="28.0890372396043" calcext:value-type="float">
            <text:p>28.0890372396043</text:p>
          </table:table-cell>
          <table:table-cell office:value-type="float" office:value="27.6841559684236" calcext:value-type="float">
            <text:p>27.6841559684236</text:p>
          </table:table-cell>
          <table:table-cell office:value-type="float" office:value="26.5179243110463" calcext:value-type="float">
            <text:p>26.5179243110463</text:p>
          </table:table-cell>
          <table:table-cell office:value-type="float" office:value="57.1239110844097" calcext:value-type="float">
            <text:p>57.1239110844097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334.3544973545" calcext:value-type="float">
            <text:p>1334.3544973545</text:p>
          </table:table-cell>
          <table:table-cell office:value-type="float" office:value="24.1955121245024" calcext:value-type="float">
            <text:p>24.1955121245024</text:p>
          </table:table-cell>
          <table:table-cell office:value-type="float" office:value="24.5090626618332" calcext:value-type="float">
            <text:p>24.5090626618332</text:p>
          </table:table-cell>
          <table:table-cell office:value-type="float" office:value="27.8521132408373" calcext:value-type="float">
            <text:p>27.8521132408373</text:p>
          </table:table-cell>
          <table:table-cell office:value-type="float" office:value="27.6330443083287" calcext:value-type="float">
            <text:p>27.6330443083287</text:p>
          </table:table-cell>
          <table:table-cell office:value-type="float" office:value="27.6514407853072" calcext:value-type="float">
            <text:p>27.6514407853072</text:p>
          </table:table-cell>
          <table:table-cell office:value-type="float" office:value="28.2569376428338" calcext:value-type="float">
            <text:p>28.2569376428338</text:p>
          </table:table-cell>
          <table:table-cell office:value-type="float" office:value="53.7218354879955" calcext:value-type="float">
            <text:p>53.7218354879955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490.65734265734" calcext:value-type="float">
            <text:p>1490.65734265734</text:p>
          </table:table-cell>
          <table:table-cell office:value-type="float" office:value="24.2020717829005" calcext:value-type="float">
            <text:p>24.2020717829005</text:p>
          </table:table-cell>
          <table:table-cell office:value-type="float" office:value="23.8518033740547" calcext:value-type="float">
            <text:p>23.8518033740547</text:p>
          </table:table-cell>
          <table:table-cell office:value-type="float" office:value="27.4800382500598" calcext:value-type="float">
            <text:p>27.4800382500598</text:p>
          </table:table-cell>
          <table:table-cell office:value-type="float" office:value="27.2820870103731" calcext:value-type="float">
            <text:p>27.2820870103731</text:p>
          </table:table-cell>
          <table:table-cell office:value-type="float" office:value="27.8123786407767" calcext:value-type="float">
            <text:p>27.8123786407767</text:p>
          </table:table-cell>
          <table:table-cell office:value-type="float" office:value="28.3092525252525" calcext:value-type="float">
            <text:p>28.3092525252525</text:p>
          </table:table-cell>
          <table:table-cell office:value-type="float" office:value="51.8977931034483" calcext:value-type="float">
            <text:p>51.8977931034483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270.14210526316" calcext:value-type="float">
            <text:p>1270.14210526316</text:p>
          </table:table-cell>
          <table:table-cell office:value-type="float" office:value="23.9974832818005" calcext:value-type="float">
            <text:p>23.9974832818005</text:p>
          </table:table-cell>
          <table:table-cell office:value-type="float" office:value="23.7954105414127" calcext:value-type="float">
            <text:p>23.7954105414127</text:p>
          </table:table-cell>
          <table:table-cell office:value-type="float" office:value="27.9219123505976" calcext:value-type="float">
            <text:p>27.9219123505976</text:p>
          </table:table-cell>
          <table:table-cell office:value-type="float" office:value="28.5788043478261" calcext:value-type="float">
            <text:p>28.5788043478261</text:p>
          </table:table-cell>
          <table:table-cell office:value-type="float" office:value="28.6716514954486" calcext:value-type="float">
            <text:p>28.6716514954486</text:p>
          </table:table-cell>
          <table:table-cell office:value-type="float" office:value="27.4783743180201" calcext:value-type="float">
            <text:p>27.4783743180201</text:p>
          </table:table-cell>
          <table:table-cell office:value-type="float" office:value="49.6303713527851" calcext:value-type="float">
            <text:p>49.6303713527851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288.50837988827" calcext:value-type="float">
            <text:p>1288.50837988827</text:p>
          </table:table-cell>
          <table:table-cell office:value-type="float" office:value="25.2456929409971" calcext:value-type="float">
            <text:p>25.2456929409971</text:p>
          </table:table-cell>
          <table:table-cell office:value-type="float" office:value="25.6613224915618" calcext:value-type="float">
            <text:p>25.6613224915618</text:p>
          </table:table-cell>
          <table:table-cell office:value-type="float" office:value="27.0759542874913" calcext:value-type="float">
            <text:p>27.0759542874913</text:p>
          </table:table-cell>
          <table:table-cell office:value-type="float" office:value="27.2990281981838" calcext:value-type="float">
            <text:p>27.2990281981838</text:p>
          </table:table-cell>
          <table:table-cell office:value-type="float" office:value="27.9491253410368" calcext:value-type="float">
            <text:p>27.9491253410368</text:p>
          </table:table-cell>
          <table:table-cell office:value-type="float" office:value="27.0916932162561" calcext:value-type="float">
            <text:p>27.0916932162561</text:p>
          </table:table-cell>
          <table:table-cell office:value-type="float" office:value="62.8584985595662" calcext:value-type="float">
            <text:p>62.8584985595662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329.88505747126" calcext:value-type="float">
            <text:p>1329.88505747126</text:p>
          </table:table-cell>
          <table:table-cell office:value-type="float" office:value="25.9302850911357" calcext:value-type="float">
            <text:p>25.9302850911357</text:p>
          </table:table-cell>
          <table:table-cell office:value-type="float" office:value="25.2200693606755" calcext:value-type="float">
            <text:p>25.2200693606755</text:p>
          </table:table-cell>
          <table:table-cell office:value-type="float" office:value="26.6278154890466" calcext:value-type="float">
            <text:p>26.6278154890466</text:p>
          </table:table-cell>
          <table:table-cell office:value-type="float" office:value="26.41015625" calcext:value-type="float">
            <text:p>26.41015625</text:p>
          </table:table-cell>
          <table:table-cell office:value-type="float" office:value="27.5350288286865" calcext:value-type="float">
            <text:p>27.5350288286865</text:p>
          </table:table-cell>
          <table:table-cell office:value-type="float" office:value="27.7619619139062" calcext:value-type="float">
            <text:p>27.7619619139062</text:p>
          </table:table-cell>
          <table:table-cell office:value-type="float" office:value="61.7580777431524" calcext:value-type="float">
            <text:p>61.7580777431524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552.0125" calcext:value-type="float">
            <text:p>1552.0125</text:p>
          </table:table-cell>
          <table:table-cell office:value-type="float" office:value="26.5688313750397" calcext:value-type="float">
            <text:p>26.5688313750397</text:p>
          </table:table-cell>
          <table:table-cell office:value-type="float" office:value="25.7211004932182" calcext:value-type="float">
            <text:p>25.7211004932182</text:p>
          </table:table-cell>
          <table:table-cell office:value-type="float" office:value="27.6879793394897" calcext:value-type="float">
            <text:p>27.6879793394897</text:p>
          </table:table-cell>
          <table:table-cell office:value-type="float" office:value="27.2850090118329" calcext:value-type="float">
            <text:p>27.2850090118329</text:p>
          </table:table-cell>
          <table:table-cell office:value-type="float" office:value="28.4336082807699" calcext:value-type="float">
            <text:p>28.4336082807699</text:p>
          </table:table-cell>
          <table:table-cell office:value-type="float" office:value="27.2142857142857" calcext:value-type="float">
            <text:p>27.2142857142857</text:p>
          </table:table-cell>
          <table:table-cell office:value-type="float" office:value="60.6163612986178" calcext:value-type="float">
            <text:p>60.6163612986178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249.58421052632" calcext:value-type="float">
            <text:p>1249.58421052632</text:p>
          </table:table-cell>
          <table:table-cell office:value-type="float" office:value="25.5821055862492" calcext:value-type="float">
            <text:p>25.5821055862492</text:p>
          </table:table-cell>
          <table:table-cell office:value-type="float" office:value="26.2557038646593" calcext:value-type="float">
            <text:p>26.2557038646593</text:p>
          </table:table-cell>
          <table:table-cell office:value-type="float" office:value="26.9223331253899" calcext:value-type="float">
            <text:p>26.9223331253899</text:p>
          </table:table-cell>
          <table:table-cell office:value-type="float" office:value="26.6049287639584" calcext:value-type="float">
            <text:p>26.6049287639584</text:p>
          </table:table-cell>
          <table:table-cell office:value-type="float" office:value="27.4216886501856" calcext:value-type="float">
            <text:p>27.4216886501856</text:p>
          </table:table-cell>
          <table:table-cell office:value-type="float" office:value="28.135304515507" calcext:value-type="float">
            <text:p>28.135304515507</text:p>
          </table:table-cell>
          <table:table-cell office:value-type="float" office:value="61.0770214125919" calcext:value-type="float">
            <text:p>61.0770214125919</text:p>
          </table:table-cell>
          <table:table-cell table:style-name="ce7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4" office:value-type="string" calcext:value-type="string">
            <text:p>BB /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MTTD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/>
          <table:table-cell table:style-name="ce6" office:value-type="string" calcext:value-type="string">
            <text:p>AEn/AE1 PUSH</text:p>
          </table:table-cell>
          <table:table-cell table:style-name="ce6" office:value-type="string" calcext:value-type="string">
            <text:p>AEn/AE1 PULL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3" table:formula="of:=AVERAGE([.C2:.C21])" office:value-type="float" office:value="1124.31851551413" calcext:value-type="float">
            <text:p>1124.319</text:p>
          </table:table-cell>
          <table:table-cell table:style-name="ce3" table:formula="of:=AVERAGE([.D2:.D21])" office:value-type="float" office:value="33.9796907398776" calcext:value-type="float">
            <text:p>33.980</text:p>
          </table:table-cell>
          <table:table-cell table:style-name="ce3" table:formula="of:=AVERAGE([.E2:.E21])" office:value-type="float" office:value="34.1192409069127" calcext:value-type="float">
            <text:p>34.119</text:p>
          </table:table-cell>
          <table:table-cell table:style-name="ce3" table:formula="of:=AVERAGE([.F2:.F21])" office:value-type="float" office:value="149.277985113778" calcext:value-type="float">
            <text:p>149.278</text:p>
          </table:table-cell>
          <table:table-cell table:style-name="ce3" table:formula="of:=AVERAGE([.G2:.G21])" office:value-type="float" office:value="132.554763709872" calcext:value-type="float">
            <text:p>132.555</text:p>
          </table:table-cell>
          <table:table-cell table:style-name="ce3" table:formula="of:=AVERAGE([.H2:.H21])" office:value-type="float" office:value="155.3539394933" calcext:value-type="float">
            <text:p>155.354</text:p>
          </table:table-cell>
          <table:table-cell table:style-name="ce3" table:formula="of:=AVERAGE([.I2:.I21])" office:value-type="float" office:value="141.919200174571" calcext:value-type="float">
            <text:p>141.919</text:p>
          </table:table-cell>
          <table:table-cell table:style-name="ce3" table:formula="of:=AVERAGE([.J2:.J21])" office:value-type="float" office:value="298.464923882851" calcext:value-type="float">
            <text:p>298.465</text:p>
          </table:table-cell>
          <table:table-cell table:style-name="ce3" table:formula="of:=AVERAGE([.K2:.K21])" office:value-type="string" office:string-value="" calcext:value-type="error">
            <text:p>#DIV/0!</text:p>
          </table:table-cell>
          <table:table-cell/>
          <table:table-cell table:formula="of:=[.F87]/[.H87]" office:value-type="float" office:value="0.960889602160465" calcext:value-type="float">
            <text:p>0.960889602160465</text:p>
          </table:table-cell>
          <table:table-cell table:formula="of:=[.G87]/[.I87]" office:value-type="float" office:value="0.934015718428658" calcext:value-type="float">
            <text:p>0.934015718428658</text:p>
          </table:table-cell>
          <table:table-cell table:formula="of:=[.$D87]/[.F87]" office:value-type="float" office:value="0.227626938519961" calcext:value-type="float">
            <text:p>0.227626938519961</text:p>
          </table:table-cell>
          <table:table-cell table:formula="of:=[.$D87]/[.G87]" office:value-type="float" office:value="0.256344546124727" calcext:value-type="float">
            <text:p>0.256344546124727</text:p>
          </table:table-cell>
          <table:table-cell table:formula="of:=[.$D87]/[.H87]" office:value-type="float" office:value="0.21872435839545" calcext:value-type="float">
            <text:p>0.21872435839545</text:p>
          </table:table-cell>
          <table:table-cell table:formula="of:=[.$D87]/[.I87]" office:value-type="float" office:value="0.239429835413955" calcext:value-type="float">
            <text:p>0.239429835413955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3" table:formula="of:=AVERAGE([.C22:.C41])" office:value-type="float" office:value="1243.40198474693" calcext:value-type="float">
            <text:p>1243.402</text:p>
          </table:table-cell>
          <table:table-cell table:style-name="ce3" table:formula="of:=AVERAGE([.D22:.D41])" office:value-type="float" office:value="31.4924927029862" calcext:value-type="float">
            <text:p>31.492</text:p>
          </table:table-cell>
          <table:table-cell table:style-name="ce3" table:formula="of:=AVERAGE([.E22:.E41])" office:value-type="float" office:value="31.0447525270975" calcext:value-type="float">
            <text:p>31.045</text:p>
          </table:table-cell>
          <table:table-cell table:style-name="ce3" table:formula="of:=AVERAGE([.F22:.F41])" office:value-type="float" office:value="67.0713521630763" calcext:value-type="float">
            <text:p>67.071</text:p>
          </table:table-cell>
          <table:table-cell table:style-name="ce3" table:formula="of:=AVERAGE([.G22:.G41])" office:value-type="float" office:value="62.5707009807437" calcext:value-type="float">
            <text:p>62.571</text:p>
          </table:table-cell>
          <table:table-cell table:style-name="ce3" table:formula="of:=AVERAGE([.H22:.H41])" office:value-type="float" office:value="69.7637855890969" calcext:value-type="float">
            <text:p>69.764</text:p>
          </table:table-cell>
          <table:table-cell table:style-name="ce3" table:formula="of:=AVERAGE([.I22:.I41])" office:value-type="float" office:value="63.5455947572966" calcext:value-type="float">
            <text:p>63.546</text:p>
          </table:table-cell>
          <table:table-cell table:style-name="ce3" table:formula="of:=AVERAGE([.J22:.J41])" office:value-type="float" office:value="166.059517220092" calcext:value-type="float">
            <text:p>166.060</text:p>
          </table:table-cell>
          <table:table-cell table:style-name="ce3" table:formula="of:=AVERAGE([.K22:.K41])" office:value-type="string" office:string-value="" calcext:value-type="error">
            <text:p>#DIV/0!</text:p>
          </table:table-cell>
          <table:table-cell/>
          <table:table-cell table:formula="of:=[.F88]/[.H88]" office:value-type="float" office:value="0.961406431671027" calcext:value-type="float">
            <text:p>0.961406431671027</text:p>
          </table:table-cell>
          <table:table-cell table:formula="of:=[.G88]/[.I88]" office:value-type="float" office:value="0.984658357825174" calcext:value-type="float">
            <text:p>0.984658357825174</text:p>
          </table:table-cell>
          <table:table-cell table:formula="of:=[.$D88]/[.F88]" office:value-type="float" office:value="0.469537167320197" calcext:value-type="float">
            <text:p>0.469537167320197</text:p>
          </table:table-cell>
          <table:table-cell table:formula="of:=[.$D88]/[.G88]" office:value-type="float" office:value="0.503310530477805" calcext:value-type="float">
            <text:p>0.503310530477805</text:p>
          </table:table-cell>
          <table:table-cell table:formula="of:=[.$D88]/[.H88]" office:value-type="float" office:value="0.451416052570233" calcext:value-type="float">
            <text:p>0.451416052570233</text:p>
          </table:table-cell>
          <table:table-cell table:formula="of:=[.$D88]/[.I88]" office:value-type="float" office:value="0.495588920416393" calcext:value-type="float">
            <text:p>0.495588920416393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250" calcext:value-type="float">
            <text:p>250</text:p>
          </table:table-cell>
          <table:table-cell table:style-name="ce3" table:formula="of:=AVERAGE([.C42:.C61])" office:value-type="float" office:value="1386.94544740228" calcext:value-type="float">
            <text:p>1386.945</text:p>
          </table:table-cell>
          <table:table-cell table:style-name="ce3" table:formula="of:=AVERAGE([.D42:.D61])" office:value-type="float" office:value="27.5183093147857" calcext:value-type="float">
            <text:p>27.518</text:p>
          </table:table-cell>
          <table:table-cell table:style-name="ce3" table:formula="of:=AVERAGE([.E42:.E61])" office:value-type="float" office:value="27.6793318193458" calcext:value-type="float">
            <text:p>27.679</text:p>
          </table:table-cell>
          <table:table-cell table:style-name="ce3" table:formula="of:=AVERAGE([.F42:.F61])" office:value-type="float" office:value="35.099494830938" calcext:value-type="float">
            <text:p>35.099</text:p>
          </table:table-cell>
          <table:table-cell table:style-name="ce3" table:formula="of:=AVERAGE([.G42:.G61])" office:value-type="float" office:value="33.6643172821859" calcext:value-type="float">
            <text:p>33.664</text:p>
          </table:table-cell>
          <table:table-cell table:style-name="ce3" table:formula="of:=AVERAGE([.H42:.H61])" office:value-type="float" office:value="35.1977530501719" calcext:value-type="float">
            <text:p>35.198</text:p>
          </table:table-cell>
          <table:table-cell table:style-name="ce3" table:formula="of:=AVERAGE([.I42:.I61])" office:value-type="float" office:value="34.5201125409267" calcext:value-type="float">
            <text:p>34.520</text:p>
          </table:table-cell>
          <table:table-cell table:style-name="ce3" table:formula="of:=AVERAGE([.J42:.J61])" office:value-type="float" office:value="80.0899586694159" calcext:value-type="float">
            <text:p>80.090</text:p>
          </table:table-cell>
          <table:table-cell table:style-name="ce3" table:formula="of:=AVERAGE([.K42:.K61])" office:value-type="string" office:string-value="" calcext:value-type="error">
            <text:p>#DIV/0!</text:p>
          </table:table-cell>
          <table:table-cell/>
          <table:table-cell table:formula="of:=[.F89]/[.H89]" office:value-type="float" office:value="0.997208395118463" calcext:value-type="float">
            <text:p>0.997208395118463</text:p>
          </table:table-cell>
          <table:table-cell table:formula="of:=[.G89]/[.I89]" office:value-type="float" office:value="0.975208792910909" calcext:value-type="float">
            <text:p>0.975208792910909</text:p>
          </table:table-cell>
          <table:table-cell table:formula="of:=[.$D89]/[.F89]" office:value-type="float" office:value="0.784008700049155" calcext:value-type="float">
            <text:p>0.784008700049155</text:p>
          </table:table-cell>
          <table:table-cell table:formula="of:=[.$D89]/[.G89]" office:value-type="float" office:value="0.817432567668542" calcext:value-type="float">
            <text:p>0.817432567668542</text:p>
          </table:table-cell>
          <table:table-cell table:formula="of:=[.$D89]/[.H89]" office:value-type="float" office:value="0.78182005753493" calcext:value-type="float">
            <text:p>0.78182005753493</text:p>
          </table:table-cell>
          <table:table-cell table:formula="of:=[.$D89]/[.I89]" office:value-type="float" office:value="0.797167427602104" calcext:value-type="float">
            <text:p>0.797167427602104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0" calcext:value-type="float">
            <text:p>500</text:p>
          </table:table-cell>
          <table:table-cell table:style-name="ce3" table:formula="of:=AVERAGE([.C62:.C81])" office:value-type="float" office:value="1374.86300068055" calcext:value-type="float">
            <text:p>1374.863</text:p>
          </table:table-cell>
          <table:table-cell table:style-name="ce3" table:formula="of:=AVERAGE([.D62:.D81])" office:value-type="float" office:value="25.0687515891931" calcext:value-type="float">
            <text:p>25.069</text:p>
          </table:table-cell>
          <table:table-cell table:style-name="ce3" table:formula="of:=AVERAGE([.E62:.E81])" office:value-type="float" office:value="24.8954119669595" calcext:value-type="float">
            <text:p>24.895</text:p>
          </table:table-cell>
          <table:table-cell table:style-name="ce3" table:formula="of:=AVERAGE([.F62:.F81])" office:value-type="float" office:value="27.9501908926727" calcext:value-type="float">
            <text:p>27.950</text:p>
          </table:table-cell>
          <table:table-cell table:style-name="ce3" table:formula="of:=AVERAGE([.G62:.G81])" office:value-type="float" office:value="27.5851708657065" calcext:value-type="float">
            <text:p>27.585</text:p>
          </table:table-cell>
          <table:table-cell table:style-name="ce3" table:formula="of:=AVERAGE([.H62:.H81])" office:value-type="float" office:value="28.023525105491" calcext:value-type="float">
            <text:p>28.024</text:p>
          </table:table-cell>
          <table:table-cell table:style-name="ce3" table:formula="of:=AVERAGE([.I62:.I81])" office:value-type="float" office:value="27.6161411608118" calcext:value-type="float">
            <text:p>27.616</text:p>
          </table:table-cell>
          <table:table-cell table:style-name="ce3" table:formula="of:=AVERAGE([.J62:.J81])" office:value-type="float" office:value="57.2708512236888" calcext:value-type="float">
            <text:p>57.271</text:p>
          </table:table-cell>
          <table:table-cell table:style-name="ce3" table:formula="of:=AVERAGE([.K62:.K81])" office:value-type="string" office:string-value="" calcext:value-type="error">
            <text:p>#DIV/0!</text:p>
          </table:table-cell>
          <table:table-cell/>
          <table:table-cell table:formula="of:=[.F90]/[.H90]" office:value-type="float" office:value="0.997383119627448" calcext:value-type="float">
            <text:p>0.997383119627448</text:p>
          </table:table-cell>
          <table:table-cell table:formula="of:=[.G90]/[.I90]" office:value-type="float" office:value="0.998878543713802" calcext:value-type="float">
            <text:p>0.998878543713802</text:p>
          </table:table-cell>
          <table:table-cell table:formula="of:=[.$D90]/[.F90]" office:value-type="float" office:value="0.896908063542599" calcext:value-type="float">
            <text:p>0.896908063542599</text:p>
          </table:table-cell>
          <table:table-cell table:formula="of:=[.$D90]/[.G90]" office:value-type="float" office:value="0.908776375221161" calcext:value-type="float">
            <text:p>0.908776375221161</text:p>
          </table:table-cell>
          <table:table-cell table:formula="of:=[.$D90]/[.H90]" office:value-type="float" office:value="0.894560962435131" calcext:value-type="float">
            <text:p>0.894560962435131</text:p>
          </table:table-cell>
          <table:table-cell table:formula="of:=[.$D90]/[.I90]" office:value-type="float" office:value="0.907757222242421" calcext:value-type="float">
            <text:p>0.907757222242421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DIxMTTD" table:style-name="ta1">
        <table:table-column table:style-name="co1" table:number-columns-repeated="2" table:default-cell-style-name="ce7"/>
        <table:table-column table:style-name="co9" table:default-cell-style-name="ce7"/>
        <table:table-column table:style-name="co1" table:number-columns-repeated="2" table:default-cell-style-name="ce7"/>
        <table:table-column table:style-name="co10" table:default-cell-style-name="ce7"/>
        <table:table-column table:style-name="co1" table:default-cell-style-name="ce7"/>
        <table:table-column table:style-name="co11" table:default-cell-style-name="ce7"/>
        <table:table-column table:style-name="co1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6" table:default-cell-style-name="ce7"/>
        <table:table-column table:style-name="co4" table:default-cell-style-name="ce7"/>
        <table:table-column table:style-name="co7" table:number-columns-repeated="2" table:default-cell-style-name="ce7"/>
        <table:table-column table:style-name="co1" table:number-columns-repeated="1004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TDI</text:p>
          </table:table-cell>
          <table:table-cell table:style-name="ce6" office:value-type="string" calcext:value-type="string">
            <text:p>BB TDI</text:p>
          </table:table-cell>
          <table:table-cell table:style-name="ce6" office:value-type="string" calcext:value-type="string">
            <text:p>DM TDI</text:p>
          </table:table-cell>
          <table:table-cell table:style-name="ce6" office:value-type="string" calcext:value-type="string">
            <text:p>AE PUSH TDI</text:p>
          </table:table-cell>
          <table:table-cell table:style-name="ce6" office:value-type="string" calcext:value-type="string">
            <text:p>AE PULL TDI</text:p>
          </table:table-cell>
          <table:table-cell table:style-name="ce6" office:value-type="string" calcext:value-type="string">
            <text:p>AE 1-PUSH TDI</text:p>
          </table:table-cell>
          <table:table-cell table:style-name="ce6" office:value-type="string" calcext:value-type="string">
            <text:p>AE 1-PULL TDI</text:p>
          </table:table-cell>
          <table:table-cell table:style-name="ce6" office:value-type="string" calcext:value-type="string">
            <text:p>Rumor5 TDI</text:p>
          </table:table-cell>
          <table:table-cell table:style-name="ce6" office:value-type="string" calcext:value-type="string">
            <text:p>Rumor10 TDI</text:p>
          </table:table-cell>
          <table:table-cell table:style-name="ce6" office:value-type="string" calcext:value-type="string">
            <text:p>NonCom MTTD</text:p>
          </table:table-cell>
          <table:table-cell table:style-name="ce6" office:value-type="string" calcext:value-type="string">
            <text:p>BB MTTD</text:p>
          </table:table-cell>
          <table:table-cell table:style-name="ce6" office:value-type="string" calcext:value-type="string">
            <text:p>DM MTTD</text:p>
          </table:table-cell>
          <table:table-cell table:style-name="ce6" office:value-type="string" calcext:value-type="string">
            <text:p>AE PUSH MTTD</text:p>
          </table:table-cell>
          <table:table-cell table:style-name="ce6" office:value-type="string" calcext:value-type="string">
            <text:p>AE PULL MTTD</text:p>
          </table:table-cell>
          <table:table-cell table:style-name="ce6" office:value-type="string" calcext:value-type="string">
            <text:p>AE 1-PUSH MTTD</text:p>
          </table:table-cell>
          <table:table-cell table:style-name="ce6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9837" calcext:value-type="float">
            <text:p>9837</text:p>
          </table:table-cell>
          <table:table-cell office:value-type="float" office:value="9757" calcext:value-type="float">
            <text:p>9757</text:p>
          </table:table-cell>
          <table:table-cell office:value-type="float" office:value="2721" calcext:value-type="float">
            <text:p>2721</text:p>
          </table:table-cell>
          <table:table-cell office:value-type="float" office:value="2895" calcext:value-type="float">
            <text:p>2895</text:p>
          </table:table-cell>
          <table:table-cell office:value-type="float" office:value="2457" calcext:value-type="float">
            <text:p>2457</text:p>
          </table:table-cell>
          <table:table-cell office:value-type="float" office:value="2739" calcext:value-type="float">
            <text:p>2739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float" office:value="1085.5615942029" calcext:value-type="float">
            <text:p>1085.5615942029</text:p>
          </table:table-cell>
          <table:table-cell office:value-type="float" office:value="35.425637897733" calcext:value-type="float">
            <text:p>35.425637897733</text:p>
          </table:table-cell>
          <table:table-cell office:value-type="float" office:value="35.5217792354207" calcext:value-type="float">
            <text:p>35.5217792354207</text:p>
          </table:table-cell>
          <table:table-cell office:value-type="float" office:value="143.992649761117" calcext:value-type="float">
            <text:p>143.992649761117</text:p>
          </table:table-cell>
          <table:table-cell office:value-type="float" office:value="136.022107081174" calcext:value-type="float">
            <text:p>136.022107081174</text:p>
          </table:table-cell>
          <table:table-cell office:value-type="float" office:value="160.859584859585" calcext:value-type="float">
            <text:p>160.859584859585</text:p>
          </table:table-cell>
          <table:table-cell office:value-type="float" office:value="143.199342825849" calcext:value-type="float">
            <text:p>143.199342825849</text:p>
          </table:table-cell>
          <table:table-cell office:value-type="float" office:value="298.290519877676" calcext:value-type="float">
            <text:p>298.29051987767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10375" calcext:value-type="float">
            <text:p>10375</text:p>
          </table:table-cell>
          <table:table-cell office:value-type="float" office:value="10208" calcext:value-type="float">
            <text:p>10208</text:p>
          </table:table-cell>
          <table:table-cell office:value-type="float" office:value="2545" calcext:value-type="float">
            <text:p>2545</text:p>
          </table:table-cell>
          <table:table-cell office:value-type="float" office:value="3064" calcext:value-type="float">
            <text:p>3064</text:p>
          </table:table-cell>
          <table:table-cell office:value-type="float" office:value="2633" calcext:value-type="float">
            <text:p>2633</text:p>
          </table:table-cell>
          <table:table-cell office:value-type="float" office:value="2785" calcext:value-type="float">
            <text:p>2785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float" office:value="1164.89433962264" calcext:value-type="float">
            <text:p>1164.89433962264</text:p>
          </table:table-cell>
          <table:table-cell office:value-type="float" office:value="33.5204819277108" calcext:value-type="float">
            <text:p>33.5204819277108</text:p>
          </table:table-cell>
          <table:table-cell office:value-type="float" office:value="33.6371473354232" calcext:value-type="float">
            <text:p>33.6371473354232</text:p>
          </table:table-cell>
          <table:table-cell office:value-type="float" office:value="154.600392927308" calcext:value-type="float">
            <text:p>154.600392927308</text:p>
          </table:table-cell>
          <table:table-cell office:value-type="float" office:value="128.419712793734" calcext:value-type="float">
            <text:p>128.419712793734</text:p>
          </table:table-cell>
          <table:table-cell office:value-type="float" office:value="148.656665400684" calcext:value-type="float">
            <text:p>148.656665400684</text:p>
          </table:table-cell>
          <table:table-cell office:value-type="float" office:value="141.627289048474" calcext:value-type="float">
            <text:p>141.627289048474</text:p>
          </table:table-cell>
          <table:table-cell office:value-type="float" office:value="283.553846153846" calcext:value-type="float">
            <text:p>283.553846153846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float" office:value="10244" calcext:value-type="float">
            <text:p>10244</text:p>
          </table:table-cell>
          <table:table-cell office:value-type="float" office:value="10131" calcext:value-type="float">
            <text:p>10131</text:p>
          </table:table-cell>
          <table:table-cell office:value-type="float" office:value="2767" calcext:value-type="float">
            <text:p>2767</text:p>
          </table:table-cell>
          <table:table-cell office:value-type="float" office:value="3059" calcext:value-type="float">
            <text:p>3059</text:p>
          </table:table-cell>
          <table:table-cell office:value-type="float" office:value="2477" calcext:value-type="float">
            <text:p>2477</text:p>
          </table:table-cell>
          <table:table-cell office:value-type="float" office:value="2899" calcext:value-type="float">
            <text:p>2899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float" office:value="1054.05882352941" calcext:value-type="float">
            <text:p>1054.05882352941</text:p>
          </table:table-cell>
          <table:table-cell office:value-type="float" office:value="33.5160093713393" calcext:value-type="float">
            <text:p>33.5160093713393</text:p>
          </table:table-cell>
          <table:table-cell office:value-type="float" office:value="34.1583259303129" calcext:value-type="float">
            <text:p>34.1583259303129</text:p>
          </table:table-cell>
          <table:table-cell office:value-type="float" office:value="143.243223707987" calcext:value-type="float">
            <text:p>143.243223707987</text:p>
          </table:table-cell>
          <table:table-cell office:value-type="float" office:value="128.668846028114" calcext:value-type="float">
            <text:p>128.668846028114</text:p>
          </table:table-cell>
          <table:table-cell office:value-type="float" office:value="157.830036334275" calcext:value-type="float">
            <text:p>157.830036334275</text:p>
          </table:table-cell>
          <table:table-cell office:value-type="float" office:value="136.215591583305" calcext:value-type="float">
            <text:p>136.215591583305</text:p>
          </table:table-cell>
          <table:table-cell office:value-type="float" office:value="287.559147685525" calcext:value-type="float">
            <text:p>287.559147685525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10198" calcext:value-type="float">
            <text:p>10198</text:p>
          </table:table-cell>
          <table:table-cell office:value-type="float" office:value="10246" calcext:value-type="float">
            <text:p>10246</text:p>
          </table:table-cell>
          <table:table-cell office:value-type="float" office:value="2772" calcext:value-type="float">
            <text:p>2772</text:p>
          </table:table-cell>
          <table:table-cell office:value-type="float" office:value="2882" calcext:value-type="float">
            <text:p>2882</text:p>
          </table:table-cell>
          <table:table-cell office:value-type="float" office:value="2648" calcext:value-type="float">
            <text:p>2648</text:p>
          </table:table-cell>
          <table:table-cell office:value-type="float" office:value="2948" calcext:value-type="float">
            <text:p>2948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082.50957854406" calcext:value-type="float">
            <text:p>1082.50957854406</text:p>
          </table:table-cell>
          <table:table-cell office:value-type="float" office:value="33.5004902922142" calcext:value-type="float">
            <text:p>33.5004902922142</text:p>
          </table:table-cell>
          <table:table-cell office:value-type="float" office:value="33.8877610774937" calcext:value-type="float">
            <text:p>33.8877610774937</text:p>
          </table:table-cell>
          <table:table-cell office:value-type="float" office:value="142.561688311688" calcext:value-type="float">
            <text:p>142.561688311688</text:p>
          </table:table-cell>
          <table:table-cell office:value-type="float" office:value="137.024288688411" calcext:value-type="float">
            <text:p>137.024288688411</text:p>
          </table:table-cell>
          <table:table-cell office:value-type="float" office:value="148.455060422961" calcext:value-type="float">
            <text:p>148.455060422961</text:p>
          </table:table-cell>
          <table:table-cell office:value-type="float" office:value="134.21540027137" calcext:value-type="float">
            <text:p>134.21540027137</text:p>
          </table:table-cell>
          <table:table-cell office:value-type="float" office:value="287.817777777778" calcext:value-type="float">
            <text:p>287.817777777778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18" calcext:value-type="float">
            <text:p>218</text:p>
          </table:table-cell>
          <table:table-cell office:value-type="float" office:value="10126" calcext:value-type="float">
            <text:p>10126</text:p>
          </table:table-cell>
          <table:table-cell office:value-type="float" office:value="9947" calcext:value-type="float">
            <text:p>9947</text:p>
          </table:table-cell>
          <table:table-cell office:value-type="float" office:value="2708" calcext:value-type="float">
            <text:p>2708</text:p>
          </table:table-cell>
          <table:table-cell office:value-type="float" office:value="3012" calcext:value-type="float">
            <text:p>3012</text:p>
          </table:table-cell>
          <table:table-cell office:value-type="float" office:value="2550" calcext:value-type="float">
            <text:p>2550</text:p>
          </table:table-cell>
          <table:table-cell office:value-type="float" office:value="2646" calcext:value-type="float">
            <text:p>2646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264.22018348624" calcext:value-type="float">
            <text:p>1264.22018348624</text:p>
          </table:table-cell>
          <table:table-cell office:value-type="float" office:value="33.7781947461979" calcext:value-type="float">
            <text:p>33.7781947461979</text:p>
          </table:table-cell>
          <table:table-cell office:value-type="float" office:value="35.0323715693174" calcext:value-type="float">
            <text:p>35.0323715693174</text:p>
          </table:table-cell>
          <table:table-cell office:value-type="float" office:value="146.118168389956" calcext:value-type="float">
            <text:p>146.118168389956</text:p>
          </table:table-cell>
          <table:table-cell office:value-type="float" office:value="132.084993359894" calcext:value-type="float">
            <text:p>132.084993359894</text:p>
          </table:table-cell>
          <table:table-cell office:value-type="float" office:value="154.449411764706" calcext:value-type="float">
            <text:p>154.449411764706</text:p>
          </table:table-cell>
          <table:table-cell office:value-type="float" office:value="149.632275132275" calcext:value-type="float">
            <text:p>149.632275132275</text:p>
          </table:table-cell>
          <table:table-cell office:value-type="float" office:value="300.60141509434" calcext:value-type="float">
            <text:p>300.60141509434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10095" calcext:value-type="float">
            <text:p>10095</text:p>
          </table:table-cell>
          <table:table-cell office:value-type="float" office:value="10135" calcext:value-type="float">
            <text:p>10135</text:p>
          </table:table-cell>
          <table:table-cell office:value-type="float" office:value="2783" calcext:value-type="float">
            <text:p>2783</text:p>
          </table:table-cell>
          <table:table-cell office:value-type="float" office:value="3033" calcext:value-type="float">
            <text:p>3033</text:p>
          </table:table-cell>
          <table:table-cell office:value-type="float" office:value="2770" calcext:value-type="float">
            <text:p>2770</text:p>
          </table:table-cell>
          <table:table-cell office:value-type="float" office:value="2698" calcext:value-type="float">
            <text:p>2698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142.04230769231" calcext:value-type="float">
            <text:p>1142.04230769231</text:p>
          </table:table-cell>
          <table:table-cell office:value-type="float" office:value="34.30004952947" calcext:value-type="float">
            <text:p>34.30004952947</text:p>
          </table:table-cell>
          <table:table-cell office:value-type="float" office:value="33.8501233349778" calcext:value-type="float">
            <text:p>33.8501233349778</text:p>
          </table:table-cell>
          <table:table-cell office:value-type="float" office:value="142.362917714696" calcext:value-type="float">
            <text:p>142.362917714696</text:p>
          </table:table-cell>
          <table:table-cell office:value-type="float" office:value="131.463897131553" calcext:value-type="float">
            <text:p>131.463897131553</text:p>
          </table:table-cell>
          <table:table-cell office:value-type="float" office:value="143.673646209386" calcext:value-type="float">
            <text:p>143.673646209386</text:p>
          </table:table-cell>
          <table:table-cell office:value-type="float" office:value="146.137879911045" calcext:value-type="float">
            <text:p>146.137879911045</text:p>
          </table:table-cell>
          <table:table-cell office:value-type="float" office:value="315.112903225806" calcext:value-type="float">
            <text:p>315.112903225806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  <table:table-cell office:value-type="float" office:value="9997" calcext:value-type="float">
            <text:p>9997</text:p>
          </table:table-cell>
          <table:table-cell office:value-type="float" office:value="10129" calcext:value-type="float">
            <text:p>10129</text:p>
          </table:table-cell>
          <table:table-cell office:value-type="float" office:value="2631" calcext:value-type="float">
            <text:p>2631</text:p>
          </table:table-cell>
          <table:table-cell office:value-type="float" office:value="3020" calcext:value-type="float">
            <text:p>3020</text:p>
          </table:table-cell>
          <table:table-cell office:value-type="float" office:value="2666" calcext:value-type="float">
            <text:p>2666</text:p>
          </table:table-cell>
          <table:table-cell office:value-type="float" office:value="2563" calcext:value-type="float">
            <text:p>2563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float" office:value="1196.89959839357" calcext:value-type="float">
            <text:p>1196.89959839357</text:p>
          </table:table-cell>
          <table:table-cell office:value-type="float" office:value="34.739621886566" calcext:value-type="float">
            <text:p>34.739621886566</text:p>
          </table:table-cell>
          <table:table-cell office:value-type="float" office:value="34.341494718136" calcext:value-type="float">
            <text:p>34.341494718136</text:p>
          </table:table-cell>
          <table:table-cell office:value-type="float" office:value="149.169897377423" calcext:value-type="float">
            <text:p>149.169897377423</text:p>
          </table:table-cell>
          <table:table-cell office:value-type="float" office:value="130.323509933775" calcext:value-type="float">
            <text:p>130.323509933775</text:p>
          </table:table-cell>
          <table:table-cell office:value-type="float" office:value="148.139159789948" calcext:value-type="float">
            <text:p>148.139159789948</text:p>
          </table:table-cell>
          <table:table-cell office:value-type="float" office:value="154.278579789309" calcext:value-type="float">
            <text:p>154.278579789309</text:p>
          </table:table-cell>
          <table:table-cell office:value-type="float" office:value="294.842229199372" calcext:value-type="float">
            <text:p>294.842229199372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10218" calcext:value-type="float">
            <text:p>10218</text:p>
          </table:table-cell>
          <table:table-cell office:value-type="float" office:value="10060" calcext:value-type="float">
            <text:p>10060</text:p>
          </table:table-cell>
          <table:table-cell office:value-type="float" office:value="2672" calcext:value-type="float">
            <text:p>2672</text:p>
          </table:table-cell>
          <table:table-cell office:value-type="float" office:value="3077" calcext:value-type="float">
            <text:p>3077</text:p>
          </table:table-cell>
          <table:table-cell office:value-type="float" office:value="2500" calcext:value-type="float">
            <text:p>2500</text:p>
          </table:table-cell>
          <table:table-cell office:value-type="float" office:value="2746" calcext:value-type="float">
            <text:p>2746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float" office:value="1164.97003745318" calcext:value-type="float">
            <text:p>1164.97003745318</text:p>
          </table:table-cell>
          <table:table-cell office:value-type="float" office:value="33.6174398120963" calcext:value-type="float">
            <text:p>33.6174398120963</text:p>
          </table:table-cell>
          <table:table-cell office:value-type="float" office:value="34.4417495029821" calcext:value-type="float">
            <text:p>34.4417495029821</text:p>
          </table:table-cell>
          <table:table-cell office:value-type="float" office:value="148.232410179641" calcext:value-type="float">
            <text:p>148.232410179641</text:p>
          </table:table-cell>
          <table:table-cell office:value-type="float" office:value="128.842703932402" calcext:value-type="float">
            <text:p>128.842703932402</text:p>
          </table:table-cell>
          <table:table-cell office:value-type="float" office:value="157.8068" calcext:value-type="float">
            <text:p>157.8068</text:p>
          </table:table-cell>
          <table:table-cell office:value-type="float" office:value="144.503277494538" calcext:value-type="float">
            <text:p>144.503277494538</text:p>
          </table:table-cell>
          <table:table-cell office:value-type="float" office:value="316.602830974188" calcext:value-type="float">
            <text:p>316.602830974188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float" office:value="10037" calcext:value-type="float">
            <text:p>10037</text:p>
          </table:table-cell>
          <table:table-cell office:value-type="float" office:value="10048" calcext:value-type="float">
            <text:p>10048</text:p>
          </table:table-cell>
          <table:table-cell office:value-type="float" office:value="2782" calcext:value-type="float">
            <text:p>2782</text:p>
          </table:table-cell>
          <table:table-cell office:value-type="float" office:value="3128" calcext:value-type="float">
            <text:p>3128</text:p>
          </table:table-cell>
          <table:table-cell office:value-type="float" office:value="2567" calcext:value-type="float">
            <text:p>2567</text:p>
          </table:table-cell>
          <table:table-cell office:value-type="float" office:value="2755" calcext:value-type="float">
            <text:p>2755</text:p>
          </table:table-cell>
          <table:table-cell office:value-type="float" office:value="1277" calcext:value-type="float">
            <text:p>1277</text:p>
          </table:table-cell>
          <table:table-cell/>
          <table:table-cell office:value-type="float" office:value="1063.71272727273" calcext:value-type="float">
            <text:p>1063.71272727273</text:p>
          </table:table-cell>
          <table:table-cell office:value-type="float" office:value="34.4158613131414" calcext:value-type="float">
            <text:p>34.4158613131414</text:p>
          </table:table-cell>
          <table:table-cell office:value-type="float" office:value="34.3028463375796" calcext:value-type="float">
            <text:p>34.3028463375796</text:p>
          </table:table-cell>
          <table:table-cell office:value-type="float" office:value="141.249820273185" calcext:value-type="float">
            <text:p>141.249820273185</text:p>
          </table:table-cell>
          <table:table-cell office:value-type="float" office:value="126.104539641944" calcext:value-type="float">
            <text:p>126.104539641944</text:p>
          </table:table-cell>
          <table:table-cell office:value-type="float" office:value="154.970393455395" calcext:value-type="float">
            <text:p>154.970393455395</text:p>
          </table:table-cell>
          <table:table-cell office:value-type="float" office:value="142.614519056261" calcext:value-type="float">
            <text:p>142.614519056261</text:p>
          </table:table-cell>
          <table:table-cell office:value-type="float" office:value="303.235708692247" calcext:value-type="float">
            <text:p>303.235708692247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10073" calcext:value-type="float">
            <text:p>10073</text:p>
          </table:table-cell>
          <table:table-cell office:value-type="float" office:value="10302" calcext:value-type="float">
            <text:p>10302</text:p>
          </table:table-cell>
          <table:table-cell office:value-type="float" office:value="2573" calcext:value-type="float">
            <text:p>2573</text:p>
          </table:table-cell>
          <table:table-cell office:value-type="float" office:value="2941" calcext:value-type="float">
            <text:p>2941</text:p>
          </table:table-cell>
          <table:table-cell office:value-type="float" office:value="2495" calcext:value-type="float">
            <text:p>2495</text:p>
          </table:table-cell>
          <table:table-cell office:value-type="float" office:value="2887" calcext:value-type="float">
            <text:p>2887</text:p>
          </table:table-cell>
          <table:table-cell office:value-type="float" office:value="1338" calcext:value-type="float">
            <text:p>1338</text:p>
          </table:table-cell>
          <table:table-cell/>
          <table:table-cell office:value-type="float" office:value="1213.95633187773" calcext:value-type="float">
            <text:p>1213.95633187773</text:p>
          </table:table-cell>
          <table:table-cell office:value-type="float" office:value="34.5806611734339" calcext:value-type="float">
            <text:p>34.5806611734339</text:p>
          </table:table-cell>
          <table:table-cell office:value-type="float" office:value="33.8042127742186" calcext:value-type="float">
            <text:p>33.8042127742186</text:p>
          </table:table-cell>
          <table:table-cell office:value-type="float" office:value="153.50019432569" calcext:value-type="float">
            <text:p>153.50019432569</text:p>
          </table:table-cell>
          <table:table-cell office:value-type="float" office:value="134.257735464128" calcext:value-type="float">
            <text:p>134.257735464128</text:p>
          </table:table-cell>
          <table:table-cell office:value-type="float" office:value="158.020841683367" calcext:value-type="float">
            <text:p>158.020841683367</text:p>
          </table:table-cell>
          <table:table-cell office:value-type="float" office:value="136.441634915137" calcext:value-type="float">
            <text:p>136.441634915137</text:p>
          </table:table-cell>
          <table:table-cell office:value-type="float" office:value="291.591180866966" calcext:value-type="float">
            <text:p>291.591180866966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10351" calcext:value-type="float">
            <text:p>10351</text:p>
          </table:table-cell>
          <table:table-cell office:value-type="float" office:value="10096" calcext:value-type="float">
            <text:p>10096</text:p>
          </table:table-cell>
          <table:table-cell office:value-type="float" office:value="2673" calcext:value-type="float">
            <text:p>2673</text:p>
          </table:table-cell>
          <table:table-cell office:value-type="float" office:value="2891" calcext:value-type="float">
            <text:p>2891</text:p>
          </table:table-cell>
          <table:table-cell office:value-type="float" office:value="2183" calcext:value-type="float">
            <text:p>2183</text:p>
          </table:table-cell>
          <table:table-cell office:value-type="float" office:value="2761" calcext:value-type="float">
            <text:p>2761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102.94927536232" calcext:value-type="float">
            <text:p>1102.94927536232</text:p>
          </table:table-cell>
          <table:table-cell office:value-type="float" office:value="33.2413293401604" calcext:value-type="float">
            <text:p>33.2413293401604</text:p>
          </table:table-cell>
          <table:table-cell office:value-type="float" office:value="33.8145800316957" calcext:value-type="float">
            <text:p>33.8145800316957</text:p>
          </table:table-cell>
          <table:table-cell office:value-type="float" office:value="146.535353535354" calcext:value-type="float">
            <text:p>146.535353535354</text:p>
          </table:table-cell>
          <table:table-cell office:value-type="float" office:value="137.622621930128" calcext:value-type="float">
            <text:p>137.622621930128</text:p>
          </table:table-cell>
          <table:table-cell office:value-type="float" office:value="181.434264773248" calcext:value-type="float">
            <text:p>181.434264773248</text:p>
          </table:table-cell>
          <table:table-cell office:value-type="float" office:value="142.670409272003" calcext:value-type="float">
            <text:p>142.670409272003</text:p>
          </table:table-cell>
          <table:table-cell office:value-type="float" office:value="302.900787401575" calcext:value-type="float">
            <text:p>302.900787401575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10153" calcext:value-type="float">
            <text:p>10153</text:p>
          </table:table-cell>
          <table:table-cell office:value-type="float" office:value="10198" calcext:value-type="float">
            <text:p>10198</text:p>
          </table:table-cell>
          <table:table-cell office:value-type="float" office:value="2611" calcext:value-type="float">
            <text:p>2611</text:p>
          </table:table-cell>
          <table:table-cell office:value-type="float" office:value="2782" calcext:value-type="float">
            <text:p>2782</text:p>
          </table:table-cell>
          <table:table-cell office:value-type="float" office:value="2646" calcext:value-type="float">
            <text:p>2646</text:p>
          </table:table-cell>
          <table:table-cell office:value-type="float" office:value="2871" calcext:value-type="float">
            <text:p>2871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float" office:value="1129.65660377359" calcext:value-type="float">
            <text:p>1129.65660377359</text:p>
          </table:table-cell>
          <table:table-cell office:value-type="float" office:value="33.8742243671821" calcext:value-type="float">
            <text:p>33.8742243671821</text:p>
          </table:table-cell>
          <table:table-cell office:value-type="float" office:value="33.886840556972" calcext:value-type="float">
            <text:p>33.886840556972</text:p>
          </table:table-cell>
          <table:table-cell office:value-type="float" office:value="152.862121792417" calcext:value-type="float">
            <text:p>152.862121792417</text:p>
          </table:table-cell>
          <table:table-cell office:value-type="float" office:value="142.307332854062" calcext:value-type="float">
            <text:p>142.307332854062</text:p>
          </table:table-cell>
          <table:table-cell office:value-type="float" office:value="147.727513227513" calcext:value-type="float">
            <text:p>147.727513227513</text:p>
          </table:table-cell>
          <table:table-cell office:value-type="float" office:value="137.317311041449" calcext:value-type="float">
            <text:p>137.317311041449</text:p>
          </table:table-cell>
          <table:table-cell office:value-type="float" office:value="287.872606774669" calcext:value-type="float">
            <text:p>287.872606774669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float" office:value="10272" calcext:value-type="float">
            <text:p>10272</text:p>
          </table:table-cell>
          <table:table-cell office:value-type="float" office:value="10175" calcext:value-type="float">
            <text:p>10175</text:p>
          </table:table-cell>
          <table:table-cell office:value-type="float" office:value="2452" calcext:value-type="float">
            <text:p>2452</text:p>
          </table:table-cell>
          <table:table-cell office:value-type="float" office:value="2929" calcext:value-type="float">
            <text:p>2929</text:p>
          </table:table-cell>
          <table:table-cell office:value-type="float" office:value="2634" calcext:value-type="float">
            <text:p>2634</text:p>
          </table:table-cell>
          <table:table-cell office:value-type="float" office:value="2785" calcext:value-type="float">
            <text:p>2785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float" office:value="1034.78200692042" calcext:value-type="float">
            <text:p>1034.78200692042</text:p>
          </table:table-cell>
          <table:table-cell office:value-type="float" office:value="33.6886682242991" calcext:value-type="float">
            <text:p>33.6886682242991</text:p>
          </table:table-cell>
          <table:table-cell office:value-type="float" office:value="33.6703685503686" calcext:value-type="float">
            <text:p>33.6703685503686</text:p>
          </table:table-cell>
          <table:table-cell office:value-type="float" office:value="160.252854812398" calcext:value-type="float">
            <text:p>160.252854812398</text:p>
          </table:table-cell>
          <table:table-cell office:value-type="float" office:value="134.763059064527" calcext:value-type="float">
            <text:p>134.763059064527</text:p>
          </table:table-cell>
          <table:table-cell office:value-type="float" office:value="150.335990888383" calcext:value-type="float">
            <text:p>150.335990888383</text:p>
          </table:table-cell>
          <table:table-cell office:value-type="float" office:value="141.521723518851" calcext:value-type="float">
            <text:p>141.521723518851</text:p>
          </table:table-cell>
          <table:table-cell office:value-type="float" office:value="301.69696969697" calcext:value-type="float">
            <text:p>301.69696969697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0066" calcext:value-type="float">
            <text:p>10066</text:p>
          </table:table-cell>
          <table:table-cell office:value-type="float" office:value="10126" calcext:value-type="float">
            <text:p>10126</text:p>
          </table:table-cell>
          <table:table-cell office:value-type="float" office:value="2664" calcext:value-type="float">
            <text:p>2664</text:p>
          </table:table-cell>
          <table:table-cell office:value-type="float" office:value="3021" calcext:value-type="float">
            <text:p>3021</text:p>
          </table:table-cell>
          <table:table-cell office:value-type="float" office:value="2427" calcext:value-type="float">
            <text:p>2427</text:p>
          </table:table-cell>
          <table:table-cell office:value-type="float" office:value="2749" calcext:value-type="float">
            <text:p>2749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1088.31111111111" calcext:value-type="float">
            <text:p>1088.31111111111</text:p>
          </table:table-cell>
          <table:table-cell office:value-type="float" office:value="34.0893105503676" calcext:value-type="float">
            <text:p>34.0893105503676</text:p>
          </table:table-cell>
          <table:table-cell office:value-type="float" office:value="33.7955757456054" calcext:value-type="float">
            <text:p>33.7955757456054</text:p>
          </table:table-cell>
          <table:table-cell office:value-type="float" office:value="148.059684684685" calcext:value-type="float">
            <text:p>148.059684684685</text:p>
          </table:table-cell>
          <table:table-cell office:value-type="float" office:value="132.390930155578" calcext:value-type="float">
            <text:p>132.390930155578</text:p>
          </table:table-cell>
          <table:table-cell office:value-type="float" office:value="162.517511330861" calcext:value-type="float">
            <text:p>162.517511330861</text:p>
          </table:table-cell>
          <table:table-cell office:value-type="float" office:value="144.649690796653" calcext:value-type="float">
            <text:p>144.649690796653</text:p>
          </table:table-cell>
          <table:table-cell office:value-type="float" office:value="280.564139941691" calcext:value-type="float">
            <text:p>280.564139941691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0123" calcext:value-type="float">
            <text:p>10123</text:p>
          </table:table-cell>
          <table:table-cell office:value-type="float" office:value="10372" calcext:value-type="float">
            <text:p>10372</text:p>
          </table:table-cell>
          <table:table-cell office:value-type="float" office:value="2579" calcext:value-type="float">
            <text:p>2579</text:p>
          </table:table-cell>
          <table:table-cell office:value-type="float" office:value="2998" calcext:value-type="float">
            <text:p>2998</text:p>
          </table:table-cell>
          <table:table-cell office:value-type="float" office:value="2279" calcext:value-type="float">
            <text:p>2279</text:p>
          </table:table-cell>
          <table:table-cell office:value-type="float" office:value="2885" calcext:value-type="float">
            <text:p>2885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float" office:value="1207.2862745098" calcext:value-type="float">
            <text:p>1207.2862745098</text:p>
          </table:table-cell>
          <table:table-cell office:value-type="float" office:value="34.2169317396029" calcext:value-type="float">
            <text:p>34.2169317396029</text:p>
          </table:table-cell>
          <table:table-cell office:value-type="float" office:value="33.0555341303509" calcext:value-type="float">
            <text:p>33.0555341303509</text:p>
          </table:table-cell>
          <table:table-cell office:value-type="float" office:value="153.430787126793" calcext:value-type="float">
            <text:p>153.430787126793</text:p>
          </table:table-cell>
          <table:table-cell office:value-type="float" office:value="132.071380920614" calcext:value-type="float">
            <text:p>132.071380920614</text:p>
          </table:table-cell>
          <table:table-cell office:value-type="float" office:value="172.889425186485" calcext:value-type="float">
            <text:p>172.889425186485</text:p>
          </table:table-cell>
          <table:table-cell office:value-type="float" office:value="136.744194107452" calcext:value-type="float">
            <text:p>136.744194107452</text:p>
          </table:table-cell>
          <table:table-cell office:value-type="float" office:value="283.922907488987" calcext:value-type="float">
            <text:p>283.922907488987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1" calcext:value-type="float">
            <text:p>271</text:p>
          </table:table-cell>
          <table:table-cell office:value-type="float" office:value="10189" calcext:value-type="float">
            <text:p>10189</text:p>
          </table:table-cell>
          <table:table-cell office:value-type="float" office:value="9987" calcext:value-type="float">
            <text:p>9987</text:p>
          </table:table-cell>
          <table:table-cell office:value-type="float" office:value="2593" calcext:value-type="float">
            <text:p>2593</text:p>
          </table:table-cell>
          <table:table-cell office:value-type="float" office:value="3065" calcext:value-type="float">
            <text:p>3065</text:p>
          </table:table-cell>
          <table:table-cell office:value-type="float" office:value="2647" calcext:value-type="float">
            <text:p>2647</text:p>
          </table:table-cell>
          <table:table-cell office:value-type="float" office:value="2677" calcext:value-type="float">
            <text:p>2677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float" office:value="1113.92988929889" calcext:value-type="float">
            <text:p>1113.92988929889</text:p>
          </table:table-cell>
          <table:table-cell office:value-type="float" office:value="34.0793993522426" calcext:value-type="float">
            <text:p>34.0793993522426</text:p>
          </table:table-cell>
          <table:table-cell office:value-type="float" office:value="34.5658355862621" calcext:value-type="float">
            <text:p>34.5658355862621</text:p>
          </table:table-cell>
          <table:table-cell office:value-type="float" office:value="153.386810644042" calcext:value-type="float">
            <text:p>153.386810644042</text:p>
          </table:table-cell>
          <table:table-cell office:value-type="float" office:value="130.395106035889" calcext:value-type="float">
            <text:p>130.395106035889</text:p>
          </table:table-cell>
          <table:table-cell office:value-type="float" office:value="149.196448809974" calcext:value-type="float">
            <text:p>149.196448809974</text:p>
          </table:table-cell>
          <table:table-cell office:value-type="float" office:value="146.500560328726" calcext:value-type="float">
            <text:p>146.500560328726</text:p>
          </table:table-cell>
          <table:table-cell office:value-type="float" office:value="291.187116564417" calcext:value-type="float">
            <text:p>291.187116564417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54" calcext:value-type="float">
            <text:p>254</text:p>
          </table:table-cell>
          <table:table-cell office:value-type="float" office:value="10187" calcext:value-type="float">
            <text:p>10187</text:p>
          </table:table-cell>
          <table:table-cell office:value-type="float" office:value="10082" calcext:value-type="float">
            <text:p>10082</text:p>
          </table:table-cell>
          <table:table-cell office:value-type="float" office:value="2649" calcext:value-type="float">
            <text:p>2649</text:p>
          </table:table-cell>
          <table:table-cell office:value-type="float" office:value="3264" calcext:value-type="float">
            <text:p>3264</text:p>
          </table:table-cell>
          <table:table-cell office:value-type="float" office:value="2724" calcext:value-type="float">
            <text:p>2724</text:p>
          </table:table-cell>
          <table:table-cell office:value-type="float" office:value="2910" calcext:value-type="float">
            <text:p>291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1109.48818897638" calcext:value-type="float">
            <text:p>1109.48818897638</text:p>
          </table:table-cell>
          <table:table-cell office:value-type="float" office:value="33.7561598115245" calcext:value-type="float">
            <text:p>33.7561598115245</text:p>
          </table:table-cell>
          <table:table-cell office:value-type="float" office:value="34.3709581432255" calcext:value-type="float">
            <text:p>34.3709581432255</text:p>
          </table:table-cell>
          <table:table-cell office:value-type="float" office:value="148.356738391846" calcext:value-type="float">
            <text:p>148.356738391846</text:p>
          </table:table-cell>
          <table:table-cell office:value-type="float" office:value="121.300551470588" calcext:value-type="float">
            <text:p>121.300551470588</text:p>
          </table:table-cell>
          <table:table-cell office:value-type="float" office:value="144.577092511013" calcext:value-type="float">
            <text:p>144.577092511013</text:p>
          </table:table-cell>
          <table:table-cell office:value-type="float" office:value="134.321649484536" calcext:value-type="float">
            <text:p>134.321649484536</text:p>
          </table:table-cell>
          <table:table-cell office:value-type="float" office:value="304.79609375" calcext:value-type="float">
            <text:p>304.79609375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10414" calcext:value-type="float">
            <text:p>10414</text:p>
          </table:table-cell>
          <table:table-cell office:value-type="float" office:value="10421" calcext:value-type="float">
            <text:p>10421</text:p>
          </table:table-cell>
          <table:table-cell office:value-type="float" office:value="2552" calcext:value-type="float">
            <text:p>2552</text:p>
          </table:table-cell>
          <table:table-cell office:value-type="float" office:value="2932" calcext:value-type="float">
            <text:p>2932</text:p>
          </table:table-cell>
          <table:table-cell office:value-type="float" office:value="2542" calcext:value-type="float">
            <text:p>2542</text:p>
          </table:table-cell>
          <table:table-cell office:value-type="float" office:value="2691" calcext:value-type="float">
            <text:p>2691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float" office:value="1078.11538461538" calcext:value-type="float">
            <text:p>1078.11538461538</text:p>
          </table:table-cell>
          <table:table-cell office:value-type="float" office:value="32.8881313616286" calcext:value-type="float">
            <text:p>32.8881313616286</text:p>
          </table:table-cell>
          <table:table-cell office:value-type="float" office:value="33.0268688225698" calcext:value-type="float">
            <text:p>33.0268688225698</text:p>
          </table:table-cell>
          <table:table-cell office:value-type="float" office:value="153.958855799373" calcext:value-type="float">
            <text:p>153.958855799373</text:p>
          </table:table-cell>
          <table:table-cell office:value-type="float" office:value="135.885402455662" calcext:value-type="float">
            <text:p>135.885402455662</text:p>
          </table:table-cell>
          <table:table-cell office:value-type="float" office:value="155.822580645161" calcext:value-type="float">
            <text:p>155.822580645161</text:p>
          </table:table-cell>
          <table:table-cell office:value-type="float" office:value="147.790784095132" calcext:value-type="float">
            <text:p>147.790784095132</text:p>
          </table:table-cell>
          <table:table-cell office:value-type="float" office:value="291.975391498881" calcext:value-type="float">
            <text:p>291.975391498881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0059" calcext:value-type="float">
            <text:p>10059</text:p>
          </table:table-cell>
          <table:table-cell office:value-type="float" office:value="10035" calcext:value-type="float">
            <text:p>10035</text:p>
          </table:table-cell>
          <table:table-cell office:value-type="float" office:value="2706" calcext:value-type="float">
            <text:p>2706</text:p>
          </table:table-cell>
          <table:table-cell office:value-type="float" office:value="2856" calcext:value-type="float">
            <text:p>2856</text:p>
          </table:table-cell>
          <table:table-cell office:value-type="float" office:value="2522" calcext:value-type="float">
            <text:p>2522</text:p>
          </table:table-cell>
          <table:table-cell office:value-type="float" office:value="2919" calcext:value-type="float">
            <text:p>2919</text:p>
          </table:table-cell>
          <table:table-cell office:value-type="float" office:value="1177" calcext:value-type="float">
            <text:p>1177</text:p>
          </table:table-cell>
          <table:table-cell/>
          <table:table-cell office:value-type="float" office:value="1073.68888888889" calcext:value-type="float">
            <text:p>1073.68888888889</text:p>
          </table:table-cell>
          <table:table-cell office:value-type="float" office:value="34.4259866785963" calcext:value-type="float">
            <text:p>34.4259866785963</text:p>
          </table:table-cell>
          <table:table-cell office:value-type="float" office:value="34.5757847533632" calcext:value-type="float">
            <text:p>34.5757847533632</text:p>
          </table:table-cell>
          <table:table-cell office:value-type="float" office:value="144.748337028825" calcext:value-type="float">
            <text:p>144.748337028825</text:p>
          </table:table-cell>
          <table:table-cell office:value-type="float" office:value="139.484243697479" calcext:value-type="float">
            <text:p>139.484243697479</text:p>
          </table:table-cell>
          <table:table-cell office:value-type="float" office:value="156.329103885805" calcext:value-type="float">
            <text:p>156.329103885805</text:p>
          </table:table-cell>
          <table:table-cell office:value-type="float" office:value="134.351490236382" calcext:value-type="float">
            <text:p>134.351490236382</text:p>
          </table:table-cell>
          <table:table-cell office:value-type="float" office:value="319.298215802889" calcext:value-type="float">
            <text:p>319.298215802889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10070" calcext:value-type="float">
            <text:p>10070</text:p>
          </table:table-cell>
          <table:table-cell office:value-type="float" office:value="10103" calcext:value-type="float">
            <text:p>10103</text:p>
          </table:table-cell>
          <table:table-cell office:value-type="float" office:value="2484" calcext:value-type="float">
            <text:p>2484</text:p>
          </table:table-cell>
          <table:table-cell office:value-type="float" office:value="2985" calcext:value-type="float">
            <text:p>2985</text:p>
          </table:table-cell>
          <table:table-cell office:value-type="float" office:value="2590" calcext:value-type="float">
            <text:p>2590</text:p>
          </table:table-cell>
          <table:table-cell office:value-type="float" office:value="2746" calcext:value-type="float">
            <text:p>2746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1115.33716475096" calcext:value-type="float">
            <text:p>1115.33716475096</text:p>
          </table:table-cell>
          <table:table-cell office:value-type="float" office:value="33.9392254220457" calcext:value-type="float">
            <text:p>33.9392254220457</text:p>
          </table:table-cell>
          <table:table-cell office:value-type="float" office:value="34.6446600019796" calcext:value-type="float">
            <text:p>34.6446600019796</text:p>
          </table:table-cell>
          <table:table-cell office:value-type="float" office:value="158.936795491143" calcext:value-type="float">
            <text:p>158.936795491143</text:p>
          </table:table-cell>
          <table:table-cell office:value-type="float" office:value="131.662311557789" calcext:value-type="float">
            <text:p>131.662311557789</text:p>
          </table:table-cell>
          <table:table-cell office:value-type="float" office:value="153.387258687259" calcext:value-type="float">
            <text:p>153.387258687259</text:p>
          </table:table-cell>
          <table:table-cell office:value-type="float" office:value="143.650400582666" calcext:value-type="float">
            <text:p>143.650400582666</text:p>
          </table:table-cell>
          <table:table-cell office:value-type="float" office:value="325.876689189189" calcext:value-type="float">
            <text:p>325.876689189189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10979" calcext:value-type="float">
            <text:p>10979</text:p>
          </table:table-cell>
          <table:table-cell office:value-type="float" office:value="10520" calcext:value-type="float">
            <text:p>10520</text:p>
          </table:table-cell>
          <table:table-cell office:value-type="float" office:value="5624" calcext:value-type="float">
            <text:p>5624</text:p>
          </table:table-cell>
          <table:table-cell office:value-type="float" office:value="6107" calcext:value-type="float">
            <text:p>6107</text:p>
          </table:table-cell>
          <table:table-cell office:value-type="float" office:value="5313" calcext:value-type="float">
            <text:p>5313</text:p>
          </table:table-cell>
          <table:table-cell office:value-type="float" office:value="6079" calcext:value-type="float">
            <text:p>6079</text:p>
          </table:table-cell>
          <table:table-cell office:value-type="float" office:value="2234" calcext:value-type="float">
            <text:p>2234</text:p>
          </table:table-cell>
          <table:table-cell/>
          <table:table-cell office:value-type="float" office:value="1312.12560386473" calcext:value-type="float">
            <text:p>1312.12560386473</text:p>
          </table:table-cell>
          <table:table-cell office:value-type="float" office:value="30.8455232717005" calcext:value-type="float">
            <text:p>30.8455232717005</text:p>
          </table:table-cell>
          <table:table-cell office:value-type="float" office:value="32.3421102661597" calcext:value-type="float">
            <text:p>32.3421102661597</text:p>
          </table:table-cell>
          <table:table-cell office:value-type="float" office:value="68.5956614509246" calcext:value-type="float">
            <text:p>68.5956614509246</text:p>
          </table:table-cell>
          <table:table-cell office:value-type="float" office:value="63.6142131979695" calcext:value-type="float">
            <text:p>63.6142131979695</text:p>
          </table:table-cell>
          <table:table-cell office:value-type="float" office:value="73.2160737812912" calcext:value-type="float">
            <text:p>73.2160737812912</text:p>
          </table:table-cell>
          <table:table-cell office:value-type="float" office:value="63.0634972857378" calcext:value-type="float">
            <text:p>63.0634972857378</text:p>
          </table:table-cell>
          <table:table-cell office:value-type="float" office:value="174.936884512086" calcext:value-type="float">
            <text:p>174.936884512086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11333" calcext:value-type="float">
            <text:p>11333</text:p>
          </table:table-cell>
          <table:table-cell office:value-type="float" office:value="11189" calcext:value-type="float">
            <text:p>11189</text:p>
          </table:table-cell>
          <table:table-cell office:value-type="float" office:value="5557" calcext:value-type="float">
            <text:p>5557</text:p>
          </table:table-cell>
          <table:table-cell office:value-type="float" office:value="6112" calcext:value-type="float">
            <text:p>6112</text:p>
          </table:table-cell>
          <table:table-cell office:value-type="float" office:value="5543" calcext:value-type="float">
            <text:p>5543</text:p>
          </table:table-cell>
          <table:table-cell office:value-type="float" office:value="5925" calcext:value-type="float">
            <text:p>5925</text:p>
          </table:table-cell>
          <table:table-cell office:value-type="float" office:value="2407" calcext:value-type="float">
            <text:p>2407</text:p>
          </table:table-cell>
          <table:table-cell/>
          <table:table-cell office:value-type="float" office:value="1068.16049382716" calcext:value-type="float">
            <text:p>1068.16049382716</text:p>
          </table:table-cell>
          <table:table-cell office:value-type="float" office:value="30.1933292155652" calcext:value-type="float">
            <text:p>30.1933292155652</text:p>
          </table:table-cell>
          <table:table-cell office:value-type="float" office:value="30.3549915095183" calcext:value-type="float">
            <text:p>30.3549915095183</text:p>
          </table:table-cell>
          <table:table-cell office:value-type="float" office:value="69.2908043908584" calcext:value-type="float">
            <text:p>69.2908043908584</text:p>
          </table:table-cell>
          <table:table-cell office:value-type="float" office:value="63.3224803664921" calcext:value-type="float">
            <text:p>63.3224803664921</text:p>
          </table:table-cell>
          <table:table-cell office:value-type="float" office:value="70.04726682302" calcext:value-type="float">
            <text:p>70.04726682302</text:p>
          </table:table-cell>
          <table:table-cell office:value-type="float" office:value="65.7552742616034" calcext:value-type="float">
            <text:p>65.7552742616034</text:p>
          </table:table-cell>
          <table:table-cell office:value-type="float" office:value="164.794765267968" calcext:value-type="float">
            <text:p>164.794765267968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10724" calcext:value-type="float">
            <text:p>10724</text:p>
          </table:table-cell>
          <table:table-cell office:value-type="float" office:value="11109" calcext:value-type="float">
            <text:p>11109</text:p>
          </table:table-cell>
          <table:table-cell office:value-type="float" office:value="5924" calcext:value-type="float">
            <text:p>5924</text:p>
          </table:table-cell>
          <table:table-cell office:value-type="float" office:value="6192" calcext:value-type="float">
            <text:p>6192</text:p>
          </table:table-cell>
          <table:table-cell office:value-type="float" office:value="5771" calcext:value-type="float">
            <text:p>5771</text:p>
          </table:table-cell>
          <table:table-cell office:value-type="float" office:value="6041" calcext:value-type="float">
            <text:p>6041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float" office:value="1381.3431372549" calcext:value-type="float">
            <text:p>1381.3431372549</text:p>
          </table:table-cell>
          <table:table-cell office:value-type="float" office:value="32.0520328235733" calcext:value-type="float">
            <text:p>32.0520328235733</text:p>
          </table:table-cell>
          <table:table-cell office:value-type="float" office:value="30.5375821406067" calcext:value-type="float">
            <text:p>30.5375821406067</text:p>
          </table:table-cell>
          <table:table-cell office:value-type="float" office:value="66.0349426063471" calcext:value-type="float">
            <text:p>66.0349426063471</text:p>
          </table:table-cell>
          <table:table-cell office:value-type="float" office:value="62.0928617571059" calcext:value-type="float">
            <text:p>62.0928617571059</text:p>
          </table:table-cell>
          <table:table-cell office:value-type="float" office:value="66.7731762259574" calcext:value-type="float">
            <text:p>66.7731762259574</text:p>
          </table:table-cell>
          <table:table-cell office:value-type="float" office:value="63.4452905148154" calcext:value-type="float">
            <text:p>63.4452905148154</text:p>
          </table:table-cell>
          <table:table-cell office:value-type="float" office:value="181.196024040684" calcext:value-type="float">
            <text:p>181.196024040684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11245" calcext:value-type="float">
            <text:p>11245</text:p>
          </table:table-cell>
          <table:table-cell office:value-type="float" office:value="10718" calcext:value-type="float">
            <text:p>10718</text:p>
          </table:table-cell>
          <table:table-cell office:value-type="float" office:value="5977" calcext:value-type="float">
            <text:p>5977</text:p>
          </table:table-cell>
          <table:table-cell office:value-type="float" office:value="6041" calcext:value-type="float">
            <text:p>6041</text:p>
          </table:table-cell>
          <table:table-cell office:value-type="float" office:value="5729" calcext:value-type="float">
            <text:p>5729</text:p>
          </table:table-cell>
          <table:table-cell office:value-type="float" office:value="5937" calcext:value-type="float">
            <text:p>5937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float" office:value="1244.15217391304" calcext:value-type="float">
            <text:p>1244.15217391304</text:p>
          </table:table-cell>
          <table:table-cell office:value-type="float" office:value="30.5454868830591" calcext:value-type="float">
            <text:p>30.5454868830591</text:p>
          </table:table-cell>
          <table:table-cell office:value-type="float" office:value="31.9357156185856" calcext:value-type="float">
            <text:p>31.9357156185856</text:p>
          </table:table-cell>
          <table:table-cell office:value-type="float" office:value="64.6362723774469" calcext:value-type="float">
            <text:p>64.6362723774469</text:p>
          </table:table-cell>
          <table:table-cell office:value-type="float" office:value="64.5134911438504" calcext:value-type="float">
            <text:p>64.5134911438504</text:p>
          </table:table-cell>
          <table:table-cell office:value-type="float" office:value="68.2717751789143" calcext:value-type="float">
            <text:p>68.2717751789143</text:p>
          </table:table-cell>
          <table:table-cell office:value-type="float" office:value="65.3378810847229" calcext:value-type="float">
            <text:p>65.3378810847229</text:p>
          </table:table-cell>
          <table:table-cell office:value-type="float" office:value="155.575490588706" calcext:value-type="float">
            <text:p>155.575490588706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11023" calcext:value-type="float">
            <text:p>11023</text:p>
          </table:table-cell>
          <table:table-cell office:value-type="float" office:value="11182" calcext:value-type="float">
            <text:p>11182</text:p>
          </table:table-cell>
          <table:table-cell office:value-type="float" office:value="5985" calcext:value-type="float">
            <text:p>5985</text:p>
          </table:table-cell>
          <table:table-cell office:value-type="float" office:value="5884" calcext:value-type="float">
            <text:p>5884</text:p>
          </table:table-cell>
          <table:table-cell office:value-type="float" office:value="5474" calcext:value-type="float">
            <text:p>5474</text:p>
          </table:table-cell>
          <table:table-cell office:value-type="float" office:value="6220" calcext:value-type="float">
            <text:p>6220</text:p>
          </table:table-cell>
          <table:table-cell office:value-type="float" office:value="2571" calcext:value-type="float">
            <text:p>2571</text:p>
          </table:table-cell>
          <table:table-cell/>
          <table:table-cell office:value-type="float" office:value="1226.85080645161" calcext:value-type="float">
            <text:p>1226.85080645161</text:p>
          </table:table-cell>
          <table:table-cell office:value-type="float" office:value="31.6321328132087" calcext:value-type="float">
            <text:p>31.6321328132087</text:p>
          </table:table-cell>
          <table:table-cell office:value-type="float" office:value="30.7037202647111" calcext:value-type="float">
            <text:p>30.7037202647111</text:p>
          </table:table-cell>
          <table:table-cell office:value-type="float" office:value="65.0934001670844" calcext:value-type="float">
            <text:p>65.0934001670844</text:p>
          </table:table-cell>
          <table:table-cell office:value-type="float" office:value="66.0832766825289" calcext:value-type="float">
            <text:p>66.0832766825289</text:p>
          </table:table-cell>
          <table:table-cell office:value-type="float" office:value="70.3706613080015" calcext:value-type="float">
            <text:p>70.3706613080015</text:p>
          </table:table-cell>
          <table:table-cell office:value-type="float" office:value="61.2784565916399" calcext:value-type="float">
            <text:p>61.2784565916399</text:p>
          </table:table-cell>
          <table:table-cell office:value-type="float" office:value="151.975106962272" calcext:value-type="float">
            <text:p>151.975106962272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11110" calcext:value-type="float">
            <text:p>11110</text:p>
          </table:table-cell>
          <table:table-cell office:value-type="float" office:value="11221" calcext:value-type="float">
            <text:p>11221</text:p>
          </table:table-cell>
          <table:table-cell office:value-type="float" office:value="6106" calcext:value-type="float">
            <text:p>6106</text:p>
          </table:table-cell>
          <table:table-cell office:value-type="float" office:value="6332" calcext:value-type="float">
            <text:p>6332</text:p>
          </table:table-cell>
          <table:table-cell office:value-type="float" office:value="5653" calcext:value-type="float">
            <text:p>5653</text:p>
          </table:table-cell>
          <table:table-cell office:value-type="float" office:value="5869" calcext:value-type="float">
            <text:p>5869</text:p>
          </table:table-cell>
          <table:table-cell office:value-type="float" office:value="2461" calcext:value-type="float">
            <text:p>2461</text:p>
          </table:table-cell>
          <table:table-cell/>
          <table:table-cell office:value-type="float" office:value="1340.04519774011" calcext:value-type="float">
            <text:p>1340.04519774011</text:p>
          </table:table-cell>
          <table:table-cell office:value-type="float" office:value="30.8410441044104" calcext:value-type="float">
            <text:p>30.8410441044104</text:p>
          </table:table-cell>
          <table:table-cell office:value-type="float" office:value="30.3101327867391" calcext:value-type="float">
            <text:p>30.3101327867391</text:p>
          </table:table-cell>
          <table:table-cell office:value-type="float" office:value="63.7373075663282" calcext:value-type="float">
            <text:p>63.7373075663282</text:p>
          </table:table-cell>
          <table:table-cell office:value-type="float" office:value="61.4439355653822" calcext:value-type="float">
            <text:p>61.4439355653822</text:p>
          </table:table-cell>
          <table:table-cell office:value-type="float" office:value="68.3592782593313" calcext:value-type="float">
            <text:p>68.3592782593313</text:p>
          </table:table-cell>
          <table:table-cell office:value-type="float" office:value="65.8308059294599" calcext:value-type="float">
            <text:p>65.8308059294599</text:p>
          </table:table-cell>
          <table:table-cell office:value-type="float" office:value="158.261682242991" calcext:value-type="float">
            <text:p>158.261682242991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  <table:table-cell office:value-type="float" office:value="11298" calcext:value-type="float">
            <text:p>11298</text:p>
          </table:table-cell>
          <table:table-cell office:value-type="float" office:value="10841" calcext:value-type="float">
            <text:p>10841</text:p>
          </table:table-cell>
          <table:table-cell office:value-type="float" office:value="5755" calcext:value-type="float">
            <text:p>5755</text:p>
          </table:table-cell>
          <table:table-cell office:value-type="float" office:value="6541" calcext:value-type="float">
            <text:p>6541</text:p>
          </table:table-cell>
          <table:table-cell office:value-type="float" office:value="5459" calcext:value-type="float">
            <text:p>5459</text:p>
          </table:table-cell>
          <table:table-cell office:value-type="float" office:value="6543" calcext:value-type="float">
            <text:p>6543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float" office:value="1245.26168224299" calcext:value-type="float">
            <text:p>1245.26168224299</text:p>
          </table:table-cell>
          <table:table-cell office:value-type="float" office:value="30.3193485572668" calcext:value-type="float">
            <text:p>30.3193485572668</text:p>
          </table:table-cell>
          <table:table-cell office:value-type="float" office:value="31.6553823448021" calcext:value-type="float">
            <text:p>31.6553823448021</text:p>
          </table:table-cell>
          <table:table-cell office:value-type="float" office:value="67.7490877497828" calcext:value-type="float">
            <text:p>67.7490877497828</text:p>
          </table:table-cell>
          <table:table-cell office:value-type="float" office:value="59.2163277786271" calcext:value-type="float">
            <text:p>59.2163277786271</text:p>
          </table:table-cell>
          <table:table-cell office:value-type="float" office:value="70.9313061000183" calcext:value-type="float">
            <text:p>70.9313061000183</text:p>
          </table:table-cell>
          <table:table-cell office:value-type="float" office:value="59.174232003668" calcext:value-type="float">
            <text:p>59.174232003668</text:p>
          </table:table-cell>
          <table:table-cell office:value-type="float" office:value="169.01455026455" calcext:value-type="float">
            <text:p>169.01455026455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0781" calcext:value-type="float">
            <text:p>10781</text:p>
          </table:table-cell>
          <table:table-cell office:value-type="float" office:value="10634" calcext:value-type="float">
            <text:p>10634</text:p>
          </table:table-cell>
          <table:table-cell office:value-type="float" office:value="5698" calcext:value-type="float">
            <text:p>5698</text:p>
          </table:table-cell>
          <table:table-cell office:value-type="float" office:value="6321" calcext:value-type="float">
            <text:p>6321</text:p>
          </table:table-cell>
          <table:table-cell office:value-type="float" office:value="5638" calcext:value-type="float">
            <text:p>5638</text:p>
          </table:table-cell>
          <table:table-cell office:value-type="float" office:value="6104" calcext:value-type="float">
            <text:p>6104</text:p>
          </table:table-cell>
          <table:table-cell office:value-type="float" office:value="2323" calcext:value-type="float">
            <text:p>2323</text:p>
          </table:table-cell>
          <table:table-cell/>
          <table:table-cell office:value-type="float" office:value="1248.87323943662" calcext:value-type="float">
            <text:p>1248.87323943662</text:p>
          </table:table-cell>
          <table:table-cell office:value-type="float" office:value="31.4891939523235" calcext:value-type="float">
            <text:p>31.4891939523235</text:p>
          </table:table-cell>
          <table:table-cell office:value-type="float" office:value="31.9509121685161" calcext:value-type="float">
            <text:p>31.9509121685161</text:p>
          </table:table-cell>
          <table:table-cell office:value-type="float" office:value="68.0535275535276" calcext:value-type="float">
            <text:p>68.0535275535276</text:p>
          </table:table-cell>
          <table:table-cell office:value-type="float" office:value="61.0281601012498" calcext:value-type="float">
            <text:p>61.0281601012498</text:p>
          </table:table-cell>
          <table:table-cell office:value-type="float" office:value="68.6442000709472" calcext:value-type="float">
            <text:p>68.6442000709472</text:p>
          </table:table-cell>
          <table:table-cell office:value-type="float" office:value="63.785878112713" calcext:value-type="float">
            <text:p>63.785878112713</text:p>
          </table:table-cell>
          <table:table-cell office:value-type="float" office:value="168.664657770125" calcext:value-type="float">
            <text:p>168.664657770125</text:p>
          </table:table-cell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11151" calcext:value-type="float">
            <text:p>11151</text:p>
          </table:table-cell>
          <table:table-cell office:value-type="float" office:value="11223" calcext:value-type="float">
            <text:p>11223</text:p>
          </table:table-cell>
          <table:table-cell office:value-type="float" office:value="5699" calcext:value-type="float">
            <text:p>5699</text:p>
          </table:table-cell>
          <table:table-cell office:value-type="float" office:value="5871" calcext:value-type="float">
            <text:p>5871</text:p>
          </table:table-cell>
          <table:table-cell office:value-type="float" office:value="5694" calcext:value-type="float">
            <text:p>5694</text:p>
          </table:table-cell>
          <table:table-cell office:value-type="float" office:value="6167" calcext:value-type="float">
            <text:p>6167</text:p>
          </table:table-cell>
          <table:table-cell office:value-type="float" office:value="2625" calcext:value-type="float">
            <text:p>2625</text:p>
          </table:table-cell>
          <table:table-cell/>
          <table:table-cell office:value-type="float" office:value="1161.85080645161" calcext:value-type="float">
            <text:p>1161.85080645161</text:p>
          </table:table-cell>
          <table:table-cell office:value-type="float" office:value="30.6102591695812" calcext:value-type="float">
            <text:p>30.6102591695812</text:p>
          </table:table-cell>
          <table:table-cell office:value-type="float" office:value="30.2433395705248" calcext:value-type="float">
            <text:p>30.2433395705248</text:p>
          </table:table-cell>
          <table:table-cell office:value-type="float" office:value="68.1389717494297" calcext:value-type="float">
            <text:p>68.1389717494297</text:p>
          </table:table-cell>
          <table:table-cell office:value-type="float" office:value="66.2909214784534" calcext:value-type="float">
            <text:p>66.2909214784534</text:p>
          </table:table-cell>
          <table:table-cell office:value-type="float" office:value="67.871268001405" calcext:value-type="float">
            <text:p>67.871268001405</text:p>
          </table:table-cell>
          <table:table-cell office:value-type="float" office:value="63.1550186476407" calcext:value-type="float">
            <text:p>63.1550186476407</text:p>
          </table:table-cell>
          <table:table-cell office:value-type="float" office:value="149.132571428571" calcext:value-type="float">
            <text:p>149.132571428571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11146" calcext:value-type="float">
            <text:p>11146</text:p>
          </table:table-cell>
          <table:table-cell office:value-type="float" office:value="11179" calcext:value-type="float">
            <text:p>11179</text:p>
          </table:table-cell>
          <table:table-cell office:value-type="float" office:value="5860" calcext:value-type="float">
            <text:p>5860</text:p>
          </table:table-cell>
          <table:table-cell office:value-type="float" office:value="6239" calcext:value-type="float">
            <text:p>6239</text:p>
          </table:table-cell>
          <table:table-cell office:value-type="float" office:value="5225" calcext:value-type="float">
            <text:p>5225</text:p>
          </table:table-cell>
          <table:table-cell office:value-type="float" office:value="6398" calcext:value-type="float">
            <text:p>6398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193.64150943396" calcext:value-type="float">
            <text:p>1193.64150943396</text:p>
          </table:table-cell>
          <table:table-cell office:value-type="float" office:value="30.6535079849273" calcext:value-type="float">
            <text:p>30.6535079849273</text:p>
          </table:table-cell>
          <table:table-cell office:value-type="float" office:value="30.231773861705" calcext:value-type="float">
            <text:p>30.231773861705</text:p>
          </table:table-cell>
          <table:table-cell office:value-type="float" office:value="66.5445392491468" calcext:value-type="float">
            <text:p>66.5445392491468</text:p>
          </table:table-cell>
          <table:table-cell office:value-type="float" office:value="62.0391088315435" calcext:value-type="float">
            <text:p>62.0391088315435</text:p>
          </table:table-cell>
          <table:table-cell office:value-type="float" office:value="74.7984688995215" calcext:value-type="float">
            <text:p>74.7984688995215</text:p>
          </table:table-cell>
          <table:table-cell office:value-type="float" office:value="60.0561112847765" calcext:value-type="float">
            <text:p>60.0561112847765</text:p>
          </table:table-cell>
          <table:table-cell office:value-type="float" office:value="171.789703315881" calcext:value-type="float">
            <text:p>171.789703315881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10210" calcext:value-type="float">
            <text:p>10210</text:p>
          </table:table-cell>
          <table:table-cell office:value-type="float" office:value="10807" calcext:value-type="float">
            <text:p>10807</text:p>
          </table:table-cell>
          <table:table-cell office:value-type="float" office:value="5981" calcext:value-type="float">
            <text:p>5981</text:p>
          </table:table-cell>
          <table:table-cell office:value-type="float" office:value="6247" calcext:value-type="float">
            <text:p>6247</text:p>
          </table:table-cell>
          <table:table-cell office:value-type="float" office:value="5708" calcext:value-type="float">
            <text:p>5708</text:p>
          </table:table-cell>
          <table:table-cell office:value-type="float" office:value="5967" calcext:value-type="float">
            <text:p>5967</text:p>
          </table:table-cell>
          <table:table-cell office:value-type="float" office:value="2476" calcext:value-type="float">
            <text:p>2476</text:p>
          </table:table-cell>
          <table:table-cell/>
          <table:table-cell office:value-type="float" office:value="1243.64782608696" calcext:value-type="float">
            <text:p>1243.64782608696</text:p>
          </table:table-cell>
          <table:table-cell office:value-type="float" office:value="33.9805093046033" calcext:value-type="float">
            <text:p>33.9805093046033</text:p>
          </table:table-cell>
          <table:table-cell office:value-type="float" office:value="31.4284260201721" calcext:value-type="float">
            <text:p>31.4284260201721</text:p>
          </table:table-cell>
          <table:table-cell office:value-type="float" office:value="65.0944658083933" calcext:value-type="float">
            <text:p>65.0944658083933</text:p>
          </table:table-cell>
          <table:table-cell office:value-type="float" office:value="61.9747078597727" calcext:value-type="float">
            <text:p>61.9747078597727</text:p>
          </table:table-cell>
          <table:table-cell office:value-type="float" office:value="68.0769096005606" calcext:value-type="float">
            <text:p>68.0769096005606</text:p>
          </table:table-cell>
          <table:table-cell office:value-type="float" office:value="64.6602983073571" calcext:value-type="float">
            <text:p>64.6602983073571</text:p>
          </table:table-cell>
          <table:table-cell office:value-type="float" office:value="156.595718901454" calcext:value-type="float">
            <text:p>156.595718901454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1422" calcext:value-type="float">
            <text:p>11422</text:p>
          </table:table-cell>
          <table:table-cell office:value-type="float" office:value="11141" calcext:value-type="float">
            <text:p>11141</text:p>
          </table:table-cell>
          <table:table-cell office:value-type="float" office:value="5899" calcext:value-type="float">
            <text:p>5899</text:p>
          </table:table-cell>
          <table:table-cell office:value-type="float" office:value="6222" calcext:value-type="float">
            <text:p>6222</text:p>
          </table:table-cell>
          <table:table-cell office:value-type="float" office:value="5328" calcext:value-type="float">
            <text:p>5328</text:p>
          </table:table-cell>
          <table:table-cell office:value-type="float" office:value="5665" calcext:value-type="float">
            <text:p>5665</text:p>
          </table:table-cell>
          <table:table-cell office:value-type="float" office:value="2122" calcext:value-type="float">
            <text:p>2122</text:p>
          </table:table-cell>
          <table:table-cell/>
          <table:table-cell office:value-type="float" office:value="1167.172" calcext:value-type="float">
            <text:p>1167.172</text:p>
          </table:table-cell>
          <table:table-cell office:value-type="float" office:value="29.9461565400105" calcext:value-type="float">
            <text:p>29.9461565400105</text:p>
          </table:table-cell>
          <table:table-cell office:value-type="float" office:value="30.537294677318" calcext:value-type="float">
            <text:p>30.537294677318</text:p>
          </table:table-cell>
          <table:table-cell office:value-type="float" office:value="65.5824716053568" calcext:value-type="float">
            <text:p>65.5824716053568</text:p>
          </table:table-cell>
          <table:table-cell office:value-type="float" office:value="62.3791385406622" calcext:value-type="float">
            <text:p>62.3791385406622</text:p>
          </table:table-cell>
          <table:table-cell office:value-type="float" office:value="73.0457957957958" calcext:value-type="float">
            <text:p>73.0457957957958</text:p>
          </table:table-cell>
          <table:table-cell office:value-type="float" office:value="68.3895851721095" calcext:value-type="float">
            <text:p>68.3895851721095</text:p>
          </table:table-cell>
          <table:table-cell office:value-type="float" office:value="183.648444863336" calcext:value-type="float">
            <text:p>183.648444863336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10788" calcext:value-type="float">
            <text:p>10788</text:p>
          </table:table-cell>
          <table:table-cell office:value-type="float" office:value="11259" calcext:value-type="float">
            <text:p>11259</text:p>
          </table:table-cell>
          <table:table-cell office:value-type="float" office:value="5444" calcext:value-type="float">
            <text:p>5444</text:p>
          </table:table-cell>
          <table:table-cell office:value-type="float" office:value="5894" calcext:value-type="float">
            <text:p>5894</text:p>
          </table:table-cell>
          <table:table-cell office:value-type="float" office:value="5705" calcext:value-type="float">
            <text:p>5705</text:p>
          </table:table-cell>
          <table:table-cell office:value-type="float" office:value="6386" calcext:value-type="float">
            <text:p>6386</text:p>
          </table:table-cell>
          <table:table-cell office:value-type="float" office:value="2329" calcext:value-type="float">
            <text:p>2329</text:p>
          </table:table-cell>
          <table:table-cell/>
          <table:table-cell office:value-type="float" office:value="1151.59259259259" calcext:value-type="float">
            <text:p>1151.59259259259</text:p>
          </table:table-cell>
          <table:table-cell office:value-type="float" office:value="31.8221171672228" calcext:value-type="float">
            <text:p>31.8221171672228</text:p>
          </table:table-cell>
          <table:table-cell office:value-type="float" office:value="30.5792699173994" calcext:value-type="float">
            <text:p>30.5792699173994</text:p>
          </table:table-cell>
          <table:table-cell office:value-type="float" office:value="70.9169728141073" calcext:value-type="float">
            <text:p>70.9169728141073</text:p>
          </table:table-cell>
          <table:table-cell office:value-type="float" office:value="65.6896844248388" calcext:value-type="float">
            <text:p>65.6896844248388</text:p>
          </table:table-cell>
          <table:table-cell office:value-type="float" office:value="67.948115687993" calcext:value-type="float">
            <text:p>67.948115687993</text:p>
          </table:table-cell>
          <table:table-cell office:value-type="float" office:value="61.1298152207955" calcext:value-type="float">
            <text:p>61.1298152207955</text:p>
          </table:table-cell>
          <table:table-cell office:value-type="float" office:value="168.508372692143" calcext:value-type="float">
            <text:p>168.508372692143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0962" calcext:value-type="float">
            <text:p>10962</text:p>
          </table:table-cell>
          <table:table-cell office:value-type="float" office:value="10982" calcext:value-type="float">
            <text:p>10982</text:p>
          </table:table-cell>
          <table:table-cell office:value-type="float" office:value="5403" calcext:value-type="float">
            <text:p>5403</text:p>
          </table:table-cell>
          <table:table-cell office:value-type="float" office:value="6035" calcext:value-type="float">
            <text:p>6035</text:p>
          </table:table-cell>
          <table:table-cell office:value-type="float" office:value="5303" calcext:value-type="float">
            <text:p>5303</text:p>
          </table:table-cell>
          <table:table-cell office:value-type="float" office:value="5962" calcext:value-type="float">
            <text:p>5962</text:p>
          </table:table-cell>
          <table:table-cell office:value-type="float" office:value="2277" calcext:value-type="float">
            <text:p>2277</text:p>
          </table:table-cell>
          <table:table-cell/>
          <table:table-cell office:value-type="float" office:value="1278.3125" calcext:value-type="float">
            <text:p>1278.3125</text:p>
          </table:table-cell>
          <table:table-cell office:value-type="float" office:value="31.0838350665937" calcext:value-type="float">
            <text:p>31.0838350665937</text:p>
          </table:table-cell>
          <table:table-cell office:value-type="float" office:value="31.4189582953925" calcext:value-type="float">
            <text:p>31.4189582953925</text:p>
          </table:table-cell>
          <table:table-cell office:value-type="float" office:value="72.1184527114566" calcext:value-type="float">
            <text:p>72.1184527114566</text:p>
          </table:table-cell>
          <table:table-cell office:value-type="float" office:value="64.1219552609776" calcext:value-type="float">
            <text:p>64.1219552609776</text:p>
          </table:table-cell>
          <table:table-cell office:value-type="float" office:value="72.7552328870451" calcext:value-type="float">
            <text:p>72.7552328870451</text:p>
          </table:table-cell>
          <table:table-cell office:value-type="float" office:value="65.3643072794364" calcext:value-type="float">
            <text:p>65.3643072794364</text:p>
          </table:table-cell>
          <table:table-cell office:value-type="float" office:value="172.820377689943" calcext:value-type="float">
            <text:p>172.820377689943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10927" calcext:value-type="float">
            <text:p>10927</text:p>
          </table:table-cell>
          <table:table-cell office:value-type="float" office:value="10987" calcext:value-type="float">
            <text:p>10987</text:p>
          </table:table-cell>
          <table:table-cell office:value-type="float" office:value="5963" calcext:value-type="float">
            <text:p>5963</text:p>
          </table:table-cell>
          <table:table-cell office:value-type="float" office:value="6577" calcext:value-type="float">
            <text:p>6577</text:p>
          </table:table-cell>
          <table:table-cell office:value-type="float" office:value="5347" calcext:value-type="float">
            <text:p>5347</text:p>
          </table:table-cell>
          <table:table-cell office:value-type="float" office:value="6034" calcext:value-type="float">
            <text:p>6034</text:p>
          </table:table-cell>
          <table:table-cell office:value-type="float" office:value="2398" calcext:value-type="float">
            <text:p>2398</text:p>
          </table:table-cell>
          <table:table-cell/>
          <table:table-cell office:value-type="float" office:value="1362.86567164179" calcext:value-type="float">
            <text:p>1362.86567164179</text:p>
          </table:table-cell>
          <table:table-cell office:value-type="float" office:value="31.652695158781" calcext:value-type="float">
            <text:p>31.652695158781</text:p>
          </table:table-cell>
          <table:table-cell office:value-type="float" office:value="31.0692636752526" calcext:value-type="float">
            <text:p>31.0692636752526</text:p>
          </table:table-cell>
          <table:table-cell office:value-type="float" office:value="65.1908435351333" calcext:value-type="float">
            <text:p>65.1908435351333</text:p>
          </table:table-cell>
          <table:table-cell office:value-type="float" office:value="59.3676448228676" calcext:value-type="float">
            <text:p>59.3676448228676</text:p>
          </table:table-cell>
          <table:table-cell office:value-type="float" office:value="72.1320366560688" calcext:value-type="float">
            <text:p>72.1320366560688</text:p>
          </table:table-cell>
          <table:table-cell office:value-type="float" office:value="63.7480941332449" calcext:value-type="float">
            <text:p>63.7480941332449</text:p>
          </table:table-cell>
          <table:table-cell office:value-type="float" office:value="162.957881567973" calcext:value-type="float">
            <text:p>162.957881567973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0424" calcext:value-type="float">
            <text:p>10424</text:p>
          </table:table-cell>
          <table:table-cell office:value-type="float" office:value="11198" calcext:value-type="float">
            <text:p>11198</text:p>
          </table:table-cell>
          <table:table-cell office:value-type="float" office:value="5532" calcext:value-type="float">
            <text:p>5532</text:p>
          </table:table-cell>
          <table:table-cell office:value-type="float" office:value="6501" calcext:value-type="float">
            <text:p>6501</text:p>
          </table:table-cell>
          <table:table-cell office:value-type="float" office:value="5507" calcext:value-type="float">
            <text:p>5507</text:p>
          </table:table-cell>
          <table:table-cell office:value-type="float" office:value="6417" calcext:value-type="float">
            <text:p>6417</text:p>
          </table:table-cell>
          <table:table-cell office:value-type="float" office:value="2334" calcext:value-type="float">
            <text:p>2334</text:p>
          </table:table-cell>
          <table:table-cell/>
          <table:table-cell office:value-type="float" office:value="1321.74647887324" calcext:value-type="float">
            <text:p>1321.74647887324</text:p>
          </table:table-cell>
          <table:table-cell office:value-type="float" office:value="33.2035686876439" calcext:value-type="float">
            <text:p>33.2035686876439</text:p>
          </table:table-cell>
          <table:table-cell office:value-type="float" office:value="30.9339167708519" calcext:value-type="float">
            <text:p>30.9339167708519</text:p>
          </table:table-cell>
          <table:table-cell office:value-type="float" office:value="69.4103398409255" calcext:value-type="float">
            <text:p>69.4103398409255</text:p>
          </table:table-cell>
          <table:table-cell office:value-type="float" office:value="59.3308721735118" calcext:value-type="float">
            <text:p>59.3308721735118</text:p>
          </table:table-cell>
          <table:table-cell office:value-type="float" office:value="70.327219901943" calcext:value-type="float">
            <text:p>70.327219901943</text:p>
          </table:table-cell>
          <table:table-cell office:value-type="float" office:value="59.9418731494468" calcext:value-type="float">
            <text:p>59.9418731494468</text:p>
          </table:table-cell>
          <table:table-cell office:value-type="float" office:value="170.161525278492" calcext:value-type="float">
            <text:p>170.161525278492</text:p>
          </table:table-cell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10661" calcext:value-type="float">
            <text:p>10661</text:p>
          </table:table-cell>
          <table:table-cell office:value-type="float" office:value="11230" calcext:value-type="float">
            <text:p>11230</text:p>
          </table:table-cell>
          <table:table-cell office:value-type="float" office:value="5878" calcext:value-type="float">
            <text:p>5878</text:p>
          </table:table-cell>
          <table:table-cell office:value-type="float" office:value="6101" calcext:value-type="float">
            <text:p>6101</text:p>
          </table:table-cell>
          <table:table-cell office:value-type="float" office:value="5509" calcext:value-type="float">
            <text:p>5509</text:p>
          </table:table-cell>
          <table:table-cell office:value-type="float" office:value="6197" calcext:value-type="float">
            <text:p>6197</text:p>
          </table:table-cell>
          <table:table-cell office:value-type="float" office:value="2554" calcext:value-type="float">
            <text:p>2554</text:p>
          </table:table-cell>
          <table:table-cell/>
          <table:table-cell office:value-type="float" office:value="1203.70588235294" calcext:value-type="float">
            <text:p>1203.70588235294</text:p>
          </table:table-cell>
          <table:table-cell office:value-type="float" office:value="31.8593002532595" calcext:value-type="float">
            <text:p>31.8593002532595</text:p>
          </table:table-cell>
          <table:table-cell office:value-type="float" office:value="30.433303650935" calcext:value-type="float">
            <text:p>30.433303650935</text:p>
          </table:table-cell>
          <table:table-cell office:value-type="float" office:value="66.2890438924804" calcext:value-type="float">
            <text:p>66.2890438924804</text:p>
          </table:table-cell>
          <table:table-cell office:value-type="float" office:value="63.4771348959187" calcext:value-type="float">
            <text:p>63.4771348959187</text:p>
          </table:table-cell>
          <table:table-cell office:value-type="float" office:value="70.7495008168452" calcext:value-type="float">
            <text:p>70.7495008168452</text:p>
          </table:table-cell>
          <table:table-cell office:value-type="float" office:value="62.3659835404228" calcext:value-type="float">
            <text:p>62.3659835404228</text:p>
          </table:table-cell>
          <table:table-cell office:value-type="float" office:value="154.693422083007" calcext:value-type="float">
            <text:p>154.693422083007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10955" calcext:value-type="float">
            <text:p>10955</text:p>
          </table:table-cell>
          <table:table-cell office:value-type="float" office:value="10840" calcext:value-type="float">
            <text:p>10840</text:p>
          </table:table-cell>
          <table:table-cell office:value-type="float" office:value="5799" calcext:value-type="float">
            <text:p>5799</text:p>
          </table:table-cell>
          <table:table-cell office:value-type="float" office:value="6351" calcext:value-type="float">
            <text:p>6351</text:p>
          </table:table-cell>
          <table:table-cell office:value-type="float" office:value="6061" calcext:value-type="float">
            <text:p>6061</text:p>
          </table:table-cell>
          <table:table-cell office:value-type="float" office:value="5656" calcext:value-type="float">
            <text:p>5656</text:p>
          </table:table-cell>
          <table:table-cell office:value-type="float" office:value="2146" calcext:value-type="float">
            <text:p>2146</text:p>
          </table:table-cell>
          <table:table-cell/>
          <table:table-cell office:value-type="float" office:value="1189.81856540084" calcext:value-type="float">
            <text:p>1189.81856540084</text:p>
          </table:table-cell>
          <table:table-cell office:value-type="float" office:value="31.4696485623003" calcext:value-type="float">
            <text:p>31.4696485623003</text:p>
          </table:table-cell>
          <table:table-cell office:value-type="float" office:value="31.7330258302583" calcext:value-type="float">
            <text:p>31.7330258302583</text:p>
          </table:table-cell>
          <table:table-cell office:value-type="float" office:value="67.038627349543" calcext:value-type="float">
            <text:p>67.038627349543</text:p>
          </table:table-cell>
          <table:table-cell office:value-type="float" office:value="60.7490159030074" calcext:value-type="float">
            <text:p>60.7490159030074</text:p>
          </table:table-cell>
          <table:table-cell office:value-type="float" office:value="64.1377660452071" calcext:value-type="float">
            <text:p>64.1377660452071</text:p>
          </table:table-cell>
          <table:table-cell office:value-type="float" office:value="68.2975601131542" calcext:value-type="float">
            <text:p>68.2975601131542</text:p>
          </table:table-cell>
          <table:table-cell office:value-type="float" office:value="182.461323392358" calcext:value-type="float">
            <text:p>182.461323392358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10392" calcext:value-type="float">
            <text:p>10392</text:p>
          </table:table-cell>
          <table:table-cell office:value-type="float" office:value="10967" calcext:value-type="float">
            <text:p>10967</text:p>
          </table:table-cell>
          <table:table-cell office:value-type="float" office:value="6022" calcext:value-type="float">
            <text:p>6022</text:p>
          </table:table-cell>
          <table:table-cell office:value-type="float" office:value="5993" calcext:value-type="float">
            <text:p>5993</text:p>
          </table:table-cell>
          <table:table-cell office:value-type="float" office:value="5613" calcext:value-type="float">
            <text:p>5613</text:p>
          </table:table-cell>
          <table:table-cell office:value-type="float" office:value="6318" calcext:value-type="float">
            <text:p>6318</text:p>
          </table:table-cell>
          <table:table-cell office:value-type="float" office:value="2354" calcext:value-type="float">
            <text:p>2354</text:p>
          </table:table-cell>
          <table:table-cell/>
          <table:table-cell office:value-type="float" office:value="1185.95045045045" calcext:value-type="float">
            <text:p>1185.95045045045</text:p>
          </table:table-cell>
          <table:table-cell office:value-type="float" office:value="33.4795996920708" calcext:value-type="float">
            <text:p>33.4795996920708</text:p>
          </table:table-cell>
          <table:table-cell office:value-type="float" office:value="31.0921856478526" calcext:value-type="float">
            <text:p>31.0921856478526</text:p>
          </table:table-cell>
          <table:table-cell office:value-type="float" office:value="64.7358020591166" calcext:value-type="float">
            <text:p>64.7358020591166</text:p>
          </table:table-cell>
          <table:table-cell office:value-type="float" office:value="64.5566494243284" calcext:value-type="float">
            <text:p>64.5566494243284</text:p>
          </table:table-cell>
          <table:table-cell office:value-type="float" office:value="68.9360413326207" calcext:value-type="float">
            <text:p>68.9360413326207</text:p>
          </table:table-cell>
          <table:table-cell office:value-type="float" office:value="61.5136119025008" calcext:value-type="float">
            <text:p>61.5136119025008</text:p>
          </table:table-cell>
          <table:table-cell office:value-type="float" office:value="165.106627017842" calcext:value-type="float">
            <text:p>165.106627017842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0817" calcext:value-type="float">
            <text:p>10817</text:p>
          </table:table-cell>
          <table:table-cell office:value-type="float" office:value="10893" calcext:value-type="float">
            <text:p>10893</text:p>
          </table:table-cell>
          <table:table-cell office:value-type="float" office:value="5749" calcext:value-type="float">
            <text:p>5749</text:p>
          </table:table-cell>
          <table:table-cell office:value-type="float" office:value="6395" calcext:value-type="float">
            <text:p>6395</text:p>
          </table:table-cell>
          <table:table-cell office:value-type="float" office:value="5671" calcext:value-type="float">
            <text:p>5671</text:p>
          </table:table-cell>
          <table:table-cell office:value-type="float" office:value="6026" calcext:value-type="float">
            <text:p>6026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float" office:value="1340.92307692308" calcext:value-type="float">
            <text:p>1340.92307692308</text:p>
          </table:table-cell>
          <table:table-cell office:value-type="float" office:value="32.1705648516224" calcext:value-type="float">
            <text:p>32.1705648516224</text:p>
          </table:table-cell>
          <table:table-cell office:value-type="float" office:value="31.4037455246489" calcext:value-type="float">
            <text:p>31.4037455246489</text:p>
          </table:table-cell>
          <table:table-cell office:value-type="float" office:value="67.1755087841364" calcext:value-type="float">
            <text:p>67.1755087841364</text:p>
          </table:table-cell>
          <table:table-cell office:value-type="float" office:value="60.1224394057858" calcext:value-type="float">
            <text:p>60.1224394057858</text:p>
          </table:table-cell>
          <table:table-cell office:value-type="float" office:value="67.8836184094516" calcext:value-type="float">
            <text:p>67.8836184094516</text:p>
          </table:table-cell>
          <table:table-cell office:value-type="float" office:value="64.618320610687" calcext:value-type="float">
            <text:p>64.618320610687</text:p>
          </table:table-cell>
          <table:table-cell office:value-type="float" office:value="158.895214521452" calcext:value-type="float">
            <text:p>158.895214521452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2157" calcext:value-type="float">
            <text:p>12157</text:p>
          </table:table-cell>
          <table:table-cell office:value-type="float" office:value="12010" calcext:value-type="float">
            <text:p>12010</text:p>
          </table:table-cell>
          <table:table-cell office:value-type="float" office:value="10622" calcext:value-type="float">
            <text:p>10622</text:p>
          </table:table-cell>
          <table:table-cell office:value-type="float" office:value="10941" calcext:value-type="float">
            <text:p>10941</text:p>
          </table:table-cell>
          <table:table-cell office:value-type="float" office:value="10737" calcext:value-type="float">
            <text:p>10737</text:p>
          </table:table-cell>
          <table:table-cell office:value-type="float" office:value="10299" calcext:value-type="float">
            <text:p>10299</text:p>
          </table:table-cell>
          <table:table-cell office:value-type="float" office:value="4891" calcext:value-type="float">
            <text:p>4891</text:p>
          </table:table-cell>
          <table:table-cell/>
          <table:table-cell office:value-type="float" office:value="1371.96907216495" calcext:value-type="float">
            <text:p>1371.96907216495</text:p>
          </table:table-cell>
          <table:table-cell office:value-type="float" office:value="27.781442790162" calcext:value-type="float">
            <text:p>27.781442790162</text:p>
          </table:table-cell>
          <table:table-cell office:value-type="float" office:value="28.1640299750208" calcext:value-type="float">
            <text:p>28.1640299750208</text:p>
          </table:table-cell>
          <table:table-cell office:value-type="float" office:value="34.066277537187" calcext:value-type="float">
            <text:p>34.066277537187</text:p>
          </table:table-cell>
          <table:table-cell office:value-type="float" office:value="33.1659811717393" calcext:value-type="float">
            <text:p>33.1659811717393</text:p>
          </table:table-cell>
          <table:table-cell office:value-type="float" office:value="34.2583589457018" calcext:value-type="float">
            <text:p>34.2583589457018</text:p>
          </table:table-cell>
          <table:table-cell office:value-type="float" office:value="35.5664627633751" calcext:value-type="float">
            <text:p>35.5664627633751</text:p>
          </table:table-cell>
          <table:table-cell office:value-type="float" office:value="79.6941320793294" calcext:value-type="float">
            <text:p>79.6941320793294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1610" calcext:value-type="float">
            <text:p>11610</text:p>
          </table:table-cell>
          <table:table-cell office:value-type="float" office:value="12528" calcext:value-type="float">
            <text:p>12528</text:p>
          </table:table-cell>
          <table:table-cell office:value-type="float" office:value="10554" calcext:value-type="float">
            <text:p>10554</text:p>
          </table:table-cell>
          <table:table-cell office:value-type="float" office:value="10827" calcext:value-type="float">
            <text:p>10827</text:p>
          </table:table-cell>
          <table:table-cell office:value-type="float" office:value="10142" calcext:value-type="float">
            <text:p>10142</text:p>
          </table:table-cell>
          <table:table-cell office:value-type="float" office:value="10598" calcext:value-type="float">
            <text:p>10598</text:p>
          </table:table-cell>
          <table:table-cell office:value-type="float" office:value="5106" calcext:value-type="float">
            <text:p>5106</text:p>
          </table:table-cell>
          <table:table-cell/>
          <table:table-cell office:value-type="float" office:value="1317.60309278351" calcext:value-type="float">
            <text:p>1317.60309278351</text:p>
          </table:table-cell>
          <table:table-cell office:value-type="float" office:value="28.7953488372093" calcext:value-type="float">
            <text:p>28.7953488372093</text:p>
          </table:table-cell>
          <table:table-cell office:value-type="float" office:value="26.9181034482759" calcext:value-type="float">
            <text:p>26.9181034482759</text:p>
          </table:table-cell>
          <table:table-cell office:value-type="float" office:value="34.3306803107826" calcext:value-type="float">
            <text:p>34.3306803107826</text:p>
          </table:table-cell>
          <table:table-cell office:value-type="float" office:value="33.3163387826729" calcext:value-type="float">
            <text:p>33.3163387826729</text:p>
          </table:table-cell>
          <table:table-cell office:value-type="float" office:value="36.2371327154407" calcext:value-type="float">
            <text:p>36.2371327154407</text:p>
          </table:table-cell>
          <table:table-cell office:value-type="float" office:value="34.0322702396679" calcext:value-type="float">
            <text:p>34.0322702396679</text:p>
          </table:table-cell>
          <table:table-cell office:value-type="float" office:value="76.7757540148845" calcext:value-type="float">
            <text:p>76.7757540148845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89" calcext:value-type="float">
            <text:p>189</text:p>
          </table:table-cell>
          <table:table-cell office:value-type="float" office:value="11401" calcext:value-type="float">
            <text:p>11401</text:p>
          </table:table-cell>
          <table:table-cell office:value-type="float" office:value="11533" calcext:value-type="float">
            <text:p>11533</text:p>
          </table:table-cell>
          <table:table-cell office:value-type="float" office:value="10530" calcext:value-type="float">
            <text:p>10530</text:p>
          </table:table-cell>
          <table:table-cell office:value-type="float" office:value="10615" calcext:value-type="float">
            <text:p>10615</text:p>
          </table:table-cell>
          <table:table-cell office:value-type="float" office:value="10301" calcext:value-type="float">
            <text:p>10301</text:p>
          </table:table-cell>
          <table:table-cell office:value-type="float" office:value="10744" calcext:value-type="float">
            <text:p>10744</text:p>
          </table:table-cell>
          <table:table-cell office:value-type="float" office:value="5310" calcext:value-type="float">
            <text:p>5310</text:p>
          </table:table-cell>
          <table:table-cell/>
          <table:table-cell office:value-type="float" office:value="1371.80423280423" calcext:value-type="float">
            <text:p>1371.80423280423</text:p>
          </table:table-cell>
          <table:table-cell office:value-type="float" office:value="29.7799315849487" calcext:value-type="float">
            <text:p>29.7799315849487</text:p>
          </table:table-cell>
          <table:table-cell office:value-type="float" office:value="29.6105089742478" calcext:value-type="float">
            <text:p>29.6105089742478</text:p>
          </table:table-cell>
          <table:table-cell office:value-type="float" office:value="34.2161443494777" calcext:value-type="float">
            <text:p>34.2161443494777</text:p>
          </table:table-cell>
          <table:table-cell office:value-type="float" office:value="33.0570890249647" calcext:value-type="float">
            <text:p>33.0570890249647</text:p>
          </table:table-cell>
          <table:table-cell office:value-type="float" office:value="35.5182021162994" calcext:value-type="float">
            <text:p>35.5182021162994</text:p>
          </table:table-cell>
          <table:table-cell office:value-type="float" office:value="33.4223752792256" calcext:value-type="float">
            <text:p>33.4223752792256</text:p>
          </table:table-cell>
          <table:table-cell office:value-type="float" office:value="71.0222222222222" calcext:value-type="float">
            <text:p>71.0222222222222</text:p>
          </table:table-cell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office:value-type="float" office:value="12573" calcext:value-type="float">
            <text:p>12573</text:p>
          </table:table-cell>
          <table:table-cell office:value-type="float" office:value="11886" calcext:value-type="float">
            <text:p>11886</text:p>
          </table:table-cell>
          <table:table-cell office:value-type="float" office:value="10530" calcext:value-type="float">
            <text:p>10530</text:p>
          </table:table-cell>
          <table:table-cell office:value-type="float" office:value="11013" calcext:value-type="float">
            <text:p>11013</text:p>
          </table:table-cell>
          <table:table-cell office:value-type="float" office:value="10135" calcext:value-type="float">
            <text:p>10135</text:p>
          </table:table-cell>
          <table:table-cell office:value-type="float" office:value="10234" calcext:value-type="float">
            <text:p>10234</text:p>
          </table:table-cell>
          <table:table-cell office:value-type="float" office:value="4515" calcext:value-type="float">
            <text:p>4515</text:p>
          </table:table-cell>
          <table:table-cell/>
          <table:table-cell office:value-type="float" office:value="1305.89204545455" calcext:value-type="float">
            <text:p>1305.89204545455</text:p>
          </table:table-cell>
          <table:table-cell office:value-type="float" office:value="27.2758291577189" calcext:value-type="float">
            <text:p>27.2758291577189</text:p>
          </table:table-cell>
          <table:table-cell office:value-type="float" office:value="28.6265354198216" calcext:value-type="float">
            <text:p>28.6265354198216</text:p>
          </table:table-cell>
          <table:table-cell office:value-type="float" office:value="34.4869895536562" calcext:value-type="float">
            <text:p>34.4869895536562</text:p>
          </table:table-cell>
          <table:table-cell office:value-type="float" office:value="31.9540542994643" calcext:value-type="float">
            <text:p>31.9540542994643</text:p>
          </table:table-cell>
          <table:table-cell office:value-type="float" office:value="36.2291070547607" calcext:value-type="float">
            <text:p>36.2291070547607</text:p>
          </table:table-cell>
          <table:table-cell office:value-type="float" office:value="35.7373461012312" calcext:value-type="float">
            <text:p>35.7373461012312</text:p>
          </table:table-cell>
          <table:table-cell office:value-type="float" office:value="85.3614617940199" calcext:value-type="float">
            <text:p>85.3614617940199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office:value-type="float" office:value="12714" calcext:value-type="float">
            <text:p>12714</text:p>
          </table:table-cell>
          <table:table-cell office:value-type="float" office:value="12566" calcext:value-type="float">
            <text:p>12566</text:p>
          </table:table-cell>
          <table:table-cell office:value-type="float" office:value="9831" calcext:value-type="float">
            <text:p>9831</text:p>
          </table:table-cell>
          <table:table-cell office:value-type="float" office:value="10459" calcext:value-type="float">
            <text:p>10459</text:p>
          </table:table-cell>
          <table:table-cell office:value-type="float" office:value="10159" calcext:value-type="float">
            <text:p>10159</text:p>
          </table:table-cell>
          <table:table-cell office:value-type="float" office:value="10409" calcext:value-type="float">
            <text:p>10409</text:p>
          </table:table-cell>
          <table:table-cell office:value-type="float" office:value="4578" calcext:value-type="float">
            <text:p>4578</text:p>
          </table:table-cell>
          <table:table-cell/>
          <table:table-cell office:value-type="float" office:value="1445.31016042781" calcext:value-type="float">
            <text:p>1445.31016042781</text:p>
          </table:table-cell>
          <table:table-cell office:value-type="float" office:value="26.103350637093" calcext:value-type="float">
            <text:p>26.103350637093</text:p>
          </table:table-cell>
          <table:table-cell office:value-type="float" office:value="26.8783224574248" calcext:value-type="float">
            <text:p>26.8783224574248</text:p>
          </table:table-cell>
          <table:table-cell office:value-type="float" office:value="36.7419387651307" calcext:value-type="float">
            <text:p>36.7419387651307</text:p>
          </table:table-cell>
          <table:table-cell office:value-type="float" office:value="34.9760971412181" calcext:value-type="float">
            <text:p>34.9760971412181</text:p>
          </table:table-cell>
          <table:table-cell office:value-type="float" office:value="35.736391377104" calcext:value-type="float">
            <text:p>35.736391377104</text:p>
          </table:table-cell>
          <table:table-cell office:value-type="float" office:value="34.3486405994812" calcext:value-type="float">
            <text:p>34.3486405994812</text:p>
          </table:table-cell>
          <table:table-cell office:value-type="float" office:value="84.6583660987331" calcext:value-type="float">
            <text:p>84.6583660987331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12400" calcext:value-type="float">
            <text:p>12400</text:p>
          </table:table-cell>
          <table:table-cell office:value-type="float" office:value="12546" calcext:value-type="float">
            <text:p>12546</text:p>
          </table:table-cell>
          <table:table-cell office:value-type="float" office:value="10748" calcext:value-type="float">
            <text:p>10748</text:p>
          </table:table-cell>
          <table:table-cell office:value-type="float" office:value="10652" calcext:value-type="float">
            <text:p>10652</text:p>
          </table:table-cell>
          <table:table-cell office:value-type="float" office:value="10456" calcext:value-type="float">
            <text:p>10456</text:p>
          </table:table-cell>
          <table:table-cell office:value-type="float" office:value="10829" calcext:value-type="float">
            <text:p>10829</text:p>
          </table:table-cell>
          <table:table-cell office:value-type="float" office:value="4390" calcext:value-type="float">
            <text:p>4390</text:p>
          </table:table-cell>
          <table:table-cell/>
          <table:table-cell office:value-type="float" office:value="1447.20348837209" calcext:value-type="float">
            <text:p>1447.20348837209</text:p>
          </table:table-cell>
          <table:table-cell office:value-type="float" office:value="26.9431451612903" calcext:value-type="float">
            <text:p>26.9431451612903</text:p>
          </table:table-cell>
          <table:table-cell office:value-type="float" office:value="27.1126255380201" calcext:value-type="float">
            <text:p>27.1126255380201</text:p>
          </table:table-cell>
          <table:table-cell office:value-type="float" office:value="33.7002232973576" calcext:value-type="float">
            <text:p>33.7002232973576</text:p>
          </table:table-cell>
          <table:table-cell office:value-type="float" office:value="34.0443109275253" calcext:value-type="float">
            <text:p>34.0443109275253</text:p>
          </table:table-cell>
          <table:table-cell office:value-type="float" office:value="34.7565990818669" calcext:value-type="float">
            <text:p>34.7565990818669</text:p>
          </table:table-cell>
          <table:table-cell office:value-type="float" office:value="33.5026318219596" calcext:value-type="float">
            <text:p>33.5026318219596</text:p>
          </table:table-cell>
          <table:table-cell office:value-type="float" office:value="87.771298405467" calcext:value-type="float">
            <text:p>87.771298405467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2419" calcext:value-type="float">
            <text:p>12419</text:p>
          </table:table-cell>
          <table:table-cell office:value-type="float" office:value="12573" calcext:value-type="float">
            <text:p>12573</text:p>
          </table:table-cell>
          <table:table-cell office:value-type="float" office:value="10390" calcext:value-type="float">
            <text:p>10390</text:p>
          </table:table-cell>
          <table:table-cell office:value-type="float" office:value="10884" calcext:value-type="float">
            <text:p>10884</text:p>
          </table:table-cell>
          <table:table-cell office:value-type="float" office:value="10511" calcext:value-type="float">
            <text:p>10511</text:p>
          </table:table-cell>
          <table:table-cell office:value-type="float" office:value="10481" calcext:value-type="float">
            <text:p>10481</text:p>
          </table:table-cell>
          <table:table-cell office:value-type="float" office:value="5027" calcext:value-type="float">
            <text:p>5027</text:p>
          </table:table-cell>
          <table:table-cell/>
          <table:table-cell office:value-type="float" office:value="1291.30927835052" calcext:value-type="float">
            <text:p>1291.30927835052</text:p>
          </table:table-cell>
          <table:table-cell office:value-type="float" office:value="27.0012078267171" calcext:value-type="float">
            <text:p>27.0012078267171</text:p>
          </table:table-cell>
          <table:table-cell office:value-type="float" office:value="26.504334685437" calcext:value-type="float">
            <text:p>26.504334685437</text:p>
          </table:table-cell>
          <table:table-cell office:value-type="float" office:value="34.7193455245428" calcext:value-type="float">
            <text:p>34.7193455245428</text:p>
          </table:table-cell>
          <table:table-cell office:value-type="float" office:value="33.4908122013965" calcext:value-type="float">
            <text:p>33.4908122013965</text:p>
          </table:table-cell>
          <table:table-cell office:value-type="float" office:value="34.330320616497" calcext:value-type="float">
            <text:p>34.330320616497</text:p>
          </table:table-cell>
          <table:table-cell office:value-type="float" office:value="34.4668447667207" calcext:value-type="float">
            <text:p>34.4668447667207</text:p>
          </table:table-cell>
          <table:table-cell office:value-type="float" office:value="77.8151979311717" calcext:value-type="float">
            <text:p>77.8151979311717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95" calcext:value-type="float">
            <text:p>195</text:p>
          </table:table-cell>
          <table:table-cell office:value-type="float" office:value="12368" calcext:value-type="float">
            <text:p>12368</text:p>
          </table:table-cell>
          <table:table-cell office:value-type="float" office:value="12474" calcext:value-type="float">
            <text:p>12474</text:p>
          </table:table-cell>
          <table:table-cell office:value-type="float" office:value="9955" calcext:value-type="float">
            <text:p>9955</text:p>
          </table:table-cell>
          <table:table-cell office:value-type="float" office:value="10713" calcext:value-type="float">
            <text:p>10713</text:p>
          </table:table-cell>
          <table:table-cell office:value-type="float" office:value="10246" calcext:value-type="float">
            <text:p>10246</text:p>
          </table:table-cell>
          <table:table-cell office:value-type="float" office:value="10468" calcext:value-type="float">
            <text:p>10468</text:p>
          </table:table-cell>
          <table:table-cell office:value-type="float" office:value="4728" calcext:value-type="float">
            <text:p>4728</text:p>
          </table:table-cell>
          <table:table-cell/>
          <table:table-cell office:value-type="float" office:value="1355.6358974359" calcext:value-type="float">
            <text:p>1355.6358974359</text:p>
          </table:table-cell>
          <table:table-cell office:value-type="float" office:value="27.590798835705" calcext:value-type="float">
            <text:p>27.590798835705</text:p>
          </table:table-cell>
          <table:table-cell office:value-type="float" office:value="27.0517877184544" calcext:value-type="float">
            <text:p>27.0517877184544</text:p>
          </table:table-cell>
          <table:table-cell office:value-type="float" office:value="36.6578603716725" calcext:value-type="float">
            <text:p>36.6578603716725</text:p>
          </table:table-cell>
          <table:table-cell office:value-type="float" office:value="33.7549705964716" calcext:value-type="float">
            <text:p>33.7549705964716</text:p>
          </table:table-cell>
          <table:table-cell office:value-type="float" office:value="35.4196759711107" calcext:value-type="float">
            <text:p>35.4196759711107</text:p>
          </table:table-cell>
          <table:table-cell office:value-type="float" office:value="34.6600114635078" calcext:value-type="float">
            <text:p>34.6600114635078</text:p>
          </table:table-cell>
          <table:table-cell office:value-type="float" office:value="82.3551184433164" calcext:value-type="float">
            <text:p>82.3551184433164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float" office:value="11458" calcext:value-type="float">
            <text:p>11458</text:p>
          </table:table-cell>
          <table:table-cell office:value-type="float" office:value="12051" calcext:value-type="float">
            <text:p>12051</text:p>
          </table:table-cell>
          <table:table-cell office:value-type="float" office:value="10112" calcext:value-type="float">
            <text:p>10112</text:p>
          </table:table-cell>
          <table:table-cell office:value-type="float" office:value="10762" calcext:value-type="float">
            <text:p>10762</text:p>
          </table:table-cell>
          <table:table-cell office:value-type="float" office:value="10411" calcext:value-type="float">
            <text:p>10411</text:p>
          </table:table-cell>
          <table:table-cell office:value-type="float" office:value="10513" calcext:value-type="float">
            <text:p>10513</text:p>
          </table:table-cell>
          <table:table-cell office:value-type="float" office:value="4916" calcext:value-type="float">
            <text:p>4916</text:p>
          </table:table-cell>
          <table:table-cell/>
          <table:table-cell office:value-type="float" office:value="1275.4039408867" calcext:value-type="float">
            <text:p>1275.4039408867</text:p>
          </table:table-cell>
          <table:table-cell office:value-type="float" office:value="29.7273520684238" calcext:value-type="float">
            <text:p>29.7273520684238</text:p>
          </table:table-cell>
          <table:table-cell office:value-type="float" office:value="27.8200149365198" calcext:value-type="float">
            <text:p>27.8200149365198</text:p>
          </table:table-cell>
          <table:table-cell office:value-type="float" office:value="36.2333860759494" calcext:value-type="float">
            <text:p>36.2333860759494</text:p>
          </table:table-cell>
          <table:table-cell office:value-type="float" office:value="33.5988663817134" calcext:value-type="float">
            <text:p>33.5988663817134</text:p>
          </table:table-cell>
          <table:table-cell office:value-type="float" office:value="35.0345788108731" calcext:value-type="float">
            <text:p>35.0345788108731</text:p>
          </table:table-cell>
          <table:table-cell office:value-type="float" office:value="34.5070864643774" calcext:value-type="float">
            <text:p>34.5070864643774</text:p>
          </table:table-cell>
          <table:table-cell office:value-type="float" office:value="79.356590724166" calcext:value-type="float">
            <text:p>79.356590724166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95" calcext:value-type="float">
            <text:p>195</text:p>
          </table:table-cell>
          <table:table-cell office:value-type="float" office:value="12843" calcext:value-type="float">
            <text:p>12843</text:p>
          </table:table-cell>
          <table:table-cell office:value-type="float" office:value="11903" calcext:value-type="float">
            <text:p>11903</text:p>
          </table:table-cell>
          <table:table-cell office:value-type="float" office:value="10339" calcext:value-type="float">
            <text:p>10339</text:p>
          </table:table-cell>
          <table:table-cell office:value-type="float" office:value="10686" calcext:value-type="float">
            <text:p>10686</text:p>
          </table:table-cell>
          <table:table-cell office:value-type="float" office:value="10171" calcext:value-type="float">
            <text:p>10171</text:p>
          </table:table-cell>
          <table:table-cell office:value-type="float" office:value="10603" calcext:value-type="float">
            <text:p>10603</text:p>
          </table:table-cell>
          <table:table-cell office:value-type="float" office:value="5056" calcext:value-type="float">
            <text:p>5056</text:p>
          </table:table-cell>
          <table:table-cell/>
          <table:table-cell office:value-type="float" office:value="1345.45128205128" calcext:value-type="float">
            <text:p>1345.45128205128</text:p>
          </table:table-cell>
          <table:table-cell office:value-type="float" office:value="26.2518103246905" calcext:value-type="float">
            <text:p>26.2518103246905</text:p>
          </table:table-cell>
          <table:table-cell office:value-type="float" office:value="28.0694782827859" calcext:value-type="float">
            <text:p>28.0694782827859</text:p>
          </table:table-cell>
          <table:table-cell office:value-type="float" office:value="35.050778605281" calcext:value-type="float">
            <text:p>35.050778605281</text:p>
          </table:table-cell>
          <table:table-cell office:value-type="float" office:value="33.5830993823695" calcext:value-type="float">
            <text:p>33.5830993823695</text:p>
          </table:table-cell>
          <table:table-cell office:value-type="float" office:value="35.7820273326123" calcext:value-type="float">
            <text:p>35.7820273326123</text:p>
          </table:table-cell>
          <table:table-cell office:value-type="float" office:value="34.4681693860228" calcext:value-type="float">
            <text:p>34.4681693860228</text:p>
          </table:table-cell>
          <table:table-cell office:value-type="float" office:value="76.3528481012658" calcext:value-type="float">
            <text:p>76.3528481012658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office:value-type="float" office:value="13109" calcext:value-type="float">
            <text:p>13109</text:p>
          </table:table-cell>
          <table:table-cell office:value-type="float" office:value="12787" calcext:value-type="float">
            <text:p>12787</text:p>
          </table:table-cell>
          <table:table-cell office:value-type="float" office:value="10641" calcext:value-type="float">
            <text:p>10641</text:p>
          </table:table-cell>
          <table:table-cell office:value-type="float" office:value="10867" calcext:value-type="float">
            <text:p>10867</text:p>
          </table:table-cell>
          <table:table-cell office:value-type="float" office:value="10467" calcext:value-type="float">
            <text:p>10467</text:p>
          </table:table-cell>
          <table:table-cell office:value-type="float" office:value="10443" calcext:value-type="float">
            <text:p>10443</text:p>
          </table:table-cell>
          <table:table-cell office:value-type="float" office:value="5101" calcext:value-type="float">
            <text:p>5101</text:p>
          </table:table-cell>
          <table:table-cell/>
          <table:table-cell office:value-type="float" office:value="1574.97041420118" calcext:value-type="float">
            <text:p>1574.97041420118</text:p>
          </table:table-cell>
          <table:table-cell office:value-type="float" office:value="25.1720192234343" calcext:value-type="float">
            <text:p>25.1720192234343</text:p>
          </table:table-cell>
          <table:table-cell office:value-type="float" office:value="26.467506060843" calcext:value-type="float">
            <text:p>26.467506060843</text:p>
          </table:table-cell>
          <table:table-cell office:value-type="float" office:value="34.1016821727281" calcext:value-type="float">
            <text:p>34.1016821727281</text:p>
          </table:table-cell>
          <table:table-cell office:value-type="float" office:value="33.4464893714917" calcext:value-type="float">
            <text:p>33.4464893714917</text:p>
          </table:table-cell>
          <table:table-cell office:value-type="float" office:value="34.8792395146651" calcext:value-type="float">
            <text:p>34.8792395146651</text:p>
          </table:table-cell>
          <table:table-cell office:value-type="float" office:value="34.3268217945035" calcext:value-type="float">
            <text:p>34.3268217945035</text:p>
          </table:table-cell>
          <table:table-cell office:value-type="float" office:value="76.3107233875711" calcext:value-type="float">
            <text:p>76.3107233875711</text:p>
          </table:table-cell>
          <table:table-cell table:number-columns-repeated="100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52" calcext:value-type="float">
            <text:p>152</text:p>
          </table:table-cell>
          <table:table-cell office:value-type="float" office:value="12575" calcext:value-type="float">
            <text:p>12575</text:p>
          </table:table-cell>
          <table:table-cell office:value-type="float" office:value="12389" calcext:value-type="float">
            <text:p>12389</text:p>
          </table:table-cell>
          <table:table-cell office:value-type="float" office:value="10194" calcext:value-type="float">
            <text:p>10194</text:p>
          </table:table-cell>
          <table:table-cell office:value-type="float" office:value="10878" calcext:value-type="float">
            <text:p>10878</text:p>
          </table:table-cell>
          <table:table-cell office:value-type="float" office:value="10310" calcext:value-type="float">
            <text:p>10310</text:p>
          </table:table-cell>
          <table:table-cell office:value-type="float" office:value="10320" calcext:value-type="float">
            <text:p>10320</text:p>
          </table:table-cell>
          <table:table-cell office:value-type="float" office:value="5078" calcext:value-type="float">
            <text:p>5078</text:p>
          </table:table-cell>
          <table:table-cell/>
          <table:table-cell office:value-type="float" office:value="1535.67763157895" calcext:value-type="float">
            <text:p>1535.67763157895</text:p>
          </table:table-cell>
          <table:table-cell office:value-type="float" office:value="26.4599602385686" calcext:value-type="float">
            <text:p>26.4599602385686</text:p>
          </table:table-cell>
          <table:table-cell office:value-type="float" office:value="27.4250544838163" calcext:value-type="float">
            <text:p>27.4250544838163</text:p>
          </table:table-cell>
          <table:table-cell office:value-type="float" office:value="35.8718854227977" calcext:value-type="float">
            <text:p>35.8718854227977</text:p>
          </table:table-cell>
          <table:table-cell office:value-type="float" office:value="33.3081448795735" calcext:value-type="float">
            <text:p>33.3081448795735</text:p>
          </table:table-cell>
          <table:table-cell office:value-type="float" office:value="34.719786614937" calcext:value-type="float">
            <text:p>34.719786614937</text:p>
          </table:table-cell>
          <table:table-cell office:value-type="float" office:value="35.4153100775194" calcext:value-type="float">
            <text:p>35.4153100775194</text:p>
          </table:table-cell>
          <table:table-cell office:value-type="float" office:value="76.2642772745175" calcext:value-type="float">
            <text:p>76.2642772745175</text:p>
          </table:table-cell>
          <table:table-cell table:number-columns-repeated="100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12470" calcext:value-type="float">
            <text:p>12470</text:p>
          </table:table-cell>
          <table:table-cell office:value-type="float" office:value="11680" calcext:value-type="float">
            <text:p>11680</text:p>
          </table:table-cell>
          <table:table-cell office:value-type="float" office:value="9972" calcext:value-type="float">
            <text:p>9972</text:p>
          </table:table-cell>
          <table:table-cell office:value-type="float" office:value="10443" calcext:value-type="float">
            <text:p>10443</text:p>
          </table:table-cell>
          <table:table-cell office:value-type="float" office:value="10952" calcext:value-type="float">
            <text:p>10952</text:p>
          </table:table-cell>
          <table:table-cell office:value-type="float" office:value="10636" calcext:value-type="float">
            <text:p>10636</text:p>
          </table:table-cell>
          <table:table-cell office:value-type="float" office:value="4540" calcext:value-type="float">
            <text:p>4540</text:p>
          </table:table-cell>
          <table:table-cell/>
          <table:table-cell office:value-type="float" office:value="1417.13529411765" calcext:value-type="float">
            <text:p>1417.13529411765</text:p>
          </table:table-cell>
          <table:table-cell office:value-type="float" office:value="27.1093023255814" calcext:value-type="float">
            <text:p>27.1093023255814</text:p>
          </table:table-cell>
          <table:table-cell office:value-type="float" office:value="28.859845890411" calcext:value-type="float">
            <text:p>28.859845890411</text:p>
          </table:table-cell>
          <table:table-cell office:value-type="float" office:value="36.1988567990373" calcext:value-type="float">
            <text:p>36.1988567990373</text:p>
          </table:table-cell>
          <table:table-cell office:value-type="float" office:value="35.0826390883846" calcext:value-type="float">
            <text:p>35.0826390883846</text:p>
          </table:table-cell>
          <table:table-cell office:value-type="float" office:value="32.6786888239591" calcext:value-type="float">
            <text:p>32.6786888239591</text:p>
          </table:table-cell>
          <table:table-cell office:value-type="float" office:value="33.8691237307258" calcext:value-type="float">
            <text:p>33.8691237307258</text:p>
          </table:table-cell>
          <table:table-cell office:value-type="float" office:value="84.1883259911894" calcext:value-type="float">
            <text:p>84.1883259911894</text:p>
          </table:table-cell>
          <table:table-cell table:number-columns-repeated="100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12180" calcext:value-type="float">
            <text:p>12180</text:p>
          </table:table-cell>
          <table:table-cell office:value-type="float" office:value="12019" calcext:value-type="float">
            <text:p>12019</text:p>
          </table:table-cell>
          <table:table-cell office:value-type="float" office:value="10301" calcext:value-type="float">
            <text:p>10301</text:p>
          </table:table-cell>
          <table:table-cell office:value-type="float" office:value="10498" calcext:value-type="float">
            <text:p>10498</text:p>
          </table:table-cell>
          <table:table-cell office:value-type="float" office:value="10172" calcext:value-type="float">
            <text:p>10172</text:p>
          </table:table-cell>
          <table:table-cell office:value-type="float" office:value="10512" calcext:value-type="float">
            <text:p>10512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1426.9604519774" calcext:value-type="float">
            <text:p>1426.9604519774</text:p>
          </table:table-cell>
          <table:table-cell office:value-type="float" office:value="27.9716748768473" calcext:value-type="float">
            <text:p>27.9716748768473</text:p>
          </table:table-cell>
          <table:table-cell office:value-type="float" office:value="28.3023546052084" calcext:value-type="float">
            <text:p>28.3023546052084</text:p>
          </table:table-cell>
          <table:table-cell office:value-type="float" office:value="35.3521017376954" calcext:value-type="float">
            <text:p>35.3521017376954</text:p>
          </table:table-cell>
          <table:table-cell office:value-type="float" office:value="34.324728519718" calcext:value-type="float">
            <text:p>34.324728519718</text:p>
          </table:table-cell>
          <table:table-cell office:value-type="float" office:value="35.4403263861581" calcext:value-type="float">
            <text:p>35.4403263861581</text:p>
          </table:table-cell>
          <table:table-cell office:value-type="float" office:value="34.224695585997" calcext:value-type="float">
            <text:p>34.224695585997</text:p>
          </table:table-cell>
          <table:table-cell office:value-type="float" office:value="86.4444444444444" calcext:value-type="float">
            <text:p>86.4444444444444</text:p>
          </table:table-cell>
          <table:table-cell table:number-columns-repeated="100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158" calcext:value-type="float">
            <text:p>12158</text:p>
          </table:table-cell>
          <table:table-cell office:value-type="float" office:value="11584" calcext:value-type="float">
            <text:p>11584</text:p>
          </table:table-cell>
          <table:table-cell office:value-type="float" office:value="10851" calcext:value-type="float">
            <text:p>10851</text:p>
          </table:table-cell>
          <table:table-cell office:value-type="float" office:value="10922" calcext:value-type="float">
            <text:p>10922</text:p>
          </table:table-cell>
          <table:table-cell office:value-type="float" office:value="10141" calcext:value-type="float">
            <text:p>10141</text:p>
          </table:table-cell>
          <table:table-cell office:value-type="float" office:value="10905" calcext:value-type="float">
            <text:p>10905</text:p>
          </table:table-cell>
          <table:table-cell office:value-type="float" office:value="4726" calcext:value-type="float">
            <text:p>4726</text:p>
          </table:table-cell>
          <table:table-cell/>
          <table:table-cell office:value-type="float" office:value="1419.77094972067" calcext:value-type="float">
            <text:p>1419.77094972067</text:p>
          </table:table-cell>
          <table:table-cell office:value-type="float" office:value="27.7802270110215" calcext:value-type="float">
            <text:p>27.7802270110215</text:p>
          </table:table-cell>
          <table:table-cell office:value-type="float" office:value="28.9898135359116" calcext:value-type="float">
            <text:p>28.9898135359116</text:p>
          </table:table-cell>
          <table:table-cell office:value-type="float" office:value="33.5740484747949" calcext:value-type="float">
            <text:p>33.5740484747949</text:p>
          </table:table-cell>
          <table:table-cell office:value-type="float" office:value="33.0929316974913" calcext:value-type="float">
            <text:p>33.0929316974913</text:p>
          </table:table-cell>
          <table:table-cell office:value-type="float" office:value="36.0256384971896" calcext:value-type="float">
            <text:p>36.0256384971896</text:p>
          </table:table-cell>
          <table:table-cell office:value-type="float" office:value="33.2755616689592" calcext:value-type="float">
            <text:p>33.2755616689592</text:p>
          </table:table-cell>
          <table:table-cell office:value-type="float" office:value="81.1102412187897" calcext:value-type="float">
            <text:p>81.1102412187897</text:p>
          </table:table-cell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079" calcext:value-type="float">
            <text:p>12079</text:p>
          </table:table-cell>
          <table:table-cell office:value-type="float" office:value="11718" calcext:value-type="float">
            <text:p>11718</text:p>
          </table:table-cell>
          <table:table-cell office:value-type="float" office:value="9796" calcext:value-type="float">
            <text:p>9796</text:p>
          </table:table-cell>
          <table:table-cell office:value-type="float" office:value="10938" calcext:value-type="float">
            <text:p>10938</text:p>
          </table:table-cell>
          <table:table-cell office:value-type="float" office:value="10157" calcext:value-type="float">
            <text:p>10157</text:p>
          </table:table-cell>
          <table:table-cell office:value-type="float" office:value="10985" calcext:value-type="float">
            <text:p>10985</text:p>
          </table:table-cell>
          <table:table-cell office:value-type="float" office:value="5350" calcext:value-type="float">
            <text:p>5350</text:p>
          </table:table-cell>
          <table:table-cell/>
          <table:table-cell office:value-type="float" office:value="1339.10055865922" calcext:value-type="float">
            <text:p>1339.10055865922</text:p>
          </table:table-cell>
          <table:table-cell office:value-type="float" office:value="27.8369070287275" calcext:value-type="float">
            <text:p>27.8369070287275</text:p>
          </table:table-cell>
          <table:table-cell office:value-type="float" office:value="29.2037037037037" calcext:value-type="float">
            <text:p>29.2037037037037</text:p>
          </table:table-cell>
          <table:table-cell office:value-type="float" office:value="37.5597182523479" calcext:value-type="float">
            <text:p>37.5597182523479</text:p>
          </table:table-cell>
          <table:table-cell office:value-type="float" office:value="32.9845492777473" calcext:value-type="float">
            <text:p>32.9845492777473</text:p>
          </table:table-cell>
          <table:table-cell office:value-type="float" office:value="35.736437924584" calcext:value-type="float">
            <text:p>35.736437924584</text:p>
          </table:table-cell>
          <table:table-cell office:value-type="float" office:value="33.3959035047792" calcext:value-type="float">
            <text:p>33.3959035047792</text:p>
          </table:table-cell>
          <table:table-cell office:value-type="float" office:value="72.6246728971963" calcext:value-type="float">
            <text:p>72.6246728971963</text:p>
          </table:table-cell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83" calcext:value-type="float">
            <text:p>183</text:p>
          </table:table-cell>
          <table:table-cell office:value-type="float" office:value="12361" calcext:value-type="float">
            <text:p>12361</text:p>
          </table:table-cell>
          <table:table-cell office:value-type="float" office:value="12130" calcext:value-type="float">
            <text:p>12130</text:p>
          </table:table-cell>
          <table:table-cell office:value-type="float" office:value="10510" calcext:value-type="float">
            <text:p>10510</text:p>
          </table:table-cell>
          <table:table-cell office:value-type="float" office:value="10567" calcext:value-type="float">
            <text:p>10567</text:p>
          </table:table-cell>
          <table:table-cell office:value-type="float" office:value="10311" calcext:value-type="float">
            <text:p>10311</text:p>
          </table:table-cell>
          <table:table-cell office:value-type="float" office:value="10014" calcext:value-type="float">
            <text:p>10014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float" office:value="1402.72677595628" calcext:value-type="float">
            <text:p>1402.72677595628</text:p>
          </table:table-cell>
          <table:table-cell office:value-type="float" office:value="27.0837310897177" calcext:value-type="float">
            <text:p>27.0837310897177</text:p>
          </table:table-cell>
          <table:table-cell office:value-type="float" office:value="27.9642209398186" calcext:value-type="float">
            <text:p>27.9642209398186</text:p>
          </table:table-cell>
          <table:table-cell office:value-type="float" office:value="34.3511893434824" calcext:value-type="float">
            <text:p>34.3511893434824</text:p>
          </table:table-cell>
          <table:table-cell office:value-type="float" office:value="33.9008233178764" calcext:value-type="float">
            <text:p>33.9008233178764</text:p>
          </table:table-cell>
          <table:table-cell office:value-type="float" office:value="35.3744544661042" calcext:value-type="float">
            <text:p>35.3744544661042</text:p>
          </table:table-cell>
          <table:table-cell office:value-type="float" office:value="36.7913920511284" calcext:value-type="float">
            <text:p>36.7913920511284</text:p>
          </table:table-cell>
          <table:table-cell office:value-type="float" office:value="77.5857740585774" calcext:value-type="float">
            <text:p>77.5857740585774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82" calcext:value-type="float">
            <text:p>182</text:p>
          </table:table-cell>
          <table:table-cell office:value-type="float" office:value="11587" calcext:value-type="float">
            <text:p>11587</text:p>
          </table:table-cell>
          <table:table-cell office:value-type="float" office:value="12674" calcext:value-type="float">
            <text:p>12674</text:p>
          </table:table-cell>
          <table:table-cell office:value-type="float" office:value="10334" calcext:value-type="float">
            <text:p>10334</text:p>
          </table:table-cell>
          <table:table-cell office:value-type="float" office:value="10254" calcext:value-type="float">
            <text:p>10254</text:p>
          </table:table-cell>
          <table:table-cell office:value-type="float" office:value="10352" calcext:value-type="float">
            <text:p>10352</text:p>
          </table:table-cell>
          <table:table-cell office:value-type="float" office:value="10350" calcext:value-type="float">
            <text:p>10350</text:p>
          </table:table-cell>
          <table:table-cell office:value-type="float" office:value="4580" calcext:value-type="float">
            <text:p>4580</text:p>
          </table:table-cell>
          <table:table-cell/>
          <table:table-cell office:value-type="float" office:value="1418.8021978022" calcext:value-type="float">
            <text:p>1418.8021978022</text:p>
          </table:table-cell>
          <table:table-cell office:value-type="float" office:value="29.3225166134461" calcext:value-type="float">
            <text:p>29.3225166134461</text:p>
          </table:table-cell>
          <table:table-cell office:value-type="float" office:value="26.5130187786019" calcext:value-type="float">
            <text:p>26.5130187786019</text:p>
          </table:table-cell>
          <table:table-cell office:value-type="float" office:value="35.0842848848461" calcext:value-type="float">
            <text:p>35.0842848848461</text:p>
          </table:table-cell>
          <table:table-cell office:value-type="float" office:value="35.1995318899941" calcext:value-type="float">
            <text:p>35.1995318899941</text:p>
          </table:table-cell>
          <table:table-cell office:value-type="float" office:value="35.0400888717156" calcext:value-type="float">
            <text:p>35.0400888717156</text:p>
          </table:table-cell>
          <table:table-cell office:value-type="float" office:value="34.824154589372" calcext:value-type="float">
            <text:p>34.824154589372</text:p>
          </table:table-cell>
          <table:table-cell office:value-type="float" office:value="85.3096069868996" calcext:value-type="float">
            <text:p>85.3096069868996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781" calcext:value-type="float">
            <text:p>12781</text:p>
          </table:table-cell>
          <table:table-cell office:value-type="float" office:value="12411" calcext:value-type="float">
            <text:p>12411</text:p>
          </table:table-cell>
          <table:table-cell office:value-type="float" office:value="10172" calcext:value-type="float">
            <text:p>10172</text:p>
          </table:table-cell>
          <table:table-cell office:value-type="float" office:value="10773" calcext:value-type="float">
            <text:p>10773</text:p>
          </table:table-cell>
          <table:table-cell office:value-type="float" office:value="10255" calcext:value-type="float">
            <text:p>10255</text:p>
          </table:table-cell>
          <table:table-cell office:value-type="float" office:value="10660" calcext:value-type="float">
            <text:p>10660</text:p>
          </table:table-cell>
          <table:table-cell office:value-type="float" office:value="4910" calcext:value-type="float">
            <text:p>4910</text:p>
          </table:table-cell>
          <table:table-cell/>
          <table:table-cell office:value-type="float" office:value="1333.11731843575" calcext:value-type="float">
            <text:p>1333.11731843575</text:p>
          </table:table-cell>
          <table:table-cell office:value-type="float" office:value="26.2326109068148" calcext:value-type="float">
            <text:p>26.2326109068148</text:p>
          </table:table-cell>
          <table:table-cell office:value-type="float" office:value="27.4063330916123" calcext:value-type="float">
            <text:p>27.4063330916123</text:p>
          </table:table-cell>
          <table:table-cell office:value-type="float" office:value="35.6949469130948" calcext:value-type="float">
            <text:p>35.6949469130948</text:p>
          </table:table-cell>
          <table:table-cell office:value-type="float" office:value="33.1995730065905" calcext:value-type="float">
            <text:p>33.1995730065905</text:p>
          </table:table-cell>
          <table:table-cell office:value-type="float" office:value="35.450999512433" calcext:value-type="float">
            <text:p>35.450999512433</text:p>
          </table:table-cell>
          <table:table-cell office:value-type="float" office:value="34.0141651031895" calcext:value-type="float">
            <text:p>34.0141651031895</text:p>
          </table:table-cell>
          <table:table-cell office:value-type="float" office:value="78.8556008146639" calcext:value-type="float">
            <text:p>78.8556008146639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85" calcext:value-type="float">
            <text:p>185</text:p>
          </table:table-cell>
          <table:table-cell office:value-type="float" office:value="12046" calcext:value-type="float">
            <text:p>12046</text:p>
          </table:table-cell>
          <table:table-cell office:value-type="float" office:value="13178" calcext:value-type="float">
            <text:p>13178</text:p>
          </table:table-cell>
          <table:table-cell office:value-type="float" office:value="10648" calcext:value-type="float">
            <text:p>10648</text:p>
          </table:table-cell>
          <table:table-cell office:value-type="float" office:value="10725" calcext:value-type="float">
            <text:p>10725</text:p>
          </table:table-cell>
          <table:table-cell office:value-type="float" office:value="10205" calcext:value-type="float">
            <text:p>10205</text:p>
          </table:table-cell>
          <table:table-cell office:value-type="float" office:value="10369" calcext:value-type="float">
            <text:p>10369</text:p>
          </table:table-cell>
          <table:table-cell office:value-type="float" office:value="4697" calcext:value-type="float">
            <text:p>4697</text:p>
          </table:table-cell>
          <table:table-cell/>
          <table:table-cell office:value-type="float" office:value="1343.06486486486" calcext:value-type="float">
            <text:p>1343.06486486486</text:p>
          </table:table-cell>
          <table:table-cell office:value-type="float" office:value="28.1470197575959" calcext:value-type="float">
            <text:p>28.1470197575959</text:p>
          </table:table-cell>
          <table:table-cell office:value-type="float" office:value="25.6990438609804" calcext:value-type="float">
            <text:p>25.6990438609804</text:p>
          </table:table-cell>
          <table:table-cell office:value-type="float" office:value="33.9975582268971" calcext:value-type="float">
            <text:p>33.9975582268971</text:p>
          </table:table-cell>
          <table:table-cell office:value-type="float" office:value="33.8053146853147" calcext:value-type="float">
            <text:p>33.8053146853147</text:p>
          </table:table-cell>
          <table:table-cell office:value-type="float" office:value="35.3070063694267" calcext:value-type="float">
            <text:p>35.3070063694267</text:p>
          </table:table-cell>
          <table:table-cell office:value-type="float" office:value="35.5532838267914" calcext:value-type="float">
            <text:p>35.5532838267914</text:p>
          </table:table-cell>
          <table:table-cell office:value-type="float" office:value="81.9425164998935" calcext:value-type="float">
            <text:p>81.9425164998935</text:p>
          </table:table-cell>
          <table:table-cell table:number-columns-repeated="100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1" calcext:value-type="float">
            <text:p>151</text:p>
          </table:table-cell>
          <table:table-cell office:value-type="float" office:value="13582" calcext:value-type="float">
            <text:p>13582</text:p>
          </table:table-cell>
          <table:table-cell office:value-type="float" office:value="13336" calcext:value-type="float">
            <text:p>13336</text:p>
          </table:table-cell>
          <table:table-cell office:value-type="float" office:value="12698" calcext:value-type="float">
            <text:p>12698</text:p>
          </table:table-cell>
          <table:table-cell office:value-type="float" office:value="12562" calcext:value-type="float">
            <text:p>12562</text:p>
          </table:table-cell>
          <table:table-cell office:value-type="float" office:value="12317" calcext:value-type="float">
            <text:p>12317</text:p>
          </table:table-cell>
          <table:table-cell office:value-type="float" office:value="12871" calcext:value-type="float">
            <text:p>12871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float" office:value="1392.04635761589" calcext:value-type="float">
            <text:p>1392.04635761589</text:p>
          </table:table-cell>
          <table:table-cell office:value-type="float" office:value="24.3537034310116" calcext:value-type="float">
            <text:p>24.3537034310116</text:p>
          </table:table-cell>
          <table:table-cell office:value-type="float" office:value="24.8604529094181" calcext:value-type="float">
            <text:p>24.8604529094181</text:p>
          </table:table-cell>
          <table:table-cell office:value-type="float" office:value="27.2543707670499" calcext:value-type="float">
            <text:p>27.2543707670499</text:p>
          </table:table-cell>
          <table:table-cell office:value-type="float" office:value="27.2834739691132" calcext:value-type="float">
            <text:p>27.2834739691132</text:p>
          </table:table-cell>
          <table:table-cell office:value-type="float" office:value="28.558334009905" calcext:value-type="float">
            <text:p>28.558334009905</text:p>
          </table:table-cell>
          <table:table-cell office:value-type="float" office:value="27.0654960764509" calcext:value-type="float">
            <text:p>27.0654960764509</text:p>
          </table:table-cell>
          <table:table-cell office:value-type="float" office:value="53.8502265005663" calcext:value-type="float">
            <text:p>53.8502265005663</text:p>
          </table:table-cell>
          <table:table-cell table:number-columns-repeated="100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47" calcext:value-type="float">
            <text:p>147</text:p>
          </table:table-cell>
          <table:table-cell office:value-type="float" office:value="13234" calcext:value-type="float">
            <text:p>13234</text:p>
          </table:table-cell>
          <table:table-cell office:value-type="float" office:value="13909" calcext:value-type="float">
            <text:p>13909</text:p>
          </table:table-cell>
          <table:table-cell office:value-type="float" office:value="12481" calcext:value-type="float">
            <text:p>12481</text:p>
          </table:table-cell>
          <table:table-cell office:value-type="float" office:value="12382" calcext:value-type="float">
            <text:p>12382</text:p>
          </table:table-cell>
          <table:table-cell office:value-type="float" office:value="12671" calcext:value-type="float">
            <text:p>12671</text:p>
          </table:table-cell>
          <table:table-cell office:value-type="float" office:value="12706" calcext:value-type="float">
            <text:p>12706</text:p>
          </table:table-cell>
          <table:table-cell office:value-type="float" office:value="6497" calcext:value-type="float">
            <text:p>6497</text:p>
          </table:table-cell>
          <table:table-cell/>
          <table:table-cell office:value-type="float" office:value="1600.04081632653" calcext:value-type="float">
            <text:p>1600.04081632653</text:p>
          </table:table-cell>
          <table:table-cell office:value-type="float" office:value="25.4302554027505" calcext:value-type="float">
            <text:p>25.4302554027505</text:p>
          </table:table-cell>
          <table:table-cell office:value-type="float" office:value="24.4677546912071" calcext:value-type="float">
            <text:p>24.4677546912071</text:p>
          </table:table-cell>
          <table:table-cell office:value-type="float" office:value="27.7507411265123" calcext:value-type="float">
            <text:p>27.7507411265123</text:p>
          </table:table-cell>
          <table:table-cell office:value-type="float" office:value="27.994185107414" calcext:value-type="float">
            <text:p>27.994185107414</text:p>
          </table:table-cell>
          <table:table-cell office:value-type="float" office:value="27.4214347723147" calcext:value-type="float">
            <text:p>27.4214347723147</text:p>
          </table:table-cell>
          <table:table-cell office:value-type="float" office:value="27.3281914056351" calcext:value-type="float">
            <text:p>27.3281914056351</text:p>
          </table:table-cell>
          <table:table-cell office:value-type="float" office:value="56.7551177466523" calcext:value-type="float">
            <text:p>56.7551177466523</text:p>
          </table:table-cell>
          <table:table-cell table:number-columns-repeated="100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71" calcext:value-type="float">
            <text:p>1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527" calcext:value-type="float">
            <text:p>13527</text:p>
          </table:table-cell>
          <table:table-cell office:value-type="float" office:value="12504" calcext:value-type="float">
            <text:p>12504</text:p>
          </table:table-cell>
          <table:table-cell office:value-type="float" office:value="12556" calcext:value-type="float">
            <text:p>12556</text:p>
          </table:table-cell>
          <table:table-cell office:value-type="float" office:value="12417" calcext:value-type="float">
            <text:p>12417</text:p>
          </table:table-cell>
          <table:table-cell office:value-type="float" office:value="12733" calcext:value-type="float">
            <text:p>12733</text:p>
          </table:table-cell>
          <table:table-cell office:value-type="float" office:value="6493" calcext:value-type="float">
            <text:p>6493</text:p>
          </table:table-cell>
          <table:table-cell/>
          <table:table-cell office:value-type="float" office:value="1386.61988304094" calcext:value-type="float">
            <text:p>1386.61988304094</text:p>
          </table:table-cell>
          <table:table-cell office:value-type="float" office:value="25.6324969400245" calcext:value-type="float">
            <text:p>25.6324969400245</text:p>
          </table:table-cell>
          <table:table-cell office:value-type="float" office:value="24.8658239077401" calcext:value-type="float">
            <text:p>24.8658239077401</text:p>
          </table:table-cell>
          <table:table-cell office:value-type="float" office:value="27.983525271913" calcext:value-type="float">
            <text:p>27.983525271913</text:p>
          </table:table-cell>
          <table:table-cell office:value-type="float" office:value="27.5172825740682" calcext:value-type="float">
            <text:p>27.5172825740682</text:p>
          </table:table-cell>
          <table:table-cell office:value-type="float" office:value="27.9559474913425" calcext:value-type="float">
            <text:p>27.9559474913425</text:p>
          </table:table-cell>
          <table:table-cell office:value-type="float" office:value="27.4529961517317" calcext:value-type="float">
            <text:p>27.4529961517317</text:p>
          </table:table-cell>
          <table:table-cell office:value-type="float" office:value="57.8592330201756" calcext:value-type="float">
            <text:p>57.8592330201756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float" office:value="13764" calcext:value-type="float">
            <text:p>13764</text:p>
          </table:table-cell>
          <table:table-cell office:value-type="float" office:value="13940" calcext:value-type="float">
            <text:p>13940</text:p>
          </table:table-cell>
          <table:table-cell office:value-type="float" office:value="12591" calcext:value-type="float">
            <text:p>12591</text:p>
          </table:table-cell>
          <table:table-cell office:value-type="float" office:value="12664" calcext:value-type="float">
            <text:p>12664</text:p>
          </table:table-cell>
          <table:table-cell office:value-type="float" office:value="12817" calcext:value-type="float">
            <text:p>12817</text:p>
          </table:table-cell>
          <table:table-cell office:value-type="float" office:value="12987" calcext:value-type="float">
            <text:p>12987</text:p>
          </table:table-cell>
          <table:table-cell office:value-type="float" office:value="6080" calcext:value-type="float">
            <text:p>6080</text:p>
          </table:table-cell>
          <table:table-cell/>
          <table:table-cell office:value-type="float" office:value="1428.29585798817" calcext:value-type="float">
            <text:p>1428.29585798817</text:p>
          </table:table-cell>
          <table:table-cell office:value-type="float" office:value="24.0528189479802" calcext:value-type="float">
            <text:p>24.0528189479802</text:p>
          </table:table-cell>
          <table:table-cell office:value-type="float" office:value="23.7408177905308" calcext:value-type="float">
            <text:p>23.7408177905308</text:p>
          </table:table-cell>
          <table:table-cell office:value-type="float" office:value="27.0769597331427" calcext:value-type="float">
            <text:p>27.0769597331427</text:p>
          </table:table-cell>
          <table:table-cell office:value-type="float" office:value="27.3509949463045" calcext:value-type="float">
            <text:p>27.3509949463045</text:p>
          </table:table-cell>
          <table:table-cell office:value-type="float" office:value="27.1337286416478" calcext:value-type="float">
            <text:p>27.1337286416478</text:p>
          </table:table-cell>
          <table:table-cell office:value-type="float" office:value="26.8278278278278" calcext:value-type="float">
            <text:p>26.8278278278278</text:p>
          </table:table-cell>
          <table:table-cell office:value-type="float" office:value="60.3042763157895" calcext:value-type="float">
            <text:p>60.3042763157895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94" calcext:value-type="float">
            <text:p>194</text:p>
          </table:table-cell>
          <table:table-cell office:value-type="float" office:value="13922" calcext:value-type="float">
            <text:p>13922</text:p>
          </table:table-cell>
          <table:table-cell office:value-type="float" office:value="13217" calcext:value-type="float">
            <text:p>13217</text:p>
          </table:table-cell>
          <table:table-cell office:value-type="float" office:value="12563" calcext:value-type="float">
            <text:p>12563</text:p>
          </table:table-cell>
          <table:table-cell office:value-type="float" office:value="12784" calcext:value-type="float">
            <text:p>12784</text:p>
          </table:table-cell>
          <table:table-cell office:value-type="float" office:value="11966" calcext:value-type="float">
            <text:p>11966</text:p>
          </table:table-cell>
          <table:table-cell office:value-type="float" office:value="12843" calcext:value-type="float">
            <text:p>12843</text:p>
          </table:table-cell>
          <table:table-cell office:value-type="float" office:value="6524" calcext:value-type="float">
            <text:p>6524</text:p>
          </table:table-cell>
          <table:table-cell/>
          <table:table-cell office:value-type="float" office:value="1292.35567010309" calcext:value-type="float">
            <text:p>1292.35567010309</text:p>
          </table:table-cell>
          <table:table-cell office:value-type="float" office:value="23.7804194799598" calcext:value-type="float">
            <text:p>23.7804194799598</text:p>
          </table:table-cell>
          <table:table-cell office:value-type="float" office:value="25.4485889384883" calcext:value-type="float">
            <text:p>25.4485889384883</text:p>
          </table:table-cell>
          <table:table-cell office:value-type="float" office:value="28.0059699116453" calcext:value-type="float">
            <text:p>28.0059699116453</text:p>
          </table:table-cell>
          <table:table-cell office:value-type="float" office:value="27.2517991239049" calcext:value-type="float">
            <text:p>27.2517991239049</text:p>
          </table:table-cell>
          <table:table-cell office:value-type="float" office:value="29.2032425204747" calcext:value-type="float">
            <text:p>29.2032425204747</text:p>
          </table:table-cell>
          <table:table-cell office:value-type="float" office:value="27.1559604453788" calcext:value-type="float">
            <text:p>27.1559604453788</text:p>
          </table:table-cell>
          <table:table-cell office:value-type="float" office:value="58.8893316983446" calcext:value-type="float">
            <text:p>58.8893316983446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office:value-type="float" office:value="13537" calcext:value-type="float">
            <text:p>13537</text:p>
          </table:table-cell>
          <table:table-cell office:value-type="float" office:value="13328" calcext:value-type="float">
            <text:p>13328</text:p>
          </table:table-cell>
          <table:table-cell office:value-type="float" office:value="11300" calcext:value-type="float">
            <text:p>11300</text:p>
          </table:table-cell>
          <table:table-cell office:value-type="float" office:value="12787" calcext:value-type="float">
            <text:p>12787</text:p>
          </table:table-cell>
          <table:table-cell office:value-type="float" office:value="12145" calcext:value-type="float">
            <text:p>12145</text:p>
          </table:table-cell>
          <table:table-cell office:value-type="float" office:value="12637" calcext:value-type="float">
            <text:p>12637</text:p>
          </table:table-cell>
          <table:table-cell office:value-type="float" office:value="6390" calcext:value-type="float">
            <text:p>6390</text:p>
          </table:table-cell>
          <table:table-cell/>
          <table:table-cell office:value-type="float" office:value="1445.50675675676" calcext:value-type="float">
            <text:p>1445.50675675676</text:p>
          </table:table-cell>
          <table:table-cell office:value-type="float" office:value="24.6958705769373" calcext:value-type="float">
            <text:p>24.6958705769373</text:p>
          </table:table-cell>
          <table:table-cell office:value-type="float" office:value="24.9463535414166" calcext:value-type="float">
            <text:p>24.9463535414166</text:p>
          </table:table-cell>
          <table:table-cell office:value-type="float" office:value="31.7102654867257" calcext:value-type="float">
            <text:p>31.7102654867257</text:p>
          </table:table-cell>
          <table:table-cell office:value-type="float" office:value="27.0808633768671" calcext:value-type="float">
            <text:p>27.0808633768671</text:p>
          </table:table-cell>
          <table:table-cell office:value-type="float" office:value="28.8894195142034" calcext:value-type="float">
            <text:p>28.8894195142034</text:p>
          </table:table-cell>
          <table:table-cell office:value-type="float" office:value="27.9995252037667" calcext:value-type="float">
            <text:p>27.9995252037667</text:p>
          </table:table-cell>
          <table:table-cell office:value-type="float" office:value="57.728951486698" calcext:value-type="float">
            <text:p>57.728951486698</text:p>
          </table:table-cell>
          <table:table-cell table:number-columns-repeated="100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205" calcext:value-type="float">
            <text:p>205</text:p>
          </table:table-cell>
          <table:table-cell office:value-type="float" office:value="13207" calcext:value-type="float">
            <text:p>13207</text:p>
          </table:table-cell>
          <table:table-cell office:value-type="float" office:value="13285" calcext:value-type="float">
            <text:p>13285</text:p>
          </table:table-cell>
          <table:table-cell office:value-type="float" office:value="12153" calcext:value-type="float">
            <text:p>12153</text:p>
          </table:table-cell>
          <table:table-cell office:value-type="float" office:value="12230" calcext:value-type="float">
            <text:p>12230</text:p>
          </table:table-cell>
          <table:table-cell office:value-type="float" office:value="12485" calcext:value-type="float">
            <text:p>12485</text:p>
          </table:table-cell>
          <table:table-cell office:value-type="float" office:value="12365" calcext:value-type="float">
            <text:p>12365</text:p>
          </table:table-cell>
          <table:table-cell office:value-type="float" office:value="6218" calcext:value-type="float">
            <text:p>6218</text:p>
          </table:table-cell>
          <table:table-cell/>
          <table:table-cell office:value-type="float" office:value="1224.2243902439" calcext:value-type="float">
            <text:p>1224.2243902439</text:p>
          </table:table-cell>
          <table:table-cell office:value-type="float" office:value="25.3057469523737" calcext:value-type="float">
            <text:p>25.3057469523737</text:p>
          </table:table-cell>
          <table:table-cell office:value-type="float" office:value="24.8354535190064" calcext:value-type="float">
            <text:p>24.8354535190064</text:p>
          </table:table-cell>
          <table:table-cell office:value-type="float" office:value="28.8639842014317" calcext:value-type="float">
            <text:p>28.8639842014317</text:p>
          </table:table-cell>
          <table:table-cell office:value-type="float" office:value="28.8813573180703" calcext:value-type="float">
            <text:p>28.8813573180703</text:p>
          </table:table-cell>
          <table:table-cell office:value-type="float" office:value="27.6218662394874" calcext:value-type="float">
            <text:p>27.6218662394874</text:p>
          </table:table-cell>
          <table:table-cell office:value-type="float" office:value="28.3219571370805" calcext:value-type="float">
            <text:p>28.3219571370805</text:p>
          </table:table-cell>
          <table:table-cell office:value-type="float" office:value="62.2853007397877" calcext:value-type="float">
            <text:p>62.2853007397877</text:p>
          </table:table-cell>
          <table:table-cell table:number-columns-repeated="100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67" calcext:value-type="float">
            <text:p>167</text:p>
          </table:table-cell>
          <table:table-cell office:value-type="float" office:value="12546" calcext:value-type="float">
            <text:p>12546</text:p>
          </table:table-cell>
          <table:table-cell office:value-type="float" office:value="13094" calcext:value-type="float">
            <text:p>13094</text:p>
          </table:table-cell>
          <table:table-cell office:value-type="float" office:value="12516" calcext:value-type="float">
            <text:p>12516</text:p>
          </table:table-cell>
          <table:table-cell office:value-type="float" office:value="12926" calcext:value-type="float">
            <text:p>12926</text:p>
          </table:table-cell>
          <table:table-cell office:value-type="float" office:value="12695" calcext:value-type="float">
            <text:p>12695</text:p>
          </table:table-cell>
          <table:table-cell office:value-type="float" office:value="12448" calcext:value-type="float">
            <text:p>12448</text:p>
          </table:table-cell>
          <table:table-cell office:value-type="float" office:value="6934" calcext:value-type="float">
            <text:p>6934</text:p>
          </table:table-cell>
          <table:table-cell/>
          <table:table-cell office:value-type="float" office:value="1479.09580838323" calcext:value-type="float">
            <text:p>1479.09580838323</text:p>
          </table:table-cell>
          <table:table-cell office:value-type="float" office:value="25.8243264785589" calcext:value-type="float">
            <text:p>25.8243264785589</text:p>
          </table:table-cell>
          <table:table-cell office:value-type="float" office:value="25.5952344585306" calcext:value-type="float">
            <text:p>25.5952344585306</text:p>
          </table:table-cell>
          <table:table-cell office:value-type="float" office:value="27.6207254713966" calcext:value-type="float">
            <text:p>27.6207254713966</text:p>
          </table:table-cell>
          <table:table-cell office:value-type="float" office:value="26.7098870493579" calcext:value-type="float">
            <text:p>26.7098870493579</text:p>
          </table:table-cell>
          <table:table-cell office:value-type="float" office:value="27.1398188263096" calcext:value-type="float">
            <text:p>27.1398188263096</text:p>
          </table:table-cell>
          <table:table-cell office:value-type="float" office:value="28.0137371465296" calcext:value-type="float">
            <text:p>28.0137371465296</text:p>
          </table:table-cell>
          <table:table-cell office:value-type="float" office:value="54.8877992500721" calcext:value-type="float">
            <text:p>54.8877992500721</text:p>
          </table:table-cell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46" calcext:value-type="float">
            <text:p>146</text:p>
          </table:table-cell>
          <table:table-cell office:value-type="float" office:value="12195" calcext:value-type="float">
            <text:p>12195</text:p>
          </table:table-cell>
          <table:table-cell office:value-type="float" office:value="13586" calcext:value-type="float">
            <text:p>13586</text:p>
          </table:table-cell>
          <table:table-cell office:value-type="float" office:value="12695" calcext:value-type="float">
            <text:p>12695</text:p>
          </table:table-cell>
          <table:table-cell office:value-type="float" office:value="12247" calcext:value-type="float">
            <text:p>12247</text:p>
          </table:table-cell>
          <table:table-cell office:value-type="float" office:value="12427" calcext:value-type="float">
            <text:p>12427</text:p>
          </table:table-cell>
          <table:table-cell office:value-type="float" office:value="12548" calcext:value-type="float">
            <text:p>12548</text:p>
          </table:table-cell>
          <table:table-cell office:value-type="float" office:value="7221" calcext:value-type="float">
            <text:p>7221</text:p>
          </table:table-cell>
          <table:table-cell/>
          <table:table-cell office:value-type="float" office:value="1502.2602739726" calcext:value-type="float">
            <text:p>1502.2602739726</text:p>
          </table:table-cell>
          <table:table-cell office:value-type="float" office:value="27.4067240672407" calcext:value-type="float">
            <text:p>27.4067240672407</text:p>
          </table:table-cell>
          <table:table-cell office:value-type="float" office:value="24.3409392021198" calcext:value-type="float">
            <text:p>24.3409392021198</text:p>
          </table:table-cell>
          <table:table-cell office:value-type="float" office:value="27.2234738085861" calcext:value-type="float">
            <text:p>27.2234738085861</text:p>
          </table:table-cell>
          <table:table-cell office:value-type="float" office:value="28.783947089083" calcext:value-type="float">
            <text:p>28.783947089083</text:p>
          </table:table-cell>
          <table:table-cell office:value-type="float" office:value="27.9806067433813" calcext:value-type="float">
            <text:p>27.9806067433813</text:p>
          </table:table-cell>
          <table:table-cell office:value-type="float" office:value="27.8828498565508" calcext:value-type="float">
            <text:p>27.8828498565508</text:p>
          </table:table-cell>
          <table:table-cell office:value-type="float" office:value="52.4324885749896" calcext:value-type="float">
            <text:p>52.4324885749896</text:p>
          </table:table-cell>
          <table:table-cell table:number-columns-repeated="100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2986" calcext:value-type="float">
            <text:p>12986</text:p>
          </table:table-cell>
          <table:table-cell office:value-type="float" office:value="13672" calcext:value-type="float">
            <text:p>13672</text:p>
          </table:table-cell>
          <table:table-cell office:value-type="float" office:value="12332" calcext:value-type="float">
            <text:p>12332</text:p>
          </table:table-cell>
          <table:table-cell office:value-type="float" office:value="12544" calcext:value-type="float">
            <text:p>12544</text:p>
          </table:table-cell>
          <table:table-cell office:value-type="float" office:value="12379" calcext:value-type="float">
            <text:p>12379</text:p>
          </table:table-cell>
          <table:table-cell office:value-type="float" office:value="12531" calcext:value-type="float">
            <text:p>12531</text:p>
          </table:table-cell>
          <table:table-cell office:value-type="float" office:value="6283" calcext:value-type="float">
            <text:p>6283</text:p>
          </table:table-cell>
          <table:table-cell/>
          <table:table-cell office:value-type="float" office:value="1320.57368421053" calcext:value-type="float">
            <text:p>1320.57368421053</text:p>
          </table:table-cell>
          <table:table-cell office:value-type="float" office:value="25.5833975050054" calcext:value-type="float">
            <text:p>25.5833975050054</text:p>
          </table:table-cell>
          <table:table-cell office:value-type="float" office:value="24.2501462843768" calcext:value-type="float">
            <text:p>24.2501462843768</text:p>
          </table:table-cell>
          <table:table-cell office:value-type="float" office:value="28.5759000973078" calcext:value-type="float">
            <text:p>28.5759000973078</text:p>
          </table:table-cell>
          <table:table-cell office:value-type="float" office:value="27.5275829081633" calcext:value-type="float">
            <text:p>27.5275829081633</text:p>
          </table:table-cell>
          <table:table-cell office:value-type="float" office:value="28.3898537846353" calcext:value-type="float">
            <text:p>28.3898537846353</text:p>
          </table:table-cell>
          <table:table-cell office:value-type="float" office:value="27.4770568988907" calcext:value-type="float">
            <text:p>27.4770568988907</text:p>
          </table:table-cell>
          <table:table-cell office:value-type="float" office:value="58.9559127805189" calcext:value-type="float">
            <text:p>58.9559127805189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5" calcext:value-type="float">
            <text:p>185</text:p>
          </table:table-cell>
          <table:table-cell office:value-type="float" office:value="13621" calcext:value-type="float">
            <text:p>13621</text:p>
          </table:table-cell>
          <table:table-cell office:value-type="float" office:value="13184" calcext:value-type="float">
            <text:p>13184</text:p>
          </table:table-cell>
          <table:table-cell office:value-type="float" office:value="11622" calcext:value-type="float">
            <text:p>11622</text:p>
          </table:table-cell>
          <table:table-cell office:value-type="float" office:value="12404" calcext:value-type="float">
            <text:p>12404</text:p>
          </table:table-cell>
          <table:table-cell office:value-type="float" office:value="12067" calcext:value-type="float">
            <text:p>12067</text:p>
          </table:table-cell>
          <table:table-cell office:value-type="float" office:value="12649" calcext:value-type="float">
            <text:p>12649</text:p>
          </table:table-cell>
          <table:table-cell office:value-type="float" office:value="6613" calcext:value-type="float">
            <text:p>6613</text:p>
          </table:table-cell>
          <table:table-cell/>
          <table:table-cell office:value-type="float" office:value="1310.27567567568" calcext:value-type="float">
            <text:p>1310.27567567568</text:p>
          </table:table-cell>
          <table:table-cell office:value-type="float" office:value="24.5253652448425" calcext:value-type="float">
            <text:p>24.5253652448425</text:p>
          </table:table-cell>
          <table:table-cell office:value-type="float" office:value="25.2104824029126" calcext:value-type="float">
            <text:p>25.2104824029126</text:p>
          </table:table-cell>
          <table:table-cell office:value-type="float" office:value="30.6799173980382" calcext:value-type="float">
            <text:p>30.6799173980382</text:p>
          </table:table-cell>
          <table:table-cell office:value-type="float" office:value="28.1363269912931" calcext:value-type="float">
            <text:p>28.1363269912931</text:p>
          </table:table-cell>
          <table:table-cell office:value-type="float" office:value="28.8033479738129" calcext:value-type="float">
            <text:p>28.8033479738129</text:p>
          </table:table-cell>
          <table:table-cell office:value-type="float" office:value="27.1615147442486" calcext:value-type="float">
            <text:p>27.1615147442486</text:p>
          </table:table-cell>
          <table:table-cell office:value-type="float" office:value="57.4367155602601" calcext:value-type="float">
            <text:p>57.4367155602601</text:p>
          </table:table-cell>
          <table:table-cell table:number-columns-repeated="100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57" calcext:value-type="float">
            <text:p>157</text:p>
          </table:table-cell>
          <table:table-cell office:value-type="float" office:value="13968" calcext:value-type="float">
            <text:p>13968</text:p>
          </table:table-cell>
          <table:table-cell office:value-type="float" office:value="13172" calcext:value-type="float">
            <text:p>13172</text:p>
          </table:table-cell>
          <table:table-cell office:value-type="float" office:value="12818" calcext:value-type="float">
            <text:p>12818</text:p>
          </table:table-cell>
          <table:table-cell office:value-type="float" office:value="12425" calcext:value-type="float">
            <text:p>12425</text:p>
          </table:table-cell>
          <table:table-cell office:value-type="float" office:value="12211" calcext:value-type="float">
            <text:p>12211</text:p>
          </table:table-cell>
          <table:table-cell office:value-type="float" office:value="12167" calcext:value-type="float">
            <text:p>12167</text:p>
          </table:table-cell>
          <table:table-cell office:value-type="float" office:value="6866" calcext:value-type="float">
            <text:p>6866</text:p>
          </table:table-cell>
          <table:table-cell/>
          <table:table-cell office:value-type="float" office:value="1367.53503184713" calcext:value-type="float">
            <text:p>1367.53503184713</text:p>
          </table:table-cell>
          <table:table-cell office:value-type="float" office:value="23.7733390607102" calcext:value-type="float">
            <text:p>23.7733390607102</text:p>
          </table:table-cell>
          <table:table-cell office:value-type="float" office:value="25.1759793501367" calcext:value-type="float">
            <text:p>25.1759793501367</text:p>
          </table:table-cell>
          <table:table-cell office:value-type="float" office:value="27.2789826806054" calcext:value-type="float">
            <text:p>27.2789826806054</text:p>
          </table:table-cell>
          <table:table-cell office:value-type="float" office:value="28.0036217303823" calcext:value-type="float">
            <text:p>28.0036217303823</text:p>
          </table:table-cell>
          <table:table-cell office:value-type="float" office:value="28.2138236016706" calcext:value-type="float">
            <text:p>28.2138236016706</text:p>
          </table:table-cell>
          <table:table-cell office:value-type="float" office:value="28.8699761650366" calcext:value-type="float">
            <text:p>28.8699761650366</text:p>
          </table:table-cell>
          <table:table-cell office:value-type="float" office:value="55.3478007573551" calcext:value-type="float">
            <text:p>55.3478007573551</text:p>
          </table:table-cell>
          <table:table-cell table:number-columns-repeated="100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96" calcext:value-type="float">
            <text:p>196</text:p>
          </table:table-cell>
          <table:table-cell office:value-type="float" office:value="13185" calcext:value-type="float">
            <text:p>13185</text:p>
          </table:table-cell>
          <table:table-cell office:value-type="float" office:value="13285" calcext:value-type="float">
            <text:p>13285</text:p>
          </table:table-cell>
          <table:table-cell office:value-type="float" office:value="12491" calcext:value-type="float">
            <text:p>12491</text:p>
          </table:table-cell>
          <table:table-cell office:value-type="float" office:value="12433" calcext:value-type="float">
            <text:p>12433</text:p>
          </table:table-cell>
          <table:table-cell office:value-type="float" office:value="12541" calcext:value-type="float">
            <text:p>12541</text:p>
          </table:table-cell>
          <table:table-cell office:value-type="float" office:value="13027" calcext:value-type="float">
            <text:p>13027</text:p>
          </table:table-cell>
          <table:table-cell office:value-type="float" office:value="6658" calcext:value-type="float">
            <text:p>6658</text:p>
          </table:table-cell>
          <table:table-cell/>
          <table:table-cell office:value-type="float" office:value="1233.28571428571" calcext:value-type="float">
            <text:p>1233.28571428571</text:p>
          </table:table-cell>
          <table:table-cell office:value-type="float" office:value="25.2885855138415" calcext:value-type="float">
            <text:p>25.2885855138415</text:p>
          </table:table-cell>
          <table:table-cell office:value-type="float" office:value="25.1557395558901" calcext:value-type="float">
            <text:p>25.1557395558901</text:p>
          </table:table-cell>
          <table:table-cell office:value-type="float" office:value="27.4108558161877" calcext:value-type="float">
            <text:p>27.4108558161877</text:p>
          </table:table-cell>
          <table:table-cell office:value-type="float" office:value="28.0890372396043" calcext:value-type="float">
            <text:p>28.0890372396043</text:p>
          </table:table-cell>
          <table:table-cell office:value-type="float" office:value="27.6841559684236" calcext:value-type="float">
            <text:p>27.6841559684236</text:p>
          </table:table-cell>
          <table:table-cell office:value-type="float" office:value="26.5179243110463" calcext:value-type="float">
            <text:p>26.5179243110463</text:p>
          </table:table-cell>
          <table:table-cell office:value-type="float" office:value="57.1239110844097" calcext:value-type="float">
            <text:p>57.1239110844097</text:p>
          </table:table-cell>
          <table:table-cell table:number-columns-repeated="100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89" calcext:value-type="float">
            <text:p>189</text:p>
          </table:table-cell>
          <table:table-cell office:value-type="float" office:value="13815" calcext:value-type="float">
            <text:p>13815</text:p>
          </table:table-cell>
          <table:table-cell office:value-type="float" office:value="13517" calcext:value-type="float">
            <text:p>13517</text:p>
          </table:table-cell>
          <table:table-cell office:value-type="float" office:value="12469" calcext:value-type="float">
            <text:p>12469</text:p>
          </table:table-cell>
          <table:table-cell office:value-type="float" office:value="12571" calcext:value-type="float">
            <text:p>12571</text:p>
          </table:table-cell>
          <table:table-cell office:value-type="float" office:value="12632" calcext:value-type="float">
            <text:p>12632</text:p>
          </table:table-cell>
          <table:table-cell office:value-type="float" office:value="12252" calcext:value-type="float">
            <text:p>12252</text:p>
          </table:table-cell>
          <table:table-cell office:value-type="float" office:value="7039" calcext:value-type="float">
            <text:p>7039</text:p>
          </table:table-cell>
          <table:table-cell/>
          <table:table-cell office:value-type="float" office:value="1334.3544973545" calcext:value-type="float">
            <text:p>1334.3544973545</text:p>
          </table:table-cell>
          <table:table-cell office:value-type="float" office:value="24.1955121245024" calcext:value-type="float">
            <text:p>24.1955121245024</text:p>
          </table:table-cell>
          <table:table-cell office:value-type="float" office:value="24.5090626618332" calcext:value-type="float">
            <text:p>24.5090626618332</text:p>
          </table:table-cell>
          <table:table-cell office:value-type="float" office:value="27.8521132408373" calcext:value-type="float">
            <text:p>27.8521132408373</text:p>
          </table:table-cell>
          <table:table-cell office:value-type="float" office:value="27.6330443083287" calcext:value-type="float">
            <text:p>27.6330443083287</text:p>
          </table:table-cell>
          <table:table-cell office:value-type="float" office:value="27.6514407853072" calcext:value-type="float">
            <text:p>27.6514407853072</text:p>
          </table:table-cell>
          <table:table-cell office:value-type="float" office:value="28.2569376428338" calcext:value-type="float">
            <text:p>28.2569376428338</text:p>
          </table:table-cell>
          <table:table-cell office:value-type="float" office:value="53.7218354879955" calcext:value-type="float">
            <text:p>53.7218354879955</text:p>
          </table:table-cell>
          <table:table-cell table:number-columns-repeated="100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43" calcext:value-type="float">
            <text:p>143</text:p>
          </table:table-cell>
          <table:table-cell office:value-type="float" office:value="13708" calcext:value-type="float">
            <text:p>13708</text:p>
          </table:table-cell>
          <table:table-cell office:value-type="float" office:value="13752" calcext:value-type="float">
            <text:p>13752</text:p>
          </table:table-cell>
          <table:table-cell office:value-type="float" office:value="12549" calcext:value-type="float">
            <text:p>12549</text:p>
          </table:table-cell>
          <table:table-cell office:value-type="float" office:value="12918" calcext:value-type="float">
            <text:p>12918</text:p>
          </table:table-cell>
          <table:table-cell office:value-type="float" office:value="12360" calcext:value-type="float">
            <text:p>12360</text:p>
          </table:table-cell>
          <table:table-cell office:value-type="float" office:value="12375" calcext:value-type="float">
            <text:p>12375</text:p>
          </table:table-cell>
          <table:table-cell office:value-type="float" office:value="7250" calcext:value-type="float">
            <text:p>7250</text:p>
          </table:table-cell>
          <table:table-cell/>
          <table:table-cell office:value-type="float" office:value="1490.65734265734" calcext:value-type="float">
            <text:p>1490.65734265734</text:p>
          </table:table-cell>
          <table:table-cell office:value-type="float" office:value="24.2020717829005" calcext:value-type="float">
            <text:p>24.2020717829005</text:p>
          </table:table-cell>
          <table:table-cell office:value-type="float" office:value="23.8518033740547" calcext:value-type="float">
            <text:p>23.8518033740547</text:p>
          </table:table-cell>
          <table:table-cell office:value-type="float" office:value="27.4800382500598" calcext:value-type="float">
            <text:p>27.4800382500598</text:p>
          </table:table-cell>
          <table:table-cell office:value-type="float" office:value="27.2820870103731" calcext:value-type="float">
            <text:p>27.2820870103731</text:p>
          </table:table-cell>
          <table:table-cell office:value-type="float" office:value="27.8123786407767" calcext:value-type="float">
            <text:p>27.8123786407767</text:p>
          </table:table-cell>
          <table:table-cell office:value-type="float" office:value="28.3092525252525" calcext:value-type="float">
            <text:p>28.3092525252525</text:p>
          </table:table-cell>
          <table:table-cell office:value-type="float" office:value="51.8977931034483" calcext:value-type="float">
            <text:p>51.8977931034483</text:p>
          </table:table-cell>
          <table:table-cell table:number-columns-repeated="100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3907" calcext:value-type="float">
            <text:p>13907</text:p>
          </table:table-cell>
          <table:table-cell office:value-type="float" office:value="13945" calcext:value-type="float">
            <text:p>13945</text:p>
          </table:table-cell>
          <table:table-cell office:value-type="float" office:value="12550" calcext:value-type="float">
            <text:p>12550</text:p>
          </table:table-cell>
          <table:table-cell office:value-type="float" office:value="12144" calcext:value-type="float">
            <text:p>12144</text:p>
          </table:table-cell>
          <table:table-cell office:value-type="float" office:value="12304" calcext:value-type="float">
            <text:p>12304</text:p>
          </table:table-cell>
          <table:table-cell office:value-type="float" office:value="12647" calcext:value-type="float">
            <text:p>12647</text:p>
          </table:table-cell>
          <table:table-cell office:value-type="float" office:value="7540" calcext:value-type="float">
            <text:p>7540</text:p>
          </table:table-cell>
          <table:table-cell/>
          <table:table-cell office:value-type="float" office:value="1270.14210526316" calcext:value-type="float">
            <text:p>1270.14210526316</text:p>
          </table:table-cell>
          <table:table-cell office:value-type="float" office:value="23.9974832818005" calcext:value-type="float">
            <text:p>23.9974832818005</text:p>
          </table:table-cell>
          <table:table-cell office:value-type="float" office:value="23.7954105414127" calcext:value-type="float">
            <text:p>23.7954105414127</text:p>
          </table:table-cell>
          <table:table-cell office:value-type="float" office:value="27.9219123505976" calcext:value-type="float">
            <text:p>27.9219123505976</text:p>
          </table:table-cell>
          <table:table-cell office:value-type="float" office:value="28.5788043478261" calcext:value-type="float">
            <text:p>28.5788043478261</text:p>
          </table:table-cell>
          <table:table-cell office:value-type="float" office:value="28.6716514954486" calcext:value-type="float">
            <text:p>28.6716514954486</text:p>
          </table:table-cell>
          <table:table-cell office:value-type="float" office:value="27.4783743180201" calcext:value-type="float">
            <text:p>27.4783743180201</text:p>
          </table:table-cell>
          <table:table-cell office:value-type="float" office:value="49.6303713527851" calcext:value-type="float">
            <text:p>49.6303713527851</text:p>
          </table:table-cell>
          <table:table-cell table:number-columns-repeated="100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79" calcext:value-type="float">
            <text:p>179</text:p>
          </table:table-cell>
          <table:table-cell office:value-type="float" office:value="13118" calcext:value-type="float">
            <text:p>13118</text:p>
          </table:table-cell>
          <table:table-cell office:value-type="float" office:value="13036" calcext:value-type="float">
            <text:p>13036</text:p>
          </table:table-cell>
          <table:table-cell office:value-type="float" office:value="12863" calcext:value-type="float">
            <text:p>12863</text:p>
          </table:table-cell>
          <table:table-cell office:value-type="float" office:value="12554" calcext:value-type="float">
            <text:p>12554</text:p>
          </table:table-cell>
          <table:table-cell office:value-type="float" office:value="12462" calcext:value-type="float">
            <text:p>12462</text:p>
          </table:table-cell>
          <table:table-cell office:value-type="float" office:value="12869" calcext:value-type="float">
            <text:p>12869</text:p>
          </table:table-cell>
          <table:table-cell office:value-type="float" office:value="5901" calcext:value-type="float">
            <text:p>5901</text:p>
          </table:table-cell>
          <table:table-cell/>
          <table:table-cell office:value-type="float" office:value="1288.50837988827" calcext:value-type="float">
            <text:p>1288.50837988827</text:p>
          </table:table-cell>
          <table:table-cell office:value-type="float" office:value="25.2456929409971" calcext:value-type="float">
            <text:p>25.2456929409971</text:p>
          </table:table-cell>
          <table:table-cell office:value-type="float" office:value="25.6613224915618" calcext:value-type="float">
            <text:p>25.6613224915618</text:p>
          </table:table-cell>
          <table:table-cell office:value-type="float" office:value="27.0759542874913" calcext:value-type="float">
            <text:p>27.0759542874913</text:p>
          </table:table-cell>
          <table:table-cell office:value-type="float" office:value="27.2990281981838" calcext:value-type="float">
            <text:p>27.2990281981838</text:p>
          </table:table-cell>
          <table:table-cell office:value-type="float" office:value="27.9491253410368" calcext:value-type="float">
            <text:p>27.9491253410368</text:p>
          </table:table-cell>
          <table:table-cell office:value-type="float" office:value="27.0916932162561" calcext:value-type="float">
            <text:p>27.0916932162561</text:p>
          </table:table-cell>
          <table:table-cell office:value-type="float" office:value="62.8584985595662" calcext:value-type="float">
            <text:p>62.8584985595662</text:p>
          </table:table-cell>
          <table:table-cell table:number-columns-repeated="100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74" calcext:value-type="float">
            <text:p>174</text:p>
          </table:table-cell>
          <table:table-cell office:value-type="float" office:value="12838" calcext:value-type="float">
            <text:p>12838</text:p>
          </table:table-cell>
          <table:table-cell office:value-type="float" office:value="13264" calcext:value-type="float">
            <text:p>13264</text:p>
          </table:table-cell>
          <table:table-cell office:value-type="float" office:value="12964" calcext:value-type="float">
            <text:p>12964</text:p>
          </table:table-cell>
          <table:table-cell office:value-type="float" office:value="13056" calcext:value-type="float">
            <text:p>13056</text:p>
          </table:table-cell>
          <table:table-cell office:value-type="float" office:value="12661" calcext:value-type="float">
            <text:p>12661</text:p>
          </table:table-cell>
          <table:table-cell office:value-type="float" office:value="12498" calcext:value-type="float">
            <text:p>12498</text:p>
          </table:table-cell>
          <table:table-cell office:value-type="float" office:value="6097" calcext:value-type="float">
            <text:p>6097</text:p>
          </table:table-cell>
          <table:table-cell/>
          <table:table-cell office:value-type="float" office:value="1329.88505747126" calcext:value-type="float">
            <text:p>1329.88505747126</text:p>
          </table:table-cell>
          <table:table-cell office:value-type="float" office:value="25.9302850911357" calcext:value-type="float">
            <text:p>25.9302850911357</text:p>
          </table:table-cell>
          <table:table-cell office:value-type="float" office:value="25.2200693606755" calcext:value-type="float">
            <text:p>25.2200693606755</text:p>
          </table:table-cell>
          <table:table-cell office:value-type="float" office:value="26.6278154890466" calcext:value-type="float">
            <text:p>26.6278154890466</text:p>
          </table:table-cell>
          <table:table-cell office:value-type="float" office:value="26.41015625" calcext:value-type="float">
            <text:p>26.41015625</text:p>
          </table:table-cell>
          <table:table-cell office:value-type="float" office:value="27.5350288286865" calcext:value-type="float">
            <text:p>27.5350288286865</text:p>
          </table:table-cell>
          <table:table-cell office:value-type="float" office:value="27.7619619139062" calcext:value-type="float">
            <text:p>27.7619619139062</text:p>
          </table:table-cell>
          <table:table-cell office:value-type="float" office:value="61.7580777431524" calcext:value-type="float">
            <text:p>61.7580777431524</text:p>
          </table:table-cell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2596" calcext:value-type="float">
            <text:p>12596</text:p>
          </table:table-cell>
          <table:table-cell office:value-type="float" office:value="12976" calcext:value-type="float">
            <text:p>12976</text:p>
          </table:table-cell>
          <table:table-cell office:value-type="float" office:value="12778" calcext:value-type="float">
            <text:p>12778</text:p>
          </table:table-cell>
          <table:table-cell office:value-type="float" office:value="12761" calcext:value-type="float">
            <text:p>12761</text:p>
          </table:table-cell>
          <table:table-cell office:value-type="float" office:value="12366" calcext:value-type="float">
            <text:p>12366</text:p>
          </table:table-cell>
          <table:table-cell office:value-type="float" office:value="12726" calcext:value-type="float">
            <text:p>12726</text:p>
          </table:table-cell>
          <table:table-cell office:value-type="float" office:value="6222" calcext:value-type="float">
            <text:p>6222</text:p>
          </table:table-cell>
          <table:table-cell/>
          <table:table-cell office:value-type="float" office:value="1552.0125" calcext:value-type="float">
            <text:p>1552.0125</text:p>
          </table:table-cell>
          <table:table-cell office:value-type="float" office:value="26.5688313750397" calcext:value-type="float">
            <text:p>26.5688313750397</text:p>
          </table:table-cell>
          <table:table-cell office:value-type="float" office:value="25.7211004932182" calcext:value-type="float">
            <text:p>25.7211004932182</text:p>
          </table:table-cell>
          <table:table-cell office:value-type="float" office:value="27.6879793394897" calcext:value-type="float">
            <text:p>27.6879793394897</text:p>
          </table:table-cell>
          <table:table-cell office:value-type="float" office:value="27.2850090118329" calcext:value-type="float">
            <text:p>27.2850090118329</text:p>
          </table:table-cell>
          <table:table-cell office:value-type="float" office:value="28.4336082807699" calcext:value-type="float">
            <text:p>28.4336082807699</text:p>
          </table:table-cell>
          <table:table-cell office:value-type="float" office:value="27.2142857142857" calcext:value-type="float">
            <text:p>27.2142857142857</text:p>
          </table:table-cell>
          <table:table-cell office:value-type="float" office:value="60.6163612986178" calcext:value-type="float">
            <text:p>60.6163612986178</text:p>
          </table:table-cell>
          <table:table-cell table:number-columns-repeated="100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3032" calcext:value-type="float">
            <text:p>13032</text:p>
          </table:table-cell>
          <table:table-cell office:value-type="float" office:value="12886" calcext:value-type="float">
            <text:p>12886</text:p>
          </table:table-cell>
          <table:table-cell office:value-type="float" office:value="12824" calcext:value-type="float">
            <text:p>12824</text:p>
          </table:table-cell>
          <table:table-cell office:value-type="float" office:value="12985" calcext:value-type="float">
            <text:p>12985</text:p>
          </table:table-cell>
          <table:table-cell office:value-type="float" office:value="12661" calcext:value-type="float">
            <text:p>12661</text:p>
          </table:table-cell>
          <table:table-cell office:value-type="float" office:value="12446" calcext:value-type="float">
            <text:p>12446</text:p>
          </table:table-cell>
          <table:table-cell office:value-type="float" office:value="6258" calcext:value-type="float">
            <text:p>6258</text:p>
          </table:table-cell>
          <table:table-cell/>
          <table:table-cell office:value-type="float" office:value="1249.58421052632" calcext:value-type="float">
            <text:p>1249.58421052632</text:p>
          </table:table-cell>
          <table:table-cell office:value-type="float" office:value="25.5821055862492" calcext:value-type="float">
            <text:p>25.5821055862492</text:p>
          </table:table-cell>
          <table:table-cell office:value-type="float" office:value="26.2557038646593" calcext:value-type="float">
            <text:p>26.2557038646593</text:p>
          </table:table-cell>
          <table:table-cell office:value-type="float" office:value="26.9223331253899" calcext:value-type="float">
            <text:p>26.9223331253899</text:p>
          </table:table-cell>
          <table:table-cell office:value-type="float" office:value="26.6049287639584" calcext:value-type="float">
            <text:p>26.6049287639584</text:p>
          </table:table-cell>
          <table:table-cell office:value-type="float" office:value="27.4216886501856" calcext:value-type="float">
            <text:p>27.4216886501856</text:p>
          </table:table-cell>
          <table:table-cell office:value-type="float" office:value="28.135304515507" calcext:value-type="float">
            <text:p>28.135304515507</text:p>
          </table:table-cell>
          <table:table-cell office:value-type="float" office:value="61.0770214125919" calcext:value-type="float">
            <text:p>61.0770214125919</text:p>
          </table:table-cell>
          <table:table-cell table:number-columns-repeated="1005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8:31:23.406890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22T18:41:31.678339391</dc:date>
    <meta:editing-duration>PT12H14M25S</meta:editing-duration>
    <meta:editing-cycles>27</meta:editing-cycles>
    <meta:document-statistic meta:table-count="3" meta:cell-count="326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797cm" svg:y="0.43cm" chart:style-name="ch2">
          <text:p>Mean time to deliver (MTTD)</text:p>
        </chart:title>
        <chart:legend chart:legend-position="bottom" svg:x="0.219cm" svg:y="13.335cm" style:legend-expansion="custom" chartooo:width="25.653cm" chartooo:height="1.414cm" style:legend-expansion-aspect-ratio="18.1421499292786" chart:style-name="ch3"/>
        <chart:plot-area chart:style-name="ch4" table:cell-range-address="MTTD.B87:MTTD.K90 MTTD.C86:MTTD.K86" chart:data-source-has-labels="row" svg:x="1.679cm" svg:y="1.578cm" svg:width="24.025cm" svg:height="10.81cm">
          <chartooo:coordinate-region svg:x="2.486cm" svg:y="1.777cm" svg:width="22.753cm" svg:height="9.964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66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C87:MTTD.C90" chart:label-cell-address="MTTD.C86:MTTD.C86" chart:class="chart:scatter">
            <chart:domain table:cell-range-address="MTTD.B87:MTTD.B90"/>
            <chart:data-point chart:repeated="4"/>
          </chart:series>
          <chart:series chart:style-name="ch11" chart:values-cell-range-address="MTTD.D87:MTTD.D90" chart:label-cell-address="MTTD.D86:MTTD.D86" chart:class="chart:scatter">
            <chart:data-point chart:repeated="4"/>
          </chart:series>
          <chart:series chart:style-name="ch12" chart:values-cell-range-address="MTTD.E87:MTTD.E90" chart:label-cell-address="MTTD.E86:MTTD.E86" chart:class="chart:scatter">
            <chart:data-point chart:repeated="4"/>
          </chart:series>
          <chart:series chart:style-name="ch13" chart:values-cell-range-address="MTTD.F87:MTTD.F90" chart:label-cell-address="MTTD.F86:MTTD.F86" chart:class="chart:scatter">
            <chart:data-point chart:repeated="4"/>
          </chart:series>
          <chart:series chart:style-name="ch14" chart:values-cell-range-address="MTTD.G87:MTTD.G90" chart:label-cell-address="MTTD.G86:MTTD.G86" chart:class="chart:scatter">
            <chart:data-point chart:repeated="4"/>
          </chart:series>
          <chart:series chart:style-name="ch15" chart:values-cell-range-address="MTTD.H87:MTTD.H90" chart:label-cell-address="MTTD.H86:MTTD.H86" chart:class="chart:scatter">
            <chart:data-point chart:repeated="4"/>
          </chart:series>
          <chart:series chart:style-name="ch16" chart:values-cell-range-address="MTTD.I87:MTTD.I90" chart:label-cell-address="MTTD.I86:MTTD.I86" chart:class="chart:scatter">
            <chart:data-point chart:repeated="4"/>
          </chart:series>
          <chart:series chart:style-name="ch17" chart:values-cell-range-address="MTTD.J87:MTTD.J90" chart:label-cell-address="MTTD.J86:MTTD.J86" chart:class="chart:scatter">
            <chart:data-point chart:repeated="4"/>
          </chart:series>
          <chart:series chart:style-name="ch18" chart:values-cell-range-address="MTTD.K87:MTTD.K90" chart:label-cell-address="MTTD.K86:MTTD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MTTD.C86:MTTD.C86</svg:desc>
                </draw:g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1124.31851551413">
                <text:p>1124.31851551413</text:p>
                <draw:g>
                  <svg:desc>MTTD.C87:MTTD.C90</svg:desc>
                </draw:g>
              </table:table-cell>
              <table:table-cell office:value-type="float" office:value="33.9796907398776">
                <text:p>33.9796907398776</text:p>
                <draw:g>
                  <svg:desc>MTTD.D87:MTTD.D90</svg:desc>
                </draw:g>
              </table:table-cell>
              <table:table-cell office:value-type="float" office:value="34.1192409069127">
                <text:p>34.1192409069127</text:p>
                <draw:g>
                  <svg:desc>MTTD.E87:MTTD.E90</svg:desc>
                </draw:g>
              </table:table-cell>
              <table:table-cell office:value-type="float" office:value="149.277985113778">
                <text:p>149.277985113778</text:p>
                <draw:g>
                  <svg:desc>MTTD.F87:MTTD.F90</svg:desc>
                </draw:g>
              </table:table-cell>
              <table:table-cell office:value-type="float" office:value="132.554763709872">
                <text:p>132.554763709872</text:p>
                <draw:g>
                  <svg:desc>MTTD.G87:MTTD.G90</svg:desc>
                </draw:g>
              </table:table-cell>
              <table:table-cell office:value-type="float" office:value="155.3539394933">
                <text:p>155.3539394933</text:p>
                <draw:g>
                  <svg:desc>MTTD.H87:MTTD.H90</svg:desc>
                </draw:g>
              </table:table-cell>
              <table:table-cell office:value-type="float" office:value="141.919200174571">
                <text:p>141.919200174571</text:p>
                <draw:g>
                  <svg:desc>MTTD.I87:MTTD.I90</svg:desc>
                </draw:g>
              </table:table-cell>
              <table:table-cell office:value-type="float" office:value="298.464923882851">
                <text:p>298.464923882851</text:p>
                <draw:g>
                  <svg:desc>MTTD.J87:MTTD.J90</svg:desc>
                </draw:g>
              </table:table-cell>
              <table:table-cell office:value-type="float" office:value="NaN">
                <text:p>NaN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243.40198474693">
                <text:p>1243.40198474693</text:p>
              </table:table-cell>
              <table:table-cell office:value-type="float" office:value="31.4924927029862">
                <text:p>31.4924927029862</text:p>
              </table:table-cell>
              <table:table-cell office:value-type="float" office:value="31.0447525270975">
                <text:p>31.0447525270975</text:p>
              </table:table-cell>
              <table:table-cell office:value-type="float" office:value="67.0713521630763">
                <text:p>67.0713521630763</text:p>
              </table:table-cell>
              <table:table-cell office:value-type="float" office:value="62.5707009807437">
                <text:p>62.5707009807437</text:p>
              </table:table-cell>
              <table:table-cell office:value-type="float" office:value="69.7637855890969">
                <text:p>69.7637855890969</text:p>
              </table:table-cell>
              <table:table-cell office:value-type="float" office:value="63.5455947572966">
                <text:p>63.5455947572966</text:p>
              </table:table-cell>
              <table:table-cell office:value-type="float" office:value="166.059517220092">
                <text:p>166.059517220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386.94544740228">
                <text:p>1386.94544740228</text:p>
              </table:table-cell>
              <table:table-cell office:value-type="float" office:value="27.5183093147857">
                <text:p>27.5183093147857</text:p>
              </table:table-cell>
              <table:table-cell office:value-type="float" office:value="27.6793318193458">
                <text:p>27.6793318193458</text:p>
              </table:table-cell>
              <table:table-cell office:value-type="float" office:value="35.099494830938">
                <text:p>35.099494830938</text:p>
              </table:table-cell>
              <table:table-cell office:value-type="float" office:value="33.6643172821859">
                <text:p>33.6643172821859</text:p>
              </table:table-cell>
              <table:table-cell office:value-type="float" office:value="35.1977530501719">
                <text:p>35.1977530501719</text:p>
              </table:table-cell>
              <table:table-cell office:value-type="float" office:value="34.5201125409267">
                <text:p>34.5201125409267</text:p>
              </table:table-cell>
              <table:table-cell office:value-type="float" office:value="80.0899586694159">
                <text:p>80.089958669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374.86300068055">
                <text:p>1374.86300068055</text:p>
              </table:table-cell>
              <table:table-cell office:value-type="float" office:value="25.0687515891931">
                <text:p>25.0687515891931</text:p>
              </table:table-cell>
              <table:table-cell office:value-type="float" office:value="24.8954119669595">
                <text:p>24.8954119669595</text:p>
              </table:table-cell>
              <table:table-cell office:value-type="float" office:value="27.9501908926727">
                <text:p>27.9501908926727</text:p>
              </table:table-cell>
              <table:table-cell office:value-type="float" office:value="27.5851708657065">
                <text:p>27.5851708657065</text:p>
              </table:table-cell>
              <table:table-cell office:value-type="float" office:value="28.023525105491">
                <text:p>28.023525105491</text:p>
              </table:table-cell>
              <table:table-cell office:value-type="float" office:value="27.6161411608118">
                <text:p>27.6161411608118</text:p>
              </table:table-cell>
              <table:table-cell office:value-type="float" office:value="57.2708512236888">
                <text:p>57.27085122368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035cm" svg:y="0.43cm" chart:style-name="ch2">
          <text:p>Total delivered items (TDI)</text:p>
        </chart:title>
        <chart:legend chart:legend-position="bottom" svg:x="0.383cm" svg:y="13.335cm" style:legend-expansion="custom" chartooo:width="25.079cm" chartooo:height="1.414cm" style:legend-expansion-aspect-ratio="17.7362093352192" chart:style-name="ch3"/>
        <chart:plot-area chart:style-name="ch4" table:cell-range-address="TDI.B87:TDI.K90 TDI.C86:TDI.K86" chart:data-source-has-labels="row" svg:x="1.679cm" svg:y="1.578cm" svg:width="24.025cm" svg:height="10.81cm">
          <chartooo:coordinate-region svg:x="2.671cm" svg:y="1.777cm" svg:width="22.568cm" svg:height="9.964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16cm" chart:style-name="ch9">
              <text:p>TDI (in items)</text:p>
            </chart:title>
            <chart:grid chart:style-name="ch7" chart:class="major"/>
          </chart:axis>
          <chart:series chart:style-name="ch10" chart:values-cell-range-address="TDI.C87:TDI.C90" chart:label-cell-address="TDI.C86:TDI.C86" chart:class="chart:scatter">
            <chart:domain table:cell-range-address="TDI.B87:TDI.B90"/>
            <chart:data-point chart:repeated="4"/>
          </chart:series>
          <chart:series chart:style-name="ch11" chart:values-cell-range-address="TDI.D87:TDI.D90" chart:label-cell-address="TDI.D86:TDI.D86" chart:class="chart:scatter">
            <chart:data-point chart:repeated="4"/>
          </chart:series>
          <chart:series chart:style-name="ch12" chart:values-cell-range-address="TDI.E87:TDI.E90" chart:label-cell-address="TDI.E86:TDI.E86" chart:class="chart:scatter">
            <chart:data-point chart:repeated="4"/>
          </chart:series>
          <chart:series chart:style-name="ch13" chart:values-cell-range-address="TDI.F87:TDI.F90" chart:label-cell-address="TDI.F86:TDI.F86" chart:class="chart:scatter">
            <chart:data-point chart:repeated="4"/>
          </chart:series>
          <chart:series chart:style-name="ch14" chart:values-cell-range-address="TDI.G87:TDI.G90" chart:label-cell-address="TDI.G86:TDI.G86" chart:class="chart:scatter">
            <chart:data-point chart:repeated="4"/>
          </chart:series>
          <chart:series chart:style-name="ch15" chart:values-cell-range-address="TDI.H87:TDI.H90" chart:label-cell-address="TDI.H86:TDI.H86" chart:class="chart:scatter">
            <chart:data-point chart:repeated="4"/>
          </chart:series>
          <chart:series chart:style-name="ch16" chart:values-cell-range-address="TDI.I87:TDI.I90" chart:label-cell-address="TDI.I86:TDI.I86" chart:class="chart:scatter">
            <chart:data-point chart:repeated="4"/>
          </chart:series>
          <chart:series chart:style-name="ch17" chart:values-cell-range-address="TDI.J87:TDI.J90" chart:label-cell-address="TDI.J86:TDI.J86" chart:class="chart:scatter">
            <chart:data-point chart:repeated="4"/>
          </chart:series>
          <chart:series chart:style-name="ch18" chart:values-cell-range-address="TDI.K87:TDI.K90" chart:label-cell-address="TDI.K86:TDI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DI.C86:TDI.C86</svg:desc>
                </draw:g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263">
                <text:p>263</text:p>
                <draw:g>
                  <svg:desc>TDI.C87:TDI.C90</svg:desc>
                </draw:g>
              </table:table-cell>
              <table:table-cell office:value-type="float" office:value="10154.2">
                <text:p>10154.2</text:p>
                <draw:g>
                  <svg:desc>TDI.D87:TDI.D90</svg:desc>
                </draw:g>
              </table:table-cell>
              <table:table-cell office:value-type="float" office:value="10127.9">
                <text:p>10127.9</text:p>
                <draw:g>
                  <svg:desc>TDI.E87:TDI.E90</svg:desc>
                </draw:g>
              </table:table-cell>
              <table:table-cell office:value-type="float" office:value="2645.85">
                <text:p>2645.85</text:p>
                <draw:g>
                  <svg:desc>TDI.F87:TDI.F90</svg:desc>
                </draw:g>
              </table:table-cell>
              <table:table-cell office:value-type="float" office:value="2991.7">
                <text:p>2991.7</text:p>
                <draw:g>
                  <svg:desc>TDI.G87:TDI.G90</svg:desc>
                </draw:g>
              </table:table-cell>
              <table:table-cell office:value-type="float" office:value="2547.85">
                <text:p>2547.85</text:p>
                <draw:g>
                  <svg:desc>TDI.H87:TDI.H90</svg:desc>
                </draw:g>
              </table:table-cell>
              <table:table-cell office:value-type="float" office:value="2783">
                <text:p>2783</text:p>
                <draw:g>
                  <svg:desc>TDI.I87:TDI.I90</svg:desc>
                </draw:g>
              </table:table-cell>
              <table:table-cell office:value-type="float" office:value="1296.05">
                <text:p>1296.05</text:p>
                <draw:g>
                  <svg:desc>TDI.J87:TDI.J90</svg:desc>
                </draw:g>
              </table:table-cell>
              <table:table-cell office:value-type="float" office:value="NaN">
                <text:p>NaN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22.3">
                <text:p>222.3</text:p>
              </table:table-cell>
              <table:table-cell office:value-type="float" office:value="10917.4">
                <text:p>10917.4</text:p>
              </table:table-cell>
              <table:table-cell office:value-type="float" office:value="11006">
                <text:p>11006</text:p>
              </table:table-cell>
              <table:table-cell office:value-type="float" office:value="5792.75">
                <text:p>5792.75</text:p>
              </table:table-cell>
              <table:table-cell office:value-type="float" office:value="6197.8">
                <text:p>6197.8</text:p>
              </table:table-cell>
              <table:table-cell office:value-type="float" office:value="5562.55">
                <text:p>5562.55</text:p>
              </table:table-cell>
              <table:table-cell office:value-type="float" office:value="6095.55">
                <text:p>6095.55</text:p>
              </table:table-cell>
              <table:table-cell office:value-type="float" office:value="2362.75">
                <text:p>236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82.7">
                <text:p>182.7</text:p>
              </table:table-cell>
              <table:table-cell office:value-type="float" office:value="12264.45">
                <text:p>12264.45</text:p>
              </table:table-cell>
              <table:table-cell office:value-type="float" office:value="12232">
                <text:p>12232</text:p>
              </table:table-cell>
              <table:table-cell office:value-type="float" office:value="10351.5">
                <text:p>10351.5</text:p>
              </table:table-cell>
              <table:table-cell office:value-type="float" office:value="10720.85">
                <text:p>10720.85</text:p>
              </table:table-cell>
              <table:table-cell office:value-type="float" office:value="10329.55">
                <text:p>10329.55</text:p>
              </table:table-cell>
              <table:table-cell office:value-type="float" office:value="10518.6">
                <text:p>10518.6</text:p>
              </table:table-cell>
              <table:table-cell office:value-type="float" office:value="4850.9">
                <text:p>485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72.55">
                <text:p>172.55</text:p>
              </table:table-cell>
              <table:table-cell office:value-type="float" office:value="13291.65">
                <text:p>13291.65</text:p>
              </table:table-cell>
              <table:table-cell office:value-type="float" office:value="13395.55">
                <text:p>13395.55</text:p>
              </table:table-cell>
              <table:table-cell office:value-type="float" office:value="12488.05">
                <text:p>12488.05</text:p>
              </table:table-cell>
              <table:table-cell office:value-type="float" office:value="12596.65">
                <text:p>12596.65</text:p>
              </table:table-cell>
              <table:table-cell office:value-type="float" office:value="12429.2">
                <text:p>12429.2</text:p>
              </table:table-cell>
              <table:table-cell office:value-type="float" office:value="12616.25">
                <text:p>12616.25</text:p>
              </table:table-cell>
              <table:table-cell office:value-type="float" office:value="6607.4">
                <text:p>6607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821cm" svg:y="0.431cm" chart:style-name="ch2">
          <text:p>TDI (without NonCom)</text:p>
        </chart:title>
        <chart:legend chart:legend-position="bottom" svg:x="5.629cm" svg:y="14.151cm" style:legend-expansion="wide" chart:style-name="ch3"/>
        <chart:plot-area chart:style-name="ch4" table:cell-range-address="TDI.B87:TDI.B90 TDI.D86:TDI.K90" chart:data-source-has-labels="row" svg:x="1.535cm" svg:y="1.505cm" svg:width="24.169cm" svg:height="11.186cm">
          <chartooo:coordinate-region svg:x="3.188cm" svg:y="1.704cm" svg:width="22.05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D87:TDI.D90" chart:label-cell-address="TDI.D86:TDI.D86" chart:class="chart:scatter">
            <chart:domain table:cell-range-address="TDI.B87:TDI.B90"/>
            <chart:data-point chart:repeated="4"/>
          </chart:series>
          <chart:series chart:style-name="ch11" chart:values-cell-range-address="TDI.E87:TDI.E90" chart:label-cell-address="TDI.E86:TDI.E86" chart:class="chart:scatter">
            <chart:data-point chart:repeated="4"/>
          </chart:series>
          <chart:series chart:style-name="ch12" chart:values-cell-range-address="TDI.F87:TDI.F90" chart:label-cell-address="TDI.F86:TDI.F86" chart:class="chart:scatter">
            <chart:data-point chart:repeated="4"/>
          </chart:series>
          <chart:series chart:style-name="ch13" chart:values-cell-range-address="TDI.G87:TDI.G90" chart:label-cell-address="TDI.G86:TDI.G86" chart:class="chart:scatter">
            <chart:data-point chart:repeated="4"/>
          </chart:series>
          <chart:series chart:style-name="ch14" chart:values-cell-range-address="TDI.H87:TDI.H90" chart:label-cell-address="TDI.H86:TDI.H86" chart:class="chart:scatter">
            <chart:data-point chart:repeated="4"/>
          </chart:series>
          <chart:series chart:style-name="ch15" chart:values-cell-range-address="TDI.I87:TDI.I90" chart:label-cell-address="TDI.I86:TDI.I86" chart:class="chart:scatter">
            <chart:data-point chart:repeated="4"/>
          </chart:series>
          <chart:series chart:style-name="ch16" chart:values-cell-range-address="TDI.J87:TDI.J90" chart:label-cell-address="TDI.J86:TDI.J86" chart:class="chart:scatter">
            <chart:data-point chart:repeated="4"/>
          </chart:series>
          <chart:series chart:style-name="ch17" chart:values-cell-range-address="TDI.K87:TDI.K90" chart:label-cell-address="TDI.K86:TDI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10154.2">
                <text:p>10154.2</text:p>
                <draw:g>
                  <svg:desc>TDI.D87:TDI.D90</svg:desc>
                </draw:g>
              </table:table-cell>
              <table:table-cell office:value-type="float" office:value="10127.9">
                <text:p>10127.9</text:p>
                <draw:g>
                  <svg:desc>TDI.E87:TDI.E90</svg:desc>
                </draw:g>
              </table:table-cell>
              <table:table-cell office:value-type="float" office:value="2645.85">
                <text:p>2645.85</text:p>
                <draw:g>
                  <svg:desc>TDI.F87:TDI.F90</svg:desc>
                </draw:g>
              </table:table-cell>
              <table:table-cell office:value-type="float" office:value="2991.7">
                <text:p>2991.7</text:p>
                <draw:g>
                  <svg:desc>TDI.G87:TDI.G90</svg:desc>
                </draw:g>
              </table:table-cell>
              <table:table-cell office:value-type="float" office:value="2547.85">
                <text:p>2547.85</text:p>
                <draw:g>
                  <svg:desc>TDI.H87:TDI.H90</svg:desc>
                </draw:g>
              </table:table-cell>
              <table:table-cell office:value-type="float" office:value="2783">
                <text:p>2783</text:p>
                <draw:g>
                  <svg:desc>TDI.I87:TDI.I90</svg:desc>
                </draw:g>
              </table:table-cell>
              <table:table-cell office:value-type="float" office:value="1296.05">
                <text:p>1296.05</text:p>
                <draw:g>
                  <svg:desc>TDI.J87:TDI.J90</svg:desc>
                </draw:g>
              </table:table-cell>
              <table:table-cell office:value-type="float" office:value="NaN">
                <text:p>NaN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917.4">
                <text:p>10917.4</text:p>
              </table:table-cell>
              <table:table-cell office:value-type="float" office:value="11006">
                <text:p>11006</text:p>
              </table:table-cell>
              <table:table-cell office:value-type="float" office:value="5792.75">
                <text:p>5792.75</text:p>
              </table:table-cell>
              <table:table-cell office:value-type="float" office:value="6197.8">
                <text:p>6197.8</text:p>
              </table:table-cell>
              <table:table-cell office:value-type="float" office:value="5562.55">
                <text:p>5562.55</text:p>
              </table:table-cell>
              <table:table-cell office:value-type="float" office:value="6095.55">
                <text:p>6095.55</text:p>
              </table:table-cell>
              <table:table-cell office:value-type="float" office:value="2362.75">
                <text:p>236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2264.45">
                <text:p>12264.45</text:p>
              </table:table-cell>
              <table:table-cell office:value-type="float" office:value="12232">
                <text:p>12232</text:p>
              </table:table-cell>
              <table:table-cell office:value-type="float" office:value="10351.5">
                <text:p>10351.5</text:p>
              </table:table-cell>
              <table:table-cell office:value-type="float" office:value="10720.85">
                <text:p>10720.85</text:p>
              </table:table-cell>
              <table:table-cell office:value-type="float" office:value="10329.55">
                <text:p>10329.55</text:p>
              </table:table-cell>
              <table:table-cell office:value-type="float" office:value="10518.6">
                <text:p>10518.6</text:p>
              </table:table-cell>
              <table:table-cell office:value-type="float" office:value="4850.9">
                <text:p>485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3291.65">
                <text:p>13291.65</text:p>
              </table:table-cell>
              <table:table-cell office:value-type="float" office:value="13395.55">
                <text:p>13395.55</text:p>
              </table:table-cell>
              <table:table-cell office:value-type="float" office:value="12488.05">
                <text:p>12488.05</text:p>
              </table:table-cell>
              <table:table-cell office:value-type="float" office:value="12596.65">
                <text:p>12596.65</text:p>
              </table:table-cell>
              <table:table-cell office:value-type="float" office:value="12429.2">
                <text:p>12429.2</text:p>
              </table:table-cell>
              <table:table-cell office:value-type="float" office:value="12616.25">
                <text:p>12616.25</text:p>
              </table:table-cell>
              <table:table-cell office:value-type="float" office:value="6607.4">
                <text:p>6607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565cm" svg:y="0.431cm" chart:style-name="ch2">
          <text:p>TDI (without NonCom, BB and DM)</text:p>
        </chart:title>
        <chart:legend chart:legend-position="bottom" svg:x="6.676cm" svg:y="14.151cm" style:legend-expansion="wide" chart:style-name="ch3"/>
        <chart:plot-area chart:style-name="ch4" table:cell-range-address="TDI.B87:TDI.B90 TDI.F86:TDI.K90" chart:data-source-has-labels="row" svg:x="1.535cm" svg:y="1.505cm" svg:width="24.169cm" svg:height="11.186cm">
          <chartooo:coordinate-region svg:x="3.188cm" svg:y="1.704cm" svg:width="22.05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F87:TDI.F90" chart:label-cell-address="TDI.F86:TDI.F86" chart:class="chart:scatter">
            <chart:domain table:cell-range-address="TDI.B87:TDI.B90"/>
            <chart:data-point chart:repeated="4"/>
          </chart:series>
          <chart:series chart:style-name="ch11" chart:values-cell-range-address="TDI.G87:TDI.G90" chart:label-cell-address="TDI.G86:TDI.G86" chart:class="chart:scatter">
            <chart:data-point chart:repeated="4"/>
          </chart:series>
          <chart:series chart:style-name="ch12" chart:values-cell-range-address="TDI.H87:TDI.H90" chart:label-cell-address="TDI.H86:TDI.H86" chart:class="chart:scatter">
            <chart:data-point chart:repeated="4"/>
          </chart:series>
          <chart:series chart:style-name="ch13" chart:values-cell-range-address="TDI.I87:TDI.I90" chart:label-cell-address="TDI.I86:TDI.I86" chart:class="chart:scatter">
            <chart:data-point chart:repeated="4"/>
          </chart:series>
          <chart:series chart:style-name="ch14" chart:values-cell-range-address="TDI.J87:TDI.J90" chart:label-cell-address="TDI.J86:TDI.J86" chart:class="chart:scatter">
            <chart:data-point chart:repeated="4"/>
          </chart:series>
          <chart:series chart:style-name="ch15" chart:values-cell-range-address="TDI.K87:TDI.K90" chart:label-cell-address="TDI.K86:TDI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2645.85">
                <text:p>2645.85</text:p>
                <draw:g>
                  <svg:desc>TDI.F87:TDI.F90</svg:desc>
                </draw:g>
              </table:table-cell>
              <table:table-cell office:value-type="float" office:value="2991.7">
                <text:p>2991.7</text:p>
                <draw:g>
                  <svg:desc>TDI.G87:TDI.G90</svg:desc>
                </draw:g>
              </table:table-cell>
              <table:table-cell office:value-type="float" office:value="2547.85">
                <text:p>2547.85</text:p>
                <draw:g>
                  <svg:desc>TDI.H87:TDI.H90</svg:desc>
                </draw:g>
              </table:table-cell>
              <table:table-cell office:value-type="float" office:value="2783">
                <text:p>2783</text:p>
                <draw:g>
                  <svg:desc>TDI.I87:TDI.I90</svg:desc>
                </draw:g>
              </table:table-cell>
              <table:table-cell office:value-type="float" office:value="1296.05">
                <text:p>1296.05</text:p>
                <draw:g>
                  <svg:desc>TDI.J87:TDI.J90</svg:desc>
                </draw:g>
              </table:table-cell>
              <table:table-cell office:value-type="float" office:value="NaN">
                <text:p>NaN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792.75">
                <text:p>5792.75</text:p>
              </table:table-cell>
              <table:table-cell office:value-type="float" office:value="6197.8">
                <text:p>6197.8</text:p>
              </table:table-cell>
              <table:table-cell office:value-type="float" office:value="5562.55">
                <text:p>5562.55</text:p>
              </table:table-cell>
              <table:table-cell office:value-type="float" office:value="6095.55">
                <text:p>6095.55</text:p>
              </table:table-cell>
              <table:table-cell office:value-type="float" office:value="2362.75">
                <text:p>236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0351.5">
                <text:p>10351.5</text:p>
              </table:table-cell>
              <table:table-cell office:value-type="float" office:value="10720.85">
                <text:p>10720.85</text:p>
              </table:table-cell>
              <table:table-cell office:value-type="float" office:value="10329.55">
                <text:p>10329.55</text:p>
              </table:table-cell>
              <table:table-cell office:value-type="float" office:value="10518.6">
                <text:p>10518.6</text:p>
              </table:table-cell>
              <table:table-cell office:value-type="float" office:value="4850.9">
                <text:p>485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2488.05">
                <text:p>12488.05</text:p>
              </table:table-cell>
              <table:table-cell office:value-type="float" office:value="12596.65">
                <text:p>12596.65</text:p>
              </table:table-cell>
              <table:table-cell office:value-type="float" office:value="12429.2">
                <text:p>12429.2</text:p>
              </table:table-cell>
              <table:table-cell office:value-type="float" office:value="12616.25">
                <text:p>12616.25</text:p>
              </table:table-cell>
              <table:table-cell office:value-type="float" office:value="6607.4">
                <text:p>6607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313cm" svg:y="0.431cm" chart:style-name="ch2">
          <text:p>MTTD (without NonCom, BB and DM)</text:p>
        </chart:title>
        <chart:legend chart:legend-position="bottom" svg:x="6.676cm" svg:y="14.151cm" style:legend-expansion="wide" chart:style-name="ch3"/>
        <chart:plot-area chart:style-name="ch4" table:cell-range-address="MTTD.B87:MTTD.B90 MTTD.F86:MTTD.K90" chart:data-source-has-labels="row" svg:x="1.535cm" svg:y="1.505cm" svg:width="24.169cm" svg:height="11.186cm">
          <chartooo:coordinate-region svg:x="3.003cm" svg:y="1.704cm" svg:width="22.421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59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F87:MTTD.F90" chart:label-cell-address="MTTD.F86:MTTD.F86" chart:class="chart:scatter">
            <chart:domain table:cell-range-address="MTTD.B87:MTTD.B90"/>
            <chart:data-point chart:repeated="4"/>
          </chart:series>
          <chart:series chart:style-name="ch11" chart:values-cell-range-address="MTTD.G87:MTTD.G90" chart:label-cell-address="MTTD.G86:MTTD.G86" chart:class="chart:scatter">
            <chart:data-point chart:repeated="4"/>
          </chart:series>
          <chart:series chart:style-name="ch12" chart:values-cell-range-address="MTTD.H87:MTTD.H90" chart:label-cell-address="MTTD.H86:MTTD.H86" chart:class="chart:scatter">
            <chart:data-point chart:repeated="4"/>
          </chart:series>
          <chart:series chart:style-name="ch13" chart:values-cell-range-address="MTTD.I87:MTTD.I90" chart:label-cell-address="MTTD.I86:MTTD.I86" chart:class="chart:scatter">
            <chart:data-point chart:repeated="4"/>
          </chart:series>
          <chart:series chart:style-name="ch14" chart:values-cell-range-address="MTTD.J87:MTTD.J90" chart:label-cell-address="MTTD.J86:MTTD.J86" chart:class="chart:scatter">
            <chart:data-point chart:repeated="4"/>
          </chart:series>
          <chart:series chart:style-name="ch15" chart:values-cell-range-address="MTTD.K87:MTTD.K90" chart:label-cell-address="MTTD.K86:MTTD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149.277985113778">
                <text:p>149.277985113778</text:p>
                <draw:g>
                  <svg:desc>MTTD.F87:MTTD.F90</svg:desc>
                </draw:g>
              </table:table-cell>
              <table:table-cell office:value-type="float" office:value="132.554763709872">
                <text:p>132.554763709872</text:p>
                <draw:g>
                  <svg:desc>MTTD.G87:MTTD.G90</svg:desc>
                </draw:g>
              </table:table-cell>
              <table:table-cell office:value-type="float" office:value="155.3539394933">
                <text:p>155.3539394933</text:p>
                <draw:g>
                  <svg:desc>MTTD.H87:MTTD.H90</svg:desc>
                </draw:g>
              </table:table-cell>
              <table:table-cell office:value-type="float" office:value="141.919200174571">
                <text:p>141.919200174571</text:p>
                <draw:g>
                  <svg:desc>MTTD.I87:MTTD.I90</svg:desc>
                </draw:g>
              </table:table-cell>
              <table:table-cell office:value-type="float" office:value="298.464923882851">
                <text:p>298.464923882851</text:p>
                <draw:g>
                  <svg:desc>MTTD.J87:MTTD.J90</svg:desc>
                </draw:g>
              </table:table-cell>
              <table:table-cell office:value-type="float" office:value="NaN">
                <text:p>NaN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7.0713521630763">
                <text:p>67.0713521630763</text:p>
              </table:table-cell>
              <table:table-cell office:value-type="float" office:value="62.5707009807437">
                <text:p>62.5707009807437</text:p>
              </table:table-cell>
              <table:table-cell office:value-type="float" office:value="69.7637855890969">
                <text:p>69.7637855890969</text:p>
              </table:table-cell>
              <table:table-cell office:value-type="float" office:value="63.5455947572966">
                <text:p>63.5455947572966</text:p>
              </table:table-cell>
              <table:table-cell office:value-type="float" office:value="166.059517220092">
                <text:p>166.059517220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35.099494830938">
                <text:p>35.099494830938</text:p>
              </table:table-cell>
              <table:table-cell office:value-type="float" office:value="33.6643172821859">
                <text:p>33.6643172821859</text:p>
              </table:table-cell>
              <table:table-cell office:value-type="float" office:value="35.1977530501719">
                <text:p>35.1977530501719</text:p>
              </table:table-cell>
              <table:table-cell office:value-type="float" office:value="34.5201125409267">
                <text:p>34.5201125409267</text:p>
              </table:table-cell>
              <table:table-cell office:value-type="float" office:value="80.0899586694159">
                <text:p>80.089958669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7.9501908926727">
                <text:p>27.9501908926727</text:p>
              </table:table-cell>
              <table:table-cell office:value-type="float" office:value="27.5851708657065">
                <text:p>27.5851708657065</text:p>
              </table:table-cell>
              <table:table-cell office:value-type="float" office:value="28.023525105491">
                <text:p>28.023525105491</text:p>
              </table:table-cell>
              <table:table-cell office:value-type="float" office:value="27.6161411608118">
                <text:p>27.6161411608118</text:p>
              </table:table-cell>
              <table:table-cell office:value-type="float" office:value="57.2708512236888">
                <text:p>57.27085122368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minimum="2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7.693cm" svg:y="0.43cm" chart:style-name="ch2">
          <text:p>Mean time to deliver (MTTD) - without NonCom</text:p>
        </chart:title>
        <chart:legend chart:legend-position="bottom" svg:x="0.219cm" svg:y="13.335cm" style:legend-expansion="custom" chartooo:width="25.653cm" chartooo:height="1.414cm" style:legend-expansion-aspect-ratio="18.1421499292786" chart:style-name="ch3"/>
        <chart:plot-area chart:style-name="ch4" table:cell-range-address="MTTD.B87:MTTD.B90 MTTD.D86:MTTD.K90" chart:data-source-has-labels="row" svg:x="1.679cm" svg:y="1.578cm" svg:width="24.025cm" svg:height="10.81cm">
          <chartooo:coordinate-region svg:x="2.486cm" svg:y="1.778cm" svg:width="22.938cm" svg:height="9.963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66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D87:MTTD.D90" chart:label-cell-address="MTTD.D86:MTTD.D86" chart:class="chart:scatter">
            <chart:domain table:cell-range-address="MTTD.B87:MTTD.B90"/>
            <chart:data-point chart:repeated="4"/>
          </chart:series>
          <chart:series chart:style-name="ch11" chart:values-cell-range-address="MTTD.E87:MTTD.E90" chart:label-cell-address="MTTD.E86:MTTD.E86" chart:class="chart:scatter">
            <chart:data-point chart:repeated="4"/>
          </chart:series>
          <chart:series chart:style-name="ch12" chart:values-cell-range-address="MTTD.F87:MTTD.F90" chart:label-cell-address="MTTD.F86:MTTD.F86" chart:class="chart:scatter">
            <chart:data-point chart:repeated="4"/>
          </chart:series>
          <chart:series chart:style-name="ch13" chart:values-cell-range-address="MTTD.G87:MTTD.G90" chart:label-cell-address="MTTD.G86:MTTD.G86" chart:class="chart:scatter">
            <chart:data-point chart:repeated="4"/>
          </chart:series>
          <chart:series chart:style-name="ch14" chart:values-cell-range-address="MTTD.H87:MTTD.H90" chart:label-cell-address="MTTD.H86:MTTD.H86" chart:class="chart:scatter">
            <chart:data-point chart:repeated="4"/>
          </chart:series>
          <chart:series chart:style-name="ch15" chart:values-cell-range-address="MTTD.I87:MTTD.I90" chart:label-cell-address="MTTD.I86:MTTD.I86" chart:class="chart:scatter">
            <chart:data-point chart:repeated="4"/>
          </chart:series>
          <chart:series chart:style-name="ch16" chart:values-cell-range-address="MTTD.J87:MTTD.J90" chart:label-cell-address="MTTD.J86:MTTD.J86" chart:class="chart:scatter">
            <chart:data-point chart:repeated="4"/>
          </chart:series>
          <chart:series chart:style-name="ch17" chart:values-cell-range-address="MTTD.K87:MTTD.K90" chart:label-cell-address="MTTD.K86:MTTD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33.9796907398776">
                <text:p>33.9796907398776</text:p>
                <draw:g>
                  <svg:desc>MTTD.D87:MTTD.D90</svg:desc>
                </draw:g>
              </table:table-cell>
              <table:table-cell office:value-type="float" office:value="34.1192409069127">
                <text:p>34.1192409069127</text:p>
                <draw:g>
                  <svg:desc>MTTD.E87:MTTD.E90</svg:desc>
                </draw:g>
              </table:table-cell>
              <table:table-cell office:value-type="float" office:value="149.277985113778">
                <text:p>149.277985113778</text:p>
                <draw:g>
                  <svg:desc>MTTD.F87:MTTD.F90</svg:desc>
                </draw:g>
              </table:table-cell>
              <table:table-cell office:value-type="float" office:value="132.554763709872">
                <text:p>132.554763709872</text:p>
                <draw:g>
                  <svg:desc>MTTD.G87:MTTD.G90</svg:desc>
                </draw:g>
              </table:table-cell>
              <table:table-cell office:value-type="float" office:value="155.3539394933">
                <text:p>155.3539394933</text:p>
                <draw:g>
                  <svg:desc>MTTD.H87:MTTD.H90</svg:desc>
                </draw:g>
              </table:table-cell>
              <table:table-cell office:value-type="float" office:value="141.919200174571">
                <text:p>141.919200174571</text:p>
                <draw:g>
                  <svg:desc>MTTD.I87:MTTD.I90</svg:desc>
                </draw:g>
              </table:table-cell>
              <table:table-cell office:value-type="float" office:value="298.464923882851">
                <text:p>298.464923882851</text:p>
                <draw:g>
                  <svg:desc>MTTD.J87:MTTD.J90</svg:desc>
                </draw:g>
              </table:table-cell>
              <table:table-cell office:value-type="float" office:value="NaN">
                <text:p>NaN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1.4924927029862">
                <text:p>31.4924927029862</text:p>
              </table:table-cell>
              <table:table-cell office:value-type="float" office:value="31.0447525270975">
                <text:p>31.0447525270975</text:p>
              </table:table-cell>
              <table:table-cell office:value-type="float" office:value="67.0713521630763">
                <text:p>67.0713521630763</text:p>
              </table:table-cell>
              <table:table-cell office:value-type="float" office:value="62.5707009807437">
                <text:p>62.5707009807437</text:p>
              </table:table-cell>
              <table:table-cell office:value-type="float" office:value="69.7637855890969">
                <text:p>69.7637855890969</text:p>
              </table:table-cell>
              <table:table-cell office:value-type="float" office:value="63.5455947572966">
                <text:p>63.5455947572966</text:p>
              </table:table-cell>
              <table:table-cell office:value-type="float" office:value="166.059517220092">
                <text:p>166.059517220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7.5183093147857">
                <text:p>27.5183093147857</text:p>
              </table:table-cell>
              <table:table-cell office:value-type="float" office:value="27.6793318193458">
                <text:p>27.6793318193458</text:p>
              </table:table-cell>
              <table:table-cell office:value-type="float" office:value="35.099494830938">
                <text:p>35.099494830938</text:p>
              </table:table-cell>
              <table:table-cell office:value-type="float" office:value="33.6643172821859">
                <text:p>33.6643172821859</text:p>
              </table:table-cell>
              <table:table-cell office:value-type="float" office:value="35.1977530501719">
                <text:p>35.1977530501719</text:p>
              </table:table-cell>
              <table:table-cell office:value-type="float" office:value="34.5201125409267">
                <text:p>34.5201125409267</text:p>
              </table:table-cell>
              <table:table-cell office:value-type="float" office:value="80.0899586694159">
                <text:p>80.089958669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5.0687515891931">
                <text:p>25.0687515891931</text:p>
              </table:table-cell>
              <table:table-cell office:value-type="float" office:value="24.8954119669595">
                <text:p>24.8954119669595</text:p>
              </table:table-cell>
              <table:table-cell office:value-type="float" office:value="27.9501908926727">
                <text:p>27.9501908926727</text:p>
              </table:table-cell>
              <table:table-cell office:value-type="float" office:value="27.5851708657065">
                <text:p>27.5851708657065</text:p>
              </table:table-cell>
              <table:table-cell office:value-type="float" office:value="28.023525105491">
                <text:p>28.023525105491</text:p>
              </table:table-cell>
              <table:table-cell office:value-type="float" office:value="27.6161411608118">
                <text:p>27.6161411608118</text:p>
              </table:table-cell>
              <table:table-cell office:value-type="float" office:value="57.2708512236888">
                <text:p>57.27085122368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